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55pt"/>
    </style:style>
    <style:style style:name="co2" style:family="table-column">
      <style:table-column-properties fo:break-before="auto" style:column-width="59.44pt"/>
    </style:style>
    <style:style style:name="co3" style:family="table-column">
      <style:table-column-properties fo:break-before="auto" style:column-width="103.89pt"/>
    </style:style>
    <style:style style:name="co4" style:family="table-column">
      <style:table-column-properties fo:break-before="auto" style:column-width="215.49pt"/>
    </style:style>
    <style:style style:name="co5" style:family="table-column">
      <style:table-column-properties fo:break-before="auto" style:column-width="48.36pt"/>
    </style:style>
    <style:style style:name="co6" style:family="table-column">
      <style:table-column-properties fo:break-before="auto" style:column-width="159.51pt"/>
    </style:style>
    <style:style style:name="co7" style:family="table-column">
      <style:table-column-properties fo:break-before="auto" style:column-width="46.91pt"/>
    </style:style>
    <style:style style:name="ro1" style:family="table-row">
      <style:table-row-properties style:row-height="26.25pt" fo:break-before="auto" style:use-optimal-row-height="true"/>
    </style:style>
    <style:style style:name="ro2" style:family="table-row">
      <style:table-row-properties style:row-height="90.74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30.76pt" fo:break-before="auto" style:use-optimal-row-height="true"/>
    </style:style>
    <style:style style:name="ro5" style:family="table-row">
      <style:table-row-properties style:row-height="45.75pt" fo:break-before="auto" style:use-optimal-row-height="true"/>
    </style:style>
    <style:style style:name="ro6" style:family="table-row">
      <style:table-row-properties style:row-height="60.75pt" fo:break-before="auto" style:use-optimal-row-height="true"/>
    </style:style>
    <style:style style:name="ro7" style:family="table-row">
      <style:table-row-properties style:row-height="75.74pt" fo:break-before="auto" style:use-optimal-row-height="true"/>
    </style:style>
    <style:style style:name="ro8" style:family="table-row">
      <style:table-row-properties style:row-height="105.76pt" fo:break-before="auto" style:use-optimal-row-height="true"/>
    </style:style>
    <style:style style:name="ro9" style:family="table-row">
      <style:table-row-properties style:row-height="39pt" fo:break-before="auto" style:use-optimal-row-height="true"/>
    </style:style>
    <style:style style:name="ro10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/>
      <style:paragraph-properties css3t:text-justify="auto" fo:margin-left="0pt" style:writing-mode="page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ff"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fo:color="#000000"/>
    </style:style>
    <style:style style:name="T3" style:family="text">
      <style:text-properties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fo:color="#800000"/>
    </style:style>
    <style:style style:name="T4" style:family="text">
      <style:text-properties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fo:color="#008000"/>
    </style:style>
    <style:style style:name="T5" style:family="text">
      <style:text-properties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fo:color="#0000ff"/>
    </style:style>
    <style:style style:name="T6" style:family="text">
      <style:text-properties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fo:color="#ff0000"/>
    </style:style>
    <style:style style:name="T7" style:family="text">
      <style:text-properties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fo:color="#808000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-is-between(0,1)" table:allow-empty-cell="true" table:base-cell-address="PSU.G2">
          <table:help-message table:display="true"/>
          <table:error-message table:message-type="stop" table:display="true"/>
        </table:content-validation>
        <table:content-validation table:name="val2" table:condition="of:cell-content-is-in-list(#NAME?)" table:allow-empty-cell="true" table:display-list="unsorted" table:base-cell-address="PSU.K2"/>
      </table:content-validations>
      <table:table table:name="PSU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3" table:number-columns-repeated="2" table:default-cell-style-name="ce7"/>
        <table:table-column table:style-name="co4" table:default-cell-style-name="ce3"/>
        <table:table-column table:style-name="co5" table:number-columns-repeated="4" table:default-cell-style-name="ce3"/>
        <table:table-column table:style-name="co3" table:default-cell-style-name="ce3"/>
        <table:table-column table:style-name="co6" table:number-columns-repeated="2" table:default-cell-style-name="ce3"/>
        <table:table-column table:style-name="co7" table:number-columns-repeated="1011" table:default-cell-style-name="Default"/>
        <table:table-row table:style-name="ro1">
          <table:table-cell table:style-name="ce1" office:value-type="string" calcext:value-type="string">
            <text:p>ROUTINE</text:p>
          </table:table-cell>
          <table:table-cell table:style-name="ce4" office:value-type="string" calcext:value-type="string">
            <text:p>LINE NUMBER</text:p>
          </table:table-cell>
          <table:table-cell table:style-name="ce1" office:value-type="string" calcext:value-type="string">
            <text:p>TYPE</text:p>
          </table:table-cell>
          <table:table-cell table:style-name="ce5" office:value-type="string" calcext:value-type="string">
            <text:p>GLOBAL</text:p>
          </table:table-cell>
          <table:table-cell table:style-name="ce5" office:value-type="string" calcext:value-type="string">
            <text:p>FILEMAN FILE</text:p>
          </table:table-cell>
          <table:table-cell table:style-name="ce5" office:value-type="string" calcext:value-type="string">
            <text:p>CODE</text:p>
          </table:table-cell>
          <table:table-cell table:style-name="ce11" office:value-type="string" calcext:value-type="string">
            <text:p>Valid</text:p>
          </table:table-cell>
          <table:table-cell table:style-name="ce11" office:value-type="string" calcext:value-type="string">
            <text:p>Set</text:p>
          </table:table-cell>
          <table:table-cell table:style-name="ce11" office:value-type="string" calcext:value-type="string">
            <text:p>Read</text:p>
          </table:table-cell>
          <table:table-cell table:style-name="ce11" office:value-type="string" calcext:value-type="string">
            <text:p>Kill</text:p>
          </table:table-cell>
          <table:table-cell table:style-name="ce12" office:value-type="string" calcext:value-type="string">
            <text:p>Routine Type</text:p>
          </table:table-cell>
          <table:table-cell table:style-name="ce13" office:value-type="string" calcext:value-type="string">
            <text:p>API Suggestion</text:p>
          </table:table-cell>
          <table:table-cell table:style-name="ce13" office:value-type="string" calcext:value-type="string">
            <text:p>Comments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SU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VA(200,</text:p>
          </table:table-cell>
          <table:table-cell table:style-name="ce6" office:value-type="string" calcext:value-type="string">
            <text:p>NEW PERSON</text:p>
          </table:table-cell>
          <table:table-cell table:style-name="ce9" office:value-type="string" calcext:value-type="string">
            <text:p> <text:span text:style-name="T1">W </text:span><text:span text:style-name="T2">@</text:span><text:span text:style-name="T3">IOF</text:span><text:span text:style-name="T2">,!!,</text:span><text:span text:style-name="T4">"Good "</text:span><text:span text:style-name="T2">,</text:span><text:span text:style-name="T5">$S</text:span><text:span text:style-name="T2">(</text:span><text:span text:style-name="T5">$P</text:span><text:span text:style-name="T2">(</text:span><text:span text:style-name="T5">$H</text:span><text:span text:style-name="T2">,</text:span><text:span text:style-name="T4">","</text:span><text:span text:style-name="T2">,2)&lt;43200:</text:span><text:span text:style-name="T4">"morning"</text:span><text:span text:style-name="T2">,</text:span><text:span text:style-name="T5">$P</text:span><text:span text:style-name="T2">(</text:span><text:span text:style-name="T5">$H</text:span><text:span text:style-name="T2">,</text:span><text:span text:style-name="T4">","</text:span><text:span text:style-name="T2">,2)&lt;61200:</text:span><text:span text:style-name="T4">"afternoon"</text:span><text:span text:style-name="T2">,1:</text:span><text:span text:style-name="T4">"evening"</text:span><text:span text:style-name="T2">) </text:span><text:span text:style-name="T5">S </text:span><text:span text:style-name="T3">X</text:span><text:span text:style-name="T2">=</text:span><text:span text:style-name="T5">$P</text:span><text:span text:style-name="T2">(</text:span><text:span text:style-name="T5">$P</text:span><text:span text:style-name="T2">(</text:span><text:span text:style-name="T5">$P</text:span><text:span text:style-name="T2">(^VA(200,</text:span><text:span text:style-name="T3">DUZ</text:span><text:span text:style-name="T2">,0),</text:span><text:span text:style-name="T3">U</text:span><text:span text:style-name="T2">,1),</text:span><text:span text:style-name="T4">","</text:span><text:span text:style-name="T2">,2),</text:span><text:span text:style-name="T4">" "</text:span><text:span text:style-name="T2">,1) </text:span><text:span text:style-name="T5">D </text:span><text:span text:style-name="T6">LC </text:span><text:span text:style-name="T5">W </text:span><text:span text:style-name="T4">" "</text:span><text:span text:style-name="T2">,</text:span><text:span text:style-name="T3">X</text:span><text:span text:style-name="T2">,!,</text:span><text:span text:style-name="T4">"Welcome to the D&amp;PPM Dispensing Action Review Report."</text:span><text:span text:style-name="T2">,!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2">
          <table:table-cell table:style-name="ce2" office:value-type="string" calcext:value-type="string">
            <text:p>PSU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VA(200,</text:p>
          </table:table-cell>
          <table:table-cell table:style-name="ce6" office:value-type="string" calcext:value-type="string">
            <text:p>NEW PERSON</text:p>
          </table:table-cell>
          <table:table-cell table:style-name="ce9" office:value-type="string" calcext:value-type="string">
            <text:p> <text:span text:style-name="T1">W </text:span><text:span text:style-name="T2">@</text:span><text:span text:style-name="T3">IOF</text:span><text:span text:style-name="T2">,!!,</text:span><text:span text:style-name="T4">"Good "</text:span><text:span text:style-name="T2">,</text:span><text:span text:style-name="T5">$S</text:span><text:span text:style-name="T2">(</text:span><text:span text:style-name="T5">$P</text:span><text:span text:style-name="T2">(</text:span><text:span text:style-name="T5">$H</text:span><text:span text:style-name="T2">,</text:span><text:span text:style-name="T4">","</text:span><text:span text:style-name="T2">,2)&lt;43200:</text:span><text:span text:style-name="T4">"morning"</text:span><text:span text:style-name="T2">,</text:span><text:span text:style-name="T5">$P</text:span><text:span text:style-name="T2">(</text:span><text:span text:style-name="T5">$H</text:span><text:span text:style-name="T2">,</text:span><text:span text:style-name="T4">","</text:span><text:span text:style-name="T2">,2)&lt;61200:</text:span><text:span text:style-name="T4">"afternoon"</text:span><text:span text:style-name="T2">,1:</text:span><text:span text:style-name="T4">"evening"</text:span><text:span text:style-name="T2">) </text:span><text:span text:style-name="T5">S </text:span><text:span text:style-name="T3">X</text:span><text:span text:style-name="T2">=</text:span><text:span text:style-name="T5">$P</text:span><text:span text:style-name="T2">(</text:span><text:span text:style-name="T5">$P</text:span><text:span text:style-name="T2">(</text:span><text:span text:style-name="T5">$P</text:span><text:span text:style-name="T2">(^VA(200,</text:span><text:span text:style-name="T3">DUZ</text:span><text:span text:style-name="T2">,0),</text:span><text:span text:style-name="T3">U</text:span><text:span text:style-name="T2">,1),</text:span><text:span text:style-name="T4">","</text:span><text:span text:style-name="T2">,2),</text:span><text:span text:style-name="T4">" "</text:span><text:span text:style-name="T2">,1) </text:span><text:span text:style-name="T5">D </text:span><text:span text:style-name="T6">LC </text:span><text:span text:style-name="T5">W </text:span><text:span text:style-name="T4">" "</text:span><text:span text:style-name="T2">,</text:span><text:span text:style-name="T3">X</text:span><text:span text:style-name="T2">,!,</text:span><text:span text:style-name="T4">"Welcome to the D&amp;PPM Dispensing Action Review Report."</text:span><text:span text:style-name="T2">,!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A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X </text:span><text:span text:style-name="T5">X </text:span><text:span text:style-name="T2">^DD(</text:span><text:span text:style-name="T4">"DD"</text:span><text:span text:style-name="T2">) </text:span><text:span text:style-name="T5">S</text:span><text:span text:style-name="T2">:</text:span><text:span text:style-name="T3">Y</text:span><text:span text:style-name="T2">=</text:span><text:span text:style-name="T4">"" </text:span><text:span text:style-name="T3">Y</text:span><text:span text:style-name="T2">=</text:span><text:span text:style-name="T4">"Unknown"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A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X </text:span><text:span text:style-name="T5">X </text:span><text:span text:style-name="T2">^DD(</text:span><text:span text:style-name="T4">"DD"</text:span><text:span text:style-name="T2">) </text:span><text:span text:style-name="T5">S</text:span><text:span text:style-name="T2">:</text:span><text:span text:style-name="T3">Y</text:span><text:span text:style-name="T2">=</text:span><text:span text:style-name="T4">"" </text:span><text:span text:style-name="T3">Y</text:span><text:span text:style-name="T2">=</text:span><text:span text:style-name="T4">"Unknown"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A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X </text:span><text:span text:style-name="T5">X </text:span><text:span text:style-name="T2">^DD(</text:span><text:span text:style-name="T4">"DD"</text:span><text:span text:style-name="T2">) </text:span><text:span text:style-name="T5">S</text:span><text:span text:style-name="T2">:</text:span><text:span text:style-name="T3">Y</text:span><text:span text:style-name="T2">=</text:span><text:span text:style-name="T4">"" </text:span><text:span text:style-name="T3">Y</text:span><text:span text:style-name="T2">=</text:span><text:span text:style-name="T4">"Unknown"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A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X </text:span><text:span text:style-name="T5">X </text:span><text:span text:style-name="T2">^DD(</text:span><text:span text:style-name="T4">"DD"</text:span><text:span text:style-name="T2">) </text:span><text:span text:style-name="T5">S</text:span><text:span text:style-name="T2">:</text:span><text:span text:style-name="T3">Y</text:span><text:span text:style-name="T2">=</text:span><text:span text:style-name="T4">"" </text:span><text:span text:style-name="T3">Y</text:span><text:span text:style-name="T2">=</text:span><text:span text:style-name="T4">"Unknown"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AA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GMR(120.8,</text:p>
          </table:table-cell>
          <table:table-cell table:style-name="ce6" office:value-type="string" calcext:value-type="string">
            <text:p>PATIENT ALLERGIES</text:p>
          </table:table-cell>
          <table:table-cell table:style-name="ce9" office:value-type="string" calcext:value-type="string">
            <text:p> <text:span text:style-name="T1">F  S </text:span><text:span text:style-name="T3">SDATE</text:span><text:span text:style-name="T2">=</text:span><text:span text:style-name="T5">$O</text:span><text:span text:style-name="T2">(^GMR(120.8,</text:span><text:span text:style-name="T4">"V"</text:span><text:span text:style-name="T2">,</text:span><text:span text:style-name="T3">SDATE</text:span><text:span text:style-name="T2">)) </text:span><text:span text:style-name="T5">Q</text:span><text:span text:style-name="T2">:</text:span><text:span text:style-name="T3">SDATE</text:span><text:span text:style-name="T2">&gt;</text:span><text:span text:style-name="T3">EDATE</text:span><text:span text:style-name="T2">!('</text:span><text:span text:style-name="T3">SDATE</text:span><text:span text:style-name="T2">)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AA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GMR(120.8,</text:p>
          </table:table-cell>
          <table:table-cell table:style-name="ce6" office:value-type="string" calcext:value-type="string">
            <text:p>PATIENT ALLERGIES</text:p>
          </table:table-cell>
          <table:table-cell table:style-name="ce9" office:value-type="string" calcext:value-type="string">
            <text:p> . <text:span text:style-name="T1">F  S </text:span><text:span text:style-name="T3">VPTR</text:span><text:span text:style-name="T2">=</text:span><text:span text:style-name="T5">$O</text:span><text:span text:style-name="T2">(^GMR(120.8,</text:span><text:span text:style-name="T4">"V"</text:span><text:span text:style-name="T2">,</text:span><text:span text:style-name="T3">SDATE</text:span><text:span text:style-name="T2">,</text:span><text:span text:style-name="T3">VPTR</text:span><text:span text:style-name="T2">)) </text:span><text:span text:style-name="T5">Q</text:span><text:span text:style-name="T2">:</text:span><text:span text:style-name="T3">VPTR</text:span><text:span text:style-name="T2">=</text:span><text:span text:style-name="T4">""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AA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GMR(120.8,</text:p>
          </table:table-cell>
          <table:table-cell table:style-name="ce6" office:value-type="string" calcext:value-type="string">
            <text:p>PATIENT ALLERGIES</text:p>
          </table:table-cell>
          <table:table-cell table:style-name="ce9" office:value-type="string" calcext:value-type="string">
            <text:p> .. <text:span text:style-name="T1">S </text:span><text:span text:style-name="T3">VREC</text:span><text:span text:style-name="T2">=^GMR(120.8,</text:span><text:span text:style-name="T3">VPTR</text:span><text:span text:style-name="T2">,0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AA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PT(DFN,</text:p>
          </table:table-cell>
          <table:table-cell table:style-name="ce6" office:value-type="string" calcext:value-type="string">
            <text:p>PATIENT</text:p>
          </table:table-cell>
          <table:table-cell table:style-name="ce9" office:value-type="string" calcext:value-type="string">
            <text:p> .. <text:span text:style-name="T1">S </text:span><text:span text:style-name="T3">PREC</text:span><text:span text:style-name="T2">=</text:span><text:span text:style-name="T5">$G</text:span><text:span text:style-name="T2">(^DPT(</text:span><text:span text:style-name="T3">DFN</text:span><text:span text:style-name="T2">,0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AA1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VA(200,</text:p>
          </table:table-cell>
          <table:table-cell table:style-name="ce6" office:value-type="string" calcext:value-type="string">
            <text:p>NEW PERSON</text:p>
          </table:table-cell>
          <table:table-cell table:style-name="ce9" office:value-type="string" calcext:value-type="string">
            <text:p> <text:span text:style-name="T1">I </text:span><text:span text:style-name="T3">NPTR </text:span><text:span text:style-name="T5">S </text:span><text:span text:style-name="T3">OPTR</text:span><text:span text:style-name="T2">=</text:span><text:span text:style-name="T5">$P</text:span><text:span text:style-name="T2">(</text:span><text:span text:style-name="T5">$G</text:span><text:span text:style-name="T2">(^VA(200,</text:span><text:span text:style-name="T3">NPTR</text:span><text:span text:style-name="T2">,5)),</text:span><text:span text:style-name="T3">U</text:span><text:span text:style-name="T2">,1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AA1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DIC(49,</text:p>
          </table:table-cell>
          <table:table-cell table:style-name="ce6" office:value-type="string" calcext:value-type="string">
            <text:p>SERVICE/SECTION</text:p>
          </table:table-cell>
          <table:table-cell table:style-name="ce9" office:value-type="string" calcext:value-type="string">
            <text:p> <text:span text:style-name="T1">I </text:span><text:span text:style-name="T3">OPTR </text:span><text:span text:style-name="T5">S $P</text:span><text:span text:style-name="T2">(</text:span><text:span text:style-name="T3">OREC</text:span><text:span text:style-name="T2">,</text:span><text:span text:style-name="T3">Z</text:span><text:span text:style-name="T2">,9)=</text:span><text:span text:style-name="T5">$P</text:span><text:span text:style-name="T2">(^DIC(49,</text:span><text:span text:style-name="T3">OPTR</text:span><text:span text:style-name="T2">,0),</text:span><text:span text:style-name="T3">U</text:span><text:span text:style-name="T2">,1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AA1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DIC(49,</text:p>
          </table:table-cell>
          <table:table-cell table:style-name="ce6" office:value-type="string" calcext:value-type="string">
            <text:p>SERVICE/SECTION</text:p>
          </table:table-cell>
          <table:table-cell table:style-name="ce9" office:value-type="string" calcext:value-type="string">
            <text:p> <text:span text:style-name="T1">I </text:span><text:span text:style-name="T3">OPTR </text:span><text:span text:style-name="T5">S $P</text:span><text:span text:style-name="T2">(</text:span><text:span text:style-name="T3">OREC</text:span><text:span text:style-name="T2">,</text:span><text:span text:style-name="T3">Z</text:span><text:span text:style-name="T2">,9)=</text:span><text:span text:style-name="T5">$P</text:span><text:span text:style-name="T2">(^DIC(49,</text:span><text:span text:style-name="T3">OPTR</text:span><text:span text:style-name="T2">,0),</text:span><text:span text:style-name="T3">U</text:span><text:span text:style-name="T2">,1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AMC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SDT</text:span><text:span text:style-name="T2">\1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S</text:span><text:span text:style-name="T2">=</text:span><text:span text:style-name="T3">Y </text:span><text:span text:style-name="T4">;    start dat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AMC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SDT</text:span><text:span text:style-name="T2">\1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S</text:span><text:span text:style-name="T2">=</text:span><text:span text:style-name="T3">Y </text:span><text:span text:style-name="T4">;    start dat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AMC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EDT</text:span><text:span text:style-name="T2">\1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E</text:span><text:span text:style-name="T2">=</text:span><text:span text:style-name="T3">Y </text:span><text:span text:style-name="T4">;    end dat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AMC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EDT</text:span><text:span text:style-name="T2">\1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E</text:span><text:span text:style-name="T2">=</text:span><text:span text:style-name="T3">Y </text:span><text:span text:style-name="T4">;    end dat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AR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F </text:span><text:span text:style-name="T3">I</text:span><text:span text:style-name="T2">=1:1:</text:span><text:span text:style-name="T5">$L</text:span><text:span text:style-name="T2">(</text:span><text:span text:style-name="T3">PSUVARS</text:span><text:span text:style-name="T2">,</text:span><text:span text:style-name="T4">","</text:span><text:span text:style-name="T2">) </text:span><text:span text:style-name="T5">S </text:span><text:span text:style-name="T2">@</text:span><text:span text:style-name="T5">$P</text:span><text:span text:style-name="T2">(</text:span><text:span text:style-name="T3">PSUVARS</text:span><text:span text:style-name="T2">,</text:span><text:span text:style-name="T4">","</text:span><text:span text:style-name="T2">,</text:span><text:span text:style-name="T3">I</text:span><text:span text:style-name="T2">)=</text:span><text:span text:style-name="T5">$P</text:span><text:span text:style-name="T2">(^XTMP(</text:span><text:span text:style-name="T4">"PSU_"</text:span><text:span text:style-name="T2">_</text:span><text:span text:style-name="T3">PSUJOB</text:span><text:span text:style-name="T2">,1),</text:span><text:span text:style-name="T3">U</text:span><text:span text:style-name="T2">,</text:span><text:span text:style-name="T3">I</text:span><text:span text:style-name="T2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AR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F </text:span><text:span text:style-name="T3">I</text:span><text:span text:style-name="T2">=1:1:</text:span><text:span text:style-name="T5">$L</text:span><text:span text:style-name="T2">(</text:span><text:span text:style-name="T3">PSUVARS</text:span><text:span text:style-name="T2">,</text:span><text:span text:style-name="T4">","</text:span><text:span text:style-name="T2">) </text:span><text:span text:style-name="T5">S </text:span><text:span text:style-name="T2">@</text:span><text:span text:style-name="T5">$P</text:span><text:span text:style-name="T2">(</text:span><text:span text:style-name="T3">PSUVARS</text:span><text:span text:style-name="T2">,</text:span><text:span text:style-name="T4">","</text:span><text:span text:style-name="T2">,</text:span><text:span text:style-name="T3">I</text:span><text:span text:style-name="T2">)=</text:span><text:span text:style-name="T5">$P</text:span><text:span text:style-name="T2">(^XTMP(</text:span><text:span text:style-name="T4">"PSU_"</text:span><text:span text:style-name="T2">_</text:span><text:span text:style-name="T3">PSUJOB</text:span><text:span text:style-name="T2">,1),</text:span><text:span text:style-name="T3">U</text:span><text:span text:style-name="T2">,</text:span><text:span text:style-name="T3">I</text:span><text:span text:style-name="T2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AR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F </text:span><text:span text:style-name="T3">I</text:span><text:span text:style-name="T2">=1:1 </text:span><text:span text:style-name="T5">S </text:span><text:span text:style-name="T3">Y</text:span><text:span text:style-name="T2">=</text:span><text:span text:style-name="T5">$P</text:span><text:span text:style-name="T2">(</text:span><text:span text:style-name="T3">X</text:span><text:span text:style-name="T2">,</text:span><text:span text:style-name="T4">","</text:span><text:span text:style-name="T2">,</text:span><text:span text:style-name="T3">I</text:span><text:span text:style-name="T2">) </text:span><text:span text:style-name="T5">Q</text:span><text:span text:style-name="T2">:</text:span><text:span text:style-name="T3">Y</text:span><text:span text:style-name="T2">=</text:span><text:span text:style-name="T4">""  </text:span><text:span text:style-name="T5">I $D</text:span><text:span text:style-name="T2">(@</text:span><text:span text:style-name="T3">Y</text:span><text:span text:style-name="T2">) </text:span><text:span text:style-name="T5">S </text:span><text:span text:style-name="T3">X</text:span><text:span text:style-name="T2">(</text:span><text:span text:style-name="T3">Y</text:span><text:span text:style-name="T2">)=@</text:span><text:span text:style-name="T3">Y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AR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4">"" </text:span><text:span text:style-name="T5">F  S </text:span><text:span text:style-name="T3">Y</text:span><text:span text:style-name="T2">=</text:span><text:span text:style-name="T5">$O</text:span><text:span text:style-name="T2">(</text:span><text:span text:style-name="T3">Z</text:span><text:span text:style-name="T2">(</text:span><text:span text:style-name="T3">Y</text:span><text:span text:style-name="T2">)) </text:span><text:span text:style-name="T5">Q</text:span><text:span text:style-name="T2">:</text:span><text:span text:style-name="T3">Y</text:span><text:span text:style-name="T2">=</text:span><text:span text:style-name="T4">""  </text:span><text:span text:style-name="T5">S </text:span><text:span text:style-name="T2">@</text:span><text:span text:style-name="T3">Y</text:span><text:span text:style-name="T2">=</text:span><text:span text:style-name="T3">Z</text:span><text:span text:style-name="T2">(</text:span><text:span text:style-name="T3">Y</text:span><text:span text:style-name="T2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AR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I(58.5,</text:p>
          </table:table-cell>
          <table:table-cell table:style-name="ce6" office:value-type="string" calcext:value-type="string">
            <text:p>AR/WS STATS FILE</text:p>
          </table:table-cell>
          <table:table-cell table:style-name="ce10" office:value-type="string" calcext:value-type="string">
            <text:p>Q <text:span text:style-name="T1">F  S </text:span><text:span text:style-name="T3">PSUDT</text:span><text:span text:style-name="T2">=</text:span><text:span text:style-name="T5">$O</text:span><text:span text:style-name="T2">(^PSI(58.5,</text:span><text:span text:style-name="T4">"B"</text:span><text:span text:style-name="T2">,</text:span><text:span text:style-name="T3">PSUDT</text:span><text:span text:style-name="T2">)) </text:span><text:span text:style-name="T5">Q</text:span><text:span text:style-name="T2">:'</text:span><text:span text:style-name="T3">PSUDT  </text:span><text:span text:style-name="T5">Q</text:span><text:span text:style-name="T2">:</text:span><text:span text:style-name="T3">PSUDT</text:span><text:span text:style-name="T2">&gt;</text:span><text:span text:style-name="T3">PSUEDT  </text:span><text:span text:style-name="T5">D </text:span><text:span text:style-name="T6">DATE </text:span><text:span text:style-name="T5">Q</text:span><text:span text:style-name="T2">:</text:span><text:span text:style-name="T5">$G</text:span><text:span text:style-name="T2">(</text:span><text:span text:style-name="T3">PSUQUIT</text:span><text:span text:style-name="T2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AR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I(58.5,</text:p>
          </table:table-cell>
          <table:table-cell table:style-name="ce6" office:value-type="string" calcext:value-type="string">
            <text:p>AR/WS STATS FILE</text:p>
          </table:table-cell>
          <table:table-cell table:style-name="ce9" office:value-type="string" calcext:value-type="string">
            <text:p> <text:span text:style-name="T1">S </text:span><text:span text:style-name="T3">PSUDTDA</text:span><text:span text:style-name="T2">=</text:span><text:span text:style-name="T5">$O</text:span><text:span text:style-name="T2">(^PSI(58.5,</text:span><text:span text:style-name="T4">"B"</text:span><text:span text:style-name="T2">,</text:span><text:span text:style-name="T3">PSUDT</text:span><text:span text:style-name="T2">,0)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AR1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I(58.1,</text:p>
          </table:table-cell>
          <table:table-cell table:style-name="ce6" office:value-type="string" calcext:value-type="string">
            <text:p>PHARMACY AOU STOCK</text:p>
          </table:table-cell>
          <table:table-cell table:style-name="ce9" office:value-type="string" calcext:value-type="string">
            <text:p> <text:span text:style-name="T1">F  S </text:span><text:span text:style-name="T3">PSUADA</text:span><text:span text:style-name="T2">=</text:span><text:span text:style-name="T5">$O</text:span><text:span text:style-name="T2">(^PSI(58.1,</text:span><text:span text:style-name="T4">"ASITE"</text:span><text:span text:style-name="T2">,</text:span><text:span text:style-name="T3">PSUSDA</text:span><text:span text:style-name="T2">,</text:span><text:span text:style-name="T3">PSUADA</text:span><text:span text:style-name="T2">)) </text:span><text:span text:style-name="T5">Q</text:span><text:span text:style-name="T2">:</text:span><text:span text:style-name="T3">PSUADA</text:span><text:span text:style-name="T2">'&gt;0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AR1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I(58.1,</text:p>
          </table:table-cell>
          <table:table-cell table:style-name="ce6" office:value-type="string" calcext:value-type="string">
            <text:p>PHARMACY AOU STOCK</text:p>
          </table:table-cell>
          <table:table-cell table:style-name="ce9" office:value-type="string" calcext:value-type="string">
            <text:p> <text:span text:style-name="T1">F  S </text:span><text:span text:style-name="T3">PSUNAM</text:span><text:span text:style-name="T2">=</text:span><text:span text:style-name="T5">$O</text:span><text:span text:style-name="T2">(^PSI(58.1,</text:span><text:span text:style-name="T4">"B"</text:span><text:span text:style-name="T2">,</text:span><text:span text:style-name="T3">PSUNAM</text:span><text:span text:style-name="T2">)) </text:span><text:span text:style-name="T5">Q</text:span><text:span text:style-name="T2">:</text:span><text:span text:style-name="T3">PSUNAM</text:span><text:span text:style-name="T2">=</text:span><text:span text:style-name="T4">""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AR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I(58.1,</text:p>
          </table:table-cell>
          <table:table-cell table:style-name="ce6" office:value-type="string" calcext:value-type="string">
            <text:p>PHARMACY AOU STOCK</text:p>
          </table:table-cell>
          <table:table-cell table:style-name="ce9" office:value-type="string" calcext:value-type="string">
            <text:p> .<text:span text:style-name="T1">F  S </text:span><text:span text:style-name="T3">IEN</text:span><text:span text:style-name="T2">=</text:span><text:span text:style-name="T5">$O</text:span><text:span text:style-name="T2">(^PSI(58.1,</text:span><text:span text:style-name="T4">"B"</text:span><text:span text:style-name="T2">,</text:span><text:span text:style-name="T3">PSUNAM</text:span><text:span text:style-name="T2">,</text:span><text:span text:style-name="T3">IEN</text:span><text:span text:style-name="T2">)) </text:span><text:span text:style-name="T5">Q</text:span><text:span text:style-name="T2">:</text:span><text:span text:style-name="T3">IEN</text:span><text:span text:style-name="T2">=</text:span><text:span text:style-name="T4">""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AR1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PS(59.7,</text:p>
          </table:table-cell>
          <table:table-cell table:style-name="ce6" office:value-type="string" calcext:value-type="string">
            <text:p>PHARMACY SYSTEM</text:p>
          </table:table-cell>
          <table:table-cell table:style-name="ce9" office:value-type="string" calcext:value-type="string">
            <text:p> <text:span text:style-name="T1">I $G</text:span><text:span text:style-name="T2">(^PS(59.7,1,90.01,</text:span><text:span text:style-name="T3">IEN</text:span><text:span text:style-name="T2">,0)) </text:span><text:span text:style-name="T5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PSUAR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PS(59.7,</text:p>
          </table:table-cell>
          <table:table-cell table:style-name="ce6" office:value-type="string" calcext:value-type="string">
            <text:p>PHARMACY SYSTEM</text:p>
          </table:table-cell>
          <table:table-cell table:style-name="ce9" office:value-type="string" calcext:value-type="string">
            <text:p> <text:span text:style-name="T1">F  S </text:span><text:span text:style-name="T3">PSUDRDA</text:span><text:span text:style-name="T2">=</text:span><text:span text:style-name="T5">$O</text:span><text:span text:style-name="T2">(^XTMP(</text:span><text:span text:style-name="T3">PSUARSUB</text:span><text:span text:style-name="T2">,</text:span><text:span text:style-name="T4">"DIV_DRUG"</text:span><text:span text:style-name="T2">,</text:span><text:span text:style-name="T3">PSUDIVDA</text:span><text:span text:style-name="T2">,</text:span><text:span text:style-name="T3">PSUDRDA</text:span><text:span text:style-name="T2">)) </text:span><text:span text:style-name="T5">Q</text:span><text:span text:style-name="T2">:</text:span><text:span text:style-name="T3">PSUDRDA</text:span><text:span text:style-name="T2">'&gt;0  </text:span><text:span text:style-name="T5">S </text:span><text:span text:style-name="T3">PSUTOT</text:span><text:span text:style-name="T2">=^(</text:span><text:span text:style-name="T3">PSUDRDA</text:span><text:span text:style-name="T2">)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AR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PS(59.7,</text:p>
          </table:table-cell>
          <table:table-cell table:style-name="ce6" office:value-type="string" calcext:value-type="string">
            <text:p>PHARMACY SYSTEM</text:p>
          </table:table-cell>
          <table:table-cell table:style-name="ce9" office:value-type="string" calcext:value-type="string">
            <text:p> <text:span text:style-name="T1">S </text:span><text:span text:style-name="T3">PSU</text:span><text:span text:style-name="T2">(5)=@</text:span><text:span text:style-name="T3">X</text:span><text:span text:style-name="T2">@(21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AR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PS(59.7,</text:p>
          </table:table-cell>
          <table:table-cell table:style-name="ce6" office:value-type="string" calcext:value-type="string">
            <text:p>PHARMACY SYSTEM</text:p>
          </table:table-cell>
          <table:table-cell table:style-name="ce9" office:value-type="string" calcext:value-type="string">
            <text:p> <text:span text:style-name="T1">S </text:span><text:span text:style-name="T3">PSU</text:span><text:span text:style-name="T2">(6)=@</text:span><text:span text:style-name="T3">X</text:span><text:span text:style-name="T2">@(2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AR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PS(59.7,</text:p>
          </table:table-cell>
          <table:table-cell table:style-name="ce6" office:value-type="string" calcext:value-type="string">
            <text:p>PHARMACY SYSTEM</text:p>
          </table:table-cell>
          <table:table-cell table:style-name="ce9" office:value-type="string" calcext:value-type="string">
            <text:p> <text:span text:style-name="T1">S </text:span><text:span text:style-name="T3">PSU</text:span><text:span text:style-name="T2">(7)=@</text:span><text:span text:style-name="T3">X</text:span><text:span text:style-name="T2">@(31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AR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PS(59.7,</text:p>
          </table:table-cell>
          <table:table-cell table:style-name="ce6" office:value-type="string" calcext:value-type="string">
            <text:p>PHARMACY SYSTEM</text:p>
          </table:table-cell>
          <table:table-cell table:style-name="ce9" office:value-type="string" calcext:value-type="string">
            <text:p> <text:span text:style-name="T1">S </text:span><text:span text:style-name="T3">PSU</text:span><text:span text:style-name="T2">(8)=@</text:span><text:span text:style-name="T3">X</text:span><text:span text:style-name="T2">@(.01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AR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PS(59.7,</text:p>
          </table:table-cell>
          <table:table-cell table:style-name="ce6" office:value-type="string" calcext:value-type="string">
            <text:p>PHARMACY SYSTEM</text:p>
          </table:table-cell>
          <table:table-cell table:style-name="ce9" office:value-type="string" calcext:value-type="string">
            <text:p> <text:span text:style-name="T1">S </text:span><text:span text:style-name="T3">PSU</text:span><text:span text:style-name="T2">(9)=@</text:span><text:span text:style-name="T3">X</text:span><text:span text:style-name="T2">@(51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AR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PS(59.7,</text:p>
          </table:table-cell>
          <table:table-cell table:style-name="ce6" office:value-type="string" calcext:value-type="string">
            <text:p>PHARMACY SYSTEM</text:p>
          </table:table-cell>
          <table:table-cell table:style-name="ce9" office:value-type="string" calcext:value-type="string">
            <text:p> <text:span text:style-name="T1">S </text:span><text:span text:style-name="T3">PSU</text:span><text:span text:style-name="T2">(10)=@</text:span><text:span text:style-name="T3">X</text:span><text:span text:style-name="T2">@(99999.17) </text:span><text:span text:style-name="T4">;indicator for National Formulary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AR2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PS(59.7,</text:p>
          </table:table-cell>
          <table:table-cell table:style-name="ce6" office:value-type="string" calcext:value-type="string">
            <text:p>PHARMACY SYSTEM</text:p>
          </table:table-cell>
          <table:table-cell table:style-name="ce9" office:value-type="string" calcext:value-type="string">
            <text:p> <text:span text:style-name="T1">S </text:span><text:span text:style-name="T3">PSU</text:span><text:span text:style-name="T2">(11)=@</text:span><text:span text:style-name="T3">X</text:span><text:span text:style-name="T2">@(99999.18) </text:span><text:span text:style-name="T4">;Indicator for National Formulary Restriction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AR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PS(59.7,</text:p>
          </table:table-cell>
          <table:table-cell table:style-name="ce6" office:value-type="string" calcext:value-type="string">
            <text:p>PHARMACY SYSTEM</text:p>
          </table:table-cell>
          <table:table-cell table:style-name="ce9" office:value-type="string" calcext:value-type="string">
            <text:p> <text:span text:style-name="T1">S </text:span><text:span text:style-name="T3">PSU</text:span><text:span text:style-name="T2">(12)=@</text:span><text:span text:style-name="T3">X</text:span><text:span text:style-name="T2">@(14.5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AR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PS(59.7,</text:p>
          </table:table-cell>
          <table:table-cell table:style-name="ce6" office:value-type="string" calcext:value-type="string">
            <text:p>PHARMACY SYSTEM</text:p>
          </table:table-cell>
          <table:table-cell table:style-name="ce9" office:value-type="string" calcext:value-type="string">
            <text:p> <text:span text:style-name="T1">S </text:span><text:span text:style-name="T3">PSU</text:span><text:span text:style-name="T2">(13)=@</text:span><text:span text:style-name="T3">X</text:span><text:span text:style-name="T2">@(16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AR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PS(59.7,</text:p>
          </table:table-cell>
          <table:table-cell table:style-name="ce6" office:value-type="string" calcext:value-type="string">
            <text:p>PHARMACY SYSTEM</text:p>
          </table:table-cell>
          <table:table-cell table:style-name="ce9" office:value-type="string" calcext:value-type="string">
            <text:p> <text:span text:style-name="T1">S </text:span><text:span text:style-name="T3">PSU</text:span><text:span text:style-name="T2">(14)=@</text:span><text:span text:style-name="T3">X</text:span><text:span text:style-name="T2">@(301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AR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PS(59.7,</text:p>
          </table:table-cell>
          <table:table-cell table:style-name="ce6" office:value-type="string" calcext:value-type="string">
            <text:p>PHARMACY SYSTEM</text:p>
          </table:table-cell>
          <table:table-cell table:style-name="ce9" office:value-type="string" calcext:value-type="string">
            <text:p> <text:span text:style-name="T1">S </text:span><text:span text:style-name="T3">PSU</text:span><text:span text:style-name="T2">(15)=@</text:span><text:span text:style-name="T3">X</text:span><text:span text:style-name="T2">@(302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AR2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PS(59.7,</text:p>
          </table:table-cell>
          <table:table-cell table:style-name="ce6" office:value-type="string" calcext:value-type="string">
            <text:p>PHARMACY SYSTEM</text:p>
          </table:table-cell>
          <table:table-cell table:style-name="ce9" office:value-type="string" calcext:value-type="string">
            <text:p> <text:span text:style-name="T1">S </text:span><text:span text:style-name="T3">PSU</text:span><text:span text:style-name="T2">(17)=@</text:span><text:span text:style-name="T3">X</text:span><text:span text:style-name="T2">@(52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AR2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PS(59.7,</text:p>
          </table:table-cell>
          <table:table-cell table:style-name="ce6" office:value-type="string" calcext:value-type="string">
            <text:p>PHARMACY SYSTEM</text:p>
          </table:table-cell>
          <table:table-cell table:style-name="ce9" office:value-type="string" calcext:value-type="string">
            <text:p> <text:span text:style-name="T1">S </text:span><text:span text:style-name="T3">PSU</text:span><text:span text:style-name="T2">(18)=@</text:span><text:span text:style-name="T3">X</text:span><text:span text:style-name="T2">@(3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AR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PS(59.7,</text:p>
          </table:table-cell>
          <table:table-cell table:style-name="ce6" office:value-type="string" calcext:value-type="string">
            <text:p>PHARMACY SYSTEM</text:p>
          </table:table-cell>
          <table:table-cell table:style-name="ce9" office:value-type="string" calcext:value-type="string">
            <text:p> <text:span text:style-name="T1">F </text:span><text:span text:style-name="T3">I</text:span><text:span text:style-name="T2">=1:1:</text:span><text:span text:style-name="T5">$L</text:span><text:span text:style-name="T2">(</text:span><text:span text:style-name="T3">PSUVARS</text:span><text:span text:style-name="T2">,</text:span><text:span text:style-name="T4">","</text:span><text:span text:style-name="T2">) </text:span><text:span text:style-name="T5">S </text:span><text:span text:style-name="T2">@</text:span><text:span text:style-name="T5">$P</text:span><text:span text:style-name="T2">(</text:span><text:span text:style-name="T3">PSUVARS</text:span><text:span text:style-name="T2">,</text:span><text:span text:style-name="T4">","</text:span><text:span text:style-name="T2">,</text:span><text:span text:style-name="T3">I</text:span><text:span text:style-name="T2">)=</text:span><text:span text:style-name="T5">$P</text:span><text:span text:style-name="T2">(^XTMP(</text:span><text:span text:style-name="T4">"PSU_"</text:span><text:span text:style-name="T2">_</text:span><text:span text:style-name="T3">PSUJOB</text:span><text:span text:style-name="T2">,1),</text:span><text:span text:style-name="T3">U</text:span><text:span text:style-name="T2">,</text:span><text:span text:style-name="T3">I</text:span><text:span text:style-name="T2">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AR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SDT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S</text:span><text:span text:style-name="T2">=</text:span><text:span text:style-name="T3">Y </text:span><text:span text:style-name="T4">;    start dat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AR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SDT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S</text:span><text:span text:style-name="T2">=</text:span><text:span text:style-name="T3">Y </text:span><text:span text:style-name="T4">;    start dat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AR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EDT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E</text:span><text:span text:style-name="T2">=</text:span><text:span text:style-name="T3">Y </text:span><text:span text:style-name="T4">;    end dat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AR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EDT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E</text:span><text:span text:style-name="T2">=</text:span><text:span text:style-name="T3">Y </text:span><text:span text:style-name="T4">;    end dat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AR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. <text:span text:style-name="T1">S </text:span><text:span text:style-name="T3">L</text:span><text:span text:style-name="T2">=</text:span><text:span text:style-name="T4">"" </text:span><text:span text:style-name="T5">F  S </text:span><text:span text:style-name="T3">L</text:span><text:span text:style-name="T2">=</text:span><text:span text:style-name="T5">$O</text:span><text:span text:style-name="T2">(^XTMP(</text:span><text:span text:style-name="T3">PSUARSUB</text:span><text:span text:style-name="T2">,</text:span><text:span text:style-name="T4">"REPORT1"</text:span><text:span text:style-name="T2">,</text:span><text:span text:style-name="T3">PSUDIV</text:span><text:span text:style-name="T2">,</text:span><text:span text:style-name="T3">L</text:span><text:span text:style-name="T2">)) </text:span><text:span text:style-name="T5">Q</text:span><text:span text:style-name="T2">:</text:span><text:span text:style-name="T3">L</text:span><text:span text:style-name="T2">=</text:span><text:span text:style-name="T4">""  </text:span><text:span text:style-name="T5">S </text:span><text:span text:style-name="T3">X</text:span><text:span text:style-name="T2">=^(</text:span><text:span text:style-name="T3">L</text:span><text:span text:style-name="T2">) </text:span><text:span text:style-name="T5">U </text:span><text:span text:style-name="T3">IO </text:span><text:span text:style-name="T5">W </text:span><text:span text:style-name="T2">!,</text:span><text:span text:style-name="T3">X </text:span><text:span text:style-name="T5">I </text:span><text:span text:style-name="T3">L</text:span><text:span text:style-name="T2">=2 </text:span><text:span text:style-name="T5">W </text:span><text:span text:style-name="T2">!,?60,</text:span><text:span text:style-name="T4">"PAGE: 1"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6">
          <table:table-cell table:style-name="ce2" office:value-type="string" calcext:value-type="string">
            <text:p>PSUAR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. <text:span text:style-name="T1">S </text:span><text:span text:style-name="T3">PSUPG</text:span><text:span text:style-name="T2">(</text:span><text:span text:style-name="T4">"PG"</text:span><text:span text:style-name="T2">)=1 </text:span><text:span text:style-name="T5">D </text:span><text:span text:style-name="T6">PGHDR </text:span><text:span text:style-name="T5">S </text:span><text:span text:style-name="T3">L</text:span><text:span text:style-name="T2">=7 </text:span><text:span text:style-name="T5">F  S </text:span><text:span text:style-name="T3">L</text:span><text:span text:style-name="T2">=</text:span><text:span text:style-name="T5">$O</text:span><text:span text:style-name="T2">(^XTMP(</text:span><text:span text:style-name="T3">PSUARSUB</text:span><text:span text:style-name="T2">,</text:span><text:span text:style-name="T4">"REPORT2"</text:span><text:span text:style-name="T2">,</text:span><text:span text:style-name="T3">PSUDIV</text:span><text:span text:style-name="T2">,</text:span><text:span text:style-name="T3">L</text:span><text:span text:style-name="T2">)) </text:span><text:span text:style-name="T5">Q</text:span><text:span text:style-name="T2">:</text:span><text:span text:style-name="T3">L</text:span><text:span text:style-name="T2">=</text:span><text:span text:style-name="T4">""  </text:span><text:span text:style-name="T5">S </text:span><text:span text:style-name="T3">X</text:span><text:span text:style-name="T2">=^(</text:span><text:span text:style-name="T3">L</text:span><text:span text:style-name="T2">) </text:span><text:span text:style-name="T5">U </text:span><text:span text:style-name="T3">IO </text:span><text:span text:style-name="T5">W </text:span><text:span text:style-name="T2">!,</text:span><text:span text:style-name="T3">X </text:span><text:span text:style-name="T5">I $Y</text:span><text:span text:style-name="T2">+4&gt;</text:span><text:span text:style-name="T3">IOSL </text:span><text:span text:style-name="T5">D </text:span><text:span text:style-name="T6">PG </text:span><text:span text:style-name="T5">Q</text:span><text:span text:style-name="T2">:</text:span><text:span text:style-name="T5">$G</text:span><text:span text:style-name="T2">(</text:span><text:span text:style-name="T3">PSUQUIT</text:span><text:span text:style-name="T2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AR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. <text:span text:style-name="T1">U </text:span><text:span text:style-name="T3">IO </text:span><text:span text:style-name="T5">W </text:span><text:span text:style-name="T2">@</text:span><text:span text:style-name="T3">IOF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AR5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U </text:span><text:span text:style-name="T3">IO </text:span><text:span text:style-name="T5">W </text:span><text:span text:style-name="T2">@</text:span><text:span text:style-name="T3">IOF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AR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F </text:span><text:span text:style-name="T3">I</text:span><text:span text:style-name="T2">=4:1:7 </text:span><text:span text:style-name="T5">I $D</text:span><text:span text:style-name="T2">(^XTMP(</text:span><text:span text:style-name="T3">PSUARSUB</text:span><text:span text:style-name="T2">,</text:span><text:span text:style-name="T4">"REPORT2"</text:span><text:span text:style-name="T2">,</text:span><text:span text:style-name="T3">PSUDIV</text:span><text:span text:style-name="T2">,</text:span><text:span text:style-name="T3">I</text:span><text:span text:style-name="T2">)) </text:span><text:span text:style-name="T5">W </text:span><text:span text:style-name="T2">!,^(</text:span><text:span text:style-name="T3">I</text:span><text:span text:style-name="T2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AR5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U </text:span><text:span text:style-name="T3">IO </text:span><text:span text:style-name="T5">W </text:span><text:span text:style-name="T2">@</text:span><text:span text:style-name="T3">IOF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AR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SDT</text:span><text:span text:style-name="T2">\1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S</text:span><text:span text:style-name="T2">=</text:span><text:span text:style-name="T3">Y </text:span><text:span text:style-name="T4">;    start dat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AR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SDT</text:span><text:span text:style-name="T2">\1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S</text:span><text:span text:style-name="T2">=</text:span><text:span text:style-name="T3">Y </text:span><text:span text:style-name="T4">;    start dat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AR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EDT</text:span><text:span text:style-name="T2">\1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E</text:span><text:span text:style-name="T2">=</text:span><text:span text:style-name="T3">Y </text:span><text:span text:style-name="T4">;    end dat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AR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EDT</text:span><text:span text:style-name="T2">\1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E</text:span><text:span text:style-name="T2">=</text:span><text:span text:style-name="T3">Y </text:span><text:span text:style-name="T4">;    end dat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I $D</text:span><text:span text:style-name="T2">(</text:span><text:span text:style-name="T3">PSUHOW</text:span><text:span text:style-name="T2">) </text:span><text:span text:style-name="T5">S </text:span><text:span text:style-name="T3">X</text:span><text:span text:style-name="T2">=</text:span><text:span text:style-name="T5">$S</text:span><text:span text:style-name="T2">(</text:span><text:span text:style-name="T3">PSUHOW</text:span><text:span text:style-name="T2">=1:</text:span><text:span text:style-name="T4">"IV"</text:span><text:span text:style-name="T2">,</text:span><text:span text:style-name="T3">PSUHOW</text:span><text:span text:style-name="T2">=2:</text:span><text:span text:style-name="T4">"UD"</text:span><text:span text:style-name="T2">,</text:span><text:span text:style-name="T3">PSUHOW</text:span><text:span text:style-name="T2">=3:</text:span><text:span text:style-name="T4">"WS"</text:span><text:span text:style-name="T2">,</text:span><text:span text:style-name="T3">PSUHOW</text:span><text:span text:style-name="T2">=4:</text:span><text:span text:style-name="T4">"OP"</text:span><text:span text:style-name="T2">,1:</text:span><text:span text:style-name="T4">"Q"</text:span><text:span text:style-name="T2">) </text:span><text:span text:style-name="T5">D </text:span><text:span text:style-name="T2">@</text:span><text:span text:style-name="T3">X </text:span><text:span text:style-name="T5">G </text:span><text:span text:style-name="T6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7">
          <table:table-cell table:style-name="ce2" office:value-type="string" calcext:value-type="string">
            <text:p>PSUB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PSDRUG(PSU1,</text:p>
          </table:table-cell>
          <table:table-cell table:style-name="ce6" office:value-type="string" calcext:value-type="string">
            <text:p>DRUG</text:p>
          </table:table-cell>
          <table:table-cell table:style-name="ce9" office:value-type="string" calcext:value-type="string">
            <text:p> <text:span text:style-name="T1">S </text:span><text:span text:style-name="T3">PSU5</text:span><text:span text:style-name="T2">=</text:span><text:span text:style-name="T5">$S</text:span><text:span text:style-name="T2">('</text:span><text:span text:style-name="T5">$D</text:span><text:span text:style-name="T2">(^PSDRUG(</text:span><text:span text:style-name="T3">PSU1</text:span><text:span text:style-name="T2">,</text:span><text:span text:style-name="T4">"PSG"</text:span><text:span text:style-name="T2">)):0,1:</text:span><text:span text:style-name="T5">$P</text:span><text:span text:style-name="T2">(^PSDRUG(</text:span><text:span text:style-name="T3">PSU1</text:span><text:span text:style-name="T2">,</text:span><text:span text:style-name="T4">"PSG"</text:span><text:span text:style-name="T2">),</text:span><text:span text:style-name="T3">U</text:span><text:span text:style-name="T2">,2)),</text:span><text:span text:style-name="T3">PSU5</text:span><text:span text:style-name="T2">=</text:span><text:span text:style-name="T5">$S</text:span><text:span text:style-name="T2">(</text:span><text:span text:style-name="T3">PSU5</text:span><text:span text:style-name="T2">=0:</text:span><text:span text:style-name="T4">"03 or 04"</text:span><text:span text:style-name="T2">,</text:span><text:span text:style-name="T3">PSU5</text:span><text:span text:style-name="T2">=1:</text:span><text:span text:style-name="T4">"06 or 07"</text:span><text:span text:style-name="T2">,</text:span><text:span text:style-name="T3">PSU5</text:span><text:span text:style-name="T2">=2:</text:span><text:span text:style-name="T4">"17      "</text:span><text:span text:style-name="T2">,</text:span><text:span text:style-name="T3">PSU5</text:span><text:span text:style-name="T2">=3:</text:span><text:span text:style-name="T4">"22      "</text:span><text:span text:style-name="T2">,1:</text:span><text:span text:style-name="T4">"O3 or 04"</text:span><text:span text:style-name="T2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7">
          <table:table-cell table:style-name="ce2" office:value-type="string" calcext:value-type="string">
            <text:p>PSUB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PSDRUG(PSU1,</text:p>
          </table:table-cell>
          <table:table-cell table:style-name="ce6" office:value-type="string" calcext:value-type="string">
            <text:p>DRUG</text:p>
          </table:table-cell>
          <table:table-cell table:style-name="ce9" office:value-type="string" calcext:value-type="string">
            <text:p> <text:span text:style-name="T1">S </text:span><text:span text:style-name="T3">PSU5</text:span><text:span text:style-name="T2">=</text:span><text:span text:style-name="T5">$S</text:span><text:span text:style-name="T2">('</text:span><text:span text:style-name="T5">$D</text:span><text:span text:style-name="T2">(^PSDRUG(</text:span><text:span text:style-name="T3">PSU1</text:span><text:span text:style-name="T2">,</text:span><text:span text:style-name="T4">"PSG"</text:span><text:span text:style-name="T2">)):0,1:</text:span><text:span text:style-name="T5">$P</text:span><text:span text:style-name="T2">(^PSDRUG(</text:span><text:span text:style-name="T3">PSU1</text:span><text:span text:style-name="T2">,</text:span><text:span text:style-name="T4">"PSG"</text:span><text:span text:style-name="T2">),</text:span><text:span text:style-name="T3">U</text:span><text:span text:style-name="T2">,2)),</text:span><text:span text:style-name="T3">PSU5</text:span><text:span text:style-name="T2">=</text:span><text:span text:style-name="T5">$S</text:span><text:span text:style-name="T2">(</text:span><text:span text:style-name="T3">PSU5</text:span><text:span text:style-name="T2">=0:</text:span><text:span text:style-name="T4">"03 or 04"</text:span><text:span text:style-name="T2">,</text:span><text:span text:style-name="T3">PSU5</text:span><text:span text:style-name="T2">=1:</text:span><text:span text:style-name="T4">"06 or 07"</text:span><text:span text:style-name="T2">,</text:span><text:span text:style-name="T3">PSU5</text:span><text:span text:style-name="T2">=2:</text:span><text:span text:style-name="T4">"17      "</text:span><text:span text:style-name="T2">,</text:span><text:span text:style-name="T3">PSU5</text:span><text:span text:style-name="T2">=3:</text:span><text:span text:style-name="T4">"22      "</text:span><text:span text:style-name="T2">,1:</text:span><text:span text:style-name="T4">"O3 or 04"</text:span><text:span text:style-name="T2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B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QIP(736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PSUSNDR</text:span><text:span text:style-name="T2">=</text:span><text:span text:style-name="T5">$O</text:span><text:span text:style-name="T2">(^QIP(738,0)),</text:span><text:span text:style-name="T3">PSUSNDR</text:span><text:span text:style-name="T2">(1)=</text:span><text:span text:style-name="T5">$P</text:span><text:span text:style-name="T2">(^QIP(736,</text:span><text:span text:style-name="T3">PSUSNDR</text:span><text:span text:style-name="T2">,0),</text:span><text:span text:style-name="T3">U</text:span><text:span text:style-name="T2">,1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B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QIP(736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PSUSNDR</text:span><text:span text:style-name="T2">=</text:span><text:span text:style-name="T5">$O</text:span><text:span text:style-name="T2">(^QIP(738,0)),</text:span><text:span text:style-name="T3">PSUSNDR</text:span><text:span text:style-name="T2">(1)=</text:span><text:span text:style-name="T5">$P</text:span><text:span text:style-name="T2">(^QIP(736,</text:span><text:span text:style-name="T3">PSUSNDR</text:span><text:span text:style-name="T2">,0),</text:span><text:span text:style-name="T3">U</text:span><text:span text:style-name="T2">,1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B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QIP(736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PSUSNDR</text:span><text:span text:style-name="T2">=</text:span><text:span text:style-name="T5">$O</text:span><text:span text:style-name="T2">(^QIP(738,0)),</text:span><text:span text:style-name="T3">PSUSNDR</text:span><text:span text:style-name="T2">(1)=</text:span><text:span text:style-name="T5">$P</text:span><text:span text:style-name="T2">(^QIP(736,</text:span><text:span text:style-name="T3">PSUSNDR</text:span><text:span text:style-name="T2">,0),</text:span><text:span text:style-name="T3">U</text:span><text:span text:style-name="T2">,1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PSUB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XMB(3.8,</text:p>
          </table:table-cell>
          <table:table-cell table:style-name="ce6" office:value-type="string" calcext:value-type="string">
            <text:p>MAIL GROUP</text:p>
          </table:table-cell>
          <table:table-cell table:style-name="ce10" office:value-type="string" calcext:value-type="string">
            <text:p>DPPM <text:span text:style-name="T1">Q</text:span><text:span text:style-name="T2">:'</text:span><text:span text:style-name="T5">$D</text:span><text:span text:style-name="T2">(^XMB(3.8,</text:span><text:span text:style-name="T4">"B"</text:span><text:span text:style-name="T2">,</text:span><text:span text:style-name="T4">"PSU DPPM"</text:span><text:span text:style-name="T2">))  </text:span><text:span text:style-name="T5">S </text:span><text:span text:style-name="T3">X</text:span><text:span text:style-name="T2">=</text:span><text:span text:style-name="T5">$O</text:span><text:span text:style-name="T2">(^XMB(3.8,</text:span><text:span text:style-name="T4">"B"</text:span><text:span text:style-name="T2">,</text:span><text:span text:style-name="T4">"PSU DPPM"</text:span><text:span text:style-name="T2">,0)) </text:span><text:span text:style-name="T5">F </text:span><text:span text:style-name="T3">XX</text:span><text:span text:style-name="T2">=0:0 </text:span><text:span text:style-name="T5">S </text:span><text:span text:style-name="T3">XX</text:span><text:span text:style-name="T2">=</text:span><text:span text:style-name="T5">$O</text:span><text:span text:style-name="T2">(^XMB(3.8,</text:span><text:span text:style-name="T3">X</text:span><text:span text:style-name="T2">,1,</text:span><text:span text:style-name="T4">"B"</text:span><text:span text:style-name="T2">,</text:span><text:span text:style-name="T3">XX</text:span><text:span text:style-name="T2">)) </text:span><text:span text:style-name="T5">Q</text:span><text:span text:style-name="T2">:</text:span><text:span text:style-name="T3">XX</text:span><text:span text:style-name="T2">'&gt;0  </text:span><text:span text:style-name="T5">S </text:span><text:span text:style-name="T3">XMY</text:span><text:span text:style-name="T2">(</text:span><text:span text:style-name="T3">XX</text:span><text:span text:style-name="T2">)=</text:span><text:span text:style-name="T4">""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6">
          <table:table-cell table:style-name="ce2" office:value-type="string" calcext:value-type="string">
            <text:p>PSUB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XMB(3.8,</text:p>
          </table:table-cell>
          <table:table-cell table:style-name="ce6" office:value-type="string" calcext:value-type="string">
            <text:p>MAIL GROUP</text:p>
          </table:table-cell>
          <table:table-cell table:style-name="ce10" office:value-type="string" calcext:value-type="string">
            <text:p>DPPM <text:span text:style-name="T1">Q</text:span><text:span text:style-name="T2">:'</text:span><text:span text:style-name="T5">$D</text:span><text:span text:style-name="T2">(^XMB(3.8,</text:span><text:span text:style-name="T4">"B"</text:span><text:span text:style-name="T2">,</text:span><text:span text:style-name="T4">"PSU DPPM"</text:span><text:span text:style-name="T2">))  </text:span><text:span text:style-name="T5">S </text:span><text:span text:style-name="T3">X</text:span><text:span text:style-name="T2">=</text:span><text:span text:style-name="T5">$O</text:span><text:span text:style-name="T2">(^XMB(3.8,</text:span><text:span text:style-name="T4">"B"</text:span><text:span text:style-name="T2">,</text:span><text:span text:style-name="T4">"PSU DPPM"</text:span><text:span text:style-name="T2">,0)) </text:span><text:span text:style-name="T5">F </text:span><text:span text:style-name="T3">XX</text:span><text:span text:style-name="T2">=0:0 </text:span><text:span text:style-name="T5">S </text:span><text:span text:style-name="T3">XX</text:span><text:span text:style-name="T2">=</text:span><text:span text:style-name="T5">$O</text:span><text:span text:style-name="T2">(^XMB(3.8,</text:span><text:span text:style-name="T3">X</text:span><text:span text:style-name="T2">,1,</text:span><text:span text:style-name="T4">"B"</text:span><text:span text:style-name="T2">,</text:span><text:span text:style-name="T3">XX</text:span><text:span text:style-name="T2">)) </text:span><text:span text:style-name="T5">Q</text:span><text:span text:style-name="T2">:</text:span><text:span text:style-name="T3">XX</text:span><text:span text:style-name="T2">'&gt;0  </text:span><text:span text:style-name="T5">S </text:span><text:span text:style-name="T3">XMY</text:span><text:span text:style-name="T2">(</text:span><text:span text:style-name="T3">XX</text:span><text:span text:style-name="T2">)=</text:span><text:span text:style-name="T4">""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2">
          <table:table-cell table:style-name="ce2" office:value-type="string" calcext:value-type="string">
            <text:p>PSUC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XMB(3.8,</text:p>
          </table:table-cell>
          <table:table-cell table:style-name="ce6" office:value-type="string" calcext:value-type="string">
            <text:p>MAIL GROUP</text:p>
          </table:table-cell>
          <table:table-cell table:style-name="ce10" office:value-type="string" calcext:value-type="string">
            <text:p>IVHDR <text:span text:style-name="T1">W </text:span><text:span text:style-name="T2">@</text:span><text:span text:style-name="T3">IOF</text:span><text:span text:style-name="T2">,!,</text:span><text:span text:style-name="T3">XMSUB </text:span><text:span text:style-name="T5">S </text:span><text:span text:style-name="T3">PAGE</text:span><text:span text:style-name="T2">=</text:span><text:span text:style-name="T5">$G</text:span><text:span text:style-name="T2">(</text:span><text:span text:style-name="T3">PAGE</text:span><text:span text:style-name="T2">)+1 </text:span><text:span text:style-name="T5">W </text:span><text:span text:style-name="T2">?(</text:span><text:span text:style-name="T3">IOM</text:span><text:span text:style-name="T2">-(</text:span><text:span text:style-name="T5">$L</text:span><text:span text:style-name="T2">(</text:span><text:span text:style-name="T3">PAGE</text:span><text:span text:style-name="T2">)+6)),</text:span><text:span text:style-name="T4">"Page: "</text:span><text:span text:style-name="T2">,</text:span><text:span text:style-name="T3">PAGE</text:span><text:span text:style-name="T2">,!,?108,</text:span><text:span text:style-name="T4">"Number"</text:span><text:span text:style-name="T2">,!,</text:span><text:span text:style-name="T4">"Drug Name"</text:span><text:span text:style-name="T2">,?41,</text:span><text:span text:style-name="T4">"Strength"</text:span><text:span text:style-name="T2">,?55,</text:span><text:span text:style-name="T4">"Dispensed"</text:span><text:span text:style-name="T2">,?75,</text:span><text:span text:style-name="T4">"Returned"</text:span><text:span text:style-name="T2">,?95,</text:span><text:span text:style-name="T4">"Destroyed"</text:span><text:span text:style-name="T2">,?108,</text:span><text:span text:style-name="T4">"of Bags"</text:span><text:span text:style-name="T2">,! </text:span><text:span text:style-name="T5">F </text:span><text:span text:style-name="T3">X</text:span><text:span text:style-name="T2">=1:1:</text:span><text:span text:style-name="T3">IOM </text:span><text:span text:style-name="T5">W </text:span><text:span text:style-name="T4">"-"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8">
          <table:table-cell table:style-name="ce2" office:value-type="string" calcext:value-type="string">
            <text:p>PSUC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XMB(3.8,</text:p>
          </table:table-cell>
          <table:table-cell table:style-name="ce6" office:value-type="string" calcext:value-type="string">
            <text:p>MAIL GROUP</text:p>
          </table:table-cell>
          <table:table-cell table:style-name="ce10" office:value-type="string" calcext:value-type="string">
            <text:p>UDHDR <text:span text:style-name="T1">W </text:span><text:span text:style-name="T2">@</text:span><text:span text:style-name="T3">IOF</text:span><text:span text:style-name="T2">,!,</text:span><text:span text:style-name="T3">XMSUB </text:span><text:span text:style-name="T5">S </text:span><text:span text:style-name="T3">PAGE</text:span><text:span text:style-name="T2">=</text:span><text:span text:style-name="T5">$G</text:span><text:span text:style-name="T2">(</text:span><text:span text:style-name="T3">PAGE</text:span><text:span text:style-name="T2">)+1 </text:span><text:span text:style-name="T5">W </text:span><text:span text:style-name="T2">?(</text:span><text:span text:style-name="T3">IOM</text:span><text:span text:style-name="T2">-(</text:span><text:span text:style-name="T5">$L</text:span><text:span text:style-name="T2">(</text:span><text:span text:style-name="T3">PAGE</text:span><text:span text:style-name="T2">)+6)),</text:span><text:span text:style-name="T4">"Page: "</text:span><text:span text:style-name="T2">,</text:span><text:span text:style-name="T3">PAGE</text:span><text:span text:style-name="T2">,!,?45,</text:span><text:span text:style-name="T4">"Dispensed"</text:span><text:span text:style-name="T2">,?65,</text:span><text:span text:style-name="T4">"Dispensed"</text:span><text:span text:style-name="T2">,?85,</text:span><text:span text:style-name="T4">"Returned"</text:span><text:span text:style-name="T2">,?105,</text:span><text:span text:style-name="T4">"Returned"</text:span><text:span text:style-name="T2">,!,</text:span><text:span text:style-name="T4">"Drug Name"</text:span><text:span text:style-name="T2">,?49,</text:span><text:span text:style-name="T4">"Units"</text:span><text:span text:style-name="T2">,?70,</text:span><text:span text:style-name="T4">"Cost"</text:span><text:span text:style-name="T2">,?88,</text:span><text:span text:style-name="T4">"Units"</text:span><text:span text:style-name="T2">,?109,</text:span><text:span text:style-name="T4">"Cost"</text:span><text:span text:style-name="T2">,! </text:span><text:span text:style-name="T5">F </text:span><text:span text:style-name="T3">X</text:span><text:span text:style-name="T2">=1:1:</text:span><text:span text:style-name="T3">IOM </text:span><text:span text:style-name="T5">W </text:span><text:span text:style-name="T4">"-"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8">
          <table:table-cell table:style-name="ce2" office:value-type="string" calcext:value-type="string">
            <text:p>PSUC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XMB(3.8,</text:p>
          </table:table-cell>
          <table:table-cell table:style-name="ce6" office:value-type="string" calcext:value-type="string">
            <text:p>MAIL GROUP</text:p>
          </table:table-cell>
          <table:table-cell table:style-name="ce10" office:value-type="string" calcext:value-type="string">
            <text:p>WSHDR <text:span text:style-name="T1">W </text:span><text:span text:style-name="T2">@</text:span><text:span text:style-name="T3">IOF</text:span><text:span text:style-name="T2">,</text:span><text:span text:style-name="T3">XMSUB </text:span><text:span text:style-name="T5">S </text:span><text:span text:style-name="T3">PAGE</text:span><text:span text:style-name="T2">=</text:span><text:span text:style-name="T5">$G</text:span><text:span text:style-name="T2">(</text:span><text:span text:style-name="T3">PAGE</text:span><text:span text:style-name="T2">)+1 </text:span><text:span text:style-name="T5">W </text:span><text:span text:style-name="T2">?(</text:span><text:span text:style-name="T3">IOM</text:span><text:span text:style-name="T2">-(</text:span><text:span text:style-name="T5">$L</text:span><text:span text:style-name="T2">(</text:span><text:span text:style-name="T3">PAGE</text:span><text:span text:style-name="T2">)+6)),</text:span><text:span text:style-name="T4">"Page: "</text:span><text:span text:style-name="T2">,</text:span><text:span text:style-name="T3">PAGE</text:span><text:span text:style-name="T2">,!,?61,</text:span><text:span text:style-name="T4">"Dispensed"</text:span><text:span text:style-name="T2">,?76,</text:span><text:span text:style-name="T4">"Dispensed"</text:span><text:span text:style-name="T2">,?92,</text:span><text:span text:style-name="T4">"Returned"</text:span><text:span text:style-name="T2">,?107,</text:span><text:span text:style-name="T4">"Returned"</text:span><text:span text:style-name="T2">,?120,</text:span><text:span text:style-name="T4">"AMIS"</text:span><text:span text:style-name="T2">,!,</text:span><text:span text:style-name="T4">"Drug Name"</text:span><text:span text:style-name="T2">,?65,</text:span><text:span text:style-name="T4">"Units"</text:span><text:span text:style-name="T2">,?81,</text:span><text:span text:style-name="T4">"Cost"</text:span><text:span text:style-name="T2">,?95,</text:span><text:span text:style-name="T4">"Units"</text:span><text:span text:style-name="T2">,?111,</text:span><text:span text:style-name="T4">"Cost"</text:span><text:span text:style-name="T2">,?120,</text:span><text:span text:style-name="T4">"Category"</text:span><text:span text:style-name="T2">,!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8">
          <table:table-cell table:style-name="ce2" office:value-type="string" calcext:value-type="string">
            <text:p>PSUC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XMB(3.8,</text:p>
          </table:table-cell>
          <table:table-cell table:style-name="ce6" office:value-type="string" calcext:value-type="string">
            <text:p>MAIL GROUP</text:p>
          </table:table-cell>
          <table:table-cell table:style-name="ce10" office:value-type="string" calcext:value-type="string">
            <text:p>OPHDR <text:span text:style-name="T1">W </text:span><text:span text:style-name="T2">@</text:span><text:span text:style-name="T3">IOF</text:span><text:span text:style-name="T2">,</text:span><text:span text:style-name="T3">XMSUB </text:span><text:span text:style-name="T5">S </text:span><text:span text:style-name="T3">PAGE</text:span><text:span text:style-name="T2">=</text:span><text:span text:style-name="T5">$G</text:span><text:span text:style-name="T2">(</text:span><text:span text:style-name="T3">PAGE</text:span><text:span text:style-name="T2">)+1 </text:span><text:span text:style-name="T5">W </text:span><text:span text:style-name="T2">?(</text:span><text:span text:style-name="T3">IOM</text:span><text:span text:style-name="T2">-(</text:span><text:span text:style-name="T5">$L</text:span><text:span text:style-name="T2">(</text:span><text:span text:style-name="T3">PAGE</text:span><text:span text:style-name="T2">)+6)),</text:span><text:span text:style-name="T4">"Page: "</text:span><text:span text:style-name="T2">,</text:span><text:span text:style-name="T3">PAGE</text:span><text:span text:style-name="T2">,!!,?41,</text:span><text:span text:style-name="T4">"VA Drug"</text:span><text:span text:style-name="T2">,?51,</text:span><text:span text:style-name="T4">"Number"</text:span><text:span text:style-name="T2">,?117,</text:span><text:span text:style-name="T4">"Ttl"</text:span><text:span text:style-name="T2">,!?41,</text:span><text:span text:style-name="T4">"Class"</text:span><text:span text:style-name="T2">,?51,</text:span><text:span text:style-name="T4">"Original"</text:span><text:span text:style-name="T2">,?62,</text:span><text:span text:style-name="T4">"Number"</text:span><text:span text:style-name="T2">,?74,</text:span><text:span text:style-name="T4">"Total"</text:span><text:span text:style-name="T2">,?90,</text:span><text:span text:style-name="T4">"Total"</text:span><text:span text:style-name="T2">,?97,</text:span><text:span text:style-name="T4">"Avg./Cost"</text:span><text:span text:style-name="T2">,?117,</text:span><text:span text:style-name="T4">"Qnty."</text:span><text:span text:style-name="T2">,?123,</text:span><text:span text:style-name="T4">"Disp."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8">
          <table:table-cell table:style-name="ce2" office:value-type="string" calcext:value-type="string">
            <text:p>PSUC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XMB(3.8,</text:p>
          </table:table-cell>
          <table:table-cell table:style-name="ce6" office:value-type="string" calcext:value-type="string">
            <text:p>MAIL GROUP</text:p>
          </table:table-cell>
          <table:table-cell table:style-name="ce9" office:value-type="string" calcext:value-type="string">
            <text:p> <text:span text:style-name="T1">W </text:span><text:span text:style-name="T2">@</text:span><text:span text:style-name="T3">IOF</text:span><text:span text:style-name="T2">,</text:span><text:span text:style-name="T3">XMSUB </text:span><text:span text:style-name="T5">S </text:span><text:span text:style-name="T3">PAGE</text:span><text:span text:style-name="T2">=</text:span><text:span text:style-name="T5">$G</text:span><text:span text:style-name="T2">(</text:span><text:span text:style-name="T3">PAGE</text:span><text:span text:style-name="T2">)+1 </text:span><text:span text:style-name="T5">W </text:span><text:span text:style-name="T2">?(</text:span><text:span text:style-name="T3">IOM</text:span><text:span text:style-name="T2">-(</text:span><text:span text:style-name="T5">$L</text:span><text:span text:style-name="T2">(</text:span><text:span text:style-name="T3">PAGE</text:span><text:span text:style-name="T2">)+6)),</text:span><text:span text:style-name="T4">"Page: "</text:span><text:span text:style-name="T2">,</text:span><text:span text:style-name="T3">PAGE</text:span><text:span text:style-name="T2">,!!,?41,</text:span><text:span text:style-name="T4">"VA Drug"</text:span><text:span text:style-name="T2">,?51,</text:span><text:span text:style-name="T4">"Number"</text:span><text:span text:style-name="T2">,?117,</text:span><text:span text:style-name="T4">"Ttl"</text:span><text:span text:style-name="T2">,!?41,</text:span><text:span text:style-name="T4">"Class"</text:span><text:span text:style-name="T2">,?51,</text:span><text:span text:style-name="T4">"Original"</text:span><text:span text:style-name="T2">,?62,</text:span><text:span text:style-name="T4">"Number"</text:span><text:span text:style-name="T2">,?74,</text:span><text:span text:style-name="T4">"Total"</text:span><text:span text:style-name="T2">,?90,</text:span><text:span text:style-name="T4">"Total"</text:span><text:span text:style-name="T2">,?97,</text:span><text:span text:style-name="T4">"Avg./Cost"</text:span><text:span text:style-name="T2">,?117,</text:span><text:span text:style-name="T4">"Qnty."</text:span><text:span text:style-name="T2">,?123,</text:span><text:span text:style-name="T4">"Disp."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CP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XMB(3.8,</text:p>
          </table:table-cell>
          <table:table-cell table:style-name="ce6" office:value-type="string" calcext:value-type="string">
            <text:p>MAIL GROUP</text:p>
          </table:table-cell>
          <table:table-cell table:style-name="ce9" office:value-type="string" calcext:value-type="string">
            <text:p> .<text:span text:style-name="T1">D </text:span><text:span text:style-name="T2">@</text:span><text:span text:style-name="T3">PSURTN</text:span><text:span text:style-name="T2">,</text:span><text:span text:style-name="T6">PULL</text:span><text:span text:style-name="T2">,</text:span><text:span text:style-name="T6">NOW</text:span><text:span text:style-name="T2">^%DTC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CP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XMB(3.8,</text:p>
          </table:table-cell>
          <table:table-cell table:style-name="ce6" office:value-type="string" calcext:value-type="string">
            <text:p>MAIL GROUP</text:p>
          </table:table-cell>
          <table:table-cell table:style-name="ce9" office:value-type="string" calcext:value-type="string">
            <text:p> .<text:span text:style-name="T1">D </text:span><text:span text:style-name="T2">@</text:span><text:span text:style-name="T3">PSURTN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CP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XMB(3.8,</text:p>
          </table:table-cell>
          <table:table-cell table:style-name="ce6" office:value-type="string" calcext:value-type="string">
            <text:p>MAIL GROUP</text:p>
          </table:table-cell>
          <table:table-cell table:style-name="ce9" office:value-type="string" calcext:value-type="string">
            <text:p> <text:span text:style-name="T1">F </text:span><text:span text:style-name="T3">I</text:span><text:span text:style-name="T2">=1:1:</text:span><text:span text:style-name="T5">$L</text:span><text:span text:style-name="T2">(</text:span><text:span text:style-name="T3">PSUVARS</text:span><text:span text:style-name="T2">,</text:span><text:span text:style-name="T4">","</text:span><text:span text:style-name="T2">) </text:span><text:span text:style-name="T5">S $P</text:span><text:span text:style-name="T2">(</text:span><text:span text:style-name="T3">PSUVSTR</text:span><text:span text:style-name="T2">,</text:span><text:span text:style-name="T3">U</text:span><text:span text:style-name="T2">,</text:span><text:span text:style-name="T3">I</text:span><text:span text:style-name="T2">)=@</text:span><text:span text:style-name="T5">$P</text:span><text:span text:style-name="T2">(</text:span><text:span text:style-name="T3">PSUVARS</text:span><text:span text:style-name="T2">,</text:span><text:span text:style-name="T4">","</text:span><text:span text:style-name="T2">,</text:span><text:span text:style-name="T3">I</text:span><text:span text:style-name="T2">)</text:span></text:p>
          </table:table-cell>
          <table:table-cell table:number-columns-repeated="3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PSUCP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XMB(3.8,</text:p>
          </table:table-cell>
          <table:table-cell table:style-name="ce6" office:value-type="string" calcext:value-type="string">
            <text:p>MAIL GROUP</text:p>
          </table:table-cell>
          <table:table-cell table:style-name="ce9" office:value-type="string" calcext:value-type="string">
            <text:p> <text:span text:style-name="T1">F </text:span><text:span text:style-name="T3">I</text:span><text:span text:style-name="T2">=1:1:</text:span><text:span text:style-name="T5">$L</text:span><text:span text:style-name="T2">(</text:span><text:span text:style-name="T3">PSUVARS</text:span><text:span text:style-name="T2">,</text:span><text:span text:style-name="T4">","</text:span><text:span text:style-name="T2">) </text:span><text:span text:style-name="T5">S </text:span><text:span text:style-name="T2">@</text:span><text:span text:style-name="T5">$P</text:span><text:span text:style-name="T2">(</text:span><text:span text:style-name="T3">PSUVARS</text:span><text:span text:style-name="T2">,</text:span><text:span text:style-name="T4">","</text:span><text:span text:style-name="T2">,</text:span><text:span text:style-name="T3">I</text:span><text:span text:style-name="T2">)=</text:span><text:span text:style-name="T5">$P</text:span><text:span text:style-name="T2">(</text:span><text:span text:style-name="T5">$G</text:span><text:span text:style-name="T2">(^XTMP(</text:span><text:span text:style-name="T4">"PSU_"</text:span><text:span text:style-name="T2">_</text:span><text:span text:style-name="T3">PSUJOB</text:span><text:span text:style-name="T2">,1)),</text:span><text:span text:style-name="T3">U</text:span><text:span text:style-name="T2">,</text:span><text:span text:style-name="T3">I</text:span><text:span text:style-name="T2">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CP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.<text:span text:style-name="T1">S </text:span><text:span text:style-name="T2">(</text:span><text:span text:style-name="T3">X</text:span><text:span text:style-name="T2">,</text:span><text:span text:style-name="T3">Y</text:span><text:span text:style-name="T2">)=^XTMP(</text:span><text:span text:style-name="T3">PSUSUB</text:span><text:span text:style-name="T2">,</text:span><text:span text:style-name="T4">"STATUS"</text:span><text:span text:style-name="T2">,</text:span><text:span text:style-name="T3">PSUX</text:span><text:span text:style-name="T2">,</text:span><text:span text:style-name="T4">"START"</text:span><text:span text:style-name="T2">) </text:span><text:span text:style-name="T5">X </text:span><text:span text:style-name="T2">^DD(</text:span><text:span text:style-name="T4">"DD"</text:span><text:span text:style-name="T2">)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CP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.<text:span text:style-name="T1">S </text:span><text:span text:style-name="T2">(</text:span><text:span text:style-name="T3">X</text:span><text:span text:style-name="T2">,</text:span><text:span text:style-name="T3">Y</text:span><text:span text:style-name="T2">)=^XTMP(</text:span><text:span text:style-name="T3">PSUSUB</text:span><text:span text:style-name="T2">,</text:span><text:span text:style-name="T4">"STATUS"</text:span><text:span text:style-name="T2">,</text:span><text:span text:style-name="T3">PSUX</text:span><text:span text:style-name="T2">,</text:span><text:span text:style-name="T4">"START"</text:span><text:span text:style-name="T2">) </text:span><text:span text:style-name="T5">X </text:span><text:span text:style-name="T2">^DD(</text:span><text:span text:style-name="T4">"DD"</text:span><text:span text:style-name="T2">)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CP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.<text:span text:style-name="T1">S </text:span><text:span text:style-name="T2">(</text:span><text:span text:style-name="T3">X1</text:span><text:span text:style-name="T2">,</text:span><text:span text:style-name="T3">Y</text:span><text:span text:style-name="T2">)=^XTMP(</text:span><text:span text:style-name="T3">PSUSUB</text:span><text:span text:style-name="T2">,</text:span><text:span text:style-name="T4">"STATUS"</text:span><text:span text:style-name="T2">,</text:span><text:span text:style-name="T3">PSUX</text:span><text:span text:style-name="T2">,</text:span><text:span text:style-name="T4">"STOP"</text:span><text:span text:style-name="T2">) </text:span><text:span text:style-name="T5">X </text:span><text:span text:style-name="T2">^DD(</text:span><text:span text:style-name="T4">"DD"</text:span><text:span text:style-name="T2">)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CP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.<text:span text:style-name="T1">S </text:span><text:span text:style-name="T2">(</text:span><text:span text:style-name="T3">X1</text:span><text:span text:style-name="T2">,</text:span><text:span text:style-name="T3">Y</text:span><text:span text:style-name="T2">)=^XTMP(</text:span><text:span text:style-name="T3">PSUSUB</text:span><text:span text:style-name="T2">,</text:span><text:span text:style-name="T4">"STATUS"</text:span><text:span text:style-name="T2">,</text:span><text:span text:style-name="T3">PSUX</text:span><text:span text:style-name="T2">,</text:span><text:span text:style-name="T4">"STOP"</text:span><text:span text:style-name="T2">) </text:span><text:span text:style-name="T5">X </text:span><text:span text:style-name="T2">^DD(</text:span><text:span text:style-name="T4">"DD"</text:span><text:span text:style-name="T2">)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CP1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X </text:span><text:span text:style-name="T5">X </text:span><text:span text:style-name="T2">^DD(</text:span><text:span text:style-name="T4">"DD"</text:span><text:span text:style-name="T2">) </text:span><text:span text:style-name="T5">S</text:span><text:span text:style-name="T2">:</text:span><text:span text:style-name="T3">Y</text:span><text:span text:style-name="T2">=</text:span><text:span text:style-name="T4">"" </text:span><text:span text:style-name="T3">Y</text:span><text:span text:style-name="T2">=</text:span><text:span text:style-name="T4">"Unknown"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CP1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X </text:span><text:span text:style-name="T5">X </text:span><text:span text:style-name="T2">^DD(</text:span><text:span text:style-name="T4">"DD"</text:span><text:span text:style-name="T2">) </text:span><text:span text:style-name="T5">S</text:span><text:span text:style-name="T2">:</text:span><text:span text:style-name="T3">Y</text:span><text:span text:style-name="T2">=</text:span><text:span text:style-name="T4">"" </text:span><text:span text:style-name="T3">Y</text:span><text:span text:style-name="T2">=</text:span><text:span text:style-name="T4">"Unknown"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CP2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SDT</text:span><text:span text:style-name="T2">\1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S</text:span><text:span text:style-name="T2">=</text:span><text:span text:style-name="T3">Y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CP2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SDT</text:span><text:span text:style-name="T2">\1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S</text:span><text:span text:style-name="T2">=</text:span><text:span text:style-name="T3">Y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CP2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EDT</text:span><text:span text:style-name="T2">\1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E</text:span><text:span text:style-name="T2">=</text:span><text:span text:style-name="T3">Y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CP2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EDT</text:span><text:span text:style-name="T2">\1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E</text:span><text:span text:style-name="T2">=</text:span><text:span text:style-name="T3">Y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CS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F </text:span><text:span text:style-name="T3">I</text:span><text:span text:style-name="T2">=1:1:</text:span><text:span text:style-name="T5">$L</text:span><text:span text:style-name="T2">(</text:span><text:span text:style-name="T3">PSUVARS</text:span><text:span text:style-name="T2">,</text:span><text:span text:style-name="T4">","</text:span><text:span text:style-name="T2">) </text:span><text:span text:style-name="T5">S </text:span><text:span text:style-name="T2">@</text:span><text:span text:style-name="T5">$P</text:span><text:span text:style-name="T2">(</text:span><text:span text:style-name="T3">PSUVARS</text:span><text:span text:style-name="T2">,</text:span><text:span text:style-name="T4">","</text:span><text:span text:style-name="T2">,</text:span><text:span text:style-name="T3">I</text:span><text:span text:style-name="T2">)=</text:span><text:span text:style-name="T5">$P</text:span><text:span text:style-name="T2">(^XTMP(</text:span><text:span text:style-name="T4">"PSU_"</text:span><text:span text:style-name="T2">_</text:span><text:span text:style-name="T3">PSUJOB</text:span><text:span text:style-name="T2">,1),</text:span><text:span text:style-name="T3">U</text:span><text:span text:style-name="T2">,</text:span><text:span text:style-name="T3">I</text:span><text:span text:style-name="T2">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9">
          <table:table-cell table:style-name="ce2" office:value-type="string" calcext:value-type="string">
            <text:p>PSUCS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D(58.81,</text:p>
          </table:table-cell>
          <table:table-cell table:style-name="ce6" office:value-type="string" calcext:value-type="string">
            <text:p>DRUG ACCOUNTABILITY TRANSACTION</text:p>
          </table:table-cell>
          <table:table-cell table:style-name="ce9" office:value-type="string" calcext:value-type="string">
            <text:p> <text:span text:style-name="T1">F  S </text:span><text:span text:style-name="T3">DTTM</text:span><text:span text:style-name="T2">=</text:span><text:span text:style-name="T5">$O</text:span><text:span text:style-name="T2">(^PSD(58.81,</text:span><text:span text:style-name="T4">"AF"</text:span><text:span text:style-name="T2">,</text:span><text:span text:style-name="T3">DTTM</text:span><text:span text:style-name="T2">)) </text:span><text:span text:style-name="T5">Q</text:span><text:span text:style-name="T2">:(</text:span><text:span text:style-name="T3">DTTM</text:span><text:span text:style-name="T2">=</text:span><text:span text:style-name="T4">""</text:span><text:span text:style-name="T2">)!(</text:span><text:span text:style-name="T3">DTTM</text:span><text:span text:style-name="T2">'&lt;</text:span><text:span text:style-name="T3">PSUEDT</text:span><text:span text:style-name="T2">)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9">
          <table:table-cell table:style-name="ce2" office:value-type="string" calcext:value-type="string">
            <text:p>PSUCS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D(58.81,</text:p>
          </table:table-cell>
          <table:table-cell table:style-name="ce6" office:value-type="string" calcext:value-type="string">
            <text:p>DRUG ACCOUNTABILITY TRANSACTION</text:p>
          </table:table-cell>
          <table:table-cell table:style-name="ce9" office:value-type="string" calcext:value-type="string">
            <text:p> .<text:span text:style-name="T1">F  S </text:span><text:span text:style-name="T3">PSULOC</text:span><text:span text:style-name="T2">=</text:span><text:span text:style-name="T5">$O</text:span><text:span text:style-name="T2">(^PSD(58.81,</text:span><text:span text:style-name="T4">"AF"</text:span><text:span text:style-name="T2">,</text:span><text:span text:style-name="T3">DTTM</text:span><text:span text:style-name="T2">,</text:span><text:span text:style-name="T3">PSULOC</text:span><text:span text:style-name="T2">)) </text:span><text:span text:style-name="T5">Q</text:span><text:span text:style-name="T2">:</text:span><text:span text:style-name="T3">PSULOC</text:span><text:span text:style-name="T2">=</text:span><text:span text:style-name="T4">""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9">
          <table:table-cell table:style-name="ce2" office:value-type="string" calcext:value-type="string">
            <text:p>PSUCS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D(58.81,</text:p>
          </table:table-cell>
          <table:table-cell table:style-name="ce6" office:value-type="string" calcext:value-type="string">
            <text:p>DRUG ACCOUNTABILITY TRANSACTION</text:p>
          </table:table-cell>
          <table:table-cell table:style-name="ce9" office:value-type="string" calcext:value-type="string">
            <text:p> .. <text:span text:style-name="T1">F  S </text:span><text:span text:style-name="T3">PSUTYP</text:span><text:span text:style-name="T2">=</text:span><text:span text:style-name="T5">$O</text:span><text:span text:style-name="T2">(^PSD(58.81,</text:span><text:span text:style-name="T4">"AF"</text:span><text:span text:style-name="T2">,</text:span><text:span text:style-name="T3">DTTM</text:span><text:span text:style-name="T2">,</text:span><text:span text:style-name="T3">PSULOC</text:span><text:span text:style-name="T2">,</text:span><text:span text:style-name="T3">PSUTYP</text:span><text:span text:style-name="T2">)) </text:span><text:span text:style-name="T5">Q</text:span><text:span text:style-name="T2">:</text:span><text:span text:style-name="T3">PSUTYP</text:span><text:span text:style-name="T2">=</text:span><text:span text:style-name="T4">""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CS1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D(58.81,</text:p>
          </table:table-cell>
          <table:table-cell table:style-name="ce6" office:value-type="string" calcext:value-type="string">
            <text:p>DRUG ACCOUNTABILITY TRANSACTION</text:p>
          </table:table-cell>
          <table:table-cell table:style-name="ce9" office:value-type="string" calcext:value-type="string">
            <text:p> ... <text:span text:style-name="T1">F  S </text:span><text:span text:style-name="T3">PSUIENDA</text:span><text:span text:style-name="T2">=</text:span><text:span text:style-name="T5">$O</text:span><text:span text:style-name="T2">(^PSD(58.81,</text:span><text:span text:style-name="T4">"AF"</text:span><text:span text:style-name="T2">,</text:span><text:span text:style-name="T3">DTTM</text:span><text:span text:style-name="T2">,</text:span><text:span text:style-name="T3">PSULOC</text:span><text:span text:style-name="T2">,</text:span><text:span text:style-name="T3">PSUTYP</text:span><text:span text:style-name="T2">,</text:span><text:span text:style-name="T3">PSUIENDA</text:span><text:span text:style-name="T2">)) </text:span><text:span text:style-name="T5">Q</text:span><text:span text:style-name="T2">:</text:span><text:span text:style-name="T3">PSUIENDA</text:span><text:span text:style-name="T2">=</text:span><text:span text:style-name="T4">""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9">
          <table:table-cell table:style-name="ce2" office:value-type="string" calcext:value-type="string">
            <text:p>PSUCS1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PSD(58.81,</text:p>
          </table:table-cell>
          <table:table-cell table:style-name="ce6" office:value-type="string" calcext:value-type="string">
            <text:p>DRUG ACCOUNTABILITY TRANSACTION</text:p>
          </table:table-cell>
          <table:table-cell table:style-name="ce9" office:value-type="string" calcext:value-type="string">
            <text:p> <text:span text:style-name="T1">F  S </text:span><text:span text:style-name="T3">Z</text:span><text:span text:style-name="T2">=</text:span><text:span text:style-name="T5">$O</text:span><text:span text:style-name="T2">(^XTMP(</text:span><text:span text:style-name="T3">PSUCSJB</text:span><text:span text:style-name="T2">,</text:span><text:span text:style-name="T4">"MC"</text:span><text:span text:style-name="T2">,</text:span><text:span text:style-name="T3">PSULOC</text:span><text:span text:style-name="T2">,</text:span><text:span text:style-name="T3">DFN</text:span><text:span text:style-name="T2">,</text:span><text:span text:style-name="T3">Z</text:span><text:span text:style-name="T2">)) </text:span><text:span text:style-name="T5">Q</text:span><text:span text:style-name="T2">:</text:span><text:span text:style-name="T3">Z</text:span><text:span text:style-name="T2">=</text:span><text:span text:style-name="T4">""  </text:span><text:span text:style-name="T5">S </text:span><text:span text:style-name="T3">X</text:span><text:span text:style-name="T2">=^(</text:span><text:span text:style-name="T3">Z</text:span><text:span text:style-name="T2">)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9">
          <table:table-cell table:style-name="ce2" office:value-type="string" calcext:value-type="string">
            <text:p>PSUCS3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PSD(58.81,</text:p>
          </table:table-cell>
          <table:table-cell table:style-name="ce6" office:value-type="string" calcext:value-type="string">
            <text:p>DRUG ACCOUNTABILITY TRANSACTION</text:p>
          </table:table-cell>
          <table:table-cell table:style-name="ce9" office:value-type="string" calcext:value-type="string">
            <text:p> . <text:span text:style-name="T1">S </text:span><text:span text:style-name="T2">^(</text:span><text:span text:style-name="T4">"QT"</text:span><text:span text:style-name="T2">)=</text:span><text:span text:style-name="T3">X</text:span><text:span text:style-name="T2">+</text:span><text:span text:style-name="T3">PSUQT</text:span><text:span text:style-name="T2">(5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CS3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DIC(42,</text:p>
          </table:table-cell>
          <table:table-cell table:style-name="ce6" office:value-type="string" calcext:value-type="string">
            <text:p>WARD LOCATION</text:p>
          </table:table-cell>
          <table:table-cell table:style-name="ce9" office:value-type="string" calcext:value-type="string">
            <text:p> <text:span text:style-name="T1">S </text:span><text:span text:style-name="T3">PSUWLC</text:span><text:span text:style-name="T2">(.01)=</text:span><text:span text:style-name="T5">$O</text:span><text:span text:style-name="T2">(^DIC(42,</text:span><text:span text:style-name="T4">"B"</text:span><text:span text:style-name="T2">,</text:span><text:span text:style-name="T3">PSUWLC</text:span><text:span text:style-name="T2">(.01),</text:span><text:span text:style-name="T4">""</text:span><text:span text:style-name="T2">)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CSR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10" office:value-type="string" calcext:value-type="string">
            <text:p>TEST <text:span text:style-name="T1">S </text:span><text:span text:style-name="T3">Y</text:span><text:span text:style-name="T2">=</text:span><text:span text:style-name="T3">PSUSDT</text:span><text:span text:style-name="T2">\1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S</text:span><text:span text:style-name="T2">=</text:span><text:span text:style-name="T3">Y </text:span><text:span text:style-name="T4">;    start dat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CSR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10" office:value-type="string" calcext:value-type="string">
            <text:p>TEST <text:span text:style-name="T1">S </text:span><text:span text:style-name="T3">Y</text:span><text:span text:style-name="T2">=</text:span><text:span text:style-name="T3">PSUSDT</text:span><text:span text:style-name="T2">\1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S</text:span><text:span text:style-name="T2">=</text:span><text:span text:style-name="T3">Y </text:span><text:span text:style-name="T4">;    start dat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CSR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EDT</text:span><text:span text:style-name="T2">\1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E</text:span><text:span text:style-name="T2">=</text:span><text:span text:style-name="T3">Y </text:span><text:span text:style-name="T4">;    end dat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CSR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EDT</text:span><text:span text:style-name="T2">\1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E</text:span><text:span text:style-name="T2">=</text:span><text:span text:style-name="T3">Y </text:span><text:span text:style-name="T4">;    end dat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CSR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I $G</text:span><text:span text:style-name="T2">(@</text:span><text:span text:style-name="T3">RC</text:span><text:span text:style-name="T2">@(0))'=2 </text:span><text:span text:style-name="T5">Q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CSR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PSUGNM</text:span><text:span text:style-name="T2">=</text:span><text:span text:style-name="T5">$G</text:span><text:span text:style-name="T2">(@</text:span><text:span text:style-name="T3">RC</text:span><text:span text:style-name="T2">@(9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CSR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PSUBU</text:span><text:span text:style-name="T2">=</text:span><text:span text:style-name="T5">$G</text:span><text:span text:style-name="T2">(@</text:span><text:span text:style-name="T3">RC</text:span><text:span text:style-name="T2">@(14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CSR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PSUPSZ</text:span><text:span text:style-name="T2">=</text:span><text:span text:style-name="T5">$G</text:span><text:span text:style-name="T2">(@</text:span><text:span text:style-name="T3">RC</text:span><text:span text:style-name="T2">@(15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CSR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PSUNFI</text:span><text:span text:style-name="T2">=</text:span><text:span text:style-name="T5">$G</text:span><text:span text:style-name="T2">(@</text:span><text:span text:style-name="T3">RC</text:span><text:span text:style-name="T2">@(10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CSR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PSUVFI</text:span><text:span text:style-name="T2">=</text:span><text:span text:style-name="T5">$G</text:span><text:span text:style-name="T2">(@</text:span><text:span text:style-name="T3">RC</text:span><text:span text:style-name="T2">@(11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CSR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PSUCST</text:span><text:span text:style-name="T2">=</text:span><text:span text:style-name="T5">$G</text:span><text:span text:style-name="T2">(@</text:span><text:span text:style-name="T3">RC</text:span><text:span text:style-name="T2">@(16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CSR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PSUQTY</text:span><text:span text:style-name="T2">=</text:span><text:span text:style-name="T5">$G</text:span><text:span text:style-name="T2">(@</text:span><text:span text:style-name="T3">RC</text:span><text:span text:style-name="T2">@(17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CSR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W </text:span><text:span text:style-name="T2">@</text:span><text:span text:style-name="T3">IOF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CSR1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W </text:span><text:span text:style-name="T2">@</text:span><text:span text:style-name="T3">IOF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CSR1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U </text:span><text:span text:style-name="T3">IO </text:span><text:span text:style-name="T5">W </text:span><text:span text:style-name="T2">@</text:span><text:span text:style-name="T3">IOF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CSR1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F </text:span><text:span text:style-name="T3">I</text:span><text:span text:style-name="T2">=4,5,6 </text:span><text:span text:style-name="T5">I $D</text:span><text:span text:style-name="T2">(^XTMP(</text:span><text:span text:style-name="T3">PSUCSJB</text:span><text:span text:style-name="T2">,</text:span><text:span text:style-name="T4">"MAIL"</text:span><text:span text:style-name="T2">,</text:span><text:span text:style-name="T3">PSUMC</text:span><text:span text:style-name="T2">,</text:span><text:span text:style-name="T3">I</text:span><text:span text:style-name="T2">)) </text:span><text:span text:style-name="T5">W </text:span><text:span text:style-name="T2">!,^(</text:span><text:span text:style-name="T3">I</text:span><text:span text:style-name="T2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CSR1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2">@</text:span><text:span text:style-name="T3">ML</text:span><text:span text:style-name="T2">@(1)=</text:span><text:span text:style-name="T5">$$</text:span><text:span text:style-name="T6">CTR</text:span><text:span text:style-name="T2">(</text:span><text:span text:style-name="T4">"Controlled Substance Statistical Data"</text:span><text:span text:style-name="T2">,</text:span><text:span text:style-name="T4">" "</text:span><text:span text:style-name="T2">,75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CSR1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2">@</text:span><text:span text:style-name="T3">ML</text:span><text:span text:style-name="T2">@(2)=</text:span><text:span text:style-name="T4">"                   "</text:span><text:span text:style-name="T2">_</text:span><text:span text:style-name="T3">PSUDTS</text:span><text:span text:style-name="T2">_</text:span><text:span text:style-name="T4">" through "</text:span><text:span text:style-name="T2">_</text:span><text:span text:style-name="T3">PSUDTE</text:span><text:span text:style-name="T2">_</text:span><text:span text:style-name="T4">" for "</text:span><text:span text:style-name="T2">_</text:span><text:span text:style-name="T3">PSUDIVNM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CSR1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2">@</text:span><text:span text:style-name="T3">ML</text:span><text:span text:style-name="T2">@(3)=</text:span><text:span text:style-name="T4">" 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CSR1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2">@</text:span><text:span text:style-name="T3">ML</text:span><text:span text:style-name="T2">@(4)=</text:span><text:span text:style-name="T3">X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CSR1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2">@</text:span><text:span text:style-name="T3">ML</text:span><text:span text:style-name="T2">@(5)=</text:span><text:span text:style-name="T3">X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CSR1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2">@</text:span><text:span text:style-name="T3">ML</text:span><text:span text:style-name="T2">@(6)=</text:span><text:span text:style-name="T3">PSUDSHL</text:span><text:span text:style-name="T2">,</text:span><text:span text:style-name="T3">PSULC</text:span><text:span text:style-name="T2">=6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CSR1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... <text:span text:style-name="T1">S </text:span><text:span text:style-name="T2">@</text:span><text:span text:style-name="T3">ML</text:span><text:span text:style-name="T2">@(</text:span><text:span text:style-name="T3">PSULC</text:span><text:span text:style-name="T2">)=</text:span><text:span text:style-name="T3">X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CSR1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. <text:span text:style-name="T1">S </text:span><text:span text:style-name="T2">@</text:span><text:span text:style-name="T3">ML</text:span><text:span text:style-name="T2">@(1)=</text:span><text:span text:style-name="T5">$$</text:span><text:span text:style-name="T6">CTR</text:span><text:span text:style-name="T2">(</text:span><text:span text:style-name="T4">"Controlled Substance Statistical Data"</text:span><text:span text:style-name="T2">,</text:span><text:span text:style-name="T4">" "</text:span><text:span text:style-name="T2">,75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CSR1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. <text:span text:style-name="T1">S </text:span><text:span text:style-name="T2">@</text:span><text:span text:style-name="T3">ML</text:span><text:span text:style-name="T2">@(2)=</text:span><text:span text:style-name="T4">"                   "</text:span><text:span text:style-name="T2">_</text:span><text:span text:style-name="T3">PSUDTS</text:span><text:span text:style-name="T2">_</text:span><text:span text:style-name="T4">" through "</text:span><text:span text:style-name="T2">_</text:span><text:span text:style-name="T3">PSUDTE</text:span><text:span text:style-name="T2">_</text:span><text:span text:style-name="T4">" for "</text:span><text:span text:style-name="T2">_</text:span><text:span text:style-name="T3">PSUDIVNM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CSR1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. <text:span text:style-name="T1">S </text:span><text:span text:style-name="T2">@</text:span><text:span text:style-name="T3">ML</text:span><text:span text:style-name="T2">@(3)=</text:span><text:span text:style-name="T4">"  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CSR1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. <text:span text:style-name="T1">S </text:span><text:span text:style-name="T2">@</text:span><text:span text:style-name="T3">ML</text:span><text:span text:style-name="T2">@(4)=</text:span><text:span text:style-name="T4">"No data to report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CSR1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. <text:span text:style-name="T1">S </text:span><text:span text:style-name="T2">@</text:span><text:span text:style-name="T3">ML</text:span><text:span text:style-name="T2">@(5)=</text:span><text:span text:style-name="T4">" 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CSR1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. <text:span text:style-name="T1">S </text:span><text:span text:style-name="T2">@</text:span><text:span text:style-name="T3">ML</text:span><text:span text:style-name="T2">@(</text:span><text:span text:style-name="T3">PSULC</text:span><text:span text:style-name="T2">)=</text:span><text:span text:style-name="T3">PSUDSHL </text:span><text:span text:style-name="T4">; dashes line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CSR1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. <text:span text:style-name="T1">S </text:span><text:span text:style-name="T2">@</text:span><text:span text:style-name="T3">ML</text:span><text:span text:style-name="T2">@(</text:span><text:span text:style-name="T3">PSULC</text:span><text:span text:style-name="T2">)=</text:span><text:span text:style-name="T5">$$</text:span><text:span text:style-name="T6">PAD</text:span><text:span text:style-name="T2">(</text:span><text:span text:style-name="T4">"Totals:"</text:span><text:span text:style-name="T2">,</text:span><text:span text:style-name="T4">" "</text:span><text:span text:style-name="T2">,64)_</text:span><text:span text:style-name="T5">$J</text:span><text:span text:style-name="T2">(</text:span><text:span text:style-name="T3">PSUQDTL</text:span><text:span text:style-name="T2">,10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CSR1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. <text:span text:style-name="T1">S </text:span><text:span text:style-name="T2">@</text:span><text:span text:style-name="T3">ML</text:span><text:span text:style-name="T2">@(</text:span><text:span text:style-name="T3">PSULC</text:span><text:span text:style-name="T2">)=</text:span><text:span text:style-name="T4">"   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CSR1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. <text:span text:style-name="T1">S </text:span><text:span text:style-name="T2">@</text:span><text:span text:style-name="T3">ML</text:span><text:span text:style-name="T2">@(</text:span><text:span text:style-name="T3">PSULC</text:span><text:span text:style-name="T2">)=</text:span><text:span text:style-name="T4">" * Non-Formulary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CSR1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. <text:span text:style-name="T1">S </text:span><text:span text:style-name="T2">@</text:span><text:span text:style-name="T3">ML</text:span><text:span text:style-name="T2">@(</text:span><text:span text:style-name="T3">PSULC</text:span><text:span text:style-name="T2">)=</text:span><text:span text:style-name="T4">" # Not on National Formulary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CSR2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SDT</text:span><text:span text:style-name="T2">\1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S</text:span><text:span text:style-name="T2">=</text:span><text:span text:style-name="T3">Y </text:span><text:span text:style-name="T4">;    start dat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CSR2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SDT</text:span><text:span text:style-name="T2">\1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S</text:span><text:span text:style-name="T2">=</text:span><text:span text:style-name="T3">Y </text:span><text:span text:style-name="T4">;    start dat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CSR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EDT</text:span><text:span text:style-name="T2">\1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E</text:span><text:span text:style-name="T2">=</text:span><text:span text:style-name="T3">Y </text:span><text:span text:style-name="T4">;    end dat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CSR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EDT</text:span><text:span text:style-name="T2">\1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E</text:span><text:span text:style-name="T2">=</text:span><text:span text:style-name="T3">Y </text:span><text:span text:style-name="T4">;    end dat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DBQUE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D </text:span><text:span text:style-name="T2">@(</text:span><text:span text:style-name="T3">PSU</text:span><text:span text:style-name="T2">(</text:span><text:span text:style-name="T4">"RC"</text:span><text:span text:style-name="T2">)) </text:span><text:span text:style-name="T4">;  &gt;&gt;&gt;PERFORM THE COMPUTE ROUTINE&lt;&lt;&lt; ;stuffed if not provided with NORC^PSUDBQU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DBQUE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%ZOSF("ERRTN",</text:p>
          </table:table-cell>
          <table:table-cell table:style-name="ce8"/>
          <table:table-cell table:style-name="ce9" office:value-type="string" calcext:value-type="string">
            <text:p> . <text:span text:style-name="T1">I </text:span><text:span text:style-name="T2">'</text:span><text:span text:style-name="T5">$D</text:span><text:span text:style-name="T2">(</text:span><text:span text:style-name="T3">ZTSK</text:span><text:span text:style-name="T2">) </text:span><text:span text:style-name="T5">S </text:span><text:span text:style-name="T3">PSUERR</text:span><text:span text:style-name="T2">=</text:span><text:span text:style-name="T4">"SECOND QUE FAILED" </text:span><text:span text:style-name="T5">D </text:span><text:span text:style-name="T2">@^%ZOSF(</text:span><text:span text:style-name="T4">"ERRTN"</text:span><text:span text:style-name="T2">) </text:span><text:span text:style-name="T5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DBQUE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%ZOSF("ERRTN",</text:p>
          </table:table-cell>
          <table:table-cell table:style-name="ce8"/>
          <table:table-cell table:style-name="ce9" office:value-type="string" calcext:value-type="string">
            <text:p> <text:span text:style-name="T1">D </text:span><text:span text:style-name="T2">@(</text:span><text:span text:style-name="T3">PSU</text:span><text:span text:style-name="T2">(</text:span><text:span text:style-name="T4">"RP"</text:span><text:span text:style-name="T2">)) </text:span><text:span text:style-name="T4">; &gt;&gt;&gt;PERFORM PRINTING ROUTIN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DBQUE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%ZOSF("ERRTN",</text:p>
          </table:table-cell>
          <table:table-cell table:style-name="ce8"/>
          <table:table-cell table:style-name="ce9" office:value-type="string" calcext:value-type="string">
            <text:p> <text:span text:style-name="T1">I $G</text:span><text:span text:style-name="T2">(</text:span><text:span text:style-name="T3">PSU</text:span><text:span text:style-name="T2">(</text:span><text:span text:style-name="T4">"RX"</text:span><text:span text:style-name="T2">))'=</text:span><text:span text:style-name="T4">"" </text:span><text:span text:style-name="T5">D </text:span><text:span text:style-name="T2">@(</text:span><text:span text:style-name="T3">PSU</text:span><text:span text:style-name="T2">(</text:span><text:span text:style-name="T4">"RX"</text:span><text:span text:style-name="T2">)) </text:span><text:span text:style-name="T4">;   &gt;&gt;&gt;PERFORM CLEANUP ROUTINE&lt;&lt;&lt;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DEM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%ZOSF("ERRTN",</text:p>
          </table:table-cell>
          <table:table-cell table:style-name="ce8"/>
          <table:table-cell table:style-name="ce9" office:value-type="string" calcext:value-type="string">
            <text:p> <text:span text:style-name="T1">W </text:span><text:span text:style-name="T2">@</text:span><text:span text:style-name="T3">IOF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DEM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%ZOSF("ERRTN",</text:p>
          </table:table-cell>
          <table:table-cell table:style-name="ce8"/>
          <table:table-cell table:style-name="ce9" office:value-type="string" calcext:value-type="string">
            <text:p> <text:span text:style-name="T1">W </text:span><text:span text:style-name="T2">@</text:span><text:span text:style-name="T3">IOF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DEM0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%ZOSF("ERRTN",</text:p>
          </table:table-cell>
          <table:table-cell table:style-name="ce8"/>
          <table:table-cell table:style-name="ce9" office:value-type="string" calcext:value-type="string">
            <text:p> <text:span text:style-name="T1">W </text:span><text:span text:style-name="T2">@</text:span><text:span text:style-name="T3">IOF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1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UDEM("B",</text:p>
          </table:table-cell>
          <table:table-cell table:style-name="ce6" office:value-type="string" calcext:value-type="string">
            <text:p>PBM PATIENT DEMOGRAPHICS</text:p>
          </table:table-cell>
          <table:table-cell table:style-name="ce9" office:value-type="string" calcext:value-type="string">
            <text:p> <text:span text:style-name="T1">F  S </text:span><text:span text:style-name="T3">PSUSDT</text:span><text:span text:style-name="T2">=</text:span><text:span text:style-name="T5">$O</text:span><text:span text:style-name="T2">(^PSUDEM(</text:span><text:span text:style-name="T4">"B"</text:span><text:span text:style-name="T2">,</text:span><text:span text:style-name="T3">PSUSDT</text:span><text:span text:style-name="T2">)) </text:span><text:span text:style-name="T5">Q</text:span><text:span text:style-name="T2">:</text:span><text:span text:style-name="T3">PSUSDT</text:span><text:span text:style-name="T2">=</text:span><text:span text:style-name="T4">""  </text:span><text:span text:style-name="T5">Q</text:span><text:span text:style-name="T2">:</text:span><text:span text:style-name="T3">PSUSDT</text:span><text:span text:style-name="T2">&gt;</text:span><text:span text:style-name="T3">PSUEDT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PSUDEM1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UDEM("B",</text:p>
          </table:table-cell>
          <table:table-cell table:style-name="ce6" office:value-type="string" calcext:value-type="string">
            <text:p>PBM PATIENT DEMOGRAPHICS</text:p>
          </table:table-cell>
          <table:table-cell table:style-name="ce9" office:value-type="string" calcext:value-type="string">
            <text:p> . <text:span text:style-name="T1">S </text:span><text:span text:style-name="T3">I</text:span><text:span text:style-name="T2">=</text:span><text:span text:style-name="T5">$O</text:span><text:span text:style-name="T2">(^PSUDEM(</text:span><text:span text:style-name="T4">"B"</text:span><text:span text:style-name="T2">,</text:span><text:span text:style-name="T3">PSUSDT</text:span><text:span text:style-name="T2">,</text:span><text:span text:style-name="T3">I</text:span><text:span text:style-name="T2">)) </text:span><text:span text:style-name="T5">Q</text:span><text:span text:style-name="T2">:</text:span><text:span text:style-name="T3">I</text:span><text:span text:style-name="T2">=</text:span><text:span text:style-name="T4">""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PSUDEM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PSUDEM(I,</text:p>
          </table:table-cell>
          <table:table-cell table:style-name="ce6" office:value-type="string" calcext:value-type="string">
            <text:p>PBM PATIENT DEMOGRAPHICS</text:p>
          </table:table-cell>
          <table:table-cell table:style-name="ce9" office:value-type="string" calcext:value-type="string">
            <text:p> . <text:span text:style-name="T1">S </text:span><text:span text:style-name="T3">DFN</text:span><text:span text:style-name="T2">=</text:span><text:span text:style-name="T5">$P</text:span><text:span text:style-name="T2">(^PSUDEM(</text:span><text:span text:style-name="T3">I</text:span><text:span text:style-name="T2">,0),</text:span><text:span text:style-name="T3">U</text:span><text:span text:style-name="T2">,2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1">
          <table:table-cell table:style-name="ce2" office:value-type="string" calcext:value-type="string">
            <text:p>PSUDEM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PSUDEM(I,</text:p>
          </table:table-cell>
          <table:table-cell table:style-name="ce6" office:value-type="string" calcext:value-type="string">
            <text:p>PBM PATIENT DEMOGRAPHICS</text:p>
          </table:table-cell>
          <table:table-cell table:style-name="ce9" office:value-type="string" calcext:value-type="string">
            <text:p> . <text:span text:style-name="T1">S </text:span><text:span text:style-name="T3">DFN</text:span><text:span text:style-name="T2">=</text:span><text:span text:style-name="T5">$P</text:span><text:span text:style-name="T2">(^PSUDEM(</text:span><text:span text:style-name="T3">I</text:span><text:span text:style-name="T2">,0),</text:span><text:span text:style-name="T3">U</text:span><text:span text:style-name="T2">,2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1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DPT("B",</text:p>
          </table:table-cell>
          <table:table-cell table:style-name="ce6" office:value-type="string" calcext:value-type="string">
            <text:p>PATIENT</text:p>
          </table:table-cell>
          <table:table-cell table:style-name="ce9" office:value-type="string" calcext:value-type="string">
            <text:p> <text:span text:style-name="T1">F  S </text:span><text:span text:style-name="T3">PSUNAM</text:span><text:span text:style-name="T2">=</text:span><text:span text:style-name="T5">$O</text:span><text:span text:style-name="T2">(^DPT(</text:span><text:span text:style-name="T4">"B"</text:span><text:span text:style-name="T2">,</text:span><text:span text:style-name="T3">PSUNAM</text:span><text:span text:style-name="T2">)) </text:span><text:span text:style-name="T5">Q</text:span><text:span text:style-name="T2">:</text:span><text:span text:style-name="T3">PSUNAM</text:span><text:span text:style-name="T2">=</text:span><text:span text:style-name="T4">""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DEM1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DPT("B",</text:p>
          </table:table-cell>
          <table:table-cell table:style-name="ce6" office:value-type="string" calcext:value-type="string">
            <text:p>PATIENT</text:p>
          </table:table-cell>
          <table:table-cell table:style-name="ce9" office:value-type="string" calcext:value-type="string">
            <text:p> .<text:span text:style-name="T1">F  S </text:span><text:span text:style-name="T2">(</text:span><text:span text:style-name="T3">DFN</text:span><text:span text:style-name="T2">,</text:span><text:span text:style-name="T3">PSUDMDFN</text:span><text:span text:style-name="T2">)=</text:span><text:span text:style-name="T5">$O</text:span><text:span text:style-name="T2">(^DPT(</text:span><text:span text:style-name="T4">"B"</text:span><text:span text:style-name="T2">,</text:span><text:span text:style-name="T3">PSUNAM</text:span><text:span text:style-name="T2">,</text:span><text:span text:style-name="T3">PSUDMDFN</text:span><text:span text:style-name="T2">)) </text:span><text:span text:style-name="T5">Q</text:span><text:span text:style-name="T2">:</text:span><text:span text:style-name="T3">PSUDMDFN</text:span><text:span text:style-name="T2">=</text:span><text:span text:style-name="T4">""  </text:span><text:span text:style-name="T5">D </text:span><text:span text:style-name="T6">DEM1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1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PT(PSUDMDFN,</text:p>
          </table:table-cell>
          <table:table-cell table:style-name="ce6" office:value-type="string" calcext:value-type="string">
            <text:p>PATIENT</text:p>
          </table:table-cell>
          <table:table-cell table:style-name="ce9" office:value-type="string" calcext:value-type="string">
            <text:p> <text:span text:style-name="T1">S </text:span><text:span text:style-name="T3">PSUDOD</text:span><text:span text:style-name="T2">=</text:span><text:span text:style-name="T5">$P</text:span><text:span text:style-name="T2">(</text:span><text:span text:style-name="T5">$G</text:span><text:span text:style-name="T2">(^DPT(</text:span><text:span text:style-name="T3">PSUDMDFN</text:span><text:span text:style-name="T2">,.35)),</text:span><text:span text:style-name="T3">U</text:span><text:span text:style-name="T2">,1) </text:span><text:span text:style-name="T5">I </text:span><text:span text:style-name="T3">PSUDOD</text:span><text:span text:style-name="T2">,</text:span><text:span text:style-name="T3">PSUDOD</text:span><text:span text:style-name="T2">&lt;2980701 </text:span><text:span text:style-name="T5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1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DPT(PSUDMDFN,</text:p>
          </table:table-cell>
          <table:table-cell table:style-name="ce6" office:value-type="string" calcext:value-type="string">
            <text:p>PATIENT</text:p>
          </table:table-cell>
          <table:table-cell table:style-name="ce9" office:value-type="string" calcext:value-type="string">
            <text:p> <text:span text:style-name="T1">Q</text:span><text:span text:style-name="T2">:'</text:span><text:span text:style-name="T5">$D</text:span><text:span text:style-name="T2">(^DPT(</text:span><text:span text:style-name="T3">PSUDMDFN</text:span><text:span text:style-name="T2">,0))  </text:span><text:span text:style-name="T5">S </text:span><text:span text:style-name="T3">PSUREC1</text:span><text:span text:style-name="T2">=</text:span><text:span text:style-name="T5">$G</text:span><text:span text:style-name="T2">(^DPT(</text:span><text:span text:style-name="T3">PSUDMDFN</text:span><text:span text:style-name="T2">,0)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1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PT(PSUDMDFN,</text:p>
          </table:table-cell>
          <table:table-cell table:style-name="ce6" office:value-type="string" calcext:value-type="string">
            <text:p>PATIENT</text:p>
          </table:table-cell>
          <table:table-cell table:style-name="ce9" office:value-type="string" calcext:value-type="string">
            <text:p> <text:span text:style-name="T1">Q</text:span><text:span text:style-name="T2">:'</text:span><text:span text:style-name="T5">$D</text:span><text:span text:style-name="T2">(^DPT(</text:span><text:span text:style-name="T3">PSUDMDFN</text:span><text:span text:style-name="T2">,0))  </text:span><text:span text:style-name="T5">S </text:span><text:span text:style-name="T3">PSUREC1</text:span><text:span text:style-name="T2">=</text:span><text:span text:style-name="T5">$G</text:span><text:span text:style-name="T2">(^DPT(</text:span><text:span text:style-name="T3">PSUDMDFN</text:span><text:span text:style-name="T2">,0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PSUDEM1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PS(55,</text:p>
          </table:table-cell>
          <table:table-cell table:style-name="ce6" office:value-type="string" calcext:value-type="string">
            <text:p>PHARMACY PATIENT</text:p>
          </table:table-cell>
          <table:table-cell table:style-name="ce9" office:value-type="string" calcext:value-type="string">
            <text:p> <text:span text:style-name="T1">S </text:span><text:span text:style-name="T3">PSUREC7</text:span><text:span text:style-name="T2">=</text:span><text:span text:style-name="T5">$G</text:span><text:span text:style-name="T2">(^PS(55,</text:span><text:span text:style-name="T3">PSUDMDFN</text:span><text:span text:style-name="T2">,0)),</text:span><text:span text:style-name="T5">$P</text:span><text:span text:style-name="T2">(</text:span><text:span text:style-name="T3">PSUREC</text:span><text:span text:style-name="T2">,</text:span><text:span text:style-name="T3">U</text:span><text:span text:style-name="T2">,17)=</text:span><text:span text:style-name="T5">$TR</text:span><text:span text:style-name="T2">(</text:span><text:span text:style-name="T5">$P</text:span><text:span text:style-name="T2">(</text:span><text:span text:style-name="T3">PSUREC7</text:span><text:span text:style-name="T2">,</text:span><text:span text:style-name="T3">U</text:span><text:span text:style-name="T2">,7),</text:span><text:span text:style-name="T4">"^"</text:span><text:span text:style-name="T2">,</text:span><text:span text:style-name="T4">"'"</text:span><text:span text:style-name="T2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1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DGEN(27.11,</text:p>
          </table:table-cell>
          <table:table-cell table:style-name="ce6" office:value-type="string" calcext:value-type="string">
            <text:p>PATIENT ENROLLMENT</text:p>
          </table:table-cell>
          <table:table-cell table:style-name="ce9" office:value-type="string" calcext:value-type="string">
            <text:p> <text:span text:style-name="T1">F  S </text:span><text:span text:style-name="T3">PSUEC</text:span><text:span text:style-name="T2">=</text:span><text:span text:style-name="T5">$O</text:span><text:span text:style-name="T2">(^DGEN(27.11,</text:span><text:span text:style-name="T4">"C"</text:span><text:span text:style-name="T2">,</text:span><text:span text:style-name="T3">PSUDMDFN</text:span><text:span text:style-name="T2">,</text:span><text:span text:style-name="T3">PSUEC</text:span><text:span text:style-name="T2">)) </text:span><text:span text:style-name="T5">Q</text:span><text:span text:style-name="T2">:</text:span><text:span text:style-name="T3">PSUEC</text:span><text:span text:style-name="T2">=</text:span><text:span text:style-name="T4">""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1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GEN(27.11,</text:p>
          </table:table-cell>
          <table:table-cell table:style-name="ce6" office:value-type="string" calcext:value-type="string">
            <text:p>PATIENT ENROLLMENT</text:p>
          </table:table-cell>
          <table:table-cell table:style-name="ce9" office:value-type="string" calcext:value-type="string">
            <text:p> .<text:span text:style-name="T1">S </text:span><text:span text:style-name="T3">PSUREC10</text:span><text:span text:style-name="T2">=</text:span><text:span text:style-name="T5">$TR</text:span><text:span text:style-name="T2">(</text:span><text:span text:style-name="T5">$P</text:span><text:span text:style-name="T2">(</text:span><text:span text:style-name="T5">$G</text:span><text:span text:style-name="T2">(^DGEN(27.11,</text:span><text:span text:style-name="T3">PSUEC</text:span><text:span text:style-name="T2">,0)),</text:span><text:span text:style-name="T3">U</text:span><text:span text:style-name="T2">,7),</text:span><text:span text:style-name="T4">"^"</text:span><text:span text:style-name="T2">,</text:span><text:span text:style-name="T4">"'"</text:span><text:span text:style-name="T2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UPNVSIT("B",</text:p>
          </table:table-cell>
          <table:table-cell table:style-name="ce6" office:value-type="string" calcext:value-type="string">
            <text:p>VISIT</text:p>
          </table:table-cell>
          <table:table-cell table:style-name="ce9" office:value-type="string" calcext:value-type="string">
            <text:p> <text:span text:style-name="T1">F  S </text:span><text:span text:style-name="T3">PSUY</text:span><text:span text:style-name="T2">=</text:span><text:span text:style-name="T5">$O</text:span><text:span text:style-name="T2">(^AUPNVSIT(</text:span><text:span text:style-name="T4">"B"</text:span><text:span text:style-name="T2">,</text:span><text:span text:style-name="T3">PSUY</text:span><text:span text:style-name="T2">)) </text:span><text:span text:style-name="T5">Q</text:span><text:span text:style-name="T2">:</text:span><text:span text:style-name="T3">PSUY</text:span><text:span text:style-name="T2">'&gt;0  </text:span><text:span text:style-name="T5">Q</text:span><text:span text:style-name="T2">:((</text:span><text:span text:style-name="T3">PSUY</text:span><text:span text:style-name="T2">\1)&gt;</text:span><text:span text:style-name="T3">PSUTEDT</text:span><text:span text:style-name="T2">)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DEM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UPNVSIT("B",</text:p>
          </table:table-cell>
          <table:table-cell table:style-name="ce6" office:value-type="string" calcext:value-type="string">
            <text:p>VISIT</text:p>
          </table:table-cell>
          <table:table-cell table:style-name="ce9" office:value-type="string" calcext:value-type="string">
            <text:p> . <text:span text:style-name="T1">S </text:span><text:span text:style-name="T3">PSUVIEN</text:span><text:span text:style-name="T2">=0 </text:span><text:span text:style-name="T5">F  S </text:span><text:span text:style-name="T3">PSUVIEN</text:span><text:span text:style-name="T2">=</text:span><text:span text:style-name="T5">$O</text:span><text:span text:style-name="T2">(^AUPNVSIT(</text:span><text:span text:style-name="T4">"B"</text:span><text:span text:style-name="T2">,</text:span><text:span text:style-name="T3">PSUY</text:span><text:span text:style-name="T2">,</text:span><text:span text:style-name="T3">PSUVIEN</text:span><text:span text:style-name="T2">)) </text:span><text:span text:style-name="T5">Q</text:span><text:span text:style-name="T2">:</text:span><text:span text:style-name="T5">$G</text:span><text:span text:style-name="T2">(</text:span><text:span text:style-name="T3">PSUVIEN</text:span><text:span text:style-name="T2">)'&gt;0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DEM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UPNVPOV("AD",</text:p>
          </table:table-cell>
          <table:table-cell table:style-name="ce6" office:value-type="string" calcext:value-type="string">
            <text:p>V POV</text:p>
          </table:table-cell>
          <table:table-cell table:style-name="ce9" office:value-type="string" calcext:value-type="string">
            <text:p> <text:span text:style-name="T1">S </text:span><text:span text:style-name="T3">PSUPOV</text:span><text:span text:style-name="T2">=0 </text:span><text:span text:style-name="T5">F  S </text:span><text:span text:style-name="T3">PSUPOV</text:span><text:span text:style-name="T2">=</text:span><text:span text:style-name="T5">$O</text:span><text:span text:style-name="T2">(^AUPNVPOV(</text:span><text:span text:style-name="T4">"AD"</text:span><text:span text:style-name="T2">,</text:span><text:span text:style-name="T3">PSUVIEN</text:span><text:span text:style-name="T2">,</text:span><text:span text:style-name="T3">PSUPOV</text:span><text:span text:style-name="T2">)) </text:span><text:span text:style-name="T5">Q</text:span><text:span text:style-name="T2">:</text:span><text:span text:style-name="T3">PSUPOV</text:span><text:span text:style-name="T2">'&gt;0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AUPNVPOV(PSUPOV,</text:p>
          </table:table-cell>
          <table:table-cell table:style-name="ce6" office:value-type="string" calcext:value-type="string">
            <text:p>V POV</text:p>
          </table:table-cell>
          <table:table-cell table:style-name="ce9" office:value-type="string" calcext:value-type="string">
            <text:p> .<text:span text:style-name="T1">S </text:span><text:span text:style-name="T3">PSUVIEN</text:span><text:span text:style-name="T2">=</text:span><text:span text:style-name="T5">$P</text:span><text:span text:style-name="T2">(</text:span><text:span text:style-name="T5">$G</text:span><text:span text:style-name="T2">(^AUPNVPOV(</text:span><text:span text:style-name="T3">PSUPOV</text:span><text:span text:style-name="T2">,0)),</text:span><text:span text:style-name="T3">U</text:span><text:span text:style-name="T2">,3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AUPNVSIT(PSUVIEN,</text:p>
          </table:table-cell>
          <table:table-cell table:style-name="ce6" office:value-type="string" calcext:value-type="string">
            <text:p>VISIT</text:p>
          </table:table-cell>
          <table:table-cell table:style-name="ce9" office:value-type="string" calcext:value-type="string">
            <text:p> .<text:span text:style-name="T1">S </text:span><text:span text:style-name="T3">PSUVSTDT</text:span><text:span text:style-name="T2">=</text:span><text:span text:style-name="T5">$P</text:span><text:span text:style-name="T2">(</text:span><text:span text:style-name="T5">$G</text:span><text:span text:style-name="T2">(^AUPNVSIT(</text:span><text:span text:style-name="T3">PSUVIEN</text:span><text:span text:style-name="T2">,0)),</text:span><text:span text:style-name="T3">U</text:span><text:span text:style-name="T2">)\1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DEM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DPT(PSUPT,</text:p>
          </table:table-cell>
          <table:table-cell table:style-name="ce6" office:value-type="string" calcext:value-type="string">
            <text:p>PATIENT</text:p>
          </table:table-cell>
          <table:table-cell table:style-name="ce9" office:value-type="string" calcext:value-type="string">
            <text:p> .<text:span text:style-name="T1">S </text:span><text:span text:style-name="T3">PSUSSN</text:span><text:span text:style-name="T2">=</text:span><text:span text:style-name="T5">$P</text:span><text:span text:style-name="T2">(^DPT(</text:span><text:span text:style-name="T3">PSUPT</text:span><text:span text:style-name="T2">,0),</text:span><text:span text:style-name="T3">U</text:span><text:span text:style-name="T2">,9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DEM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DPT(PSUPT,</text:p>
          </table:table-cell>
          <table:table-cell table:style-name="ce6" office:value-type="string" calcext:value-type="string">
            <text:p>PATIENT</text:p>
          </table:table-cell>
          <table:table-cell table:style-name="ce9" office:value-type="string" calcext:value-type="string">
            <text:p> .<text:span text:style-name="T1">S </text:span><text:span text:style-name="T3">PSUSSN</text:span><text:span text:style-name="T2">=</text:span><text:span text:style-name="T5">$P</text:span><text:span text:style-name="T2">(^DPT(</text:span><text:span text:style-name="T3">PSUPT</text:span><text:span text:style-name="T2">,0),</text:span><text:span text:style-name="T3">U</text:span><text:span text:style-name="T2">,9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2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AUPNVSIT(PSUVIEN,</text:p>
          </table:table-cell>
          <table:table-cell table:style-name="ce6" office:value-type="string" calcext:value-type="string">
            <text:p>VISIT</text:p>
          </table:table-cell>
          <table:table-cell table:style-name="ce9" office:value-type="string" calcext:value-type="string">
            <text:p> .<text:span text:style-name="T1">S </text:span><text:span text:style-name="T3">PTSTAT</text:span><text:span text:style-name="T2">=</text:span><text:span text:style-name="T5">$P</text:span><text:span text:style-name="T2">(</text:span><text:span text:style-name="T5">$G</text:span><text:span text:style-name="T2">(^AUPNVSIT(</text:span><text:span text:style-name="T3">PSUVIEN</text:span><text:span text:style-name="T2">,150)),</text:span><text:span text:style-name="T3">U</text:span><text:span text:style-name="T2">,2),</text:span><text:span text:style-name="T3">PTSTAT</text:span><text:span text:style-name="T2">=</text:span><text:span text:style-name="T5">$S</text:span><text:span text:style-name="T2">(+</text:span><text:span text:style-name="T3">PTSTAT</text:span><text:span text:style-name="T2">:</text:span><text:span text:style-name="T4">"I"</text:span><text:span text:style-name="T2">,1:</text:span><text:span text:style-name="T4">"O"</text:span><text:span text:style-name="T2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PSUDEM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UPNVPOV("AD",</text:p>
          </table:table-cell>
          <table:table-cell table:style-name="ce6" office:value-type="string" calcext:value-type="string">
            <text:p>V POV</text:p>
          </table:table-cell>
          <table:table-cell table:style-name="ce9" office:value-type="string" calcext:value-type="string">
            <text:p> <text:span text:style-name="T1">S </text:span><text:span text:style-name="T3">PSUPOV</text:span><text:span text:style-name="T2">=0 </text:span><text:span text:style-name="T5">F  S </text:span><text:span text:style-name="T3">PSUPOV</text:span><text:span text:style-name="T2">=</text:span><text:span text:style-name="T5">$O</text:span><text:span text:style-name="T2">(^AUPNVPOV(</text:span><text:span text:style-name="T4">"AD"</text:span><text:span text:style-name="T2">,</text:span><text:span text:style-name="T3">PSUVIEN</text:span><text:span text:style-name="T2">,</text:span><text:span text:style-name="T3">PSUPOV</text:span><text:span text:style-name="T2">)) </text:span><text:span text:style-name="T5">Q</text:span><text:span text:style-name="T2">:</text:span><text:span text:style-name="T3">PSUPOV</text:span><text:span text:style-name="T2">'&gt;0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DEM2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UPNVCPT("AD",</text:p>
          </table:table-cell>
          <table:table-cell table:style-name="ce6" office:value-type="string" calcext:value-type="string">
            <text:p>V CPT</text:p>
          </table:table-cell>
          <table:table-cell table:style-name="ce9" office:value-type="string" calcext:value-type="string">
            <text:p> . <text:span text:style-name="T1">S </text:span><text:span text:style-name="T3">VCPTDA</text:span><text:span text:style-name="T2">=0 </text:span><text:span text:style-name="T5">F  S </text:span><text:span text:style-name="T3">VCPTDA</text:span><text:span text:style-name="T2">=</text:span><text:span text:style-name="T5">$O</text:span><text:span text:style-name="T2">(^AUPNVCPT(</text:span><text:span text:style-name="T4">"AD"</text:span><text:span text:style-name="T2">,</text:span><text:span text:style-name="T3">PSUVIEN</text:span><text:span text:style-name="T2">,</text:span><text:span text:style-name="T3">VCPTDA</text:span><text:span text:style-name="T2">)) </text:span><text:span text:style-name="T5">Q</text:span><text:span text:style-name="T2">:</text:span><text:span text:style-name="T3">VCPTDA</text:span><text:span text:style-name="T2">'&gt;0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DEM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ICPT(CPTDA,</text:p>
          </table:table-cell>
          <table:table-cell table:style-name="ce6" office:value-type="string" calcext:value-type="string">
            <text:p>CPT</text:p>
          </table:table-cell>
          <table:table-cell table:style-name="ce9" office:value-type="string" calcext:value-type="string">
            <text:p> ..<text:span text:style-name="T1">S </text:span><text:span text:style-name="T3">CPTDA</text:span><text:span text:style-name="T2">=</text:span><text:span text:style-name="T5">$P</text:span><text:span text:style-name="T2">(</text:span><text:span text:style-name="T5">$G</text:span><text:span text:style-name="T2">(^AUPNVCPT(</text:span><text:span text:style-name="T3">VCPTDA</text:span><text:span text:style-name="T2">,0)),</text:span><text:span text:style-name="T3">U</text:span><text:span text:style-name="T2">),</text:span><text:span text:style-name="T3">CPTNM</text:span><text:span text:style-name="T2">=</text:span><text:span text:style-name="T5">$P</text:span><text:span text:style-name="T2">(</text:span><text:span text:style-name="T5">$G</text:span><text:span text:style-name="T2">(^ICPT(</text:span><text:span text:style-name="T3">CPTDA</text:span><text:span text:style-name="T2">,0)),</text:span><text:span text:style-name="T3">U</text:span><text:span text:style-name="T2">) </text:span><text:span text:style-name="T5">S</text:span><text:span text:style-name="T2">:</text:span><text:span text:style-name="T5">$L</text:span><text:span text:style-name="T2">(</text:span><text:span text:style-name="T3">CPTNM</text:span><text:span text:style-name="T2">) </text:span><text:span text:style-name="T3">ALLCPT</text:span><text:span text:style-name="T2">(</text:span><text:span text:style-name="T3">CPTNM</text:span><text:span text:style-name="T2">)=</text:span><text:span text:style-name="T4">"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PSUDEM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ICD9(ICD9DA,</text:p>
          </table:table-cell>
          <table:table-cell table:style-name="ce6" office:value-type="string" calcext:value-type="string">
            <text:p>ICD DIAGNOSIS</text:p>
          </table:table-cell>
          <table:table-cell table:style-name="ce9" office:value-type="string" calcext:value-type="string">
            <text:p> ..<text:span text:style-name="T1">S </text:span><text:span text:style-name="T3">ICD9DA</text:span><text:span text:style-name="T2">=</text:span><text:span text:style-name="T5">$P</text:span><text:span text:style-name="T2">(</text:span><text:span text:style-name="T5">$G</text:span><text:span text:style-name="T2">(^AUPNVCPT(</text:span><text:span text:style-name="T3">VCPTDA</text:span><text:span text:style-name="T2">,0)),</text:span><text:span text:style-name="T3">U</text:span><text:span text:style-name="T2">,5) </text:span><text:span text:style-name="T5">I </text:span><text:span text:style-name="T3">ICD9DA </text:span><text:span text:style-name="T5">S </text:span><text:span text:style-name="T3">ICD9NM</text:span><text:span text:style-name="T2">=</text:span><text:span text:style-name="T5">$P</text:span><text:span text:style-name="T2">(</text:span><text:span text:style-name="T5">$G</text:span><text:span text:style-name="T2">(^ICD9(</text:span><text:span text:style-name="T3">ICD9DA</text:span><text:span text:style-name="T2">,0)),</text:span><text:span text:style-name="T3">U</text:span><text:span text:style-name="T2">) </text:span><text:span text:style-name="T5">S</text:span><text:span text:style-name="T2">:</text:span><text:span text:style-name="T5">$L</text:span><text:span text:style-name="T2">(</text:span><text:span text:style-name="T3">ICD9NM</text:span><text:span text:style-name="T2">) </text:span><text:span text:style-name="T3">ALLICD9</text:span><text:span text:style-name="T2">(</text:span><text:span text:style-name="T3">ICD9NM</text:span><text:span text:style-name="T2">)=</text:span><text:span text:style-name="T4">"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PSUDEM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ICD9(ICD9DA,</text:p>
          </table:table-cell>
          <table:table-cell table:style-name="ce6" office:value-type="string" calcext:value-type="string">
            <text:p>ICD DIAGNOSIS</text:p>
          </table:table-cell>
          <table:table-cell table:style-name="ce9" office:value-type="string" calcext:value-type="string">
            <text:p> .<text:span text:style-name="T1">S </text:span><text:span text:style-name="T3">ICD9DA</text:span><text:span text:style-name="T2">=</text:span><text:span text:style-name="T5">$P</text:span><text:span text:style-name="T2">(</text:span><text:span text:style-name="T5">$G</text:span><text:span text:style-name="T2">(^AUPNVPOV(</text:span><text:span text:style-name="T3">PSUPOV</text:span><text:span text:style-name="T2">,0)),</text:span><text:span text:style-name="T3">U</text:span><text:span text:style-name="T2">) </text:span><text:span text:style-name="T5">I </text:span><text:span text:style-name="T3">ICD9DA </text:span><text:span text:style-name="T5">S </text:span><text:span text:style-name="T3">ICD9NM</text:span><text:span text:style-name="T2">=</text:span><text:span text:style-name="T5">$P</text:span><text:span text:style-name="T2">(</text:span><text:span text:style-name="T5">$G</text:span><text:span text:style-name="T2">(^ICD9(</text:span><text:span text:style-name="T3">ICD9DA</text:span><text:span text:style-name="T2">,0)),</text:span><text:span text:style-name="T3">U</text:span><text:span text:style-name="T2">) </text:span><text:span text:style-name="T5">S</text:span><text:span text:style-name="T2">:</text:span><text:span text:style-name="T5">$L</text:span><text:span text:style-name="T2">(</text:span><text:span text:style-name="T3">ICD9NM</text:span><text:span text:style-name="T2">) </text:span><text:span text:style-name="T3">ALLICD9</text:span><text:span text:style-name="T2">(</text:span><text:span text:style-name="T3">ICD9NM</text:span><text:span text:style-name="T2">)=</text:span><text:span text:style-name="T4">"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PSUDEM2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ICD9(ICD9DA,</text:p>
          </table:table-cell>
          <table:table-cell table:style-name="ce6" office:value-type="string" calcext:value-type="string">
            <text:p>ICD DIAGNOSIS</text:p>
          </table:table-cell>
          <table:table-cell table:style-name="ce9" office:value-type="string" calcext:value-type="string">
            <text:p> <text:span text:style-name="T1">F </text:span><text:span text:style-name="T3">PSUPL</text:span><text:span text:style-name="T2">=1:1 </text:span><text:span text:style-name="T5">S </text:span><text:span text:style-name="T3">PSUAB</text:span><text:span text:style-name="T2">=</text:span><text:span text:style-name="T5">$O</text:span><text:span text:style-name="T2">(^XTMP(</text:span><text:span text:style-name="T4">"PSU_"</text:span><text:span text:style-name="T2">_</text:span><text:span text:style-name="T3">PSUJOB</text:span><text:span text:style-name="T2">,</text:span><text:span text:style-name="T4">"PSUTMP"</text:span><text:span text:style-name="T2">,</text:span><text:span text:style-name="T3">PSUAB</text:span><text:span text:style-name="T2">)) </text:span><text:span text:style-name="T5">Q</text:span><text:span text:style-name="T2">:</text:span><text:span text:style-name="T3">PSUAB</text:span><text:span text:style-name="T2">'&gt;0  </text:span><text:span text:style-name="T5">S </text:span><text:span text:style-name="T3">XX</text:span><text:span text:style-name="T2">=^(</text:span><text:span text:style-name="T3">PSUAB</text:span><text:span text:style-name="T2">)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UPNVCPT("C",</text:p>
          </table:table-cell>
          <table:table-cell table:style-name="ce6" office:value-type="string" calcext:value-type="string">
            <text:p>V CPT</text:p>
          </table:table-cell>
          <table:table-cell table:style-name="ce9" office:value-type="string" calcext:value-type="string">
            <text:p> <text:span text:style-name="T1">F  S </text:span><text:span text:style-name="T3">PSUC1</text:span><text:span text:style-name="T2">=</text:span><text:span text:style-name="T5">$O</text:span><text:span text:style-name="T2">(^AUPNVCPT(</text:span><text:span text:style-name="T4">"C"</text:span><text:span text:style-name="T2">,</text:span><text:span text:style-name="T3">PSUPT</text:span><text:span text:style-name="T2">,</text:span><text:span text:style-name="T3">PSUC1</text:span><text:span text:style-name="T2">)) </text:span><text:span text:style-name="T5">Q</text:span><text:span text:style-name="T2">:</text:span><text:span text:style-name="T3">PSUC1</text:span><text:span text:style-name="T2">=</text:span><text:span text:style-name="T4">""  </text:span><text:span text:style-name="T5">D    </text:span><text:span text:style-name="T4">;V CPT IEN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AUPNVCPT(PSUC1,</text:p>
          </table:table-cell>
          <table:table-cell table:style-name="ce6" office:value-type="string" calcext:value-type="string">
            <text:p>V CPT</text:p>
          </table:table-cell>
          <table:table-cell table:style-name="ce9" office:value-type="string" calcext:value-type="string">
            <text:p> .<text:span text:style-name="T1">I $P</text:span><text:span text:style-name="T2">(</text:span><text:span text:style-name="T5">$G</text:span><text:span text:style-name="T2">(^AUPNVCPT(</text:span><text:span text:style-name="T3">PSUC1</text:span><text:span text:style-name="T2">,0)),</text:span><text:span text:style-name="T3">U</text:span><text:span text:style-name="T2">,3)=</text:span><text:span text:style-name="T5">$G</text:span><text:span text:style-name="T2">(</text:span><text:span text:style-name="T3">PSUVIEN</text:span><text:span text:style-name="T2">) </text:span><text:span text:style-name="T5">D  </text:span><text:span text:style-name="T4">;V CPT IEN=Visit IEN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AUPNVCPT(PSUC1,</text:p>
          </table:table-cell>
          <table:table-cell table:style-name="ce6" office:value-type="string" calcext:value-type="string">
            <text:p>V CPT</text:p>
          </table:table-cell>
          <table:table-cell table:style-name="ce9" office:value-type="string" calcext:value-type="string">
            <text:p> ..<text:span text:style-name="T1">S </text:span><text:span text:style-name="T3">PSUICD</text:span><text:span text:style-name="T2">=</text:span><text:span text:style-name="T5">$P</text:span><text:span text:style-name="T2">(</text:span><text:span text:style-name="T5">$G</text:span><text:span text:style-name="T2">(^AUPNVCPT(</text:span><text:span text:style-name="T3">PSUC1</text:span><text:span text:style-name="T2">,0)),</text:span><text:span text:style-name="T3">U</text:span><text:span text:style-name="T2">,5) </text:span><text:span text:style-name="T5">D </text:span><text:span text:style-name="T6">ICD1           </text:span><text:span text:style-name="T4">;ICD9 Ptr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AUPNVCPT(PSUC1,</text:p>
          </table:table-cell>
          <table:table-cell table:style-name="ce6" office:value-type="string" calcext:value-type="string">
            <text:p>V CPT</text:p>
          </table:table-cell>
          <table:table-cell table:style-name="ce9" office:value-type="string" calcext:value-type="string">
            <text:p> ..<text:span text:style-name="T1">S </text:span><text:span text:style-name="T3">PSUCPT</text:span><text:span text:style-name="T2">=</text:span><text:span text:style-name="T5">$P</text:span><text:span text:style-name="T2">(</text:span><text:span text:style-name="T5">$G</text:span><text:span text:style-name="T2">(^AUPNVCPT(</text:span><text:span text:style-name="T3">PSUC1</text:span><text:span text:style-name="T2">,0)),</text:span><text:span text:style-name="T3">U</text:span><text:span text:style-name="T2">,1) </text:span><text:span text:style-name="T5">D </text:span><text:span text:style-name="T6">EN</text:span><text:span text:style-name="T2">^PSUDEM6  </text:span><text:span text:style-name="T4">;grab CPT codes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AUPNVCPT("C",</text:p>
          </table:table-cell>
          <table:table-cell table:style-name="ce6" office:value-type="string" calcext:value-type="string">
            <text:p>V CPT</text:p>
          </table:table-cell>
          <table:table-cell table:style-name="ce9" office:value-type="string" calcext:value-type="string">
            <text:p> <text:span text:style-name="T1">I </text:span><text:span text:style-name="T2">'</text:span><text:span text:style-name="T5">$D</text:span><text:span text:style-name="T2">(^AUPNVCPT(</text:span><text:span text:style-name="T4">"C"</text:span><text:span text:style-name="T2">,</text:span><text:span text:style-name="T3">PSUPT</text:span><text:span text:style-name="T2">)) </text:span><text:span text:style-name="T5">S </text:span><text:span text:style-name="T3">PSUCPT</text:span><text:span text:style-name="T2">=</text:span><text:span text:style-name="T4">"" </text:span><text:span text:style-name="T5">D </text:span><text:span text:style-name="T6">EN</text:span><text:span text:style-name="T2">^PSUDEM6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ICD9(PSUICD,</text:p>
          </table:table-cell>
          <table:table-cell table:style-name="ce6" office:value-type="string" calcext:value-type="string">
            <text:p>ICD DIAGNOSIS</text:p>
          </table:table-cell>
          <table:table-cell table:style-name="ce9" office:value-type="string" calcext:value-type="string">
            <text:p> <text:span text:style-name="T1">I </text:span><text:span text:style-name="T3">PSUICD </text:span><text:span text:style-name="T5">S </text:span><text:span text:style-name="T3">PSUID2</text:span><text:span text:style-name="T2">=</text:span><text:span text:style-name="T5">$P</text:span><text:span text:style-name="T2">(</text:span><text:span text:style-name="T5">$G</text:span><text:span text:style-name="T2">(^ICD9(</text:span><text:span text:style-name="T3">PSUICD</text:span><text:span text:style-name="T2">,0)),</text:span><text:span text:style-name="T3">U</text:span><text:span text:style-name="T2">) </text:span><text:span text:style-name="T5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4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VA(200,</text:p>
          </table:table-cell>
          <table:table-cell table:style-name="ce6" office:value-type="string" calcext:value-type="string">
            <text:p>NEW PERSON</text:p>
          </table:table-cell>
          <table:table-cell table:style-name="ce9" office:value-type="string" calcext:value-type="string">
            <text:p> <text:span text:style-name="T1">S </text:span><text:span text:style-name="T3">PSUD1</text:span><text:span text:style-name="T2">=</text:span><text:span text:style-name="T5">$O</text:span><text:span text:style-name="T2">(^VA(200,</text:span><text:span text:style-name="T3">PSUIEN</text:span><text:span text:style-name="T2">,</text:span><text:span text:style-name="T4">"USC1"</text:span><text:span text:style-name="T2">,</text:span><text:span text:style-name="T3">PSUD1</text:span><text:span text:style-name="T2">),-1)  </text:span><text:span text:style-name="T4">;Find last subscript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DEM4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IC(7,</text:p>
          </table:table-cell>
          <table:table-cell table:style-name="ce6" office:value-type="string" calcext:value-type="string">
            <text:p>PROVIDER CLASS</text:p>
          </table:table-cell>
          <table:table-cell table:style-name="ce9" office:value-type="string" calcext:value-type="string">
            <text:p> .<text:span text:style-name="T1">S </text:span><text:span text:style-name="T3">PSUA</text:span><text:span text:style-name="T2">=</text:span><text:span text:style-name="T5">$P</text:span><text:span text:style-name="T2">(</text:span><text:span text:style-name="T5">$G</text:span><text:span text:style-name="T2">(^DIC(7,</text:span><text:span text:style-name="T3">PSUCLP</text:span><text:span text:style-name="T2">,0)),</text:span><text:span text:style-name="T3">U</text:span><text:span text:style-name="T2">,2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4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IC(7,</text:p>
          </table:table-cell>
          <table:table-cell table:style-name="ce6" office:value-type="string" calcext:value-type="string">
            <text:p>PROVIDER CLASS</text:p>
          </table:table-cell>
          <table:table-cell table:style-name="ce9" office:value-type="string" calcext:value-type="string">
            <text:p> .<text:span text:style-name="T1">I </text:span><text:span text:style-name="T3">PSUA</text:span><text:span text:style-name="T2">']</text:span><text:span text:style-name="T4">"" </text:span><text:span text:style-name="T5">S </text:span><text:span text:style-name="T3">PSUA</text:span><text:span text:style-name="T2">=</text:span><text:span text:style-name="T5">$P</text:span><text:span text:style-name="T2">(</text:span><text:span text:style-name="T5">$G</text:span><text:span text:style-name="T2">(^DIC(7,</text:span><text:span text:style-name="T3">PSUCLP</text:span><text:span text:style-name="T2">,0)),</text:span><text:span text:style-name="T3">U</text:span><text:span text:style-name="T2">,1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IC(49,</text:p>
          </table:table-cell>
          <table:table-cell table:style-name="ce6" office:value-type="string" calcext:value-type="string">
            <text:p>SERVICE/SECTION</text:p>
          </table:table-cell>
          <table:table-cell table:style-name="ce9" office:value-type="string" calcext:value-type="string">
            <text:p> .<text:span text:style-name="T1">S</text:span><text:span text:style-name="T2">:</text:span><text:span text:style-name="T5">$P</text:span><text:span text:style-name="T2">(</text:span><text:span text:style-name="T5">$G</text:span><text:span text:style-name="T2">(^DIC(49,</text:span><text:span text:style-name="T3">PSUSS</text:span><text:span text:style-name="T2">,0)),</text:span><text:span text:style-name="T3">U</text:span><text:span text:style-name="T2">)[</text:span><text:span text:style-name="T4">"AMBU" </text:span><text:span text:style-name="T3">PSUTMP</text:span><text:span text:style-name="T2">=</text:span><text:span text:style-name="T4">"AMB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4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IC(49,</text:p>
          </table:table-cell>
          <table:table-cell table:style-name="ce6" office:value-type="string" calcext:value-type="string">
            <text:p>SERVICE/SECTION</text:p>
          </table:table-cell>
          <table:table-cell table:style-name="ce9" office:value-type="string" calcext:value-type="string">
            <text:p> .<text:span text:style-name="T1">S</text:span><text:span text:style-name="T2">:</text:span><text:span text:style-name="T5">$P</text:span><text:span text:style-name="T2">(</text:span><text:span text:style-name="T5">$G</text:span><text:span text:style-name="T2">(^DIC(49,</text:span><text:span text:style-name="T3">PSUSS</text:span><text:span text:style-name="T2">,0)),</text:span><text:span text:style-name="T3">U</text:span><text:span text:style-name="T2">)[</text:span><text:span text:style-name="T4">"ANESTH" </text:span><text:span text:style-name="T3">PSUTMP</text:span><text:span text:style-name="T2">=</text:span><text:span text:style-name="T4">"ANES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4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IC(49,</text:p>
          </table:table-cell>
          <table:table-cell table:style-name="ce6" office:value-type="string" calcext:value-type="string">
            <text:p>SERVICE/SECTION</text:p>
          </table:table-cell>
          <table:table-cell table:style-name="ce9" office:value-type="string" calcext:value-type="string">
            <text:p> .<text:span text:style-name="T1">S</text:span><text:span text:style-name="T2">:</text:span><text:span text:style-name="T5">$P</text:span><text:span text:style-name="T2">(</text:span><text:span text:style-name="T5">$G</text:span><text:span text:style-name="T2">(^DIC(49,</text:span><text:span text:style-name="T3">PSUSS</text:span><text:span text:style-name="T2">,0)),</text:span><text:span text:style-name="T3">U</text:span><text:span text:style-name="T2">)[</text:span><text:span text:style-name="T4">"CARDIO" </text:span><text:span text:style-name="T3">PSUTMP</text:span><text:span text:style-name="T2">=</text:span><text:span text:style-name="T4">"CV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4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IC(49,</text:p>
          </table:table-cell>
          <table:table-cell table:style-name="ce6" office:value-type="string" calcext:value-type="string">
            <text:p>SERVICE/SECTION</text:p>
          </table:table-cell>
          <table:table-cell table:style-name="ce9" office:value-type="string" calcext:value-type="string">
            <text:p> .<text:span text:style-name="T1">S</text:span><text:span text:style-name="T2">:</text:span><text:span text:style-name="T5">$P</text:span><text:span text:style-name="T2">(</text:span><text:span text:style-name="T5">$G</text:span><text:span text:style-name="T2">(^DIC(49,</text:span><text:span text:style-name="T3">PSUSS</text:span><text:span text:style-name="T2">,0)),</text:span><text:span text:style-name="T3">U</text:span><text:span text:style-name="T2">)[</text:span><text:span text:style-name="T4">"PHARM" </text:span><text:span text:style-name="T3">PSUTMP</text:span><text:span text:style-name="T2">=</text:span><text:span text:style-name="T4">"CPHAR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4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IC(49,</text:p>
          </table:table-cell>
          <table:table-cell table:style-name="ce6" office:value-type="string" calcext:value-type="string">
            <text:p>SERVICE/SECTION</text:p>
          </table:table-cell>
          <table:table-cell table:style-name="ce9" office:value-type="string" calcext:value-type="string">
            <text:p> .<text:span text:style-name="T1">S</text:span><text:span text:style-name="T2">:</text:span><text:span text:style-name="T5">$P</text:span><text:span text:style-name="T2">(</text:span><text:span text:style-name="T5">$G</text:span><text:span text:style-name="T2">(^DIC(49,</text:span><text:span text:style-name="T3">PSUSS</text:span><text:span text:style-name="T2">,0)),</text:span><text:span text:style-name="T3">U</text:span><text:span text:style-name="T2">)[</text:span><text:span text:style-name="T4">"DENT" </text:span><text:span text:style-name="T3">PSUTMP</text:span><text:span text:style-name="T2">=</text:span><text:span text:style-name="T4">"DDS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IC(49,</text:p>
          </table:table-cell>
          <table:table-cell table:style-name="ce6" office:value-type="string" calcext:value-type="string">
            <text:p>SERVICE/SECTION</text:p>
          </table:table-cell>
          <table:table-cell table:style-name="ce9" office:value-type="string" calcext:value-type="string">
            <text:p> .<text:span text:style-name="T1">S</text:span><text:span text:style-name="T2">:</text:span><text:span text:style-name="T5">$P</text:span><text:span text:style-name="T2">(</text:span><text:span text:style-name="T5">$G</text:span><text:span text:style-name="T2">(^DIC(49,</text:span><text:span text:style-name="T3">PSUSS</text:span><text:span text:style-name="T2">,0)),</text:span><text:span text:style-name="T3">U</text:span><text:span text:style-name="T2">)[</text:span><text:span text:style-name="T4">"MEDIC" </text:span><text:span text:style-name="T3">PSUTMP</text:span><text:span text:style-name="T2">=</text:span><text:span text:style-name="T4">"MED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4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IC(49,</text:p>
          </table:table-cell>
          <table:table-cell table:style-name="ce6" office:value-type="string" calcext:value-type="string">
            <text:p>SERVICE/SECTION</text:p>
          </table:table-cell>
          <table:table-cell table:style-name="ce9" office:value-type="string" calcext:value-type="string">
            <text:p> .<text:span text:style-name="T1">S</text:span><text:span text:style-name="T2">:</text:span><text:span text:style-name="T5">$P</text:span><text:span text:style-name="T2">(</text:span><text:span text:style-name="T5">$G</text:span><text:span text:style-name="T2">(^DIC(49,</text:span><text:span text:style-name="T3">PSUSS</text:span><text:span text:style-name="T2">,0)),</text:span><text:span text:style-name="T3">U</text:span><text:span text:style-name="T2">)[</text:span><text:span text:style-name="T4">"INTERMED" </text:span><text:span text:style-name="T3">PSUTMP</text:span><text:span text:style-name="T2">=</text:span><text:span text:style-name="T4">"IM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4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IC(49,</text:p>
          </table:table-cell>
          <table:table-cell table:style-name="ce6" office:value-type="string" calcext:value-type="string">
            <text:p>SERVICE/SECTION</text:p>
          </table:table-cell>
          <table:table-cell table:style-name="ce9" office:value-type="string" calcext:value-type="string">
            <text:p> .<text:span text:style-name="T1">S</text:span><text:span text:style-name="T2">:</text:span><text:span text:style-name="T5">$P</text:span><text:span text:style-name="T2">(</text:span><text:span text:style-name="T5">$G</text:span><text:span text:style-name="T2">(^DIC(49,</text:span><text:span text:style-name="T3">PSUSS</text:span><text:span text:style-name="T2">,0)),</text:span><text:span text:style-name="T3">U</text:span><text:span text:style-name="T2">)[</text:span><text:span text:style-name="T4">"NUCLEAR" </text:span><text:span text:style-name="T3">PSUTMP</text:span><text:span text:style-name="T2">=</text:span><text:span text:style-name="T4">"NUM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4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IC(49,</text:p>
          </table:table-cell>
          <table:table-cell table:style-name="ce6" office:value-type="string" calcext:value-type="string">
            <text:p>SERVICE/SECTION</text:p>
          </table:table-cell>
          <table:table-cell table:style-name="ce9" office:value-type="string" calcext:value-type="string">
            <text:p> .<text:span text:style-name="T1">S</text:span><text:span text:style-name="T2">:</text:span><text:span text:style-name="T5">$P</text:span><text:span text:style-name="T2">(</text:span><text:span text:style-name="T5">$G</text:span><text:span text:style-name="T2">(^DIC(49,</text:span><text:span text:style-name="T3">PSUSS</text:span><text:span text:style-name="T2">,0)),</text:span><text:span text:style-name="T3">U</text:span><text:span text:style-name="T2">)[</text:span><text:span text:style-name="T4">"NURSING" </text:span><text:span text:style-name="T3">PSUTMP</text:span><text:span text:style-name="T2">=</text:span><text:span text:style-name="T4">"RN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4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IC(49,</text:p>
          </table:table-cell>
          <table:table-cell table:style-name="ce6" office:value-type="string" calcext:value-type="string">
            <text:p>SERVICE/SECTION</text:p>
          </table:table-cell>
          <table:table-cell table:style-name="ce9" office:value-type="string" calcext:value-type="string">
            <text:p> .<text:span text:style-name="T1">S</text:span><text:span text:style-name="T2">:</text:span><text:span text:style-name="T5">$P</text:span><text:span text:style-name="T2">(</text:span><text:span text:style-name="T5">$G</text:span><text:span text:style-name="T2">(^DIC(49,</text:span><text:span text:style-name="T3">PSUSS</text:span><text:span text:style-name="T2">,0)),</text:span><text:span text:style-name="T3">U</text:span><text:span text:style-name="T2">)[</text:span><text:span text:style-name="T4">"ORTHOPED" </text:span><text:span text:style-name="T3">PSUTMP</text:span><text:span text:style-name="T2">=</text:span><text:span text:style-name="T4">"ORTHO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4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IC(49,</text:p>
          </table:table-cell>
          <table:table-cell table:style-name="ce6" office:value-type="string" calcext:value-type="string">
            <text:p>SERVICE/SECTION</text:p>
          </table:table-cell>
          <table:table-cell table:style-name="ce9" office:value-type="string" calcext:value-type="string">
            <text:p> .<text:span text:style-name="T1">S</text:span><text:span text:style-name="T2">:</text:span><text:span text:style-name="T5">$P</text:span><text:span text:style-name="T2">(</text:span><text:span text:style-name="T5">$G</text:span><text:span text:style-name="T2">(^DIC(49,</text:span><text:span text:style-name="T3">PSUSS</text:span><text:span text:style-name="T2">,0)),</text:span><text:span text:style-name="T3">U</text:span><text:span text:style-name="T2">)[</text:span><text:span text:style-name="T4">"PSYCHIA" </text:span><text:span text:style-name="T3">PSUTMP</text:span><text:span text:style-name="T2">=</text:span><text:span text:style-name="T4">"PSY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4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IC(49,</text:p>
          </table:table-cell>
          <table:table-cell table:style-name="ce6" office:value-type="string" calcext:value-type="string">
            <text:p>SERVICE/SECTION</text:p>
          </table:table-cell>
          <table:table-cell table:style-name="ce9" office:value-type="string" calcext:value-type="string">
            <text:p> .<text:span text:style-name="T1">S</text:span><text:span text:style-name="T2">:</text:span><text:span text:style-name="T5">$P</text:span><text:span text:style-name="T2">(</text:span><text:span text:style-name="T5">$G</text:span><text:span text:style-name="T2">(^DIC(49,</text:span><text:span text:style-name="T3">PSUSS</text:span><text:span text:style-name="T2">,0)),</text:span><text:span text:style-name="T3">U</text:span><text:span text:style-name="T2">)[</text:span><text:span text:style-name="T4">"MENTAL" </text:span><text:span text:style-name="T3">PSUTMP</text:span><text:span text:style-name="T2">=</text:span><text:span text:style-name="T4">"PSY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4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IC(49,</text:p>
          </table:table-cell>
          <table:table-cell table:style-name="ce6" office:value-type="string" calcext:value-type="string">
            <text:p>SERVICE/SECTION</text:p>
          </table:table-cell>
          <table:table-cell table:style-name="ce9" office:value-type="string" calcext:value-type="string">
            <text:p> .<text:span text:style-name="T1">S</text:span><text:span text:style-name="T2">:</text:span><text:span text:style-name="T5">$P</text:span><text:span text:style-name="T2">(</text:span><text:span text:style-name="T5">$G</text:span><text:span text:style-name="T2">(^DIC(49,</text:span><text:span text:style-name="T3">PSUSS</text:span><text:span text:style-name="T2">,0)),</text:span><text:span text:style-name="T3">U</text:span><text:span text:style-name="T2">)[</text:span><text:span text:style-name="T4">"PRIMARY" </text:span><text:span text:style-name="T3">PSUTMP</text:span><text:span text:style-name="T2">=</text:span><text:span text:style-name="T4">"AMB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4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IC(49,</text:p>
          </table:table-cell>
          <table:table-cell table:style-name="ce6" office:value-type="string" calcext:value-type="string">
            <text:p>SERVICE/SECTION</text:p>
          </table:table-cell>
          <table:table-cell table:style-name="ce9" office:value-type="string" calcext:value-type="string">
            <text:p> .<text:span text:style-name="T1">S</text:span><text:span text:style-name="T2">:</text:span><text:span text:style-name="T5">$P</text:span><text:span text:style-name="T2">(</text:span><text:span text:style-name="T5">$G</text:span><text:span text:style-name="T2">(^DIC(49,</text:span><text:span text:style-name="T3">PSUSS</text:span><text:span text:style-name="T2">,0)),</text:span><text:span text:style-name="T3">U</text:span><text:span text:style-name="T2">)[</text:span><text:span text:style-name="T4">"CBOC" </text:span><text:span text:style-name="T3">PSUTMP</text:span><text:span text:style-name="T2">=</text:span><text:span text:style-name="T4">"AMB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4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IC(49,</text:p>
          </table:table-cell>
          <table:table-cell table:style-name="ce6" office:value-type="string" calcext:value-type="string">
            <text:p>SERVICE/SECTION</text:p>
          </table:table-cell>
          <table:table-cell table:style-name="ce9" office:value-type="string" calcext:value-type="string">
            <text:p> .<text:span text:style-name="T1">S</text:span><text:span text:style-name="T2">:</text:span><text:span text:style-name="T5">$P</text:span><text:span text:style-name="T2">(</text:span><text:span text:style-name="T5">$G</text:span><text:span text:style-name="T2">(^DIC(49,</text:span><text:span text:style-name="T3">PSUSS</text:span><text:span text:style-name="T2">,0)),</text:span><text:span text:style-name="T3">U</text:span><text:span text:style-name="T2">)[</text:span><text:span text:style-name="T4">"OPHTH" </text:span><text:span text:style-name="T3">PSUTMP</text:span><text:span text:style-name="T2">=</text:span><text:span text:style-name="T4">"OPH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4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IC(49,</text:p>
          </table:table-cell>
          <table:table-cell table:style-name="ce6" office:value-type="string" calcext:value-type="string">
            <text:p>SERVICE/SECTION</text:p>
          </table:table-cell>
          <table:table-cell table:style-name="ce9" office:value-type="string" calcext:value-type="string">
            <text:p> .<text:span text:style-name="T1">S</text:span><text:span text:style-name="T2">:</text:span><text:span text:style-name="T5">$P</text:span><text:span text:style-name="T2">(</text:span><text:span text:style-name="T5">$G</text:span><text:span text:style-name="T2">(^DIC(49,</text:span><text:span text:style-name="T3">PSUSS</text:span><text:span text:style-name="T2">,0)),</text:span><text:span text:style-name="T3">U</text:span><text:span text:style-name="T2">)[</text:span><text:span text:style-name="T4">"PULM" </text:span><text:span text:style-name="T3">PSUTMP</text:span><text:span text:style-name="T2">=</text:span><text:span text:style-name="T4">"PUL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4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IC(49,</text:p>
          </table:table-cell>
          <table:table-cell table:style-name="ce6" office:value-type="string" calcext:value-type="string">
            <text:p>SERVICE/SECTION</text:p>
          </table:table-cell>
          <table:table-cell table:style-name="ce9" office:value-type="string" calcext:value-type="string">
            <text:p> .<text:span text:style-name="T1">S</text:span><text:span text:style-name="T2">:</text:span><text:span text:style-name="T5">$P</text:span><text:span text:style-name="T2">(</text:span><text:span text:style-name="T5">$G</text:span><text:span text:style-name="T2">(^DIC(49,</text:span><text:span text:style-name="T3">PSUSS</text:span><text:span text:style-name="T2">,0)),</text:span><text:span text:style-name="T3">U</text:span><text:span text:style-name="T2">)[</text:span><text:span text:style-name="T4">"RADIOL" </text:span><text:span text:style-name="T3">PSUTMP</text:span><text:span text:style-name="T2">=</text:span><text:span text:style-name="T4">"RAD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4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IC(49,</text:p>
          </table:table-cell>
          <table:table-cell table:style-name="ce6" office:value-type="string" calcext:value-type="string">
            <text:p>SERVICE/SECTION</text:p>
          </table:table-cell>
          <table:table-cell table:style-name="ce9" office:value-type="string" calcext:value-type="string">
            <text:p> .<text:span text:style-name="T1">S</text:span><text:span text:style-name="T2">:</text:span><text:span text:style-name="T5">$P</text:span><text:span text:style-name="T2">(</text:span><text:span text:style-name="T5">$G</text:span><text:span text:style-name="T2">(^DIC(49,</text:span><text:span text:style-name="T3">PSUSS</text:span><text:span text:style-name="T2">,0)),</text:span><text:span text:style-name="T3">U</text:span><text:span text:style-name="T2">)[</text:span><text:span text:style-name="T4">"SURG" </text:span><text:span text:style-name="T3">PSUTMP</text:span><text:span text:style-name="T2">=</text:span><text:span text:style-name="T4">"SUR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4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IC(49,</text:p>
          </table:table-cell>
          <table:table-cell table:style-name="ce6" office:value-type="string" calcext:value-type="string">
            <text:p>SERVICE/SECTION</text:p>
          </table:table-cell>
          <table:table-cell table:style-name="ce9" office:value-type="string" calcext:value-type="string">
            <text:p> .<text:span text:style-name="T1">S</text:span><text:span text:style-name="T2">:</text:span><text:span text:style-name="T5">$P</text:span><text:span text:style-name="T2">(</text:span><text:span text:style-name="T5">$G</text:span><text:span text:style-name="T2">(^DIC(49,</text:span><text:span text:style-name="T3">PSUSS</text:span><text:span text:style-name="T2">,0)),</text:span><text:span text:style-name="T3">U</text:span><text:span text:style-name="T2">)[</text:span><text:span text:style-name="T4">"UROLOG" </text:span><text:span text:style-name="T3">PSUTMP</text:span><text:span text:style-name="T2">=</text:span><text:span text:style-name="T4">"U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4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IC(49,</text:p>
          </table:table-cell>
          <table:table-cell table:style-name="ce6" office:value-type="string" calcext:value-type="string">
            <text:p>SERVICE/SECTION</text:p>
          </table:table-cell>
          <table:table-cell table:style-name="ce9" office:value-type="string" calcext:value-type="string">
            <text:p> .<text:span text:style-name="T1">S</text:span><text:span text:style-name="T2">:</text:span><text:span text:style-name="T5">$P</text:span><text:span text:style-name="T2">(</text:span><text:span text:style-name="T5">$G</text:span><text:span text:style-name="T2">(^DIC(49,</text:span><text:span text:style-name="T3">PSUSS</text:span><text:span text:style-name="T2">,0)),</text:span><text:span text:style-name="T3">U</text:span><text:span text:style-name="T2">)[</text:span><text:span text:style-name="T4">"NEUROL" </text:span><text:span text:style-name="T3">PSUTMP</text:span><text:span text:style-name="T2">=</text:span><text:span text:style-name="T4">"NEUR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4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USC(8932.1,</text:p>
          </table:table-cell>
          <table:table-cell table:style-name="ce6" office:value-type="string" calcext:value-type="string">
            <text:p>PERSON CLASS</text:p>
          </table:table-cell>
          <table:table-cell table:style-name="ce9" office:value-type="string" calcext:value-type="string">
            <text:p> .<text:span text:style-name="T1">S </text:span><text:span text:style-name="T3">PSUREC</text:span><text:span text:style-name="T2">=</text:span><text:span text:style-name="T5">$P</text:span><text:span text:style-name="T2">(</text:span><text:span text:style-name="T5">$G</text:span><text:span text:style-name="T2">(^USC(8932.1,</text:span><text:span text:style-name="T3">PSUSP</text:span><text:span text:style-name="T2">,0)),</text:span><text:span text:style-name="T3">U</text:span><text:span text:style-name="T2">,2) </text:span><text:span text:style-name="T5">D </text:span><text:span text:style-name="T6">REC</text:span><text:span text:style-name="T2">^PSUDEM2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PSUDEM4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USC(8932.1,</text:p>
          </table:table-cell>
          <table:table-cell table:style-name="ce6" office:value-type="string" calcext:value-type="string">
            <text:p>PERSON CLASS</text:p>
          </table:table-cell>
          <table:table-cell table:style-name="ce9" office:value-type="string" calcext:value-type="string">
            <text:p> ..<text:span text:style-name="T1">I $P</text:span><text:span text:style-name="T2">(^USC(8932.1,</text:span><text:span text:style-name="T3">PSUSP</text:span><text:span text:style-name="T2">,0),</text:span><text:span text:style-name="T3">U</text:span><text:span text:style-name="T2">,2)=</text:span><text:span text:style-name="T4">"" </text:span><text:span text:style-name="T5">S $P</text:span><text:span text:style-name="T2">(^XTMP(</text:span><text:span text:style-name="T4">"PSU_"</text:span><text:span text:style-name="T2">_</text:span><text:span text:style-name="T3">PSUJOB</text:span><text:span text:style-name="T2">,</text:span><text:span text:style-name="T4">"PSUPROV"</text:span><text:span text:style-name="T2">,</text:span><text:span text:style-name="T3">PSUIEN</text:span><text:span text:style-name="T2">),</text:span><text:span text:style-name="T3">U</text:span><text:span text:style-name="T2">,7)=</text:span><text:span text:style-name="T4">"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4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USC(8932.1,</text:p>
          </table:table-cell>
          <table:table-cell table:style-name="ce6" office:value-type="string" calcext:value-type="string">
            <text:p>PERSON CLASS</text:p>
          </table:table-cell>
          <table:table-cell table:style-name="ce9" office:value-type="string" calcext:value-type="string">
            <text:p> .<text:span text:style-name="T1">S </text:span><text:span text:style-name="T3">PSUREC</text:span><text:span text:style-name="T2">=</text:span><text:span text:style-name="T5">$P</text:span><text:span text:style-name="T2">(</text:span><text:span text:style-name="T5">$G</text:span><text:span text:style-name="T2">(^USC(8932.1,</text:span><text:span text:style-name="T3">PSUSP</text:span><text:span text:style-name="T2">,0)),</text:span><text:span text:style-name="T3">U</text:span><text:span text:style-name="T2">,3) </text:span><text:span text:style-name="T5">D </text:span><text:span text:style-name="T6">REC</text:span><text:span text:style-name="T2">^PSUDEM2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PSUDEM4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USC(8932.1,</text:p>
          </table:table-cell>
          <table:table-cell table:style-name="ce6" office:value-type="string" calcext:value-type="string">
            <text:p>PERSON CLASS</text:p>
          </table:table-cell>
          <table:table-cell table:style-name="ce9" office:value-type="string" calcext:value-type="string">
            <text:p> ..<text:span text:style-name="T1">I $P</text:span><text:span text:style-name="T2">(^USC(8932.1,</text:span><text:span text:style-name="T3">PSUSP</text:span><text:span text:style-name="T2">,0),</text:span><text:span text:style-name="T3">U</text:span><text:span text:style-name="T2">,3)=</text:span><text:span text:style-name="T4">"" </text:span><text:span text:style-name="T5">S $P</text:span><text:span text:style-name="T2">(^XTMP(</text:span><text:span text:style-name="T4">"PSU_"</text:span><text:span text:style-name="T2">_</text:span><text:span text:style-name="T3">PSUJOB</text:span><text:span text:style-name="T2">,</text:span><text:span text:style-name="T4">"PSUPROV"</text:span><text:span text:style-name="T2">,</text:span><text:span text:style-name="T3">PSUIEN</text:span><text:span text:style-name="T2">),</text:span><text:span text:style-name="T3">U</text:span><text:span text:style-name="T2">,8)=</text:span><text:span text:style-name="T4">"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ICPT(PSUCPT,</text:p>
          </table:table-cell>
          <table:table-cell table:style-name="ce6" office:value-type="string" calcext:value-type="string">
            <text:p>CPT</text:p>
          </table:table-cell>
          <table:table-cell table:style-name="ce9" office:value-type="string" calcext:value-type="string">
            <text:p> <text:span text:style-name="T1">I $G</text:span><text:span text:style-name="T2">(</text:span><text:span text:style-name="T3">PSUCPT</text:span><text:span text:style-name="T2">) </text:span><text:span text:style-name="T5">S </text:span><text:span text:style-name="T3">PSUCPT1</text:span><text:span text:style-name="T2">=</text:span><text:span text:style-name="T5">$P</text:span><text:span text:style-name="T2">(</text:span><text:span text:style-name="T5">$G</text:span><text:span text:style-name="T2">(^ICPT(</text:span><text:span text:style-name="T3">PSUCPT</text:span><text:span text:style-name="T2">,0)),</text:span><text:span text:style-name="T3">U</text:span><text:span text:style-name="T2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DGPT("ADS",</text:p>
          </table:table-cell>
          <table:table-cell table:style-name="ce6" office:value-type="string" calcext:value-type="string">
            <text:p>PTF</text:p>
          </table:table-cell>
          <table:table-cell table:style-name="ce9" office:value-type="string" calcext:value-type="string">
            <text:p> <text:span text:style-name="T1">F  S </text:span><text:span text:style-name="T3">PSUDD</text:span><text:span text:style-name="T2">=</text:span><text:span text:style-name="T5">$O</text:span><text:span text:style-name="T2">(^DGPT(</text:span><text:span text:style-name="T4">"ADS"</text:span><text:span text:style-name="T2">,</text:span><text:span text:style-name="T3">PSUDD</text:span><text:span text:style-name="T2">)) </text:span><text:span text:style-name="T5">Q</text:span><text:span text:style-name="T2">:'</text:span><text:span text:style-name="T3">PSUDD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DGPT("ADS",</text:p>
          </table:table-cell>
          <table:table-cell table:style-name="ce6" office:value-type="string" calcext:value-type="string">
            <text:p>PTF</text:p>
          </table:table-cell>
          <table:table-cell table:style-name="ce9" office:value-type="string" calcext:value-type="string">
            <text:p> ..<text:span text:style-name="T1">F  S </text:span><text:span text:style-name="T3">PSUIEN</text:span><text:span text:style-name="T2">=</text:span><text:span text:style-name="T5">$O</text:span><text:span text:style-name="T2">(^DGPT(</text:span><text:span text:style-name="T4">"ADS"</text:span><text:span text:style-name="T2">,</text:span><text:span text:style-name="T3">PSUDD</text:span><text:span text:style-name="T2">,</text:span><text:span text:style-name="T3">PSUIEN</text:span><text:span text:style-name="T2">)) </text:span><text:span text:style-name="T5">Q</text:span><text:span text:style-name="T2">:'</text:span><text:span text:style-name="T3">PSUIEN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GPT(PSUIEN,</text:p>
          </table:table-cell>
          <table:table-cell table:style-name="ce6" office:value-type="string" calcext:value-type="string">
            <text:p>PTF</text:p>
          </table:table-cell>
          <table:table-cell table:style-name="ce9" office:value-type="string" calcext:value-type="string">
            <text:p> ...<text:span text:style-name="T1">S </text:span><text:span text:style-name="T3">PSUDT</text:span><text:span text:style-name="T2">=</text:span><text:span text:style-name="T5">$P</text:span><text:span text:style-name="T2">(</text:span><text:span text:style-name="T5">$G</text:span><text:span text:style-name="T2">(^DGPT(</text:span><text:span text:style-name="T3">PSUIEN</text:span><text:span text:style-name="T2">,0)),</text:span><text:span text:style-name="T3">U</text:span><text:span text:style-name="T2">,2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7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GPT(PSUIEN,</text:p>
          </table:table-cell>
          <table:table-cell table:style-name="ce6" office:value-type="string" calcext:value-type="string">
            <text:p>PTF</text:p>
          </table:table-cell>
          <table:table-cell table:style-name="ce9" office:value-type="string" calcext:value-type="string">
            <text:p> <text:span text:style-name="T1">S </text:span><text:span text:style-name="T3">PSUPT</text:span><text:span text:style-name="T2">=</text:span><text:span text:style-name="T5">$P</text:span><text:span text:style-name="T2">(</text:span><text:span text:style-name="T5">$G</text:span><text:span text:style-name="T2">(^DGPT(</text:span><text:span text:style-name="T3">PSUIEN</text:span><text:span text:style-name="T2">,0)),</text:span><text:span text:style-name="T3">U</text:span><text:span text:style-name="T2">)     </text:span><text:span text:style-name="T4">;Pointer to patient file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7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PT(PSUPT,</text:p>
          </table:table-cell>
          <table:table-cell table:style-name="ce6" office:value-type="string" calcext:value-type="string">
            <text:p>PATIENT</text:p>
          </table:table-cell>
          <table:table-cell table:style-name="ce9" office:value-type="string" calcext:value-type="string">
            <text:p> .<text:span text:style-name="T1">S </text:span><text:span text:style-name="T3">PSUREC</text:span><text:span text:style-name="T2">=</text:span><text:span text:style-name="T5">$P</text:span><text:span text:style-name="T2">(</text:span><text:span text:style-name="T5">$G</text:span><text:span text:style-name="T2">(^DPT(</text:span><text:span text:style-name="T3">PSUPT</text:span><text:span text:style-name="T2">,0)),</text:span><text:span text:style-name="T3">U</text:span><text:span text:style-name="T2">,9) </text:span><text:span text:style-name="T5">D </text:span><text:span text:style-name="T6">REC </text:span><text:span text:style-name="T5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GPT(PSUC,</text:p>
          </table:table-cell>
          <table:table-cell table:style-name="ce6" office:value-type="string" calcext:value-type="string">
            <text:p>PTF</text:p>
          </table:table-cell>
          <table:table-cell table:style-name="ce9" office:value-type="string" calcext:value-type="string">
            <text:p> <text:span text:style-name="T1">S </text:span><text:span text:style-name="T3">PSU1</text:span><text:span text:style-name="T2">=</text:span><text:span text:style-name="T5">$P</text:span><text:span text:style-name="T2">(</text:span><text:span text:style-name="T5">$G</text:span><text:span text:style-name="T2">(^DGPT(</text:span><text:span text:style-name="T3">PSUC</text:span><text:span text:style-name="T2">,70)),</text:span><text:span text:style-name="T3">U</text:span><text:span text:style-name="T2">,10) </text:span><text:span text:style-name="T5">S</text:span><text:span text:style-name="T2">:</text:span><text:span text:style-name="T3">PSU1</text:span><text:span text:style-name="T2">=</text:span><text:span text:style-name="T4">"" </text:span><text:span text:style-name="T3">PSU1</text:span><text:span text:style-name="T2">=</text:span><text:span text:style-name="T4">"NULL"  ;Ptr 1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GPT(PSUC,</text:p>
          </table:table-cell>
          <table:table-cell table:style-name="ce6" office:value-type="string" calcext:value-type="string">
            <text:p>PTF</text:p>
          </table:table-cell>
          <table:table-cell table:style-name="ce9" office:value-type="string" calcext:value-type="string">
            <text:p> <text:span text:style-name="T1">S </text:span><text:span text:style-name="T3">PSU2</text:span><text:span text:style-name="T2">=</text:span><text:span text:style-name="T5">$P</text:span><text:span text:style-name="T2">(</text:span><text:span text:style-name="T5">$G</text:span><text:span text:style-name="T2">(^DGPT(</text:span><text:span text:style-name="T3">PSUC</text:span><text:span text:style-name="T2">,70)),</text:span><text:span text:style-name="T3">U</text:span><text:span text:style-name="T2">,16) </text:span><text:span text:style-name="T5">S</text:span><text:span text:style-name="T2">:</text:span><text:span text:style-name="T3">PSU2</text:span><text:span text:style-name="T2">=</text:span><text:span text:style-name="T4">"" </text:span><text:span text:style-name="T3">PSU2</text:span><text:span text:style-name="T2">=</text:span><text:span text:style-name="T4">"NULL"  ;Ptr 2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GPT(PSUC,</text:p>
          </table:table-cell>
          <table:table-cell table:style-name="ce6" office:value-type="string" calcext:value-type="string">
            <text:p>PTF</text:p>
          </table:table-cell>
          <table:table-cell table:style-name="ce9" office:value-type="string" calcext:value-type="string">
            <text:p> <text:span text:style-name="T1">S </text:span><text:span text:style-name="T3">PSU3</text:span><text:span text:style-name="T2">=</text:span><text:span text:style-name="T5">$P</text:span><text:span text:style-name="T2">(</text:span><text:span text:style-name="T5">$G</text:span><text:span text:style-name="T2">(^DGPT(</text:span><text:span text:style-name="T3">PSUC</text:span><text:span text:style-name="T2">,70)),</text:span><text:span text:style-name="T3">U</text:span><text:span text:style-name="T2">,17) </text:span><text:span text:style-name="T5">S</text:span><text:span text:style-name="T2">:</text:span><text:span text:style-name="T3">PSU3</text:span><text:span text:style-name="T2">=</text:span><text:span text:style-name="T4">"" </text:span><text:span text:style-name="T3">PSU3</text:span><text:span text:style-name="T2">=</text:span><text:span text:style-name="T4">"NULL"  ;Ptr 3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GPT(PSUC,</text:p>
          </table:table-cell>
          <table:table-cell table:style-name="ce6" office:value-type="string" calcext:value-type="string">
            <text:p>PTF</text:p>
          </table:table-cell>
          <table:table-cell table:style-name="ce9" office:value-type="string" calcext:value-type="string">
            <text:p> <text:span text:style-name="T1">S </text:span><text:span text:style-name="T3">PSU4</text:span><text:span text:style-name="T2">=</text:span><text:span text:style-name="T5">$P</text:span><text:span text:style-name="T2">(</text:span><text:span text:style-name="T5">$G</text:span><text:span text:style-name="T2">(^DGPT(</text:span><text:span text:style-name="T3">PSUC</text:span><text:span text:style-name="T2">,70)),</text:span><text:span text:style-name="T3">U</text:span><text:span text:style-name="T2">,18) </text:span><text:span text:style-name="T5">S</text:span><text:span text:style-name="T2">:</text:span><text:span text:style-name="T3">PSU4</text:span><text:span text:style-name="T2">=</text:span><text:span text:style-name="T4">"" </text:span><text:span text:style-name="T3">PSU4</text:span><text:span text:style-name="T2">=</text:span><text:span text:style-name="T4">"NULL"  ;Ptr 4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GPT(PSUC,</text:p>
          </table:table-cell>
          <table:table-cell table:style-name="ce6" office:value-type="string" calcext:value-type="string">
            <text:p>PTF</text:p>
          </table:table-cell>
          <table:table-cell table:style-name="ce9" office:value-type="string" calcext:value-type="string">
            <text:p> <text:span text:style-name="T1">S </text:span><text:span text:style-name="T3">PSU5</text:span><text:span text:style-name="T2">=</text:span><text:span text:style-name="T5">$P</text:span><text:span text:style-name="T2">(</text:span><text:span text:style-name="T5">$G</text:span><text:span text:style-name="T2">(^DGPT(</text:span><text:span text:style-name="T3">PSUC</text:span><text:span text:style-name="T2">,70)),</text:span><text:span text:style-name="T3">U</text:span><text:span text:style-name="T2">,19) </text:span><text:span text:style-name="T5">S</text:span><text:span text:style-name="T2">:</text:span><text:span text:style-name="T3">PSU5</text:span><text:span text:style-name="T2">=</text:span><text:span text:style-name="T4">"" </text:span><text:span text:style-name="T3">PSU5</text:span><text:span text:style-name="T2">=</text:span><text:span text:style-name="T4">"NULL"  ;Ptr 5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GPT(PSUC,</text:p>
          </table:table-cell>
          <table:table-cell table:style-name="ce6" office:value-type="string" calcext:value-type="string">
            <text:p>PTF</text:p>
          </table:table-cell>
          <table:table-cell table:style-name="ce9" office:value-type="string" calcext:value-type="string">
            <text:p> <text:span text:style-name="T1">S </text:span><text:span text:style-name="T3">PSU6</text:span><text:span text:style-name="T2">=</text:span><text:span text:style-name="T5">$P</text:span><text:span text:style-name="T2">(</text:span><text:span text:style-name="T5">$G</text:span><text:span text:style-name="T2">(^DGPT(</text:span><text:span text:style-name="T3">PSUC</text:span><text:span text:style-name="T2">,70)),</text:span><text:span text:style-name="T3">U</text:span><text:span text:style-name="T2">,20) </text:span><text:span text:style-name="T5">S</text:span><text:span text:style-name="T2">:</text:span><text:span text:style-name="T3">PSU6</text:span><text:span text:style-name="T2">=</text:span><text:span text:style-name="T4">"" </text:span><text:span text:style-name="T3">PSU6</text:span><text:span text:style-name="T2">=</text:span><text:span text:style-name="T4">"NULL"  ;Ptr 6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GPT(PSUC,</text:p>
          </table:table-cell>
          <table:table-cell table:style-name="ce6" office:value-type="string" calcext:value-type="string">
            <text:p>PTF</text:p>
          </table:table-cell>
          <table:table-cell table:style-name="ce9" office:value-type="string" calcext:value-type="string">
            <text:p> <text:span text:style-name="T1">S </text:span><text:span text:style-name="T3">PSU7</text:span><text:span text:style-name="T2">=</text:span><text:span text:style-name="T5">$P</text:span><text:span text:style-name="T2">(</text:span><text:span text:style-name="T5">$G</text:span><text:span text:style-name="T2">(^DGPT(</text:span><text:span text:style-name="T3">PSUC</text:span><text:span text:style-name="T2">,70)),</text:span><text:span text:style-name="T3">U</text:span><text:span text:style-name="T2">,21) </text:span><text:span text:style-name="T5">S</text:span><text:span text:style-name="T2">:</text:span><text:span text:style-name="T3">PSU7</text:span><text:span text:style-name="T2">=</text:span><text:span text:style-name="T4">"" </text:span><text:span text:style-name="T3">PSU7</text:span><text:span text:style-name="T2">=</text:span><text:span text:style-name="T4">"NULL"  ;Ptr 7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GPT(PSUC,</text:p>
          </table:table-cell>
          <table:table-cell table:style-name="ce6" office:value-type="string" calcext:value-type="string">
            <text:p>PTF</text:p>
          </table:table-cell>
          <table:table-cell table:style-name="ce9" office:value-type="string" calcext:value-type="string">
            <text:p> <text:span text:style-name="T1">S </text:span><text:span text:style-name="T3">PSU8</text:span><text:span text:style-name="T2">=</text:span><text:span text:style-name="T5">$P</text:span><text:span text:style-name="T2">(</text:span><text:span text:style-name="T5">$G</text:span><text:span text:style-name="T2">(^DGPT(</text:span><text:span text:style-name="T3">PSUC</text:span><text:span text:style-name="T2">,70)),</text:span><text:span text:style-name="T3">U</text:span><text:span text:style-name="T2">,22) </text:span><text:span text:style-name="T5">S</text:span><text:span text:style-name="T2">:</text:span><text:span text:style-name="T3">PSU8</text:span><text:span text:style-name="T2">=</text:span><text:span text:style-name="T4">"" </text:span><text:span text:style-name="T3">PSU8</text:span><text:span text:style-name="T2">=</text:span><text:span text:style-name="T4">"NULL"  ;Ptr 8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GPT(PSUC,</text:p>
          </table:table-cell>
          <table:table-cell table:style-name="ce6" office:value-type="string" calcext:value-type="string">
            <text:p>PTF</text:p>
          </table:table-cell>
          <table:table-cell table:style-name="ce9" office:value-type="string" calcext:value-type="string">
            <text:p> <text:span text:style-name="T1">S </text:span><text:span text:style-name="T3">PSU9</text:span><text:span text:style-name="T2">=</text:span><text:span text:style-name="T5">$P</text:span><text:span text:style-name="T2">(</text:span><text:span text:style-name="T5">$G</text:span><text:span text:style-name="T2">(^DGPT(</text:span><text:span text:style-name="T3">PSUC</text:span><text:span text:style-name="T2">,70)),</text:span><text:span text:style-name="T3">U</text:span><text:span text:style-name="T2">,23) </text:span><text:span text:style-name="T5">S</text:span><text:span text:style-name="T2">:</text:span><text:span text:style-name="T3">PSU9</text:span><text:span text:style-name="T2">=</text:span><text:span text:style-name="T4">"" </text:span><text:span text:style-name="T3">PSU9</text:span><text:span text:style-name="T2">=</text:span><text:span text:style-name="T4">"NULL"  ;Ptr 9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8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GPT(PSUC,</text:p>
          </table:table-cell>
          <table:table-cell table:style-name="ce6" office:value-type="string" calcext:value-type="string">
            <text:p>PTF</text:p>
          </table:table-cell>
          <table:table-cell table:style-name="ce9" office:value-type="string" calcext:value-type="string">
            <text:p> <text:span text:style-name="T1">S </text:span><text:span text:style-name="T3">PSU10</text:span><text:span text:style-name="T2">=</text:span><text:span text:style-name="T5">$P</text:span><text:span text:style-name="T2">(</text:span><text:span text:style-name="T5">$G</text:span><text:span text:style-name="T2">(^DGPT(</text:span><text:span text:style-name="T3">PSUC</text:span><text:span text:style-name="T2">,70)),</text:span><text:span text:style-name="T3">U</text:span><text:span text:style-name="T2">,24) </text:span><text:span text:style-name="T5">S</text:span><text:span text:style-name="T2">:</text:span><text:span text:style-name="T3">PSU10</text:span><text:span text:style-name="T2">=</text:span><text:span text:style-name="T4">"" </text:span><text:span text:style-name="T3">PSU10</text:span><text:span text:style-name="T2">=</text:span><text:span text:style-name="T4">"NULL"  ;Ptr 10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GPT(PSUC,</text:p>
          </table:table-cell>
          <table:table-cell table:style-name="ce6" office:value-type="string" calcext:value-type="string">
            <text:p>PTF</text:p>
          </table:table-cell>
          <table:table-cell table:style-name="ce9" office:value-type="string" calcext:value-type="string">
            <text:p> <text:span text:style-name="T1">S </text:span><text:span text:style-name="T3">PSU11</text:span><text:span text:style-name="T2">=</text:span><text:span text:style-name="T5">$P</text:span><text:span text:style-name="T2">(</text:span><text:span text:style-name="T5">$G</text:span><text:span text:style-name="T2">(^DGPT(</text:span><text:span text:style-name="T3">PSUC</text:span><text:span text:style-name="T2">,70)),</text:span><text:span text:style-name="T3">U</text:span><text:span text:style-name="T2">,11) </text:span><text:span text:style-name="T5">S</text:span><text:span text:style-name="T2">:</text:span><text:span text:style-name="T3">PSU11</text:span><text:span text:style-name="T2">=</text:span><text:span text:style-name="T4">"" </text:span><text:span text:style-name="T3">PSU11</text:span><text:span text:style-name="T2">=</text:span><text:span text:style-name="T4">"NULL"  ;Ptr 11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ICD9(PSU1,</text:p>
          </table:table-cell>
          <table:table-cell table:style-name="ce6" office:value-type="string" calcext:value-type="string">
            <text:p>ICD DIAGNOSIS</text:p>
          </table:table-cell>
          <table:table-cell table:style-name="ce9" office:value-type="string" calcext:value-type="string">
            <text:p> <text:span text:style-name="T1">S</text:span><text:span text:style-name="T2">:</text:span><text:span text:style-name="T3">PSU1</text:span><text:span text:style-name="T2">'[</text:span><text:span text:style-name="T4">"N" </text:span><text:span text:style-name="T3">PSUID1</text:span><text:span text:style-name="T2">=</text:span><text:span text:style-name="T5">$P</text:span><text:span text:style-name="T2">(</text:span><text:span text:style-name="T5">$G</text:span><text:span text:style-name="T2">(^ICD9(</text:span><text:span text:style-name="T3">PSU1</text:span><text:span text:style-name="T2">,0)),</text:span><text:span text:style-name="T3">U</text:span><text:span text:style-name="T2">) </text:span><text:span text:style-name="T5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8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ICD9(PSU2,</text:p>
          </table:table-cell>
          <table:table-cell table:style-name="ce6" office:value-type="string" calcext:value-type="string">
            <text:p>ICD DIAGNOSIS</text:p>
          </table:table-cell>
          <table:table-cell table:style-name="ce9" office:value-type="string" calcext:value-type="string">
            <text:p> <text:span text:style-name="T1">S</text:span><text:span text:style-name="T2">:</text:span><text:span text:style-name="T3">PSU2</text:span><text:span text:style-name="T2">'[</text:span><text:span text:style-name="T4">"N" </text:span><text:span text:style-name="T3">PSUID2</text:span><text:span text:style-name="T2">=</text:span><text:span text:style-name="T5">$P</text:span><text:span text:style-name="T2">(</text:span><text:span text:style-name="T5">$G</text:span><text:span text:style-name="T2">(^ICD9(</text:span><text:span text:style-name="T3">PSU2</text:span><text:span text:style-name="T2">,0)),</text:span><text:span text:style-name="T3">U</text:span><text:span text:style-name="T2">) </text:span><text:span text:style-name="T5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ICD9(PSU3,</text:p>
          </table:table-cell>
          <table:table-cell table:style-name="ce6" office:value-type="string" calcext:value-type="string">
            <text:p>ICD DIAGNOSIS</text:p>
          </table:table-cell>
          <table:table-cell table:style-name="ce9" office:value-type="string" calcext:value-type="string">
            <text:p> <text:span text:style-name="T1">S</text:span><text:span text:style-name="T2">:</text:span><text:span text:style-name="T3">PSU3</text:span><text:span text:style-name="T2">'[</text:span><text:span text:style-name="T4">"N" </text:span><text:span text:style-name="T3">PSUID3</text:span><text:span text:style-name="T2">=</text:span><text:span text:style-name="T5">$P</text:span><text:span text:style-name="T2">(</text:span><text:span text:style-name="T5">$G</text:span><text:span text:style-name="T2">(^ICD9(</text:span><text:span text:style-name="T3">PSU3</text:span><text:span text:style-name="T2">,0)),</text:span><text:span text:style-name="T3">U</text:span><text:span text:style-name="T2">) </text:span><text:span text:style-name="T5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ICD9(PSU4,</text:p>
          </table:table-cell>
          <table:table-cell table:style-name="ce6" office:value-type="string" calcext:value-type="string">
            <text:p>ICD DIAGNOSIS</text:p>
          </table:table-cell>
          <table:table-cell table:style-name="ce9" office:value-type="string" calcext:value-type="string">
            <text:p> <text:span text:style-name="T1">S</text:span><text:span text:style-name="T2">:</text:span><text:span text:style-name="T3">PSU4</text:span><text:span text:style-name="T2">'[</text:span><text:span text:style-name="T4">"N" </text:span><text:span text:style-name="T3">PSUID4</text:span><text:span text:style-name="T2">=</text:span><text:span text:style-name="T5">$P</text:span><text:span text:style-name="T2">(</text:span><text:span text:style-name="T5">$G</text:span><text:span text:style-name="T2">(^ICD9(</text:span><text:span text:style-name="T3">PSU4</text:span><text:span text:style-name="T2">,0)),</text:span><text:span text:style-name="T3">U</text:span><text:span text:style-name="T2">) </text:span><text:span text:style-name="T5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ICD9(PSU5,</text:p>
          </table:table-cell>
          <table:table-cell table:style-name="ce6" office:value-type="string" calcext:value-type="string">
            <text:p>ICD DIAGNOSIS</text:p>
          </table:table-cell>
          <table:table-cell table:style-name="ce9" office:value-type="string" calcext:value-type="string">
            <text:p> <text:span text:style-name="T1">S</text:span><text:span text:style-name="T2">:</text:span><text:span text:style-name="T3">PSU5</text:span><text:span text:style-name="T2">'[</text:span><text:span text:style-name="T4">"N" </text:span><text:span text:style-name="T3">PSUID5</text:span><text:span text:style-name="T2">=</text:span><text:span text:style-name="T5">$P</text:span><text:span text:style-name="T2">(</text:span><text:span text:style-name="T5">$G</text:span><text:span text:style-name="T2">(^ICD9(</text:span><text:span text:style-name="T3">PSU5</text:span><text:span text:style-name="T2">,0)),</text:span><text:span text:style-name="T3">U</text:span><text:span text:style-name="T2">) </text:span><text:span text:style-name="T5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8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ICD9(PSU6,</text:p>
          </table:table-cell>
          <table:table-cell table:style-name="ce6" office:value-type="string" calcext:value-type="string">
            <text:p>ICD DIAGNOSIS</text:p>
          </table:table-cell>
          <table:table-cell table:style-name="ce9" office:value-type="string" calcext:value-type="string">
            <text:p> <text:span text:style-name="T1">S</text:span><text:span text:style-name="T2">:</text:span><text:span text:style-name="T3">PSU6</text:span><text:span text:style-name="T2">'[</text:span><text:span text:style-name="T4">"N" </text:span><text:span text:style-name="T3">PSUID6</text:span><text:span text:style-name="T2">=</text:span><text:span text:style-name="T5">$P</text:span><text:span text:style-name="T2">(</text:span><text:span text:style-name="T5">$G</text:span><text:span text:style-name="T2">(^ICD9(</text:span><text:span text:style-name="T3">PSU6</text:span><text:span text:style-name="T2">,0)),</text:span><text:span text:style-name="T3">U</text:span><text:span text:style-name="T2">) </text:span><text:span text:style-name="T5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ICD9(PSU7,</text:p>
          </table:table-cell>
          <table:table-cell table:style-name="ce6" office:value-type="string" calcext:value-type="string">
            <text:p>ICD DIAGNOSIS</text:p>
          </table:table-cell>
          <table:table-cell table:style-name="ce9" office:value-type="string" calcext:value-type="string">
            <text:p> <text:span text:style-name="T1">S</text:span><text:span text:style-name="T2">:</text:span><text:span text:style-name="T3">PSU7</text:span><text:span text:style-name="T2">'[</text:span><text:span text:style-name="T4">"N" </text:span><text:span text:style-name="T3">PSUID7</text:span><text:span text:style-name="T2">=</text:span><text:span text:style-name="T5">$P</text:span><text:span text:style-name="T2">(</text:span><text:span text:style-name="T5">$G</text:span><text:span text:style-name="T2">(^ICD9(</text:span><text:span text:style-name="T3">PSU7</text:span><text:span text:style-name="T2">,0)),</text:span><text:span text:style-name="T3">U</text:span><text:span text:style-name="T2">) </text:span><text:span text:style-name="T5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ICD9(PSU8,</text:p>
          </table:table-cell>
          <table:table-cell table:style-name="ce6" office:value-type="string" calcext:value-type="string">
            <text:p>ICD DIAGNOSIS</text:p>
          </table:table-cell>
          <table:table-cell table:style-name="ce9" office:value-type="string" calcext:value-type="string">
            <text:p> <text:span text:style-name="T1">S</text:span><text:span text:style-name="T2">:</text:span><text:span text:style-name="T3">PSU8</text:span><text:span text:style-name="T2">'[</text:span><text:span text:style-name="T4">"N" </text:span><text:span text:style-name="T3">PSUID8</text:span><text:span text:style-name="T2">=</text:span><text:span text:style-name="T5">$P</text:span><text:span text:style-name="T2">(</text:span><text:span text:style-name="T5">$G</text:span><text:span text:style-name="T2">(^ICD9(</text:span><text:span text:style-name="T3">PSU8</text:span><text:span text:style-name="T2">,0)),</text:span><text:span text:style-name="T3">U</text:span><text:span text:style-name="T2">) </text:span><text:span text:style-name="T5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ICD9(PSU9,</text:p>
          </table:table-cell>
          <table:table-cell table:style-name="ce6" office:value-type="string" calcext:value-type="string">
            <text:p>ICD DIAGNOSIS</text:p>
          </table:table-cell>
          <table:table-cell table:style-name="ce9" office:value-type="string" calcext:value-type="string">
            <text:p> <text:span text:style-name="T1">S</text:span><text:span text:style-name="T2">:</text:span><text:span text:style-name="T3">PSU9</text:span><text:span text:style-name="T2">'[</text:span><text:span text:style-name="T4">"N" </text:span><text:span text:style-name="T3">PSUID9</text:span><text:span text:style-name="T2">=</text:span><text:span text:style-name="T5">$P</text:span><text:span text:style-name="T2">(</text:span><text:span text:style-name="T5">$G</text:span><text:span text:style-name="T2">(^ICD9(</text:span><text:span text:style-name="T3">PSU9</text:span><text:span text:style-name="T2">,0)),</text:span><text:span text:style-name="T3">U</text:span><text:span text:style-name="T2">) </text:span><text:span text:style-name="T5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8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ICD9(PSU10,</text:p>
          </table:table-cell>
          <table:table-cell table:style-name="ce6" office:value-type="string" calcext:value-type="string">
            <text:p>ICD DIAGNOSIS</text:p>
          </table:table-cell>
          <table:table-cell table:style-name="ce9" office:value-type="string" calcext:value-type="string">
            <text:p> <text:span text:style-name="T1">S</text:span><text:span text:style-name="T2">:</text:span><text:span text:style-name="T3">PSU10</text:span><text:span text:style-name="T2">'[</text:span><text:span text:style-name="T4">"N" </text:span><text:span text:style-name="T3">PSUID10</text:span><text:span text:style-name="T2">=</text:span><text:span text:style-name="T5">$P</text:span><text:span text:style-name="T2">(</text:span><text:span text:style-name="T5">$G</text:span><text:span text:style-name="T2">(^ICD9(</text:span><text:span text:style-name="T3">PSU10</text:span><text:span text:style-name="T2">,0)),</text:span><text:span text:style-name="T3">U</text:span><text:span text:style-name="T2">) </text:span><text:span text:style-name="T5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ICD9(PSU11,</text:p>
          </table:table-cell>
          <table:table-cell table:style-name="ce6" office:value-type="string" calcext:value-type="string">
            <text:p>ICD DIAGNOSIS</text:p>
          </table:table-cell>
          <table:table-cell table:style-name="ce9" office:value-type="string" calcext:value-type="string">
            <text:p> <text:span text:style-name="T1">S</text:span><text:span text:style-name="T2">:</text:span><text:span text:style-name="T3">PSU11</text:span><text:span text:style-name="T2">'[</text:span><text:span text:style-name="T4">"N" </text:span><text:span text:style-name="T3">PSUID11</text:span><text:span text:style-name="T2">=</text:span><text:span text:style-name="T5">$P</text:span><text:span text:style-name="T2">(</text:span><text:span text:style-name="T5">$G</text:span><text:span text:style-name="T2">(^ICD9(</text:span><text:span text:style-name="T3">PSU11</text:span><text:span text:style-name="T2">,0)),</text:span><text:span text:style-name="T3">U</text:span><text:span text:style-name="T2">) </text:span><text:span text:style-name="T5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8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DGPT(PSUC,</text:p>
          </table:table-cell>
          <table:table-cell table:style-name="ce6" office:value-type="string" calcext:value-type="string">
            <text:p>PTF</text:p>
          </table:table-cell>
          <table:table-cell table:style-name="ce9" office:value-type="string" calcext:value-type="string">
            <text:p> <text:span text:style-name="T1">F  S </text:span><text:span text:style-name="T3">PSUCD</text:span><text:span text:style-name="T2">=</text:span><text:span text:style-name="T5">$O</text:span><text:span text:style-name="T2">(^DGPT(</text:span><text:span text:style-name="T3">PSUC</text:span><text:span text:style-name="T2">,</text:span><text:span text:style-name="T4">"M"</text:span><text:span text:style-name="T2">,</text:span><text:span text:style-name="T4">"AC"</text:span><text:span text:style-name="T2">,</text:span><text:span text:style-name="T3">PSUCD</text:span><text:span text:style-name="T2">)) </text:span><text:span text:style-name="T5">Q</text:span><text:span text:style-name="T2">:'</text:span><text:span text:style-name="T3">PSUCD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DEM8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ICD9(PSUCD,</text:p>
          </table:table-cell>
          <table:table-cell table:style-name="ce6" office:value-type="string" calcext:value-type="string">
            <text:p>ICD DIAGNOSIS</text:p>
          </table:table-cell>
          <table:table-cell table:style-name="ce9" office:value-type="string" calcext:value-type="string">
            <text:p> .<text:span text:style-name="T1">S </text:span><text:span text:style-name="T3">PSUIDT</text:span><text:span text:style-name="T2">=</text:span><text:span text:style-name="T5">$P</text:span><text:span text:style-name="T2">(</text:span><text:span text:style-name="T5">$G</text:span><text:span text:style-name="T2">(^ICD9(</text:span><text:span text:style-name="T3">PSUCD</text:span><text:span text:style-name="T2">,0)),</text:span><text:span text:style-name="T3">U</text:span><text:span text:style-name="T2">) </text:span><text:span text:style-name="T5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DGPT(PSUC,</text:p>
          </table:table-cell>
          <table:table-cell table:style-name="ce6" office:value-type="string" calcext:value-type="string">
            <text:p>PTF</text:p>
          </table:table-cell>
          <table:table-cell table:style-name="ce9" office:value-type="string" calcext:value-type="string">
            <text:p> <text:span text:style-name="T1">F  S </text:span><text:span text:style-name="T3">PSUAP</text:span><text:span text:style-name="T2">=</text:span><text:span text:style-name="T5">$O</text:span><text:span text:style-name="T2">(^DGPT(</text:span><text:span text:style-name="T3">PSUC</text:span><text:span text:style-name="T2">,</text:span><text:span text:style-name="T4">"AP"</text:span><text:span text:style-name="T2">,</text:span><text:span text:style-name="T3">PSUAP</text:span><text:span text:style-name="T2">)) </text:span><text:span text:style-name="T5">Q</text:span><text:span text:style-name="T2">:'</text:span><text:span text:style-name="T3">PSUAP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9">
          <table:table-cell table:style-name="ce2" office:value-type="string" calcext:value-type="string">
            <text:p>PSUDEM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ICD0(PSUAP,</text:p>
          </table:table-cell>
          <table:table-cell table:style-name="ce6" office:value-type="string" calcext:value-type="string">
            <text:p>ICD OPERATION/PROCEDURE</text:p>
          </table:table-cell>
          <table:table-cell table:style-name="ce9" office:value-type="string" calcext:value-type="string">
            <text:p> .<text:span text:style-name="T1">S </text:span><text:span text:style-name="T3">PSUCPT</text:span><text:span text:style-name="T2">=</text:span><text:span text:style-name="T5">$P</text:span><text:span text:style-name="T2">(</text:span><text:span text:style-name="T5">$G</text:span><text:span text:style-name="T2">(^ICD0(</text:span><text:span text:style-name="T3">PSUAP</text:span><text:span text:style-name="T2">,0)),</text:span><text:span text:style-name="T3">U</text:span><text:span text:style-name="T2">)     </text:span><text:span text:style-name="T4">;CPT code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DGPT(PSUC,</text:p>
          </table:table-cell>
          <table:table-cell table:style-name="ce6" office:value-type="string" calcext:value-type="string">
            <text:p>PTF</text:p>
          </table:table-cell>
          <table:table-cell table:style-name="ce9" office:value-type="string" calcext:value-type="string">
            <text:p> <text:span text:style-name="T1">F  S </text:span><text:span text:style-name="T3">PSUP</text:span><text:span text:style-name="T2">=</text:span><text:span text:style-name="T5">$O</text:span><text:span text:style-name="T2">(^DGPT(</text:span><text:span text:style-name="T3">PSUC</text:span><text:span text:style-name="T2">,</text:span><text:span text:style-name="T4">"P"</text:span><text:span text:style-name="T2">,</text:span><text:span text:style-name="T4">"AP6"</text:span><text:span text:style-name="T2">,</text:span><text:span text:style-name="T3">PSUP</text:span><text:span text:style-name="T2">)) </text:span><text:span text:style-name="T5">Q</text:span><text:span text:style-name="T2">:'</text:span><text:span text:style-name="T3">PSUP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9">
          <table:table-cell table:style-name="ce2" office:value-type="string" calcext:value-type="string">
            <text:p>PSUDEM9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ICD0(PSUP,</text:p>
          </table:table-cell>
          <table:table-cell table:style-name="ce6" office:value-type="string" calcext:value-type="string">
            <text:p>ICD OPERATION/PROCEDURE</text:p>
          </table:table-cell>
          <table:table-cell table:style-name="ce9" office:value-type="string" calcext:value-type="string">
            <text:p> .<text:span text:style-name="T1">S </text:span><text:span text:style-name="T3">PSUCPT</text:span><text:span text:style-name="T2">=</text:span><text:span text:style-name="T5">$P</text:span><text:span text:style-name="T2">(</text:span><text:span text:style-name="T5">$G</text:span><text:span text:style-name="T2">(^ICD0(</text:span><text:span text:style-name="T3">PSUP</text:span><text:span text:style-name="T2">,0)),</text:span><text:span text:style-name="T3">U</text:span><text:span text:style-name="T2">)      </text:span><text:span text:style-name="T4">;CPT code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DEM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DGPT(PSUC,</text:p>
          </table:table-cell>
          <table:table-cell table:style-name="ce6" office:value-type="string" calcext:value-type="string">
            <text:p>PTF</text:p>
          </table:table-cell>
          <table:table-cell table:style-name="ce9" office:value-type="string" calcext:value-type="string">
            <text:p> <text:span text:style-name="T1">F  S </text:span><text:span text:style-name="T3">PSUBP</text:span><text:span text:style-name="T2">=</text:span><text:span text:style-name="T5">$O</text:span><text:span text:style-name="T2">(^DGPT(</text:span><text:span text:style-name="T3">PSUC</text:span><text:span text:style-name="T2">,</text:span><text:span text:style-name="T4">"S"</text:span><text:span text:style-name="T2">,</text:span><text:span text:style-name="T4">"AO"</text:span><text:span text:style-name="T2">,</text:span><text:span text:style-name="T3">PSUBP</text:span><text:span text:style-name="T2">)) </text:span><text:span text:style-name="T5">Q</text:span><text:span text:style-name="T2">:'</text:span><text:span text:style-name="T3">PSUBP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9">
          <table:table-cell table:style-name="ce2" office:value-type="string" calcext:value-type="string">
            <text:p>PSUDEM9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ICD0(PSUBP,</text:p>
          </table:table-cell>
          <table:table-cell table:style-name="ce6" office:value-type="string" calcext:value-type="string">
            <text:p>ICD OPERATION/PROCEDURE</text:p>
          </table:table-cell>
          <table:table-cell table:style-name="ce9" office:value-type="string" calcext:value-type="string">
            <text:p> .<text:span text:style-name="T1">S </text:span><text:span text:style-name="T3">PSUCPT</text:span><text:span text:style-name="T2">=</text:span><text:span text:style-name="T5">$P</text:span><text:span text:style-name="T2">(</text:span><text:span text:style-name="T5">$G</text:span><text:span text:style-name="T2">(^ICD0(</text:span><text:span text:style-name="T3">PSUBP</text:span><text:span text:style-name="T2">,0)),</text:span><text:span text:style-name="T3">U</text:span><text:span text:style-name="T2">)      </text:span><text:span text:style-name="T4">;CPT code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PSUFIX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DIC(9.4,</text:p>
          </table:table-cell>
          <table:table-cell table:style-name="ce6" office:value-type="string" calcext:value-type="string">
            <text:p>PACKAGE</text:p>
          </table:table-cell>
          <table:table-cell table:style-name="ce9" office:value-type="string" calcext:value-type="string">
            <text:p> <text:span text:style-name="T1">G </text:span><text:span text:style-name="T6">NODPPM</text:span><text:span text:style-name="T2">:'</text:span><text:span text:style-name="T5">$D</text:span><text:span text:style-name="T2">(^DIC(9.4,</text:span><text:span text:style-name="T4">"B"</text:span><text:span text:style-name="T2">,</text:span><text:span text:style-name="T4">"D&amp;PPM"</text:span><text:span text:style-name="T2">)) </text:span><text:span text:style-name="T5">S </text:span><text:span text:style-name="T3">PSU1</text:span><text:span text:style-name="T2">=</text:span><text:span text:style-name="T5">$O</text:span><text:span text:style-name="T2">(^DIC(9.4,</text:span><text:span text:style-name="T4">"B"</text:span><text:span text:style-name="T2">,</text:span><text:span text:style-name="T4">"D&amp;PPM"</text:span><text:span text:style-name="T2">,0)) </text:span><text:span text:style-name="T5">S </text:span><text:span text:style-name="T3">DIE</text:span><text:span text:style-name="T2">=</text:span><text:span text:style-name="T4">"^DIC(9.4,"</text:span><text:span text:style-name="T2">,</text:span><text:span text:style-name="T3">DA</text:span><text:span text:style-name="T2">=</text:span><text:span text:style-name="T3">PSU1</text:span><text:span text:style-name="T2">,</text:span><text:span text:style-name="T3">DR</text:span><text:span text:style-name="T2">=</text:span><text:span text:style-name="T4">"13///"</text:span><text:span text:style-name="T2">_</text:span><text:span text:style-name="T4">"1.0" </text:span><text:span text:style-name="T5">D </text:span><text:span text:style-name="T2">^DIE </text:span><text:span text:style-name="T5">K </text:span><text:span text:style-name="T3">DR</text:span><text:span text:style-name="T2">,</text:span><text:span text:style-name="T3">DIE</text:span><text:span text:style-name="T2">,</text:span><text:span text:style-name="T3">DA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6">
          <table:table-cell table:style-name="ce2" office:value-type="string" calcext:value-type="string">
            <text:p>PSUFIX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DIC(9.4,</text:p>
          </table:table-cell>
          <table:table-cell table:style-name="ce6" office:value-type="string" calcext:value-type="string">
            <text:p>PACKAGE</text:p>
          </table:table-cell>
          <table:table-cell table:style-name="ce9" office:value-type="string" calcext:value-type="string">
            <text:p> <text:span text:style-name="T1">G </text:span><text:span text:style-name="T6">NODPPM</text:span><text:span text:style-name="T2">:'</text:span><text:span text:style-name="T5">$D</text:span><text:span text:style-name="T2">(^DIC(9.4,</text:span><text:span text:style-name="T4">"B"</text:span><text:span text:style-name="T2">,</text:span><text:span text:style-name="T4">"D&amp;PPM"</text:span><text:span text:style-name="T2">)) </text:span><text:span text:style-name="T5">S </text:span><text:span text:style-name="T3">PSU1</text:span><text:span text:style-name="T2">=</text:span><text:span text:style-name="T5">$O</text:span><text:span text:style-name="T2">(^DIC(9.4,</text:span><text:span text:style-name="T4">"B"</text:span><text:span text:style-name="T2">,</text:span><text:span text:style-name="T4">"D&amp;PPM"</text:span><text:span text:style-name="T2">,0)) </text:span><text:span text:style-name="T5">S </text:span><text:span text:style-name="T3">DIE</text:span><text:span text:style-name="T2">=</text:span><text:span text:style-name="T4">"^DIC(9.4,"</text:span><text:span text:style-name="T2">,</text:span><text:span text:style-name="T3">DA</text:span><text:span text:style-name="T2">=</text:span><text:span text:style-name="T3">PSU1</text:span><text:span text:style-name="T2">,</text:span><text:span text:style-name="T3">DR</text:span><text:span text:style-name="T2">=</text:span><text:span text:style-name="T4">"13///"</text:span><text:span text:style-name="T2">_</text:span><text:span text:style-name="T4">"1.0" </text:span><text:span text:style-name="T5">D </text:span><text:span text:style-name="T2">^DIE </text:span><text:span text:style-name="T5">K </text:span><text:span text:style-name="T3">DR</text:span><text:span text:style-name="T2">,</text:span><text:span text:style-name="T3">DIE</text:span><text:span text:style-name="T2">,</text:span><text:span text:style-name="T3">DA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HL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PSUDEM("C",</text:p>
          </table:table-cell>
          <table:table-cell table:style-name="ce6" office:value-type="string" calcext:value-type="string">
            <text:p>PBM PATIENT DEMOGRAPHICS</text:p>
          </table:table-cell>
          <table:table-cell table:style-name="ce9" office:value-type="string" calcext:value-type="string">
            <text:p> <text:span text:style-name="T1">Q</text:span><text:span text:style-name="T2">:</text:span><text:span text:style-name="T5">$D</text:span><text:span text:style-name="T2">(^PSUDEM(</text:span><text:span text:style-name="T4">"C"</text:span><text:span text:style-name="T2">,</text:span><text:span text:style-name="T3">DFN</text:span><text:span text:style-name="T2">,</text:span><text:span text:style-name="T3">DT</text:span><text:span text:style-name="T2">))       </text:span><text:span text:style-name="T4">; patient already logged for today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HL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UDEM("B",</text:p>
          </table:table-cell>
          <table:table-cell table:style-name="ce6" office:value-type="string" calcext:value-type="string">
            <text:p>PBM PATIENT DEMOGRAPHICS</text:p>
          </table:table-cell>
          <table:table-cell table:style-name="ce9" office:value-type="string" calcext:value-type="string">
            <text:p> <text:span text:style-name="T1">F  S </text:span><text:span text:style-name="T3">DAY</text:span><text:span text:style-name="T2">=</text:span><text:span text:style-name="T5">$O</text:span><text:span text:style-name="T2">(^PSUDEM(</text:span><text:span text:style-name="T4">"B"</text:span><text:span text:style-name="T2">,</text:span><text:span text:style-name="T3">DAY</text:span><text:span text:style-name="T2">)) </text:span><text:span text:style-name="T5">Q</text:span><text:span text:style-name="T2">:</text:span><text:span text:style-name="T3">DAY</text:span><text:span text:style-name="T2">=</text:span><text:span text:style-name="T4">""  </text:span><text:span text:style-name="T5">Q</text:span><text:span text:style-name="T2">:</text:span><text:span text:style-name="T3">DAY</text:span><text:span text:style-name="T2">&gt;</text:span><text:span text:style-name="T3">MIN  </text:span><text:span text:style-name="T5">D  </text:span><text:span text:style-name="T4">;loop thru days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HL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UDEM("B",</text:p>
          </table:table-cell>
          <table:table-cell table:style-name="ce6" office:value-type="string" calcext:value-type="string">
            <text:p>PBM PATIENT DEMOGRAPHICS</text:p>
          </table:table-cell>
          <table:table-cell table:style-name="ce9" office:value-type="string" calcext:value-type="string">
            <text:p> . <text:span text:style-name="T1">F  S </text:span><text:span text:style-name="T3">DFN</text:span><text:span text:style-name="T2">=</text:span><text:span text:style-name="T5">$O</text:span><text:span text:style-name="T2">(^PSUDEM(</text:span><text:span text:style-name="T4">"B"</text:span><text:span text:style-name="T2">,</text:span><text:span text:style-name="T3">DAY</text:span><text:span text:style-name="T2">,</text:span><text:span text:style-name="T3">DFN</text:span><text:span text:style-name="T2">)) </text:span><text:span text:style-name="T5">Q</text:span><text:span text:style-name="T2">:</text:span><text:span text:style-name="T3">DFN</text:span><text:span text:style-name="T2">=</text:span><text:span text:style-name="T4">""  </text:span><text:span text:style-name="T5">D  </text:span><text:span text:style-name="T4">;get the dfn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LR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PSUDEM("B",</text:p>
          </table:table-cell>
          <table:table-cell table:style-name="ce6" office:value-type="string" calcext:value-type="string">
            <text:p>PBM PATIENT DEMOGRAPHICS</text:p>
          </table:table-cell>
          <table:table-cell table:style-name="ce9" office:value-type="string" calcext:value-type="string">
            <text:p> <text:span text:style-name="T1">F </text:span><text:span text:style-name="T3">I</text:span><text:span text:style-name="T2">=1:1:</text:span><text:span text:style-name="T5">$L</text:span><text:span text:style-name="T2">(</text:span><text:span text:style-name="T3">PSUVARS</text:span><text:span text:style-name="T2">,</text:span><text:span text:style-name="T4">","</text:span><text:span text:style-name="T2">) </text:span><text:span text:style-name="T5">S </text:span><text:span text:style-name="T2">@</text:span><text:span text:style-name="T5">$P</text:span><text:span text:style-name="T2">(</text:span><text:span text:style-name="T3">PSUVARS</text:span><text:span text:style-name="T2">,</text:span><text:span text:style-name="T4">","</text:span><text:span text:style-name="T2">,</text:span><text:span text:style-name="T3">I</text:span><text:span text:style-name="T2">)=</text:span><text:span text:style-name="T5">$P</text:span><text:span text:style-name="T2">(^XTMP(</text:span><text:span text:style-name="T4">"PSU_"</text:span><text:span text:style-name="T2">_</text:span><text:span text:style-name="T3">PSUJOB</text:span><text:span text:style-name="T2">,1),</text:span><text:span text:style-name="T3">U</text:span><text:span text:style-name="T2">,</text:span><text:span text:style-name="T3">I</text:span><text:span text:style-name="T2">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LR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PSUDEM("B",</text:p>
          </table:table-cell>
          <table:table-cell table:style-name="ce6" office:value-type="string" calcext:value-type="string">
            <text:p>PBM PATIENT DEMOGRAPHICS</text:p>
          </table:table-cell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4">"" </text:span><text:span text:style-name="T5">F  S </text:span><text:span text:style-name="T3">Y</text:span><text:span text:style-name="T2">=</text:span><text:span text:style-name="T5">$O</text:span><text:span text:style-name="T2">(</text:span><text:span text:style-name="T3">Z</text:span><text:span text:style-name="T2">(</text:span><text:span text:style-name="T3">Y</text:span><text:span text:style-name="T2">)) </text:span><text:span text:style-name="T5">Q</text:span><text:span text:style-name="T2">:</text:span><text:span text:style-name="T3">Y</text:span><text:span text:style-name="T2">=</text:span><text:span text:style-name="T4">""  </text:span><text:span text:style-name="T5">S </text:span><text:span text:style-name="T2">@</text:span><text:span text:style-name="T3">Y</text:span><text:span text:style-name="T2">=</text:span><text:span text:style-name="T3">Z</text:span><text:span text:style-name="T2">(</text:span><text:span text:style-name="T3">Y</text:span><text:span text:style-name="T2">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LR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AM("C",</text:p>
          </table:table-cell>
          <table:table-cell table:style-name="ce6" office:value-type="string" calcext:value-type="string">
            <text:p>WKLD CODE</text:p>
          </table:table-cell>
          <table:table-cell table:style-name="ce9" office:value-type="string" calcext:value-type="string">
            <text:p> <text:span text:style-name="T1">F  S </text:span><text:span text:style-name="T3">PSUY</text:span><text:span text:style-name="T2">=</text:span><text:span text:style-name="T5">$O</text:span><text:span text:style-name="T2">(^LAM(</text:span><text:span text:style-name="T4">"C"</text:span><text:span text:style-name="T2">,</text:span><text:span text:style-name="T3">PSUY</text:span><text:span text:style-name="T2">)) </text:span><text:span text:style-name="T5">Q</text:span><text:span text:style-name="T2">:(+</text:span><text:span text:style-name="T3">PSUY</text:span><text:span text:style-name="T2">\1'=+</text:span><text:span text:style-name="T3">Y</text:span><text:span text:style-name="T2">)  </text:span><text:span text:style-name="T5">D </text:span><text:span text:style-name="T6">WALK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LR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AM("C",</text:p>
          </table:table-cell>
          <table:table-cell table:style-name="ce6" office:value-type="string" calcext:value-type="string">
            <text:p>WKLD CODE</text:p>
          </table:table-cell>
          <table:table-cell table:style-name="ce9" office:value-type="string" calcext:value-type="string">
            <text:p> <text:span text:style-name="T1">S </text:span><text:span text:style-name="T3">Z</text:span><text:span text:style-name="T2">=</text:span><text:span text:style-name="T5">$O</text:span><text:span text:style-name="T2">(^LAM(</text:span><text:span text:style-name="T4">"C"</text:span><text:span text:style-name="T2">,</text:span><text:span text:style-name="T3">PSUY</text:span><text:span text:style-name="T2">,0)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LR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M(Z,</text:p>
          </table:table-cell>
          <table:table-cell table:style-name="ce6" office:value-type="string" calcext:value-type="string">
            <text:p>WKLD CODE</text:p>
          </table:table-cell>
          <table:table-cell table:style-name="ce9" office:value-type="string" calcext:value-type="string">
            <text:p> <text:span text:style-name="T1">I </text:span><text:span text:style-name="T2">'</text:span><text:span text:style-name="T5">$D</text:span><text:span text:style-name="T2">(^LAM(</text:span><text:span text:style-name="T3">Z</text:span><text:span text:style-name="T2">,7,</text:span><text:span text:style-name="T4">"B"</text:span><text:span text:style-name="T2">)) </text:span><text:span text:style-name="T5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LR1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AM(PSUWKDA,</text:p>
          </table:table-cell>
          <table:table-cell table:style-name="ce6" office:value-type="string" calcext:value-type="string">
            <text:p>WKLD CODE</text:p>
          </table:table-cell>
          <table:table-cell table:style-name="ce9" office:value-type="string" calcext:value-type="string">
            <text:p> <text:span text:style-name="T1">S </text:span><text:span text:style-name="T3">Z</text:span><text:span text:style-name="T2">=</text:span><text:span text:style-name="T4">"" </text:span><text:span text:style-name="T5">F  S </text:span><text:span text:style-name="T3">Z</text:span><text:span text:style-name="T2">=</text:span><text:span text:style-name="T5">$O</text:span><text:span text:style-name="T2">(^LAM(</text:span><text:span text:style-name="T3">PSUWKDA</text:span><text:span text:style-name="T2">,7,</text:span><text:span text:style-name="T4">"B"</text:span><text:span text:style-name="T2">,</text:span><text:span text:style-name="T3">Z</text:span><text:span text:style-name="T2">)) </text:span><text:span text:style-name="T5">Q</text:span><text:span text:style-name="T2">:</text:span><text:span text:style-name="T3">Z</text:span><text:span text:style-name="T2">=</text:span><text:span text:style-name="T4">""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LR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M(PSUWKDA,</text:p>
          </table:table-cell>
          <table:table-cell table:style-name="ce6" office:value-type="string" calcext:value-type="string">
            <text:p>WKLD CODE</text:p>
          </table:table-cell>
          <table:table-cell table:style-name="ce9" office:value-type="string" calcext:value-type="string">
            <text:p> <text:span text:style-name="T1">K </text:span><text:span text:style-name="T2">^XTMP(</text:span><text:span text:style-name="T3">PSULRSUB</text:span><text:span text:style-name="T2">,</text:span><text:span text:style-name="T4">"RECORDS"</text:span><text:span text:style-name="T2">),^(</text:span><text:span text:style-name="T4">"PATIENTS"</text:span><text:span text:style-name="T2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LR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M(PSUWKDA,</text:p>
          </table:table-cell>
          <table:table-cell table:style-name="ce6" office:value-type="string" calcext:value-type="string">
            <text:p>WKLD CODE</text:p>
          </table:table-cell>
          <table:table-cell table:style-name="ce9" office:value-type="string" calcext:value-type="string">
            <text:p> <text:span text:style-name="T1">S </text:span><text:span text:style-name="T3">PSUDA</text:span><text:span text:style-name="T2">=</text:span><text:span text:style-name="T4">"" </text:span><text:span text:style-name="T5">F  S </text:span><text:span text:style-name="T3">PSUDA</text:span><text:span text:style-name="T2">=</text:span><text:span text:style-name="T5">$O</text:span><text:span text:style-name="T2">(^XTMP(</text:span><text:span text:style-name="T3">PSULRSUB</text:span><text:span text:style-name="T2">,</text:span><text:span text:style-name="T4">"EVENT"</text:span><text:span text:style-name="T2">,</text:span><text:span text:style-name="T3">PSUDA</text:span><text:span text:style-name="T2">)) </text:span><text:span text:style-name="T5">Q</text:span><text:span text:style-name="T2">:</text:span><text:span text:style-name="T3">PSUDA</text:span><text:span text:style-name="T2">'&gt;0  </text:span><text:span text:style-name="T5">S </text:span><text:span text:style-name="T3">X</text:span><text:span text:style-name="T2">=^(</text:span><text:span text:style-name="T3">PSUDA</text:span><text:span text:style-name="T2">) </text:span><text:span text:style-name="T5">D </text:span><text:span text:style-name="T6">TESTS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LR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M(PSUWKDA,</text:p>
          </table:table-cell>
          <table:table-cell table:style-name="ce6" office:value-type="string" calcext:value-type="string">
            <text:p>WKLD CODE</text:p>
          </table:table-cell>
          <table:table-cell table:style-name="ce9" office:value-type="string" calcext:value-type="string">
            <text:p> <text:span text:style-name="T1">S </text:span><text:span text:style-name="T3">PSULRND</text:span><text:span text:style-name="T2">=0 </text:span><text:span text:style-name="T5">F  S </text:span><text:span text:style-name="T3">PSULRND</text:span><text:span text:style-name="T2">=</text:span><text:span text:style-name="T5">$O</text:span><text:span text:style-name="T2">(^XTMP(</text:span><text:span text:style-name="T3">PSULRSUB</text:span><text:span text:style-name="T2">,</text:span><text:span text:style-name="T4">"CODES"</text:span><text:span text:style-name="T2">,</text:span><text:span text:style-name="T3">PSUDRCD</text:span><text:span text:style-name="T2">,</text:span><text:span text:style-name="T3">PSULRND</text:span><text:span text:style-name="T2">)) </text:span><text:span text:style-name="T5">Q</text:span><text:span text:style-name="T2">:</text:span><text:span text:style-name="T3">PSULRND</text:span><text:span text:style-name="T2">'&gt;0  </text:span><text:span text:style-name="T5">S </text:span><text:span text:style-name="T3">X</text:span><text:span text:style-name="T2">=^(</text:span><text:span text:style-name="T3">PSULRND</text:span><text:span text:style-name="T2">)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LR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M(PSUWKDA,</text:p>
          </table:table-cell>
          <table:table-cell table:style-name="ce6" office:value-type="string" calcext:value-type="string">
            <text:p>WKLD CODE</text:p>
          </table:table-cell>
          <table:table-cell table:style-name="ce9" office:value-type="string" calcext:value-type="string">
            <text:p> <text:span text:style-name="T1">S </text:span><text:span text:style-name="T3">DFN</text:span><text:span text:style-name="T2">=0 </text:span><text:span text:style-name="T5">F  K </text:span><text:span text:style-name="T3">X </text:span><text:span text:style-name="T5">S </text:span><text:span text:style-name="T3">DFN</text:span><text:span text:style-name="T2">=</text:span><text:span text:style-name="T5">$O</text:span><text:span text:style-name="T2">(^XTMP(</text:span><text:span text:style-name="T3">PSULRSUB</text:span><text:span text:style-name="T2">,</text:span><text:span text:style-name="T4">"PATIENT"</text:span><text:span text:style-name="T2">,</text:span><text:span text:style-name="T3">DFN</text:span><text:span text:style-name="T2">)) </text:span><text:span text:style-name="T5">Q</text:span><text:span text:style-name="T2">:</text:span><text:span text:style-name="T3">DFN</text:span><text:span text:style-name="T2">'&gt;0  </text:span><text:span text:style-name="T5">M </text:span><text:span text:style-name="T3">X</text:span><text:span text:style-name="T2">=^(</text:span><text:span text:style-name="T3">DFN</text:span><text:span text:style-name="T2">)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LR2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DPT(DFN,</text:p>
          </table:table-cell>
          <table:table-cell table:style-name="ce6" office:value-type="string" calcext:value-type="string">
            <text:p>PATIENT</text:p>
          </table:table-cell>
          <table:table-cell table:style-name="ce9" office:value-type="string" calcext:value-type="string">
            <text:p> . <text:span text:style-name="T1">I </text:span><text:span text:style-name="T2">'</text:span><text:span text:style-name="T5">$D</text:span><text:span text:style-name="T2">(^DPT(</text:span><text:span text:style-name="T3">DFN</text:span><text:span text:style-name="T2">,</text:span><text:span text:style-name="T4">"LR"</text:span><text:span text:style-name="T2">)) </text:span><text:span text:style-name="T5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LR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DPT(DFN,</text:p>
          </table:table-cell>
          <table:table-cell table:style-name="ce6" office:value-type="string" calcext:value-type="string">
            <text:p>PATIENT</text:p>
          </table:table-cell>
          <table:table-cell table:style-name="ce9" office:value-type="string" calcext:value-type="string">
            <text:p> . <text:span text:style-name="T1">S </text:span><text:span text:style-name="T3">PSULRDFN</text:span><text:span text:style-name="T2">=^DPT(</text:span><text:span text:style-name="T3">DFN</text:span><text:span text:style-name="T2">,</text:span><text:span text:style-name="T4">"LR"</text:span><text:span text:style-name="T2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PSULR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(PSU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 <text:span text:style-name="T1">S </text:span><text:span text:style-name="T3">DA</text:span><text:span text:style-name="T2">=</text:span><text:span text:style-name="T3">PSULRSDT </text:span><text:span text:style-name="T5">F  S </text:span><text:span text:style-name="T3">DA</text:span><text:span text:style-name="T2">=</text:span><text:span text:style-name="T5">$O</text:span><text:span text:style-name="T2">(^LR(</text:span><text:span text:style-name="T3">PSULRDFN</text:span><text:span text:style-name="T2">,</text:span><text:span text:style-name="T4">"CH"</text:span><text:span text:style-name="T2">,</text:span><text:span text:style-name="T3">DA</text:span><text:span text:style-name="T2">)) </text:span><text:span text:style-name="T5">Q</text:span><text:span text:style-name="T2">:</text:span><text:span text:style-name="T3">DA</text:span><text:span text:style-name="T2">'&gt;0  </text:span><text:span text:style-name="T5">Q</text:span><text:span text:style-name="T2">:'</text:span><text:span text:style-name="T5">$D</text:span><text:span text:style-name="T2">(</text:span><text:span text:style-name="T3">PSUNODE</text:span><text:span text:style-name="T2">)  </text:span><text:span text:style-name="T5">Q</text:span><text:span text:style-name="T2">:</text:span><text:span text:style-name="T3">DA</text:span><text:span text:style-name="T2">&gt;</text:span><text:span text:style-name="T3">PSULREDT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LR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(PSU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. <text:span text:style-name="T1">S </text:span><text:span text:style-name="T3">Y</text:span><text:span text:style-name="T2">=0 </text:span><text:span text:style-name="T5">F  S </text:span><text:span text:style-name="T3">Y</text:span><text:span text:style-name="T2">=</text:span><text:span text:style-name="T5">$O</text:span><text:span text:style-name="T2">(</text:span><text:span text:style-name="T3">PSUNODE</text:span><text:span text:style-name="T2">(</text:span><text:span text:style-name="T3">Y</text:span><text:span text:style-name="T2">)) </text:span><text:span text:style-name="T5">Q</text:span><text:span text:style-name="T2">:</text:span><text:span text:style-name="T3">Y</text:span><text:span text:style-name="T2">'&gt;0  </text:span><text:span text:style-name="T5">I $D</text:span><text:span text:style-name="T2">(^LR(</text:span><text:span text:style-name="T3">PSULRDFN</text:span><text:span text:style-name="T2">,</text:span><text:span text:style-name="T4">"CH"</text:span><text:span text:style-name="T2">,</text:span><text:span text:style-name="T3">DA</text:span><text:span text:style-name="T2">,</text:span><text:span text:style-name="T3">Y</text:span><text:span text:style-name="T2">))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LR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(PSU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.. <text:span text:style-name="T1">I </text:span><text:span text:style-name="T2">'</text:span><text:span text:style-name="T5">$P</text:span><text:span text:style-name="T2">(^LR(</text:span><text:span text:style-name="T3">PSULRDFN</text:span><text:span text:style-name="T2">,</text:span><text:span text:style-name="T4">"CH"</text:span><text:span text:style-name="T2">,</text:span><text:span text:style-name="T3">DA</text:span><text:span text:style-name="T2">,0),</text:span><text:span text:style-name="T3">U</text:span><text:span text:style-name="T2">,3) </text:span><text:span text:style-name="T5">Q  </text:span><text:span text:style-name="T4">; results not verifie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LR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LR(PSU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.. <text:span text:style-name="T1">S </text:span><text:span text:style-name="T2">^XTMP(</text:span><text:span text:style-name="T3">PSULRSUB</text:span><text:span text:style-name="T2">,</text:span><text:span text:style-name="T4">"PATIENT"</text:span><text:span text:style-name="T2">,</text:span><text:span text:style-name="T3">DFN</text:span><text:span text:style-name="T2">,</text:span><text:span text:style-name="T3">Y</text:span><text:span text:style-name="T2">,</text:span><text:span text:style-name="T3">DA</text:span><text:span text:style-name="T2">)=^LR(</text:span><text:span text:style-name="T3">PSULRDFN</text:span><text:span text:style-name="T2">,</text:span><text:span text:style-name="T4">"CH"</text:span><text:span text:style-name="T2">,</text:span><text:span text:style-name="T3">DA</text:span><text:span text:style-name="T2">,</text:span><text:span text:style-name="T3">Y</text:span><text:span text:style-name="T2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PSULR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PSU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3">PSUEV</text:span><text:span text:style-name="T2">=0 </text:span><text:span text:style-name="T5">F  S </text:span><text:span text:style-name="T3">PSUEV</text:span><text:span text:style-name="T2">=</text:span><text:span text:style-name="T5">$O</text:span><text:span text:style-name="T2">(^XTMP(</text:span><text:span text:style-name="T3">PSULRSUB</text:span><text:span text:style-name="T2">,</text:span><text:span text:style-name="T4">"EVENT"</text:span><text:span text:style-name="T2">,</text:span><text:span text:style-name="T3">PSUEV</text:span><text:span text:style-name="T2">)) </text:span><text:span text:style-name="T5">Q</text:span><text:span text:style-name="T2">:</text:span><text:span text:style-name="T3">PSUEV</text:span><text:span text:style-name="T2">'&gt;0  </text:span><text:span text:style-name="T5">S </text:span><text:span text:style-name="T3">X</text:span><text:span text:style-name="T2">=^(</text:span><text:span text:style-name="T3">PSUEV</text:span><text:span text:style-name="T2">)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LR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SDT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S</text:span><text:span text:style-name="T2">=</text:span><text:span text:style-name="T3">Y </text:span><text:span text:style-name="T4">;    start dat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LR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SDT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S</text:span><text:span text:style-name="T2">=</text:span><text:span text:style-name="T3">Y </text:span><text:span text:style-name="T4">;    start dat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LR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EDT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E</text:span><text:span text:style-name="T2">=</text:span><text:span text:style-name="T3">Y </text:span><text:span text:style-name="T4">;    end dat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LR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EDT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E</text:span><text:span text:style-name="T2">=</text:span><text:span text:style-name="T3">Y </text:span><text:span text:style-name="T4">;    end dat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LR5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K </text:span><text:span text:style-name="T2">@</text:span><text:span text:style-name="T3">PSUG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1" table:content-validation-name="val1" office:value-type="float" office:value="1" calcext:value-type="float">
            <text:p>1</text:p>
          </table:table-cell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change to DIK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LR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2">@</text:span><text:span text:style-name="T3">PSUG</text:span><text:span text:style-name="T2">@(1)=</text:span><text:span text:style-name="T4">"               Laboratory Data Summary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LR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2">@</text:span><text:span text:style-name="T3">PSUG</text:span><text:span text:style-name="T2">@(2)=</text:span><text:span text:style-name="T4">"               "</text:span><text:span text:style-name="T2">_</text:span><text:span text:style-name="T3">PSUDTS</text:span><text:span text:style-name="T2">_</text:span><text:span text:style-name="T4">" through "</text:span><text:span text:style-name="T2">_</text:span><text:span text:style-name="T3">PSUDTE</text:span><text:span text:style-name="T2">_</text:span><text:span text:style-name="T4">" for "</text:span><text:span text:style-name="T2">_</text:span><text:span text:style-name="T3">PSUDIVNM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LR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2">@</text:span><text:span text:style-name="T3">PSUG</text:span><text:span text:style-name="T2">@(3)=</text:span><text:span text:style-name="T4">" 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LR5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2">@</text:span><text:span text:style-name="T3">PSUG</text:span><text:span text:style-name="T2">@(4)=</text:span><text:span text:style-name="T3">X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LR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2">@</text:span><text:span text:style-name="T3">PSUG</text:span><text:span text:style-name="T2">@(5)=</text:span><text:span text:style-name="T3">X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LR5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2">@</text:span><text:span text:style-name="T3">PSUG</text:span><text:span text:style-name="T2">@(</text:span><text:span text:style-name="T3">PSULC</text:span><text:span text:style-name="T2">+1)=</text:span><text:span text:style-name="T4">"   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LR5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2">@</text:span><text:span text:style-name="T3">PSUG</text:span><text:span text:style-name="T2">@(</text:span><text:span text:style-name="T3">PSULC</text:span><text:span text:style-name="T2">)=</text:span><text:span text:style-name="T3">X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LR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SDT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S</text:span><text:span text:style-name="T2">=</text:span><text:span text:style-name="T3">Y </text:span><text:span text:style-name="T4">;    start dat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LR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SDT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S</text:span><text:span text:style-name="T2">=</text:span><text:span text:style-name="T3">Y </text:span><text:span text:style-name="T4">;    start dat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LR5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EDT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E</text:span><text:span text:style-name="T2">=</text:span><text:span text:style-name="T3">Y </text:span><text:span text:style-name="T4">;    end dat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LR5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EDT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E</text:span><text:span text:style-name="T2">=</text:span><text:span text:style-name="T3">Y </text:span><text:span text:style-name="T4">;    end dat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LR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I $Y</text:span><text:span text:style-name="T2">&gt;5 </text:span><text:span text:style-name="T5">U </text:span><text:span text:style-name="T3">IO </text:span><text:span text:style-name="T5">W </text:span><text:span text:style-name="T2">@</text:span><text:span text:style-name="T3">IOF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LR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L</text:span><text:span text:style-name="T2">=</text:span><text:span text:style-name="T4">"" </text:span><text:span text:style-name="T5">F  S </text:span><text:span text:style-name="T3">L</text:span><text:span text:style-name="T2">=</text:span><text:span text:style-name="T5">$O</text:span><text:span text:style-name="T2">(^XTMP(</text:span><text:span text:style-name="T3">PSULRSUB</text:span><text:span text:style-name="T2">,</text:span><text:span text:style-name="T4">"REPORT1"</text:span><text:span text:style-name="T2">,</text:span><text:span text:style-name="T3">PSUDIV</text:span><text:span text:style-name="T2">,</text:span><text:span text:style-name="T3">L</text:span><text:span text:style-name="T2">)) </text:span><text:span text:style-name="T5">Q</text:span><text:span text:style-name="T2">:</text:span><text:span text:style-name="T3">L</text:span><text:span text:style-name="T2">=</text:span><text:span text:style-name="T4">""  </text:span><text:span text:style-name="T5">S </text:span><text:span text:style-name="T3">X</text:span><text:span text:style-name="T2">=^(</text:span><text:span text:style-name="T3">L</text:span><text:span text:style-name="T2">) </text:span><text:span text:style-name="T5">U </text:span><text:span text:style-name="T3">IO </text:span><text:span text:style-name="T5">W </text:span><text:span text:style-name="T2">!,</text:span><text:span text:style-name="T3">X </text:span><text:span text:style-name="T5">I </text:span><text:span text:style-name="T3">L</text:span><text:span text:style-name="T2">=2 </text:span><text:span text:style-name="T5">W </text:span><text:span text:style-name="T2">!,?60,</text:span><text:span text:style-name="T4">"PAGE: 1"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LR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U </text:span><text:span text:style-name="T3">IO </text:span><text:span text:style-name="T5">W </text:span><text:span text:style-name="T2">!!,@</text:span><text:span text:style-name="T3">IOF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LR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L</text:span><text:span text:style-name="T2">=5 </text:span><text:span text:style-name="T5">F  S </text:span><text:span text:style-name="T3">L</text:span><text:span text:style-name="T2">=</text:span><text:span text:style-name="T5">$O</text:span><text:span text:style-name="T2">(^XTMP(</text:span><text:span text:style-name="T3">PSULRSUB</text:span><text:span text:style-name="T2">,</text:span><text:span text:style-name="T4">"REPORT2"</text:span><text:span text:style-name="T2">,</text:span><text:span text:style-name="T3">PSUDIV</text:span><text:span text:style-name="T2">,</text:span><text:span text:style-name="T3">L</text:span><text:span text:style-name="T2">)) </text:span><text:span text:style-name="T5">Q</text:span><text:span text:style-name="T2">:</text:span><text:span text:style-name="T3">L</text:span><text:span text:style-name="T2">=</text:span><text:span text:style-name="T4">""  </text:span><text:span text:style-name="T5">S </text:span><text:span text:style-name="T3">X</text:span><text:span text:style-name="T2">=^(</text:span><text:span text:style-name="T3">L</text:span><text:span text:style-name="T2">) </text:span><text:span text:style-name="T5">U </text:span><text:span text:style-name="T3">IO </text:span><text:span text:style-name="T5">W </text:span><text:span text:style-name="T2">!,</text:span><text:span text:style-name="T3">X </text:span><text:span text:style-name="T5">I $Y</text:span><text:span text:style-name="T2">+4&gt;</text:span><text:span text:style-name="T3">IOSL </text:span><text:span text:style-name="T5">D </text:span><text:span text:style-name="T6">PG </text:span><text:span text:style-name="T5">Q</text:span><text:span text:style-name="T2">:</text:span><text:span text:style-name="T5">$G</text:span><text:span text:style-name="T2">(</text:span><text:span text:style-name="T3">PSUQUIT</text:span><text:span text:style-name="T2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LR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U </text:span><text:span text:style-name="T3">IO </text:span><text:span text:style-name="T5">W </text:span><text:span text:style-name="T2">@</text:span><text:span text:style-name="T3">IOF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LR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F </text:span><text:span text:style-name="T3">I</text:span><text:span text:style-name="T2">=3:1:5 </text:span><text:span text:style-name="T5">I $D</text:span><text:span text:style-name="T2">(^XTMP(</text:span><text:span text:style-name="T3">PSULRSUB</text:span><text:span text:style-name="T2">,</text:span><text:span text:style-name="T4">"REPORT2"</text:span><text:span text:style-name="T2">,</text:span><text:span text:style-name="T3">PSUDIV</text:span><text:span text:style-name="T2">,</text:span><text:span text:style-name="T3">I</text:span><text:span text:style-name="T2">)) </text:span><text:span text:style-name="T5">W </text:span><text:span text:style-name="T2">!,^(</text:span><text:span text:style-name="T3">I</text:span><text:span text:style-name="T2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LRHL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I </text:span><text:span text:style-name="T2">'</text:span><text:span text:style-name="T5">$D</text:span><text:span text:style-name="T2">(@</text:span><text:span text:style-name="T3">OREMSG</text:span><text:span text:style-name="T2">) </text:span><text:span text:style-name="T5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LRHL1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DPT(ARR("DFN",</text:p>
          </table:table-cell>
          <table:table-cell table:style-name="ce6" office:value-type="string" calcext:value-type="string">
            <text:p>PATIENT</text:p>
          </table:table-cell>
          <table:table-cell table:style-name="ce9" office:value-type="string" calcext:value-type="string">
            <text:p> <text:span text:style-name="T1">S </text:span><text:span text:style-name="T3">LRDFN</text:span><text:span text:style-name="T2">=</text:span><text:span text:style-name="T5">$P</text:span><text:span text:style-name="T2">(^DPT(</text:span><text:span text:style-name="T3">ARR</text:span><text:span text:style-name="T2">(</text:span><text:span text:style-name="T4">"DFN"</text:span><text:span text:style-name="T2">),</text:span><text:span text:style-name="T4">"LR"</text:span><text:span text:style-name="T2">),</text:span><text:span text:style-name="T4">"^"</text:span><text:span text:style-name="T2">)  </text:span><text:span text:style-name="T4">; DBIA 998 to get file #63 ien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LRHL1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DPT(ARR("DFN",</text:p>
          </table:table-cell>
          <table:table-cell table:style-name="ce6" office:value-type="string" calcext:value-type="string">
            <text:p>PATIENT</text:p>
          </table:table-cell>
          <table:table-cell table:style-name="ce9" office:value-type="string" calcext:value-type="string">
            <text:p> <text:span text:style-name="T1">S </text:span><text:span text:style-name="T3">LRDFN</text:span><text:span text:style-name="T2">=</text:span><text:span text:style-name="T5">$P</text:span><text:span text:style-name="T2">(^DPT(</text:span><text:span text:style-name="T3">ARR</text:span><text:span text:style-name="T2">(</text:span><text:span text:style-name="T4">"DFN"</text:span><text:span text:style-name="T2">),</text:span><text:span text:style-name="T4">"LR"</text:span><text:span text:style-name="T2">),</text:span><text:span text:style-name="T4">"^"</text:span><text:span text:style-name="T2">)  </text:span><text:span text:style-name="T4">; DBIA 998 to get file #63 ien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LRHL1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PT(ARR("DFN",</text:p>
          </table:table-cell>
          <table:table-cell table:style-name="ce6" office:value-type="string" calcext:value-type="string">
            <text:p>PATIENT</text:p>
          </table:table-cell>
          <table:table-cell table:style-name="ce9" office:value-type="string" calcext:value-type="string">
            <text:p> <text:span text:style-name="T1">F  Q</text:span><text:span text:style-name="T2">:</text:span><text:span text:style-name="T3">CNT</text:span><text:span text:style-name="T2">=</text:span><text:span text:style-name="T4">""  </text:span><text:span text:style-name="T5">S </text:span><text:span text:style-name="T3">CNT</text:span><text:span text:style-name="T2">=</text:span><text:span text:style-name="T5">$O</text:span><text:span text:style-name="T2">(@</text:span><text:span text:style-name="T3">OREMSG</text:span><text:span text:style-name="T2">@(</text:span><text:span text:style-name="T3">CNT</text:span><text:span text:style-name="T2">)) </text:span><text:span text:style-name="T5">Q</text:span><text:span text:style-name="T2">:'</text:span><text:span text:style-name="T3">CNT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LRHL1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PT(ARR("DFN",</text:p>
          </table:table-cell>
          <table:table-cell table:style-name="ce6" office:value-type="string" calcext:value-type="string">
            <text:p>PATIENT</text:p>
          </table:table-cell>
          <table:table-cell table:style-name="ce9" office:value-type="string" calcext:value-type="string">
            <text:p> . <text:span text:style-name="T1">S </text:span><text:span text:style-name="T3">REC</text:span><text:span text:style-name="T2">=@</text:span><text:span text:style-name="T3">OREMSG</text:span><text:span text:style-name="T2">@(</text:span><text:span text:style-name="T3">CNT</text:span><text:span text:style-name="T2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LRHL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PT(ARR("DFN",</text:p>
          </table:table-cell>
          <table:table-cell table:style-name="ce6" office:value-type="string" calcext:value-type="string">
            <text:p>PATIENT</text:p>
          </table:table-cell>
          <table:table-cell table:style-name="ce9" office:value-type="string" calcext:value-type="string">
            <text:p> . <text:span text:style-name="T1">F  Q</text:span><text:span text:style-name="T2">:</text:span><text:span text:style-name="T3">QUIT1</text:span><text:span text:style-name="T2">!(</text:span><text:span text:style-name="T3">CNT</text:span><text:span text:style-name="T2">=</text:span><text:span text:style-name="T4">""</text:span><text:span text:style-name="T2">)  </text:span><text:span text:style-name="T5">S </text:span><text:span text:style-name="T3">PREV1</text:span><text:span text:style-name="T2">=</text:span><text:span text:style-name="T3">CNT</text:span><text:span text:style-name="T2">,</text:span><text:span text:style-name="T3">CNT</text:span><text:span text:style-name="T2">=</text:span><text:span text:style-name="T5">$O</text:span><text:span text:style-name="T2">(@</text:span><text:span text:style-name="T3">OREMSG</text:span><text:span text:style-name="T2">@(</text:span><text:span text:style-name="T3">CNT</text:span><text:span text:style-name="T2">)) </text:span><text:span text:style-name="T5">Q</text:span><text:span text:style-name="T2">:'</text:span><text:span text:style-name="T3">CNT  </text:span><text:span text:style-name="T5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LRHL1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PT(ARR("DFN",</text:p>
          </table:table-cell>
          <table:table-cell table:style-name="ce6" office:value-type="string" calcext:value-type="string">
            <text:p>PATIENT</text:p>
          </table:table-cell>
          <table:table-cell table:style-name="ce9" office:value-type="string" calcext:value-type="string">
            <text:p> . . <text:span text:style-name="T1">S </text:span><text:span text:style-name="T3">REC1</text:span><text:span text:style-name="T2">=@</text:span><text:span text:style-name="T3">OREMSG</text:span><text:span text:style-name="T2">@(</text:span><text:span text:style-name="T3">CNT</text:span><text:span text:style-name="T2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LRHL1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PT(ARR("DFN",</text:p>
          </table:table-cell>
          <table:table-cell table:style-name="ce6" office:value-type="string" calcext:value-type="string">
            <text:p>PATIENT</text:p>
          </table:table-cell>
          <table:table-cell table:style-name="ce9" office:value-type="string" calcext:value-type="string">
            <text:p> . . <text:span text:style-name="T1">F  Q</text:span><text:span text:style-name="T2">:</text:span><text:span text:style-name="T3">QUIT2  </text:span><text:span text:style-name="T5">S </text:span><text:span text:style-name="T3">PREV2</text:span><text:span text:style-name="T2">=</text:span><text:span text:style-name="T3">CNT</text:span><text:span text:style-name="T2">,</text:span><text:span text:style-name="T3">CNT</text:span><text:span text:style-name="T2">=</text:span><text:span text:style-name="T5">$O</text:span><text:span text:style-name="T2">(@</text:span><text:span text:style-name="T3">OREMSG</text:span><text:span text:style-name="T2">@(</text:span><text:span text:style-name="T3">CNT</text:span><text:span text:style-name="T2">)) </text:span><text:span text:style-name="T5">Q</text:span><text:span text:style-name="T2">:'</text:span><text:span text:style-name="T3">CNT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LRHL1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PT(ARR("DFN",</text:p>
          </table:table-cell>
          <table:table-cell table:style-name="ce6" office:value-type="string" calcext:value-type="string">
            <text:p>PATIENT</text:p>
          </table:table-cell>
          <table:table-cell table:style-name="ce9" office:value-type="string" calcext:value-type="string">
            <text:p> . . . <text:span text:style-name="T1">S </text:span><text:span text:style-name="T3">REC2</text:span><text:span text:style-name="T2">=@</text:span><text:span text:style-name="T3">OREMSG</text:span><text:span text:style-name="T2">@(</text:span><text:span text:style-name="T3">CNT</text:span><text:span text:style-name="T2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LRHL1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LAB(60,</text:p>
          </table:table-cell>
          <table:table-cell table:style-name="ce6" office:value-type="string" calcext:value-type="string">
            <text:p>LABORATORY TEST</text:p>
          </table:table-cell>
          <table:table-cell table:style-name="ce9" office:value-type="string" calcext:value-type="string">
            <text:p> <text:span text:style-name="T1">S </text:span><text:span text:style-name="T3">LRDN</text:span><text:span text:style-name="T2">=</text:span><text:span text:style-name="T5">$G</text:span><text:span text:style-name="T2">(^LAB(60,</text:span><text:span text:style-name="T3">LR60</text:span><text:span text:style-name="T2">,0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LRHL1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AB(60,</text:p>
          </table:table-cell>
          <table:table-cell table:style-name="ce6" office:value-type="string" calcext:value-type="string">
            <text:p>LABORATORY TEST</text:p>
          </table:table-cell>
          <table:table-cell table:style-name="ce9" office:value-type="string" calcext:value-type="string">
            <text:p> <text:span text:style-name="T1">F  S </text:span><text:span text:style-name="T3">J</text:span><text:span text:style-name="T2">=</text:span><text:span text:style-name="T5">$O</text:span><text:span text:style-name="T2">(@</text:span><text:span text:style-name="T3">OREMSG</text:span><text:span text:style-name="T2">@(</text:span><text:span text:style-name="T3">CNT</text:span><text:span text:style-name="T2">,</text:span><text:span text:style-name="T3">J</text:span><text:span text:style-name="T2">))  </text:span><text:span text:style-name="T5">Q</text:span><text:span text:style-name="T2">:</text:span><text:span text:style-name="T3">J</text:span><text:span text:style-name="T2">=</text:span><text:span text:style-name="T4">""  </text:span><text:span text:style-name="T5">S </text:span><text:span text:style-name="T3">HLSTR</text:span><text:span text:style-name="T2">=</text:span><text:span text:style-name="T3">HLSTR</text:span><text:span text:style-name="T2">_@</text:span><text:span text:style-name="T3">OREMSG</text:span><text:span text:style-name="T2">@(</text:span><text:span text:style-name="T3">CNT</text:span><text:span text:style-name="T2">,</text:span><text:span text:style-name="T3">J</text:span><text:span text:style-name="T2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LRHL1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AB(60,</text:p>
          </table:table-cell>
          <table:table-cell table:style-name="ce6" office:value-type="string" calcext:value-type="string">
            <text:p>LABORATORY TEST</text:p>
          </table:table-cell>
          <table:table-cell table:style-name="ce9" office:value-type="string" calcext:value-type="string">
            <text:p> <text:span text:style-name="T1">F  S </text:span><text:span text:style-name="T3">CNT</text:span><text:span text:style-name="T2">=</text:span><text:span text:style-name="T5">$O</text:span><text:span text:style-name="T2">(@</text:span><text:span text:style-name="T3">OREMSG</text:span><text:span text:style-name="T2">@(</text:span><text:span text:style-name="T3">CNT</text:span><text:span text:style-name="T2">)) </text:span><text:span text:style-name="T5">Q</text:span><text:span text:style-name="T2">:'</text:span><text:span text:style-name="T3">CNT</text:span><text:span text:style-name="T2">!(</text:span><text:span text:style-name="T3">QUIT</text:span><text:span text:style-name="T2">=2)  </text:span><text:span text:style-name="T5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LRHL1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AB(60,</text:p>
          </table:table-cell>
          <table:table-cell table:style-name="ce6" office:value-type="string" calcext:value-type="string">
            <text:p>LABORATORY TEST</text:p>
          </table:table-cell>
          <table:table-cell table:style-name="ce9" office:value-type="string" calcext:value-type="string">
            <text:p> . <text:span text:style-name="T1">S </text:span><text:span text:style-name="T3">REC</text:span><text:span text:style-name="T2">=@</text:span><text:span text:style-name="T3">OREMSG</text:span><text:span text:style-name="T2">@(</text:span><text:span text:style-name="T3">CNT</text:span><text:span text:style-name="T2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LRHL1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AB(60,</text:p>
          </table:table-cell>
          <table:table-cell table:style-name="ce6" office:value-type="string" calcext:value-type="string">
            <text:p>LABORATORY TEST</text:p>
          </table:table-cell>
          <table:table-cell table:style-name="ce9" office:value-type="string" calcext:value-type="string">
            <text:p> <text:span text:style-name="T1">S </text:span><text:span text:style-name="T3">SL</text:span><text:span text:style-name="T2">=</text:span><text:span text:style-name="T5">$L</text:span><text:span text:style-name="T2">(</text:span><text:span text:style-name="T3">SEG</text:span><text:span text:style-name="T2">),</text:span><text:span text:style-name="T3">MAXLEN</text:span><text:span text:style-name="T2">=245  </text:span><text:span text:style-name="T5">K </text:span><text:span text:style-name="T2">@</text:span><text:span text:style-name="T3">NODE</text:span><text:span text:style-name="T2">@(</text:span><text:span text:style-name="T3">PTR</text:span><text:span text:style-name="T2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1" table:content-validation-name="val1" office:value-type="float" office:value="1" calcext:value-type="float">
            <text:p>1</text:p>
          </table:table-cell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change to DIK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LRHL1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AB(60,</text:p>
          </table:table-cell>
          <table:table-cell table:style-name="ce6" office:value-type="string" calcext:value-type="string">
            <text:p>LABORATORY TEST</text:p>
          </table:table-cell>
          <table:table-cell table:style-name="ce9" office:value-type="string" calcext:value-type="string">
            <text:p> <text:span text:style-name="T1">S </text:span><text:span text:style-name="T2">@</text:span><text:span text:style-name="T3">NODE</text:span><text:span text:style-name="T2">@(</text:span><text:span text:style-name="T3">PTR</text:span><text:span text:style-name="T2">)=</text:span><text:span text:style-name="T5">$TR</text:span><text:span text:style-name="T2">(</text:span><text:span text:style-name="T5">$E</text:span><text:span text:style-name="T2">(</text:span><text:span text:style-name="T3">SEG</text:span><text:span text:style-name="T2">,1,</text:span><text:span text:style-name="T3">MAXLEN</text:span><text:span text:style-name="T2">),</text:span><text:span text:style-name="T5">$C</text:span><text:span text:style-name="T2">(9,10,13),</text:span><text:span text:style-name="T4">"   "</text:span><text:span text:style-name="T2">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LRHL1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AB(60,</text:p>
          </table:table-cell>
          <table:table-cell table:style-name="ce6" office:value-type="string" calcext:value-type="string">
            <text:p>LABORATORY TEST</text:p>
          </table:table-cell>
          <table:table-cell table:style-name="ce9" office:value-type="string" calcext:value-type="string">
            <text:p> . . <text:span text:style-name="T1">S </text:span><text:span text:style-name="T2">@</text:span><text:span text:style-name="T3">NODE</text:span><text:span text:style-name="T2">@(</text:span><text:span text:style-name="T3">PTR</text:span><text:span text:style-name="T2">,</text:span><text:span text:style-name="T3">PTR1</text:span><text:span text:style-name="T2">)=</text:span><text:span text:style-name="T5">$TR</text:span><text:span text:style-name="T2">(</text:span><text:span text:style-name="T5">$E</text:span><text:span text:style-name="T2">(</text:span><text:span text:style-name="T3">SEG</text:span><text:span text:style-name="T2">,</text:span><text:span text:style-name="T3">I1</text:span><text:span text:style-name="T2">,</text:span><text:span text:style-name="T3">I2</text:span><text:span text:style-name="T2">),</text:span><text:span text:style-name="T5">$C</text:span><text:span text:style-name="T2">(9,10,13),</text:span><text:span text:style-name="T4">"   "</text:span><text:span text:style-name="T2">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PSULRHL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LAB(60,</text:p>
          </table:table-cell>
          <table:table-cell table:style-name="ce6" office:value-type="string" calcext:value-type="string">
            <text:p>LABORATORY TEST</text:p>
          </table:table-cell>
          <table:table-cell table:style-name="ce9" office:value-type="string" calcext:value-type="string">
            <text:p> <text:span text:style-name="T1">F </text:span><text:span text:style-name="T3">I2</text:span><text:span text:style-name="T2">=1:1 </text:span><text:span text:style-name="T5">X </text:span><text:span text:style-name="T3">HLNEXT </text:span><text:span text:style-name="T5">Q</text:span><text:span text:style-name="T2">:</text:span><text:span text:style-name="T3">HLQUIT</text:span><text:span text:style-name="T2">'&gt;0  </text:span><text:span text:style-name="T5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5"/>
          <table:table-cell table:style-name="ce16" office:value-type="string" calcext:value-type="string">
            <text:p>HLNEXT <text:s text:c="2"/>M Code you can use to execute a $O through the segments of a message(HL7).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PSULRHL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AB(60,</text:p>
          </table:table-cell>
          <table:table-cell table:style-name="ce6" office:value-type="string" calcext:value-type="string">
            <text:p>LABORATORY TEST</text:p>
          </table:table-cell>
          <table:table-cell table:style-name="ce9" office:value-type="string" calcext:value-type="string">
            <text:p> <text:span text:style-name="T1">I $D</text:span><text:span text:style-name="T2">(@(</text:span><text:span text:style-name="T3">HLFILE</text:span><text:span text:style-name="T2">))&lt;10 </text:span><text:span text:style-name="T5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LRHL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AB(60,</text:p>
          </table:table-cell>
          <table:table-cell table:style-name="ce6" office:value-type="string" calcext:value-type="string">
            <text:p>LABORATORY TEST</text:p>
          </table:table-cell>
          <table:table-cell table:style-name="ce9" office:value-type="string" calcext:value-type="string">
            <text:p> <text:span text:style-name="T1">F  S </text:span><text:span text:style-name="T3">I</text:span><text:span text:style-name="T2">=</text:span><text:span text:style-name="T5">$O</text:span><text:span text:style-name="T2">(@</text:span><text:span text:style-name="T3">HLFILE</text:span><text:span text:style-name="T2">@(</text:span><text:span text:style-name="T3">I</text:span><text:span text:style-name="T2">)) </text:span><text:span text:style-name="T5">Q</text:span><text:span text:style-name="T2">:</text:span><text:span text:style-name="T3">I</text:span><text:span text:style-name="T2">=</text:span><text:span text:style-name="T4">""  </text:span><text:span text:style-name="T5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LRHL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AB(60,</text:p>
          </table:table-cell>
          <table:table-cell table:style-name="ce6" office:value-type="string" calcext:value-type="string">
            <text:p>LABORATORY TEST</text:p>
          </table:table-cell>
          <table:table-cell table:style-name="ce9" office:value-type="string" calcext:value-type="string">
            <text:p> . <text:span text:style-name="T1">S </text:span><text:span text:style-name="T3">STR</text:span><text:span text:style-name="T2">=@</text:span><text:span text:style-name="T3">HLFILE</text:span><text:span text:style-name="T2">@(</text:span><text:span text:style-name="T3">I</text:span><text:span text:style-name="T2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LRHL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AB(60,</text:p>
          </table:table-cell>
          <table:table-cell table:style-name="ce6" office:value-type="string" calcext:value-type="string">
            <text:p>LABORATORY TEST</text:p>
          </table:table-cell>
          <table:table-cell table:style-name="ce9" office:value-type="string" calcext:value-type="string">
            <text:p> . <text:span text:style-name="T1">F  S </text:span><text:span text:style-name="T3">J</text:span><text:span text:style-name="T2">=</text:span><text:span text:style-name="T5">$O</text:span><text:span text:style-name="T2">(@</text:span><text:span text:style-name="T3">HLFILE</text:span><text:span text:style-name="T2">@(</text:span><text:span text:style-name="T3">I</text:span><text:span text:style-name="T2">,</text:span><text:span text:style-name="T3">J</text:span><text:span text:style-name="T2">))  </text:span><text:span text:style-name="T5">Q</text:span><text:span text:style-name="T2">:</text:span><text:span text:style-name="T3">J</text:span><text:span text:style-name="T2">=</text:span><text:span text:style-name="T4">""  </text:span><text:span text:style-name="T5">S </text:span><text:span text:style-name="T3">STR</text:span><text:span text:style-name="T2">=</text:span><text:span text:style-name="T3">STR</text:span><text:span text:style-name="T2">_@</text:span><text:span text:style-name="T3">HLFILE</text:span><text:span text:style-name="T2">@(</text:span><text:span text:style-name="T3">I</text:span><text:span text:style-name="T2">,</text:span><text:span text:style-name="T3">J</text:span><text:span text:style-name="T2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LRHL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AB(60,</text:p>
          </table:table-cell>
          <table:table-cell table:style-name="ce6" office:value-type="string" calcext:value-type="string">
            <text:p>LABORATORY TEST</text:p>
          </table:table-cell>
          <table:table-cell table:style-name="ce9" office:value-type="string" calcext:value-type="string">
            <text:p> . . <text:span text:style-name="T1">F  Q</text:span><text:span text:style-name="T2">:</text:span><text:span text:style-name="T3">QUIT  </text:span><text:span text:style-name="T5">S </text:span><text:span text:style-name="T3">PREV</text:span><text:span text:style-name="T2">=</text:span><text:span text:style-name="T3">I</text:span><text:span text:style-name="T2">,</text:span><text:span text:style-name="T3">I</text:span><text:span text:style-name="T2">=</text:span><text:span text:style-name="T5">$O</text:span><text:span text:style-name="T2">(@</text:span><text:span text:style-name="T3">HLFILE</text:span><text:span text:style-name="T2">@(</text:span><text:span text:style-name="T3">I</text:span><text:span text:style-name="T2">)) </text:span><text:span text:style-name="T5">Q</text:span><text:span text:style-name="T2">:</text:span><text:span text:style-name="T3">I</text:span><text:span text:style-name="T2">=</text:span><text:span text:style-name="T4">""  </text:span><text:span text:style-name="T5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LRHL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AB(60,</text:p>
          </table:table-cell>
          <table:table-cell table:style-name="ce6" office:value-type="string" calcext:value-type="string">
            <text:p>LABORATORY TEST</text:p>
          </table:table-cell>
          <table:table-cell table:style-name="ce9" office:value-type="string" calcext:value-type="string">
            <text:p> . . . <text:span text:style-name="T1">S </text:span><text:span text:style-name="T3">STR1</text:span><text:span text:style-name="T2">=@</text:span><text:span text:style-name="T3">HLFILE</text:span><text:span text:style-name="T2">@(</text:span><text:span text:style-name="T3">I</text:span><text:span text:style-name="T2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LRHL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AB(60,</text:p>
          </table:table-cell>
          <table:table-cell table:style-name="ce6" office:value-type="string" calcext:value-type="string">
            <text:p>LABORATORY TEST</text:p>
          </table:table-cell>
          <table:table-cell table:style-name="ce9" office:value-type="string" calcext:value-type="string">
            <text:p> . . . <text:span text:style-name="T1">F  S </text:span><text:span text:style-name="T3">J1</text:span><text:span text:style-name="T2">=</text:span><text:span text:style-name="T5">$O</text:span><text:span text:style-name="T2">(@</text:span><text:span text:style-name="T3">HLFILE</text:span><text:span text:style-name="T2">@(</text:span><text:span text:style-name="T3">I</text:span><text:span text:style-name="T2">,</text:span><text:span text:style-name="T3">J1</text:span><text:span text:style-name="T2">))  </text:span><text:span text:style-name="T5">Q</text:span><text:span text:style-name="T2">:</text:span><text:span text:style-name="T3">J1</text:span><text:span text:style-name="T2">=</text:span><text:span text:style-name="T4">""  </text:span><text:span text:style-name="T5">S </text:span><text:span text:style-name="T3">STR1</text:span><text:span text:style-name="T2">=</text:span><text:span text:style-name="T3">STR1</text:span><text:span text:style-name="T2">_@</text:span><text:span text:style-name="T3">HLFILE</text:span><text:span text:style-name="T2">@(</text:span><text:span text:style-name="T3">I</text:span><text:span text:style-name="T2">,</text:span><text:span text:style-name="T3">J1</text:span><text:span text:style-name="T2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LRHL2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AB(60,</text:p>
          </table:table-cell>
          <table:table-cell table:style-name="ce6" office:value-type="string" calcext:value-type="string">
            <text:p>LABORATORY TEST</text:p>
          </table:table-cell>
          <table:table-cell table:style-name="ce9" office:value-type="string" calcext:value-type="string">
            <text:p> <text:span text:style-name="T1">F  S </text:span><text:span text:style-name="T3">CNT</text:span><text:span text:style-name="T2">=</text:span><text:span text:style-name="T5">$O</text:span><text:span text:style-name="T2">(@</text:span><text:span text:style-name="T3">HLFILE</text:span><text:span text:style-name="T2">@(</text:span><text:span text:style-name="T3">CNT</text:span><text:span text:style-name="T2">)) </text:span><text:span text:style-name="T5">Q</text:span><text:span text:style-name="T2">:'</text:span><text:span text:style-name="T3">CNT</text:span><text:span text:style-name="T2">!(</text:span><text:span text:style-name="T3">QUIT</text:span><text:span text:style-name="T2">)  </text:span><text:span text:style-name="T5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LRHL2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AB(60,</text:p>
          </table:table-cell>
          <table:table-cell table:style-name="ce6" office:value-type="string" calcext:value-type="string">
            <text:p>LABORATORY TEST</text:p>
          </table:table-cell>
          <table:table-cell table:style-name="ce9" office:value-type="string" calcext:value-type="string">
            <text:p> . <text:span text:style-name="T1">S </text:span><text:span text:style-name="T3">REC</text:span><text:span text:style-name="T2">=@</text:span><text:span text:style-name="T3">HLFILE</text:span><text:span text:style-name="T2">@(</text:span><text:span text:style-name="T3">CNT</text:span><text:span text:style-name="T2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LRHL2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AB(60,</text:p>
          </table:table-cell>
          <table:table-cell table:style-name="ce6" office:value-type="string" calcext:value-type="string">
            <text:p>LABORATORY TEST</text:p>
          </table:table-cell>
          <table:table-cell table:style-name="ce9" office:value-type="string" calcext:value-type="string">
            <text:p> . <text:span text:style-name="T1">F  S </text:span><text:span text:style-name="T3">J2</text:span><text:span text:style-name="T2">=</text:span><text:span text:style-name="T5">$O</text:span><text:span text:style-name="T2">(@</text:span><text:span text:style-name="T3">HLFILE</text:span><text:span text:style-name="T2">@(</text:span><text:span text:style-name="T3">CNT</text:span><text:span text:style-name="T2">,</text:span><text:span text:style-name="T3">J2</text:span><text:span text:style-name="T2">))  </text:span><text:span text:style-name="T5">Q</text:span><text:span text:style-name="T2">:</text:span><text:span text:style-name="T3">J2</text:span><text:span text:style-name="T2">=</text:span><text:span text:style-name="T4">""  </text:span><text:span text:style-name="T5">S </text:span><text:span text:style-name="T3">REC</text:span><text:span text:style-name="T2">=</text:span><text:span text:style-name="T3">REC</text:span><text:span text:style-name="T2">_@</text:span><text:span text:style-name="T3">HLFILE</text:span><text:span text:style-name="T2">@(</text:span><text:span text:style-name="T3">CNT</text:span><text:span text:style-name="T2">,</text:span><text:span text:style-name="T3">J2</text:span><text:span text:style-name="T2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LRHL2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AB(60,</text:p>
          </table:table-cell>
          <table:table-cell table:style-name="ce6" office:value-type="string" calcext:value-type="string">
            <text:p>LABORATORY TEST</text:p>
          </table:table-cell>
          <table:table-cell table:style-name="ce9" office:value-type="string" calcext:value-type="string">
            <text:p> <text:span text:style-name="T1">F  S </text:span><text:span text:style-name="T3">CNT</text:span><text:span text:style-name="T2">=</text:span><text:span text:style-name="T5">$O</text:span><text:span text:style-name="T2">(@</text:span><text:span text:style-name="T3">HLFILE</text:span><text:span text:style-name="T2">@(</text:span><text:span text:style-name="T3">CNT</text:span><text:span text:style-name="T2">)) </text:span><text:span text:style-name="T5">Q</text:span><text:span text:style-name="T2">:'</text:span><text:span text:style-name="T3">CNT</text:span><text:span text:style-name="T2">!(</text:span><text:span text:style-name="T3">QUIT</text:span><text:span text:style-name="T2">)  </text:span><text:span text:style-name="T5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LRHL2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AB(60,</text:p>
          </table:table-cell>
          <table:table-cell table:style-name="ce6" office:value-type="string" calcext:value-type="string">
            <text:p>LABORATORY TEST</text:p>
          </table:table-cell>
          <table:table-cell table:style-name="ce9" office:value-type="string" calcext:value-type="string">
            <text:p> . <text:span text:style-name="T1">S </text:span><text:span text:style-name="T3">REC</text:span><text:span text:style-name="T2">=@</text:span><text:span text:style-name="T3">HLFILE</text:span><text:span text:style-name="T2">@(</text:span><text:span text:style-name="T3">CNT</text:span><text:span text:style-name="T2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LRHL2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AB(60,</text:p>
          </table:table-cell>
          <table:table-cell table:style-name="ce6" office:value-type="string" calcext:value-type="string">
            <text:p>LABORATORY TEST</text:p>
          </table:table-cell>
          <table:table-cell table:style-name="ce9" office:value-type="string" calcext:value-type="string">
            <text:p> . <text:span text:style-name="T1">F  S </text:span><text:span text:style-name="T3">J3</text:span><text:span text:style-name="T2">=</text:span><text:span text:style-name="T5">$O</text:span><text:span text:style-name="T2">(@</text:span><text:span text:style-name="T3">HLFILE</text:span><text:span text:style-name="T2">@(</text:span><text:span text:style-name="T3">CNT</text:span><text:span text:style-name="T2">,</text:span><text:span text:style-name="T3">J3</text:span><text:span text:style-name="T2">))  </text:span><text:span text:style-name="T5">Q</text:span><text:span text:style-name="T2">:</text:span><text:span text:style-name="T3">J3</text:span><text:span text:style-name="T2">=</text:span><text:span text:style-name="T4">""  </text:span><text:span text:style-name="T5">S </text:span><text:span text:style-name="T3">REC</text:span><text:span text:style-name="T2">=</text:span><text:span text:style-name="T3">REC</text:span><text:span text:style-name="T2">_@</text:span><text:span text:style-name="T3">HLFILE</text:span><text:span text:style-name="T2">@(</text:span><text:span text:style-name="T3">CNT</text:span><text:span text:style-name="T2">,</text:span><text:span text:style-name="T3">J3</text:span><text:span text:style-name="T2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LRHL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DIZ(99999,</text:p>
          </table:table-cell>
          <table:table-cell table:style-name="ce8"/>
          <table:table-cell table:style-name="ce9" office:value-type="string" calcext:value-type="string">
            <text:p> <text:span text:style-name="T1">F  S </text:span><text:span text:style-name="T3">FACILITY</text:span><text:span text:style-name="T2">=</text:span><text:span text:style-name="T5">$O</text:span><text:span text:style-name="T2">(^DIZ(99999,</text:span><text:span text:style-name="T4">"FDP"</text:span><text:span text:style-name="T2">,</text:span><text:span text:style-name="T3">FACILITY</text:span><text:span text:style-name="T2">)) </text:span><text:span text:style-name="T5">Q</text:span><text:span text:style-name="T2">:'</text:span><text:span text:style-name="T3">FACILITY</text:span><text:span text:style-name="T2">!(</text:span><text:span text:style-name="T3">QUIT</text:span><text:span text:style-name="T2">)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LRHL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DIZ(99999,</text:p>
          </table:table-cell>
          <table:table-cell table:style-name="ce8"/>
          <table:table-cell table:style-name="ce9" office:value-type="string" calcext:value-type="string">
            <text:p> . <text:span text:style-name="T1">I $D</text:span><text:span text:style-name="T2">(^DIZ(99999,</text:span><text:span text:style-name="T4">"FD"</text:span><text:span text:style-name="T2">,</text:span><text:span text:style-name="T3">FACILITY</text:span><text:span text:style-name="T2">,</text:span><text:span text:style-name="T3">RDATE</text:span><text:span text:style-name="T2">)) </text:span><text:span text:style-name="T5">D  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LRHL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DIZ(99999,</text:p>
          </table:table-cell>
          <table:table-cell table:style-name="ce8"/>
          <table:table-cell table:style-name="ce9" office:value-type="string" calcext:value-type="string">
            <text:p> . <text:span text:style-name="T1">F  S </text:span><text:span text:style-name="T3">DATE</text:span><text:span text:style-name="T2">=</text:span><text:span text:style-name="T5">$O</text:span><text:span text:style-name="T2">(^DIZ(99999,</text:span><text:span text:style-name="T4">"FDP"</text:span><text:span text:style-name="T2">,</text:span><text:span text:style-name="T3">FACILITY</text:span><text:span text:style-name="T2">,</text:span><text:span text:style-name="T3">DATE</text:span><text:span text:style-name="T2">)) </text:span><text:span text:style-name="T5">Q</text:span><text:span text:style-name="T2">:'</text:span><text:span text:style-name="T3">DATE</text:span><text:span text:style-name="T2">!(</text:span><text:span text:style-name="T3">DATE</text:span><text:span text:style-name="T2">'&lt;</text:span><text:span text:style-name="T3">EDATE</text:span><text:span text:style-name="T2">)!(</text:span><text:span text:style-name="T3">QUIT</text:span><text:span text:style-name="T2">)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LRHL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DIZ(99999,</text:p>
          </table:table-cell>
          <table:table-cell table:style-name="ce8"/>
          <table:table-cell table:style-name="ce9" office:value-type="string" calcext:value-type="string">
            <text:p> . . <text:span text:style-name="T1">F  S </text:span><text:span text:style-name="T3">DFN</text:span><text:span text:style-name="T2">=</text:span><text:span text:style-name="T5">$O</text:span><text:span text:style-name="T2">(^DIZ(99999,</text:span><text:span text:style-name="T4">"FDP"</text:span><text:span text:style-name="T2">,</text:span><text:span text:style-name="T3">FACILITY</text:span><text:span text:style-name="T2">,</text:span><text:span text:style-name="T3">DATE</text:span><text:span text:style-name="T2">,</text:span><text:span text:style-name="T3">DFN</text:span><text:span text:style-name="T2">)) </text:span><text:span text:style-name="T5">Q</text:span><text:span text:style-name="T2">:'</text:span><text:span text:style-name="T3">DFN</text:span><text:span text:style-name="T2">!(</text:span><text:span text:style-name="T3">QUIT</text:span><text:span text:style-name="T2">)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LRHL3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DIZ(99999,</text:p>
          </table:table-cell>
          <table:table-cell table:style-name="ce8"/>
          <table:table-cell table:style-name="ce9" office:value-type="string" calcext:value-type="string">
            <text:p> . . . <text:span text:style-name="T1">F  S </text:span><text:span text:style-name="T3">IEN</text:span><text:span text:style-name="T2">=</text:span><text:span text:style-name="T5">$O</text:span><text:span text:style-name="T2">(^DIZ(99999,</text:span><text:span text:style-name="T4">"FDP"</text:span><text:span text:style-name="T2">,</text:span><text:span text:style-name="T3">FACILITY</text:span><text:span text:style-name="T2">,</text:span><text:span text:style-name="T3">DATE</text:span><text:span text:style-name="T2">,</text:span><text:span text:style-name="T3">DFN</text:span><text:span text:style-name="T2">,</text:span><text:span text:style-name="T3">IEN</text:span><text:span text:style-name="T2">)) </text:span><text:span text:style-name="T5">Q</text:span><text:span text:style-name="T2">:'</text:span><text:span text:style-name="T3">IEN</text:span><text:span text:style-name="T2">!(</text:span><text:span text:style-name="T3">QUIT</text:span><text:span text:style-name="T2">)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LRHL3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DIZ(99999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REC</text:span><text:span text:style-name="T2">=^DIZ(99999,</text:span><text:span text:style-name="T3">IEN</text:span><text:span text:style-name="T2">,0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LRHL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DIZ(99999,</text:p>
          </table:table-cell>
          <table:table-cell table:style-name="ce8"/>
          <table:table-cell table:style-name="ce9" office:value-type="string" calcext:value-type="string">
            <text:p> <text:span text:style-name="T1">F  S </text:span><text:span text:style-name="T3">SPECIEN</text:span><text:span text:style-name="T2">=</text:span><text:span text:style-name="T5">$O</text:span><text:span text:style-name="T2">(^DIZ(99999,</text:span><text:span text:style-name="T3">IEN</text:span><text:span text:style-name="T2">,1,</text:span><text:span text:style-name="T3">SPECIEN</text:span><text:span text:style-name="T2">)) </text:span><text:span text:style-name="T5">Q</text:span><text:span text:style-name="T2">:'</text:span><text:span text:style-name="T3">SPECIEN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LRHL3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DIZ(99999,</text:p>
          </table:table-cell>
          <table:table-cell table:style-name="ce8"/>
          <table:table-cell table:style-name="ce9" office:value-type="string" calcext:value-type="string">
            <text:p> . <text:span text:style-name="T1">S </text:span><text:span text:style-name="T3">TEST</text:span><text:span text:style-name="T2">=</text:span><text:span text:style-name="T5">$O</text:span><text:span text:style-name="T2">(^DIZ(99999,</text:span><text:span text:style-name="T3">IEN</text:span><text:span text:style-name="T2">,1,</text:span><text:span text:style-name="T3">SPECIEN</text:span><text:span text:style-name="T2">,1,</text:span><text:span text:style-name="T3">TEST</text:span><text:span text:style-name="T2">)) </text:span><text:span text:style-name="T5">Q</text:span><text:span text:style-name="T2">:'</text:span><text:span text:style-name="T3">TEST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LRHL3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DIZ(99999,</text:p>
          </table:table-cell>
          <table:table-cell table:style-name="ce8"/>
          <table:table-cell table:style-name="ce9" office:value-type="string" calcext:value-type="string">
            <text:p> . <text:span text:style-name="T1">S </text:span><text:span text:style-name="T3">SPECREC</text:span><text:span text:style-name="T2">=^DIZ(99999,</text:span><text:span text:style-name="T3">IEN</text:span><text:span text:style-name="T2">,1,</text:span><text:span text:style-name="T3">SPECIEN</text:span><text:span text:style-name="T2">,0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LRHL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DIZ(99999,</text:p>
          </table:table-cell>
          <table:table-cell table:style-name="ce8"/>
          <table:table-cell table:style-name="ce9" office:value-type="string" calcext:value-type="string">
            <text:p> . <text:span text:style-name="T1">F  S </text:span><text:span text:style-name="T3">RESIEN</text:span><text:span text:style-name="T2">=</text:span><text:span text:style-name="T5">$O</text:span><text:span text:style-name="T2">(^DIZ(99999,</text:span><text:span text:style-name="T3">IEN</text:span><text:span text:style-name="T2">,1,</text:span><text:span text:style-name="T3">SPECIEN</text:span><text:span text:style-name="T2">,1,</text:span><text:span text:style-name="T3">RESIEN</text:span><text:span text:style-name="T2">)) </text:span><text:span text:style-name="T5">Q</text:span><text:span text:style-name="T2">:'</text:span><text:span text:style-name="T3">RESIEN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LRHL3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DIZ(99999,</text:p>
          </table:table-cell>
          <table:table-cell table:style-name="ce8"/>
          <table:table-cell table:style-name="ce9" office:value-type="string" calcext:value-type="string">
            <text:p> . . <text:span text:style-name="T1">S </text:span><text:span text:style-name="T3">RESREC</text:span><text:span text:style-name="T2">=^DIZ(99999,</text:span><text:span text:style-name="T3">IEN</text:span><text:span text:style-name="T2">,1,</text:span><text:span text:style-name="T3">SPECIEN</text:span><text:span text:style-name="T2">,1,</text:span><text:span text:style-name="T3">RESIEN</text:span><text:span text:style-name="T2">,0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LRHL3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DIZ(99999,</text:p>
          </table:table-cell>
          <table:table-cell table:style-name="ce8"/>
          <table:table-cell table:style-name="ce9" office:value-type="string" calcext:value-type="string">
            <text:p> . . <text:span text:style-name="T1">S </text:span><text:span text:style-name="T3">RESREC1</text:span><text:span text:style-name="T2">=^DIZ(99999,</text:span><text:span text:style-name="T3">IEN</text:span><text:span text:style-name="T2">,1,</text:span><text:span text:style-name="T3">SPECIEN</text:span><text:span text:style-name="T2">,1,</text:span><text:span text:style-name="T3">RESIEN</text:span><text:span text:style-name="T2">,2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LRHL3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DIZ(99999,</text:p>
          </table:table-cell>
          <table:table-cell table:style-name="ce8"/>
          <table:table-cell table:style-name="ce9" office:value-type="string" calcext:value-type="string">
            <text:p> <text:span text:style-name="T1">F  S </text:span><text:span text:style-name="T3">FAC</text:span><text:span text:style-name="T2">=</text:span><text:span text:style-name="T5">$O</text:span><text:span text:style-name="T2">(^DIZ(99999,</text:span><text:span text:style-name="T4">"FD"</text:span><text:span text:style-name="T2">,</text:span><text:span text:style-name="T3">FAC</text:span><text:span text:style-name="T2">)) </text:span><text:span text:style-name="T5">Q</text:span><text:span text:style-name="T2">:'</text:span><text:span text:style-name="T3">FAC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LRHL3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DIZ(99999,</text:p>
          </table:table-cell>
          <table:table-cell table:style-name="ce8"/>
          <table:table-cell table:style-name="ce9" office:value-type="string" calcext:value-type="string">
            <text:p> . <text:span text:style-name="T1">F  S </text:span><text:span text:style-name="T3">PDATE</text:span><text:span text:style-name="T2">=</text:span><text:span text:style-name="T5">$O</text:span><text:span text:style-name="T2">(^DIZ(99999,</text:span><text:span text:style-name="T4">"FD"</text:span><text:span text:style-name="T2">,</text:span><text:span text:style-name="T3">FAC</text:span><text:span text:style-name="T2">,</text:span><text:span text:style-name="T3">PDATE</text:span><text:span text:style-name="T2">)) </text:span><text:span text:style-name="T5">Q</text:span><text:span text:style-name="T2">:'</text:span><text:span text:style-name="T3">PDATE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LRHL3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DIZ(99999,</text:p>
          </table:table-cell>
          <table:table-cell table:style-name="ce8"/>
          <table:table-cell table:style-name="ce9" office:value-type="string" calcext:value-type="string">
            <text:p> . . <text:span text:style-name="T1">S </text:span><text:span text:style-name="T3">DELLIEN</text:span><text:span text:style-name="T2">=</text:span><text:span text:style-name="T5">$O</text:span><text:span text:style-name="T2">(^DIZ(99999,</text:span><text:span text:style-name="T4">"FD"</text:span><text:span text:style-name="T2">,</text:span><text:span text:style-name="T3">FAC</text:span><text:span text:style-name="T2">,</text:span><text:span text:style-name="T3">PDATE</text:span><text:span text:style-name="T2">,</text:span><text:span text:style-name="T3">DELLIEN</text:span><text:span text:style-name="T2">)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LRHL3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DIZ(99999,</text:p>
          </table:table-cell>
          <table:table-cell table:style-name="ce8"/>
          <table:table-cell table:style-name="ce9" office:value-type="string" calcext:value-type="string">
            <text:p> . . <text:span text:style-name="T1">F  S </text:span><text:span text:style-name="T3">IDATE</text:span><text:span text:style-name="T2">=</text:span><text:span text:style-name="T5">$O</text:span><text:span text:style-name="T2">(^DIZ(99999,</text:span><text:span text:style-name="T4">"FDP"</text:span><text:span text:style-name="T2">,</text:span><text:span text:style-name="T3">FAC</text:span><text:span text:style-name="T2">,</text:span><text:span text:style-name="T3">IDATE</text:span><text:span text:style-name="T2">)) </text:span><text:span text:style-name="T5">Q</text:span><text:span text:style-name="T2">:'</text:span><text:span text:style-name="T3">IDATE</text:span><text:span text:style-name="T2">!(</text:span><text:span text:style-name="T5">$P</text:span><text:span text:style-name="T2">(</text:span><text:span text:style-name="T3">IDATE</text:span><text:span text:style-name="T2">,</text:span><text:span text:style-name="T4">"."</text:span><text:span text:style-name="T2">,1)&gt;</text:span><text:span text:style-name="T3">PDATE</text:span><text:span text:style-name="T2">)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LRHL3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DIZ(99999,</text:p>
          </table:table-cell>
          <table:table-cell table:style-name="ce8"/>
          <table:table-cell table:style-name="ce9" office:value-type="string" calcext:value-type="string">
            <text:p> . . . <text:span text:style-name="T1">F  S </text:span><text:span text:style-name="T3">DFN</text:span><text:span text:style-name="T2">=</text:span><text:span text:style-name="T5">$O</text:span><text:span text:style-name="T2">(^DIZ(99999,</text:span><text:span text:style-name="T4">"FDP"</text:span><text:span text:style-name="T2">,</text:span><text:span text:style-name="T3">FAC</text:span><text:span text:style-name="T2">,</text:span><text:span text:style-name="T3">IDATE</text:span><text:span text:style-name="T2">,</text:span><text:span text:style-name="T3">DFN</text:span><text:span text:style-name="T2">)) </text:span><text:span text:style-name="T5">Q</text:span><text:span text:style-name="T2">:'</text:span><text:span text:style-name="T3">DFN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LRHL3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DIZ(99999,</text:p>
          </table:table-cell>
          <table:table-cell table:style-name="ce8"/>
          <table:table-cell table:style-name="ce9" office:value-type="string" calcext:value-type="string">
            <text:p> . . . . <text:span text:style-name="T1">F  S </text:span><text:span text:style-name="T3">IEN</text:span><text:span text:style-name="T2">=</text:span><text:span text:style-name="T5">$O</text:span><text:span text:style-name="T2">(^DIZ(99999,</text:span><text:span text:style-name="T4">"FDP"</text:span><text:span text:style-name="T2">,</text:span><text:span text:style-name="T3">FAC</text:span><text:span text:style-name="T2">,</text:span><text:span text:style-name="T3">IDATE</text:span><text:span text:style-name="T2">,</text:span><text:span text:style-name="T3">DFN</text:span><text:span text:style-name="T2">,</text:span><text:span text:style-name="T3">IEN</text:span><text:span text:style-name="T2">)) </text:span><text:span text:style-name="T5">Q</text:span><text:span text:style-name="T2">:'</text:span><text:span text:style-name="T3">IEN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LRHL3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DIZ(99999,</text:p>
          </table:table-cell>
          <table:table-cell table:style-name="ce8"/>
          <table:table-cell table:style-name="ce9" office:value-type="string" calcext:value-type="string">
            <text:p> <text:span text:style-name="T1">I </text:span><text:span text:style-name="T2">'</text:span><text:span text:style-name="T5">$D</text:span><text:span text:style-name="T2">(^DIZ(99999,</text:span><text:span text:style-name="T4">"FDE"</text:span><text:span text:style-name="T2">)) </text:span><text:span text:style-name="T5">W </text:span><text:span text:style-name="T4">"No Error's to report." </text:span><text:span text:style-name="T5">H </text:span><text:span text:style-name="T2">4 </text:span><text:span text:style-name="T5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LRHL3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DIZ(99999,</text:p>
          </table:table-cell>
          <table:table-cell table:style-name="ce8"/>
          <table:table-cell table:style-name="ce9" office:value-type="string" calcext:value-type="string">
            <text:p> <text:span text:style-name="T1">F  S </text:span><text:span text:style-name="T3">FAC</text:span><text:span text:style-name="T2">=</text:span><text:span text:style-name="T5">$O</text:span><text:span text:style-name="T2">(^DIZ(99999,</text:span><text:span text:style-name="T4">"FDE"</text:span><text:span text:style-name="T2">,</text:span><text:span text:style-name="T3">FAC</text:span><text:span text:style-name="T2">)) </text:span><text:span text:style-name="T5">Q</text:span><text:span text:style-name="T2">:'</text:span><text:span text:style-name="T3">FAC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LRHL3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DIZ(99999,</text:p>
          </table:table-cell>
          <table:table-cell table:style-name="ce8"/>
          <table:table-cell table:style-name="ce9" office:value-type="string" calcext:value-type="string">
            <text:p> . <text:span text:style-name="T1">F  S </text:span><text:span text:style-name="T3">EDATE</text:span><text:span text:style-name="T2">=</text:span><text:span text:style-name="T5">$O</text:span><text:span text:style-name="T2">(^DIZ(99999,</text:span><text:span text:style-name="T4">"FDE"</text:span><text:span text:style-name="T2">,</text:span><text:span text:style-name="T3">FAC</text:span><text:span text:style-name="T2">,</text:span><text:span text:style-name="T3">EDATE</text:span><text:span text:style-name="T2">)) </text:span><text:span text:style-name="T5">Q</text:span><text:span text:style-name="T2">:'</text:span><text:span text:style-name="T3">EDATE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LRHL3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DIZ(99999,</text:p>
          </table:table-cell>
          <table:table-cell table:style-name="ce8"/>
          <table:table-cell table:style-name="ce9" office:value-type="string" calcext:value-type="string">
            <text:p> . . <text:span text:style-name="T1">F  S </text:span><text:span text:style-name="T3">IEN</text:span><text:span text:style-name="T2">=</text:span><text:span text:style-name="T5">$O</text:span><text:span text:style-name="T2">(^DIZ(99999,</text:span><text:span text:style-name="T4">"FDE"</text:span><text:span text:style-name="T2">,</text:span><text:span text:style-name="T3">FAC</text:span><text:span text:style-name="T2">,</text:span><text:span text:style-name="T3">EDATE</text:span><text:span text:style-name="T2">,</text:span><text:span text:style-name="T3">IEN</text:span><text:span text:style-name="T2">)) </text:span><text:span text:style-name="T5">Q</text:span><text:span text:style-name="T2">:'</text:span><text:span text:style-name="T3">IEN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LRHL3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DIZ(99999,</text:p>
          </table:table-cell>
          <table:table-cell table:style-name="ce8"/>
          <table:table-cell table:style-name="ce9" office:value-type="string" calcext:value-type="string">
            <text:p> . . . <text:span text:style-name="T1">S </text:span><text:span text:style-name="T3">MSG</text:span><text:span text:style-name="T2">=^DIZ(99999,</text:span><text:span text:style-name="T3">IEN</text:span><text:span text:style-name="T2">,2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LRHL3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IZ(99999,</text:p>
          </table:table-cell>
          <table:table-cell table:style-name="ce8"/>
          <table:table-cell table:style-name="ce9" office:value-type="string" calcext:value-type="string">
            <text:p> <text:span text:style-name="T1">W</text:span><text:span text:style-name="T2">:</text:span><text:span text:style-name="T5">$Y</text:span><text:span text:style-name="T2">&gt;0 @</text:span><text:span text:style-name="T3">IOF </text:span><text:span text:style-name="T5">S </text:span><text:span text:style-name="T3">PG</text:span><text:span text:style-name="T2">=</text:span><text:span text:style-name="T3">PG</text:span><text:span text:style-name="T2">+1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MAP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IZ(99999,</text:p>
          </table:table-cell>
          <table:table-cell table:style-name="ce8"/>
          <table:table-cell table:style-name="ce9" office:value-type="string" calcext:value-type="string">
            <text:p> <text:span text:style-name="T1">W </text:span><text:span text:style-name="T2">@</text:span><text:span text:style-name="T3">IOF</text:span><text:span text:style-name="T2">,!,?10,</text:span><text:span text:style-name="T4">"MAPPING PHARMACY LOCATIONS FOR PBM EXTRACTS"</text:span><text:span text:style-name="T2">,!!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MAP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IZ(99999,</text:p>
          </table:table-cell>
          <table:table-cell table:style-name="ce8"/>
          <table:table-cell table:style-name="ce9" office:value-type="string" calcext:value-type="string">
            <text:p> <text:span text:style-name="T1">W </text:span><text:span text:style-name="T2">@</text:span><text:span text:style-name="T3">IOF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MAP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IZ(99999,</text:p>
          </table:table-cell>
          <table:table-cell table:style-name="ce8"/>
          <table:table-cell table:style-name="ce9" office:value-type="string" calcext:value-type="string">
            <text:p> <text:span text:style-name="T1">W </text:span><text:span text:style-name="T2">@</text:span><text:span text:style-name="T3">IOF</text:span><text:span text:style-name="T2">,!!,?20,</text:span><text:span text:style-name="T4">"EDITING Mapping of AR/WS AOUs"</text:span><text:span text:style-name="T2">,!!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MAP0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PS(59.7,</text:p>
          </table:table-cell>
          <table:table-cell table:style-name="ce6" office:value-type="string" calcext:value-type="string">
            <text:p>PHARMACY SYSTEM</text:p>
          </table:table-cell>
          <table:table-cell table:style-name="ce9" office:value-type="string" calcext:value-type="string">
            <text:p> <text:span text:style-name="T1">S </text:span><text:span text:style-name="T3">ZZ</text:span><text:span text:style-name="T2">=^PS(59.7,1,90.01,</text:span><text:span text:style-name="T3">DA</text:span><text:span text:style-name="T2">,0),</text:span><text:span text:style-name="T3">XX</text:span><text:span text:style-name="T2">=</text:span><text:span text:style-name="T5">$P</text:span><text:span text:style-name="T2">(</text:span><text:span text:style-name="T3">ZZ</text:span><text:span text:style-name="T2">,</text:span><text:span text:style-name="T3">U</text:span><text:span text:style-name="T2">,2),</text:span><text:span text:style-name="T3">YY</text:span><text:span text:style-name="T2">=</text:span><text:span text:style-name="T5">$P</text:span><text:span text:style-name="T2">(</text:span><text:span text:style-name="T3">ZZ</text:span><text:span text:style-name="T2">,</text:span><text:span text:style-name="T3">U</text:span><text:span text:style-name="T2">,3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MAP0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(59.7,</text:p>
          </table:table-cell>
          <table:table-cell table:style-name="ce6" office:value-type="string" calcext:value-type="string">
            <text:p>PHARMACY SYSTEM</text:p>
          </table:table-cell>
          <table:table-cell table:style-name="ce9" office:value-type="string" calcext:value-type="string">
            <text:p> <text:span text:style-name="T1">S </text:span><text:span text:style-name="T3">DA</text:span><text:span text:style-name="T2">=0,</text:span><text:span text:style-name="T3">DA</text:span><text:span text:style-name="T2">(1)=1 </text:span><text:span text:style-name="T5">F  S </text:span><text:span text:style-name="T3">DA</text:span><text:span text:style-name="T2">=</text:span><text:span text:style-name="T5">$O</text:span><text:span text:style-name="T2">(^PS(59.7,1,90.01,</text:span><text:span text:style-name="T3">DA</text:span><text:span text:style-name="T2">)) </text:span><text:span text:style-name="T5">Q</text:span><text:span text:style-name="T2">:</text:span><text:span text:style-name="T3">DA</text:span><text:span text:style-name="T2">'&gt;0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MAP0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PS(59.7,</text:p>
          </table:table-cell>
          <table:table-cell table:style-name="ce6" office:value-type="string" calcext:value-type="string">
            <text:p>PHARMACY SYSTEM</text:p>
          </table:table-cell>
          <table:table-cell table:style-name="ce9" office:value-type="string" calcext:value-type="string">
            <text:p> . <text:span text:style-name="T1">S </text:span><text:span text:style-name="T3">Z</text:span><text:span text:style-name="T2">=^PS(59.7,1,90.01,</text:span><text:span text:style-name="T3">DA</text:span><text:span text:style-name="T2">,0),</text:span><text:span text:style-name="T3">X</text:span><text:span text:style-name="T2">=</text:span><text:span text:style-name="T5">$P</text:span><text:span text:style-name="T2">(</text:span><text:span text:style-name="T3">Z</text:span><text:span text:style-name="T2">,</text:span><text:span text:style-name="T3">U</text:span><text:span text:style-name="T2">,2),</text:span><text:span text:style-name="T3">Y</text:span><text:span text:style-name="T2">=</text:span><text:span text:style-name="T5">$P</text:span><text:span text:style-name="T2">(</text:span><text:span text:style-name="T3">Z</text:span><text:span text:style-name="T2">,</text:span><text:span text:style-name="T3">U</text:span><text:span text:style-name="T2">,3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MAP0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PS(59.7,</text:p>
          </table:table-cell>
          <table:table-cell table:style-name="ce6" office:value-type="string" calcext:value-type="string">
            <text:p>PHARMACY SYSTEM</text:p>
          </table:table-cell>
          <table:table-cell table:style-name="ce9" office:value-type="string" calcext:value-type="string">
            <text:p> <text:span text:style-name="T1">W </text:span><text:span text:style-name="T2">@</text:span><text:span text:style-name="T3">IOF</text:span><text:span text:style-name="T2">,!!,?20,</text:span><text:span text:style-name="T4">"EDITING Mapping of CS NAOUs"</text:span><text:span text:style-name="T2">,!!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MAP0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PS(59.7,</text:p>
          </table:table-cell>
          <table:table-cell table:style-name="ce6" office:value-type="string" calcext:value-type="string">
            <text:p>PHARMACY SYSTEM</text:p>
          </table:table-cell>
          <table:table-cell table:style-name="ce9" office:value-type="string" calcext:value-type="string">
            <text:p> <text:span text:style-name="T1">S </text:span><text:span text:style-name="T3">ZZ</text:span><text:span text:style-name="T2">=^PS(59.7,1,90.02,</text:span><text:span text:style-name="T3">DA</text:span><text:span text:style-name="T2">,0),</text:span><text:span text:style-name="T3">XX</text:span><text:span text:style-name="T2">=</text:span><text:span text:style-name="T5">$P</text:span><text:span text:style-name="T2">(</text:span><text:span text:style-name="T3">ZZ</text:span><text:span text:style-name="T2">,</text:span><text:span text:style-name="T3">U</text:span><text:span text:style-name="T2">,2),</text:span><text:span text:style-name="T3">YY</text:span><text:span text:style-name="T2">=</text:span><text:span text:style-name="T5">$P</text:span><text:span text:style-name="T2">(</text:span><text:span text:style-name="T3">ZZ</text:span><text:span text:style-name="T2">,</text:span><text:span text:style-name="T3">U</text:span><text:span text:style-name="T2">,3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MAP0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(59.7,</text:p>
          </table:table-cell>
          <table:table-cell table:style-name="ce6" office:value-type="string" calcext:value-type="string">
            <text:p>PHARMACY SYSTEM</text:p>
          </table:table-cell>
          <table:table-cell table:style-name="ce9" office:value-type="string" calcext:value-type="string">
            <text:p> <text:span text:style-name="T1">S </text:span><text:span text:style-name="T3">DA</text:span><text:span text:style-name="T2">=0,</text:span><text:span text:style-name="T3">DA</text:span><text:span text:style-name="T2">(1)=1 </text:span><text:span text:style-name="T5">F  S </text:span><text:span text:style-name="T3">DA</text:span><text:span text:style-name="T2">=</text:span><text:span text:style-name="T5">$O</text:span><text:span text:style-name="T2">(^PS(59.7,1,90.02,</text:span><text:span text:style-name="T3">DA</text:span><text:span text:style-name="T2">)) </text:span><text:span text:style-name="T5">Q</text:span><text:span text:style-name="T2">:</text:span><text:span text:style-name="T3">DA</text:span><text:span text:style-name="T2">'&gt;0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MAP0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PS(59.7,</text:p>
          </table:table-cell>
          <table:table-cell table:style-name="ce6" office:value-type="string" calcext:value-type="string">
            <text:p>PHARMACY SYSTEM</text:p>
          </table:table-cell>
          <table:table-cell table:style-name="ce9" office:value-type="string" calcext:value-type="string">
            <text:p> . <text:span text:style-name="T1">S </text:span><text:span text:style-name="T3">Z</text:span><text:span text:style-name="T2">=^PS(59.7,1,90.02,</text:span><text:span text:style-name="T3">DA</text:span><text:span text:style-name="T2">,0),</text:span><text:span text:style-name="T3">X</text:span><text:span text:style-name="T2">=</text:span><text:span text:style-name="T5">$P</text:span><text:span text:style-name="T2">(</text:span><text:span text:style-name="T3">Z</text:span><text:span text:style-name="T2">,</text:span><text:span text:style-name="T3">U</text:span><text:span text:style-name="T2">,2),</text:span><text:span text:style-name="T3">Y</text:span><text:span text:style-name="T2">=</text:span><text:span text:style-name="T5">$P</text:span><text:span text:style-name="T2">(</text:span><text:span text:style-name="T3">Z</text:span><text:span text:style-name="T2">,</text:span><text:span text:style-name="T3">U</text:span><text:span text:style-name="T2">,3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MAP0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PS(59.7,</text:p>
          </table:table-cell>
          <table:table-cell table:style-name="ce6" office:value-type="string" calcext:value-type="string">
            <text:p>PHARMACY SYSTEM</text:p>
          </table:table-cell>
          <table:table-cell table:style-name="ce9" office:value-type="string" calcext:value-type="string">
            <text:p> <text:span text:style-name="T1">W </text:span><text:span text:style-name="T2">@</text:span><text:span text:style-name="T3">IOF</text:span><text:span text:style-name="T2">,!!,?20,</text:span><text:span text:style-name="T4">"EDITING Mapping of DA Pharmacy Locations"</text:span><text:span text:style-name="T2">,!!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MAP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PS(59.7,</text:p>
          </table:table-cell>
          <table:table-cell table:style-name="ce6" office:value-type="string" calcext:value-type="string">
            <text:p>PHARMACY SYSTEM</text:p>
          </table:table-cell>
          <table:table-cell table:style-name="ce9" office:value-type="string" calcext:value-type="string">
            <text:p> <text:span text:style-name="T1">S </text:span><text:span text:style-name="T3">ZZ</text:span><text:span text:style-name="T2">=^PS(59.7,1,90.03,</text:span><text:span text:style-name="T3">DA</text:span><text:span text:style-name="T2">,0),</text:span><text:span text:style-name="T3">XX</text:span><text:span text:style-name="T2">=</text:span><text:span text:style-name="T5">$P</text:span><text:span text:style-name="T2">(</text:span><text:span text:style-name="T3">ZZ</text:span><text:span text:style-name="T2">,</text:span><text:span text:style-name="T3">U</text:span><text:span text:style-name="T2">,2),</text:span><text:span text:style-name="T3">YY</text:span><text:span text:style-name="T2">=</text:span><text:span text:style-name="T5">$P</text:span><text:span text:style-name="T2">(</text:span><text:span text:style-name="T3">ZZ</text:span><text:span text:style-name="T2">,</text:span><text:span text:style-name="T3">U</text:span><text:span text:style-name="T2">,3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MAP0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(59.7,</text:p>
          </table:table-cell>
          <table:table-cell table:style-name="ce6" office:value-type="string" calcext:value-type="string">
            <text:p>PHARMACY SYSTEM</text:p>
          </table:table-cell>
          <table:table-cell table:style-name="ce9" office:value-type="string" calcext:value-type="string">
            <text:p> <text:span text:style-name="T1">S </text:span><text:span text:style-name="T3">DA</text:span><text:span text:style-name="T2">=0,</text:span><text:span text:style-name="T3">DA</text:span><text:span text:style-name="T2">(1)=1 </text:span><text:span text:style-name="T5">F  S </text:span><text:span text:style-name="T3">DA</text:span><text:span text:style-name="T2">=</text:span><text:span text:style-name="T5">$O</text:span><text:span text:style-name="T2">(^PS(59.7,1,90.03,</text:span><text:span text:style-name="T3">DA</text:span><text:span text:style-name="T2">)) </text:span><text:span text:style-name="T5">Q</text:span><text:span text:style-name="T2">:</text:span><text:span text:style-name="T3">DA</text:span><text:span text:style-name="T2">'&gt;0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MAP0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PS(59.7,</text:p>
          </table:table-cell>
          <table:table-cell table:style-name="ce6" office:value-type="string" calcext:value-type="string">
            <text:p>PHARMACY SYSTEM</text:p>
          </table:table-cell>
          <table:table-cell table:style-name="ce9" office:value-type="string" calcext:value-type="string">
            <text:p> . <text:span text:style-name="T1">S </text:span><text:span text:style-name="T3">Z</text:span><text:span text:style-name="T2">=^PS(59.7,1,90.03,</text:span><text:span text:style-name="T3">DA</text:span><text:span text:style-name="T2">,0),</text:span><text:span text:style-name="T3">X</text:span><text:span text:style-name="T2">=</text:span><text:span text:style-name="T5">$P</text:span><text:span text:style-name="T2">(</text:span><text:span text:style-name="T3">Z</text:span><text:span text:style-name="T2">,</text:span><text:span text:style-name="T3">U</text:span><text:span text:style-name="T2">,2),</text:span><text:span text:style-name="T3">Y</text:span><text:span text:style-name="T2">=</text:span><text:span text:style-name="T5">$P</text:span><text:span text:style-name="T2">(</text:span><text:span text:style-name="T3">Z</text:span><text:span text:style-name="T2">,</text:span><text:span text:style-name="T3">U</text:span><text:span text:style-name="T2">,3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MAP0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PS(59.7,</text:p>
          </table:table-cell>
          <table:table-cell table:style-name="ce6" office:value-type="string" calcext:value-type="string">
            <text:p>PHARMACY SYSTEM</text:p>
          </table:table-cell>
          <table:table-cell table:style-name="ce9" office:value-type="string" calcext:value-type="string">
            <text:p> <text:span text:style-name="T1">W </text:span><text:span text:style-name="T2">@</text:span><text:span text:style-name="T3">IOF</text:span><text:span text:style-name="T2">,!,</text:span><text:span text:style-name="T4">"Print Pharmacy Location PBM Extract Mapping Report"</text:span><text:span text:style-name="T2">,!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MAPR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I(58.1,</text:p>
          </table:table-cell>
          <table:table-cell table:style-name="ce6" office:value-type="string" calcext:value-type="string">
            <text:p>PHARMACY AOU STOCK</text:p>
          </table:table-cell>
          <table:table-cell table:style-name="ce9" office:value-type="string" calcext:value-type="string">
            <text:p> <text:span text:style-name="T1">S </text:span><text:span text:style-name="T3">PSNM</text:span><text:span text:style-name="T2">=</text:span><text:span text:style-name="T4">"" </text:span><text:span text:style-name="T5">F  S </text:span><text:span text:style-name="T3">PSNM</text:span><text:span text:style-name="T2">=</text:span><text:span text:style-name="T5">$O</text:span><text:span text:style-name="T2">(^PSI(58.1,</text:span><text:span text:style-name="T4">"B"</text:span><text:span text:style-name="T2">,</text:span><text:span text:style-name="T3">PSNM</text:span><text:span text:style-name="T2">)) </text:span><text:span text:style-name="T5">Q</text:span><text:span text:style-name="T2">:</text:span><text:span text:style-name="T3">PSNM</text:span><text:span text:style-name="T2">=</text:span><text:span text:style-name="T4">""  </text:span><text:span text:style-name="T5">D  Q</text:span><text:span text:style-name="T2">:</text:span><text:span text:style-name="T3">PSQUIT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MAPR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I(58.1,</text:p>
          </table:table-cell>
          <table:table-cell table:style-name="ce6" office:value-type="string" calcext:value-type="string">
            <text:p>PHARMACY AOU STOCK</text:p>
          </table:table-cell>
          <table:table-cell table:style-name="ce9" office:value-type="string" calcext:value-type="string">
            <text:p> . <text:span text:style-name="T1">S </text:span><text:span text:style-name="T3">PSDA</text:span><text:span text:style-name="T2">=0 </text:span><text:span text:style-name="T5">F  S </text:span><text:span text:style-name="T3">PSDA</text:span><text:span text:style-name="T2">=</text:span><text:span text:style-name="T5">$O</text:span><text:span text:style-name="T2">(^PSI(58.1,</text:span><text:span text:style-name="T4">"B"</text:span><text:span text:style-name="T2">,</text:span><text:span text:style-name="T3">PSNM</text:span><text:span text:style-name="T2">,</text:span><text:span text:style-name="T3">PSDA</text:span><text:span text:style-name="T2">)) </text:span><text:span text:style-name="T5">Q</text:span><text:span text:style-name="T2">:</text:span><text:span text:style-name="T3">PSDA</text:span><text:span text:style-name="T2">'&gt;0  </text:span><text:span text:style-name="T5">D  Q</text:span><text:span text:style-name="T2">:</text:span><text:span text:style-name="T3">PSQUIT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9">
          <table:table-cell table:style-name="ce2" office:value-type="string" calcext:value-type="string">
            <text:p>PSUMAP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D(58.8,</text:p>
          </table:table-cell>
          <table:table-cell table:style-name="ce6" office:value-type="string" calcext:value-type="string">
            <text:p>DRUG ACCOUNTABILITY STATS</text:p>
          </table:table-cell>
          <table:table-cell table:style-name="ce9" office:value-type="string" calcext:value-type="string">
            <text:p> <text:span text:style-name="T1">S </text:span><text:span text:style-name="T3">PSNM</text:span><text:span text:style-name="T2">=</text:span><text:span text:style-name="T4">"" </text:span><text:span text:style-name="T5">F  S </text:span><text:span text:style-name="T3">PSNM</text:span><text:span text:style-name="T2">=</text:span><text:span text:style-name="T5">$O</text:span><text:span text:style-name="T2">(^PSD(58.8,</text:span><text:span text:style-name="T4">"B"</text:span><text:span text:style-name="T2">,</text:span><text:span text:style-name="T3">PSNM</text:span><text:span text:style-name="T2">)) </text:span><text:span text:style-name="T5">Q</text:span><text:span text:style-name="T2">:</text:span><text:span text:style-name="T3">PSNM</text:span><text:span text:style-name="T2">=</text:span><text:span text:style-name="T4">""  </text:span><text:span text:style-name="T5">D  Q</text:span><text:span text:style-name="T2">:</text:span><text:span text:style-name="T3">PSQUIT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9">
          <table:table-cell table:style-name="ce2" office:value-type="string" calcext:value-type="string">
            <text:p>PSUMAPR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D(58.8,</text:p>
          </table:table-cell>
          <table:table-cell table:style-name="ce6" office:value-type="string" calcext:value-type="string">
            <text:p>DRUG ACCOUNTABILITY STATS</text:p>
          </table:table-cell>
          <table:table-cell table:style-name="ce9" office:value-type="string" calcext:value-type="string">
            <text:p> . <text:span text:style-name="T1">S </text:span><text:span text:style-name="T3">PSDA</text:span><text:span text:style-name="T2">=0 </text:span><text:span text:style-name="T5">F  S </text:span><text:span text:style-name="T3">PSDA</text:span><text:span text:style-name="T2">=</text:span><text:span text:style-name="T5">$O</text:span><text:span text:style-name="T2">(^PSD(58.8,</text:span><text:span text:style-name="T4">"B"</text:span><text:span text:style-name="T2">,</text:span><text:span text:style-name="T3">PSNM</text:span><text:span text:style-name="T2">,</text:span><text:span text:style-name="T3">PSDA</text:span><text:span text:style-name="T2">)) </text:span><text:span text:style-name="T5">Q</text:span><text:span text:style-name="T2">:</text:span><text:span text:style-name="T3">PSDA</text:span><text:span text:style-name="T2">'&gt;0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MAPR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PSD(58.8,</text:p>
          </table:table-cell>
          <table:table-cell table:style-name="ce6" office:value-type="string" calcext:value-type="string">
            <text:p>DRUG ACCOUNTABILITY STATS</text:p>
          </table:table-cell>
          <table:table-cell table:style-name="ce9" office:value-type="string" calcext:value-type="string">
            <text:p> .. <text:span text:style-name="T1">S </text:span><text:span text:style-name="T3">PSN0</text:span><text:span text:style-name="T2">=^PSD(58.8,</text:span><text:span text:style-name="T3">PSDA</text:span><text:span text:style-name="T2">,0),</text:span><text:span text:style-name="T3">PSTYP</text:span><text:span text:style-name="T2">=</text:span><text:span text:style-name="T5">$P</text:span><text:span text:style-name="T2">(</text:span><text:span text:style-name="T3">PSN0</text:span><text:span text:style-name="T2">,</text:span><text:span text:style-name="T3">U</text:span><text:span text:style-name="T2">,2),</text:span><text:span text:style-name="T3">PSINADT</text:span><text:span text:style-name="T2">=+</text:span><text:span text:style-name="T5">$G</text:span><text:span text:style-name="T2">(^PSD(58.8,</text:span><text:span text:style-name="T3">PSDA</text:span><text:span text:style-name="T2">,</text:span><text:span text:style-name="T4">"I"</text:span><text:span text:style-name="T2">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PSUMAPR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PSD(58.8,</text:p>
          </table:table-cell>
          <table:table-cell table:style-name="ce6" office:value-type="string" calcext:value-type="string">
            <text:p>DRUG ACCOUNTABILITY STATS</text:p>
          </table:table-cell>
          <table:table-cell table:style-name="ce9" office:value-type="string" calcext:value-type="string">
            <text:p> .. <text:span text:style-name="T1">S </text:span><text:span text:style-name="T3">PSN0</text:span><text:span text:style-name="T2">=^PSD(58.8,</text:span><text:span text:style-name="T3">PSDA</text:span><text:span text:style-name="T2">,0),</text:span><text:span text:style-name="T3">PSTYP</text:span><text:span text:style-name="T2">=</text:span><text:span text:style-name="T5">$P</text:span><text:span text:style-name="T2">(</text:span><text:span text:style-name="T3">PSN0</text:span><text:span text:style-name="T2">,</text:span><text:span text:style-name="T3">U</text:span><text:span text:style-name="T2">,2),</text:span><text:span text:style-name="T3">PSINADT</text:span><text:span text:style-name="T2">=+</text:span><text:span text:style-name="T5">$G</text:span><text:span text:style-name="T2">(^PSD(58.8,</text:span><text:span text:style-name="T3">PSDA</text:span><text:span text:style-name="T2">,</text:span><text:span text:style-name="T4">"I"</text:span><text:span text:style-name="T2">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9">
          <table:table-cell table:style-name="ce2" office:value-type="string" calcext:value-type="string">
            <text:p>PSUMAPR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D(58.8,</text:p>
          </table:table-cell>
          <table:table-cell table:style-name="ce6" office:value-type="string" calcext:value-type="string">
            <text:p>DRUG ACCOUNTABILITY STATS</text:p>
          </table:table-cell>
          <table:table-cell table:style-name="ce9" office:value-type="string" calcext:value-type="string">
            <text:p> <text:span text:style-name="T1">S </text:span><text:span text:style-name="T3">PSNM</text:span><text:span text:style-name="T2">=</text:span><text:span text:style-name="T4">"" </text:span><text:span text:style-name="T5">F  S </text:span><text:span text:style-name="T3">PSNM</text:span><text:span text:style-name="T2">=</text:span><text:span text:style-name="T5">$O</text:span><text:span text:style-name="T2">(^PSD(58.8,</text:span><text:span text:style-name="T4">"B"</text:span><text:span text:style-name="T2">,</text:span><text:span text:style-name="T3">PSNM</text:span><text:span text:style-name="T2">)) </text:span><text:span text:style-name="T5">Q</text:span><text:span text:style-name="T2">:</text:span><text:span text:style-name="T3">PSNM</text:span><text:span text:style-name="T2">=</text:span><text:span text:style-name="T4">""  </text:span><text:span text:style-name="T5">D  Q</text:span><text:span text:style-name="T2">:</text:span><text:span text:style-name="T3">PSQUIT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9">
          <table:table-cell table:style-name="ce2" office:value-type="string" calcext:value-type="string">
            <text:p>PSUMAPR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D(58.8,</text:p>
          </table:table-cell>
          <table:table-cell table:style-name="ce6" office:value-type="string" calcext:value-type="string">
            <text:p>DRUG ACCOUNTABILITY STATS</text:p>
          </table:table-cell>
          <table:table-cell table:style-name="ce9" office:value-type="string" calcext:value-type="string">
            <text:p> . <text:span text:style-name="T1">S </text:span><text:span text:style-name="T3">PSDA</text:span><text:span text:style-name="T2">=0 </text:span><text:span text:style-name="T5">F  S </text:span><text:span text:style-name="T3">PSDA</text:span><text:span text:style-name="T2">=</text:span><text:span text:style-name="T5">$O</text:span><text:span text:style-name="T2">(^PSD(58.8,</text:span><text:span text:style-name="T4">"B"</text:span><text:span text:style-name="T2">,</text:span><text:span text:style-name="T3">PSNM</text:span><text:span text:style-name="T2">,</text:span><text:span text:style-name="T3">PSDA</text:span><text:span text:style-name="T2">)) </text:span><text:span text:style-name="T5">Q</text:span><text:span text:style-name="T2">:'</text:span><text:span text:style-name="T3">PSDA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9">
          <table:table-cell table:style-name="ce2" office:value-type="string" calcext:value-type="string">
            <text:p>PSUMAPR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PSD(58.8,</text:p>
          </table:table-cell>
          <table:table-cell table:style-name="ce6" office:value-type="string" calcext:value-type="string">
            <text:p>DRUG ACCOUNTABILITY STATS</text:p>
          </table:table-cell>
          <table:table-cell table:style-name="ce9" office:value-type="string" calcext:value-type="string">
            <text:p> .. <text:span text:style-name="T1">S </text:span><text:span text:style-name="T3">PSN0</text:span><text:span text:style-name="T2">=^PSD(58.8,</text:span><text:span text:style-name="T3">PSDA</text:span><text:span text:style-name="T2">,0),</text:span><text:span text:style-name="T3">PSTYP</text:span><text:span text:style-name="T2">=</text:span><text:span text:style-name="T5">$P</text:span><text:span text:style-name="T2">(</text:span><text:span text:style-name="T3">PSN0</text:span><text:span text:style-name="T2">,</text:span><text:span text:style-name="T3">U</text:span><text:span text:style-name="T2">,2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9">
          <table:table-cell table:style-name="ce2" office:value-type="string" calcext:value-type="string">
            <text:p>PSUMAPR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PSD(58.8,</text:p>
          </table:table-cell>
          <table:table-cell table:style-name="ce6" office:value-type="string" calcext:value-type="string">
            <text:p>DRUG ACCOUNTABILITY STATS</text:p>
          </table:table-cell>
          <table:table-cell table:style-name="ce9" office:value-type="string" calcext:value-type="string">
            <text:p> .. <text:span text:style-name="T1">S </text:span><text:span text:style-name="T3">PSINADT</text:span><text:span text:style-name="T2">=+</text:span><text:span text:style-name="T5">$G</text:span><text:span text:style-name="T2">(^PSD(58.8,</text:span><text:span text:style-name="T3">PSDA</text:span><text:span text:style-name="T2">,</text:span><text:span text:style-name="T4">"I"</text:span><text:span text:style-name="T2">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MAPR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I(58.1,</text:p>
          </table:table-cell>
          <table:table-cell table:style-name="ce6" office:value-type="string" calcext:value-type="string">
            <text:p>PHARMACY AOU STOCK</text:p>
          </table:table-cell>
          <table:table-cell table:style-name="ce9" office:value-type="string" calcext:value-type="string">
            <text:p> <text:span text:style-name="T1">S </text:span><text:span text:style-name="T3">PSNM</text:span><text:span text:style-name="T2">=</text:span><text:span text:style-name="T4">"" </text:span><text:span text:style-name="T5">F  S </text:span><text:span text:style-name="T3">PSNM</text:span><text:span text:style-name="T2">=</text:span><text:span text:style-name="T5">$O</text:span><text:span text:style-name="T2">(^PSI(58.1,</text:span><text:span text:style-name="T4">"B"</text:span><text:span text:style-name="T2">,</text:span><text:span text:style-name="T3">PSNM</text:span><text:span text:style-name="T2">)) </text:span><text:span text:style-name="T5">Q</text:span><text:span text:style-name="T2">:</text:span><text:span text:style-name="T3">PSNM</text:span><text:span text:style-name="T2">=</text:span><text:span text:style-name="T4">""  </text:span><text:span text:style-name="T5">D  Q</text:span><text:span text:style-name="T2">:</text:span><text:span text:style-name="T3">PSQUIT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MAPR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I(58.1,</text:p>
          </table:table-cell>
          <table:table-cell table:style-name="ce6" office:value-type="string" calcext:value-type="string">
            <text:p>PHARMACY AOU STOCK</text:p>
          </table:table-cell>
          <table:table-cell table:style-name="ce9" office:value-type="string" calcext:value-type="string">
            <text:p> .<text:span text:style-name="T1">S </text:span><text:span text:style-name="T3">PSDA</text:span><text:span text:style-name="T2">=0 </text:span><text:span text:style-name="T5">F  S </text:span><text:span text:style-name="T3">PSDA</text:span><text:span text:style-name="T2">=</text:span><text:span text:style-name="T5">$O</text:span><text:span text:style-name="T2">(^PSI(58.1,</text:span><text:span text:style-name="T4">"B"</text:span><text:span text:style-name="T2">,</text:span><text:span text:style-name="T3">PSNM</text:span><text:span text:style-name="T2">,</text:span><text:span text:style-name="T3">PSDA</text:span><text:span text:style-name="T2">)) </text:span><text:span text:style-name="T5">Q</text:span><text:span text:style-name="T2">:</text:span><text:span text:style-name="T3">PSDA</text:span><text:span text:style-name="T2">'&gt;0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9">
          <table:table-cell table:style-name="ce2" office:value-type="string" calcext:value-type="string">
            <text:p>PSUMAPR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D(58.8,</text:p>
          </table:table-cell>
          <table:table-cell table:style-name="ce6" office:value-type="string" calcext:value-type="string">
            <text:p>DRUG ACCOUNTABILITY STATS</text:p>
          </table:table-cell>
          <table:table-cell table:style-name="ce9" office:value-type="string" calcext:value-type="string">
            <text:p> <text:span text:style-name="T1">S </text:span><text:span text:style-name="T3">PSNM</text:span><text:span text:style-name="T2">=</text:span><text:span text:style-name="T4">"" </text:span><text:span text:style-name="T5">F  S </text:span><text:span text:style-name="T3">PSNM</text:span><text:span text:style-name="T2">=</text:span><text:span text:style-name="T5">$O</text:span><text:span text:style-name="T2">(^PSD(58.8,</text:span><text:span text:style-name="T4">"B"</text:span><text:span text:style-name="T2">,</text:span><text:span text:style-name="T3">PSNM</text:span><text:span text:style-name="T2">)) </text:span><text:span text:style-name="T5">Q</text:span><text:span text:style-name="T2">:</text:span><text:span text:style-name="T3">PSNM</text:span><text:span text:style-name="T2">=</text:span><text:span text:style-name="T4">""  </text:span><text:span text:style-name="T5">D  Q</text:span><text:span text:style-name="T2">:</text:span><text:span text:style-name="T3">PSQUIT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9">
          <table:table-cell table:style-name="ce2" office:value-type="string" calcext:value-type="string">
            <text:p>PSUMAPR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D(58.8,</text:p>
          </table:table-cell>
          <table:table-cell table:style-name="ce6" office:value-type="string" calcext:value-type="string">
            <text:p>DRUG ACCOUNTABILITY STATS</text:p>
          </table:table-cell>
          <table:table-cell table:style-name="ce9" office:value-type="string" calcext:value-type="string">
            <text:p> .<text:span text:style-name="T1">F  S </text:span><text:span text:style-name="T3">PSDA</text:span><text:span text:style-name="T2">=</text:span><text:span text:style-name="T5">$O</text:span><text:span text:style-name="T2">(^PSD(58.8,</text:span><text:span text:style-name="T4">"B"</text:span><text:span text:style-name="T2">,</text:span><text:span text:style-name="T3">PSNM</text:span><text:span text:style-name="T2">,</text:span><text:span text:style-name="T3">PSDA</text:span><text:span text:style-name="T2">)) </text:span><text:span text:style-name="T5">Q</text:span><text:span text:style-name="T2">:</text:span><text:span text:style-name="T3">PSDA</text:span><text:span text:style-name="T2">'&gt;0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9">
          <table:table-cell table:style-name="ce2" office:value-type="string" calcext:value-type="string">
            <text:p>PSUMAPR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PSD(58.8,</text:p>
          </table:table-cell>
          <table:table-cell table:style-name="ce6" office:value-type="string" calcext:value-type="string">
            <text:p>DRUG ACCOUNTABILITY STATS</text:p>
          </table:table-cell>
          <table:table-cell table:style-name="ce9" office:value-type="string" calcext:value-type="string">
            <text:p> ..<text:span text:style-name="T1">S </text:span><text:span text:style-name="T3">PSN0</text:span><text:span text:style-name="T2">=^PSD(58.8,</text:span><text:span text:style-name="T3">PSDA</text:span><text:span text:style-name="T2">,0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9">
          <table:table-cell table:style-name="ce2" office:value-type="string" calcext:value-type="string">
            <text:p>PSUMAPR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PSD(58.8,</text:p>
          </table:table-cell>
          <table:table-cell table:style-name="ce6" office:value-type="string" calcext:value-type="string">
            <text:p>DRUG ACCOUNTABILITY STATS</text:p>
          </table:table-cell>
          <table:table-cell table:style-name="ce9" office:value-type="string" calcext:value-type="string">
            <text:p> ..<text:span text:style-name="T1">S </text:span><text:span text:style-name="T3">PSINADT</text:span><text:span text:style-name="T2">=+</text:span><text:span text:style-name="T5">$G</text:span><text:span text:style-name="T2">(^PSD(58.8,</text:span><text:span text:style-name="T3">PSDA</text:span><text:span text:style-name="T2">,</text:span><text:span text:style-name="T4">"I"</text:span><text:span text:style-name="T2">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9">
          <table:table-cell table:style-name="ce2" office:value-type="string" calcext:value-type="string">
            <text:p>PSUMAPR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D(58.8,</text:p>
          </table:table-cell>
          <table:table-cell table:style-name="ce6" office:value-type="string" calcext:value-type="string">
            <text:p>DRUG ACCOUNTABILITY STATS</text:p>
          </table:table-cell>
          <table:table-cell table:style-name="ce9" office:value-type="string" calcext:value-type="string">
            <text:p> <text:span text:style-name="T1">S </text:span><text:span text:style-name="T3">PSNM</text:span><text:span text:style-name="T2">=</text:span><text:span text:style-name="T4">"" </text:span><text:span text:style-name="T5">F  S </text:span><text:span text:style-name="T3">PSNM</text:span><text:span text:style-name="T2">=</text:span><text:span text:style-name="T5">$O</text:span><text:span text:style-name="T2">(^PSD(58.8,</text:span><text:span text:style-name="T4">"B"</text:span><text:span text:style-name="T2">,</text:span><text:span text:style-name="T3">PSNM</text:span><text:span text:style-name="T2">)) </text:span><text:span text:style-name="T5">Q</text:span><text:span text:style-name="T2">:</text:span><text:span text:style-name="T3">PSNM</text:span><text:span text:style-name="T2">=</text:span><text:span text:style-name="T4">""  </text:span><text:span text:style-name="T5">D  Q</text:span><text:span text:style-name="T2">:</text:span><text:span text:style-name="T3">PSQUIT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9">
          <table:table-cell table:style-name="ce2" office:value-type="string" calcext:value-type="string">
            <text:p>PSUMAPR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D(58.8,</text:p>
          </table:table-cell>
          <table:table-cell table:style-name="ce6" office:value-type="string" calcext:value-type="string">
            <text:p>DRUG ACCOUNTABILITY STATS</text:p>
          </table:table-cell>
          <table:table-cell table:style-name="ce9" office:value-type="string" calcext:value-type="string">
            <text:p> .<text:span text:style-name="T1">F  S </text:span><text:span text:style-name="T3">PSDA</text:span><text:span text:style-name="T2">=</text:span><text:span text:style-name="T5">$O</text:span><text:span text:style-name="T2">(^PSD(58.8,</text:span><text:span text:style-name="T4">"B"</text:span><text:span text:style-name="T2">,</text:span><text:span text:style-name="T3">PSNM</text:span><text:span text:style-name="T2">,</text:span><text:span text:style-name="T3">PSDA</text:span><text:span text:style-name="T2">)) </text:span><text:span text:style-name="T5">Q</text:span><text:span text:style-name="T2">:'</text:span><text:span text:style-name="T3">PSDA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9">
          <table:table-cell table:style-name="ce2" office:value-type="string" calcext:value-type="string">
            <text:p>PSUMAPR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PSD(58.8,</text:p>
          </table:table-cell>
          <table:table-cell table:style-name="ce6" office:value-type="string" calcext:value-type="string">
            <text:p>DRUG ACCOUNTABILITY STATS</text:p>
          </table:table-cell>
          <table:table-cell table:style-name="ce9" office:value-type="string" calcext:value-type="string">
            <text:p> ..<text:span text:style-name="T1">S </text:span><text:span text:style-name="T3">PSN0</text:span><text:span text:style-name="T2">=^PSD(58.8,</text:span><text:span text:style-name="T3">PSDA</text:span><text:span text:style-name="T2">,0),</text:span><text:span text:style-name="T3">PSTYP</text:span><text:span text:style-name="T2">=</text:span><text:span text:style-name="T5">$P</text:span><text:span text:style-name="T2">(</text:span><text:span text:style-name="T3">PSN0</text:span><text:span text:style-name="T2">,</text:span><text:span text:style-name="T3">U</text:span><text:span text:style-name="T2">,2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9">
          <table:table-cell table:style-name="ce2" office:value-type="string" calcext:value-type="string">
            <text:p>PSUMAPR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PSD(58.8,</text:p>
          </table:table-cell>
          <table:table-cell table:style-name="ce6" office:value-type="string" calcext:value-type="string">
            <text:p>DRUG ACCOUNTABILITY STATS</text:p>
          </table:table-cell>
          <table:table-cell table:style-name="ce9" office:value-type="string" calcext:value-type="string">
            <text:p> ..<text:span text:style-name="T1">S </text:span><text:span text:style-name="T3">PSINADT</text:span><text:span text:style-name="T2">=+</text:span><text:span text:style-name="T5">$G</text:span><text:span text:style-name="T2">(^PSD(58.8,</text:span><text:span text:style-name="T3">PSDA</text:span><text:span text:style-name="T2">,</text:span><text:span text:style-name="T4">"I"</text:span><text:span text:style-name="T2">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9">
          <table:table-cell table:style-name="ce2" office:value-type="string" calcext:value-type="string">
            <text:p>PSUMAPR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PSD(58.8,</text:p>
          </table:table-cell>
          <table:table-cell table:style-name="ce6" office:value-type="string" calcext:value-type="string">
            <text:p>DRUG ACCOUNTABILITY STATS</text:p>
          </table:table-cell>
          <table:table-cell table:style-name="ce9" office:value-type="string" calcext:value-type="string">
            <text:p> .<text:span text:style-name="T1">W </text:span><text:span text:style-name="T2">@</text:span><text:span text:style-name="T3">IOF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9">
          <table:table-cell table:style-name="ce2" office:value-type="string" calcext:value-type="string">
            <text:p>PSUMAPR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PSD(58.8,</text:p>
          </table:table-cell>
          <table:table-cell table:style-name="ce6" office:value-type="string" calcext:value-type="string">
            <text:p>DRUG ACCOUNTABILITY STATS</text:p>
          </table:table-cell>
          <table:table-cell table:style-name="ce9" office:value-type="string" calcext:value-type="string">
            <text:p> <text:span text:style-name="T1">W </text:span><text:span text:style-name="T2">@</text:span><text:span text:style-name="T3">IOF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9">
          <table:table-cell table:style-name="ce2" office:value-type="string" calcext:value-type="string">
            <text:p>PSUMAPR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PSD(58.8,</text:p>
          </table:table-cell>
          <table:table-cell table:style-name="ce6" office:value-type="string" calcext:value-type="string">
            <text:p>DRUG ACCOUNTABILITY STATS</text:p>
          </table:table-cell>
          <table:table-cell table:style-name="ce10" office:value-type="string" calcext:value-type="string">
            <text:p>PGH <text:span text:style-name="T1">W </text:span><text:span text:style-name="T2">@</text:span><text:span text:style-name="T3">IOF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9">
          <table:table-cell table:style-name="ce2" office:value-type="string" calcext:value-type="string">
            <text:p>PSUMAPR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PSD(58.8,</text:p>
          </table:table-cell>
          <table:table-cell table:style-name="ce6" office:value-type="string" calcext:value-type="string">
            <text:p>DRUG ACCOUNTABILITY STATS</text:p>
          </table:table-cell>
          <table:table-cell table:style-name="ce10" office:value-type="string" calcext:value-type="string">
            <text:p>PGHB <text:span text:style-name="T1">W </text:span><text:span text:style-name="T2">@</text:span><text:span text:style-name="T3">IOF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OP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RX("AL",</text:p>
          </table:table-cell>
          <table:table-cell table:style-name="ce6" office:value-type="string" calcext:value-type="string">
            <text:p>PRESCRIPTION</text:p>
          </table:table-cell>
          <table:table-cell table:style-name="ce9" office:value-type="string" calcext:value-type="string">
            <text:p> <text:span text:style-name="T1">S </text:span><text:span text:style-name="T3">PSDT</text:span><text:span text:style-name="T2">=</text:span><text:span text:style-name="T5">$E</text:span><text:span text:style-name="T2">(</text:span><text:span text:style-name="T3">PSUDT1</text:span><text:span text:style-name="T2">,1,5)_</text:span><text:span text:style-name="T4">"00" </text:span><text:span text:style-name="T5">F  S </text:span><text:span text:style-name="T3">PSDT</text:span><text:span text:style-name="T2">=</text:span><text:span text:style-name="T5">$O</text:span><text:span text:style-name="T2">(^PSRX(</text:span><text:span text:style-name="T4">"AL"</text:span><text:span text:style-name="T2">,</text:span><text:span text:style-name="T3">PSDT</text:span><text:span text:style-name="T2">)) </text:span><text:span text:style-name="T5">G </text:span><text:span text:style-name="T6">DONE</text:span><text:span text:style-name="T2">:</text:span><text:span text:style-name="T3">PSDT</text:span><text:span text:style-name="T2">'&gt;0!(</text:span><text:span text:style-name="T5">$E</text:span><text:span text:style-name="T2">(</text:span><text:span text:style-name="T3">PSDT</text:span><text:span text:style-name="T2">,1,7)&gt;</text:span><text:span text:style-name="T3">PSUDT2</text:span><text:span text:style-name="T2">) </text:span><text:span text:style-name="T5">D </text:span><text:span text:style-name="T6">SRCH1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6">
          <table:table-cell table:style-name="ce2" office:value-type="string" calcext:value-type="string">
            <text:p>PSUOP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RX("AL",</text:p>
          </table:table-cell>
          <table:table-cell table:style-name="ce6" office:value-type="string" calcext:value-type="string">
            <text:p>PRESCRIPTION</text:p>
          </table:table-cell>
          <table:table-cell table:style-name="ce10" office:value-type="string" calcext:value-type="string">
            <text:p>SRCH1 <text:span text:style-name="T1">F </text:span><text:span text:style-name="T3">RXN</text:span><text:span text:style-name="T2">=0:0 </text:span><text:span text:style-name="T5">S </text:span><text:span text:style-name="T3">RXN</text:span><text:span text:style-name="T2">=</text:span><text:span text:style-name="T5">$O</text:span><text:span text:style-name="T2">(^PSRX(</text:span><text:span text:style-name="T4">"AL"</text:span><text:span text:style-name="T2">,</text:span><text:span text:style-name="T3">PSDT</text:span><text:span text:style-name="T2">,</text:span><text:span text:style-name="T3">RXN</text:span><text:span text:style-name="T2">)) </text:span><text:span text:style-name="T5">Q</text:span><text:span text:style-name="T2">:</text:span><text:span text:style-name="T3">RXN</text:span><text:span text:style-name="T2">'&gt;0  </text:span><text:span text:style-name="T5">F </text:span><text:span text:style-name="T3">PSFILL</text:span><text:span text:style-name="T2">=-1:0 </text:span><text:span text:style-name="T5">S </text:span><text:span text:style-name="T3">PSFILL</text:span><text:span text:style-name="T2">=</text:span><text:span text:style-name="T5">$O</text:span><text:span text:style-name="T2">(^PSRX(</text:span><text:span text:style-name="T4">"AL"</text:span><text:span text:style-name="T2">,</text:span><text:span text:style-name="T3">PSDT</text:span><text:span text:style-name="T2">,</text:span><text:span text:style-name="T3">RXN</text:span><text:span text:style-name="T2">,</text:span><text:span text:style-name="T3">PSFILL</text:span><text:span text:style-name="T2">)) </text:span><text:span text:style-name="T5">Q</text:span><text:span text:style-name="T2">:</text:span><text:span text:style-name="T3">PSFILL</text:span><text:span text:style-name="T2">=</text:span><text:span text:style-name="T4">""  </text:span><text:span text:style-name="T5">D </text:span><text:span text:style-name="T6">CHK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OP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PSRX(RXN,</text:p>
          </table:table-cell>
          <table:table-cell table:style-name="ce6" office:value-type="string" calcext:value-type="string">
            <text:p>PRESCRIPTION</text:p>
          </table:table-cell>
          <table:table-cell table:style-name="ce10" office:value-type="string" calcext:value-type="string">
            <text:p>CHK <text:span text:style-name="T1">Q</text:span><text:span text:style-name="T2">:'</text:span><text:span text:style-name="T5">$D</text:span><text:span text:style-name="T2">(^PSRX(</text:span><text:span text:style-name="T3">RXN</text:span><text:span text:style-name="T2">,0)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OP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PSRX(RXN,</text:p>
          </table:table-cell>
          <table:table-cell table:style-name="ce6" office:value-type="string" calcext:value-type="string">
            <text:p>PRESCRIPTION</text:p>
          </table:table-cell>
          <table:table-cell table:style-name="ce9" office:value-type="string" calcext:value-type="string">
            <text:p> <text:span text:style-name="T1">I </text:span><text:span text:style-name="T3">PSFILL</text:span><text:span text:style-name="T2">,'</text:span><text:span text:style-name="T5">$D</text:span><text:span text:style-name="T2">(^PSRX(</text:span><text:span text:style-name="T3">RXN</text:span><text:span text:style-name="T2">,1,</text:span><text:span text:style-name="T3">PSFILL</text:span><text:span text:style-name="T2">,0)) </text:span><text:span text:style-name="T5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OP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PSRX("AR",</text:p>
          </table:table-cell>
          <table:table-cell table:style-name="ce6" office:value-type="string" calcext:value-type="string">
            <text:p>PRESCRIPTION</text:p>
          </table:table-cell>
          <table:table-cell table:style-name="ce9" office:value-type="string" calcext:value-type="string">
            <text:p> <text:span text:style-name="T1">I $D</text:span><text:span text:style-name="T2">(^PSRX(</text:span><text:span text:style-name="T4">"AR"</text:span><text:span text:style-name="T2">,</text:span><text:span text:style-name="T3">PSDT</text:span><text:span text:style-name="T2">,</text:span><text:span text:style-name="T3">RXN</text:span><text:span text:style-name="T2">,</text:span><text:span text:style-name="T3">PSFILL</text:span><text:span text:style-name="T2">)) </text:span><text:span text:style-name="T5">S </text:span><text:span text:style-name="T3">PSUCMOP</text:span><text:span text:style-name="T2">=1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6">
          <table:table-cell table:style-name="ce2" office:value-type="string" calcext:value-type="string">
            <text:p>PSUOP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PSRX(RXN,</text:p>
          </table:table-cell>
          <table:table-cell table:style-name="ce6" office:value-type="string" calcext:value-type="string">
            <text:p>PRESCRIPTION</text:p>
          </table:table-cell>
          <table:table-cell table:style-name="ce9" office:value-type="string" calcext:value-type="string">
            <text:p> <text:span text:style-name="T1">S </text:span><text:span text:style-name="T3">RX0</text:span><text:span text:style-name="T2">=^PSRX(</text:span><text:span text:style-name="T3">RXN</text:span><text:span text:style-name="T2">,0) </text:span><text:span text:style-name="T5">I </text:span><text:span text:style-name="T3">PSFILL </text:span><text:span text:style-name="T5">S </text:span><text:span text:style-name="T3">RX1</text:span><text:span text:style-name="T2">=^PSRX(</text:span><text:span text:style-name="T3">RXN</text:span><text:span text:style-name="T2">,1,</text:span><text:span text:style-name="T3">PSFILL</text:span><text:span text:style-name="T2">,0),</text:span><text:span text:style-name="T3">RXDATE</text:span><text:span text:style-name="T2">=</text:span><text:span text:style-name="T5">$P</text:span><text:span text:style-name="T2">(^(0),</text:span><text:span text:style-name="T3">U</text:span><text:span text:style-name="T2">,1) </text:span><text:span text:style-name="T5">I </text:span><text:span text:style-name="T3">RXDATE</text:span><text:span text:style-name="T2">&lt;</text:span><text:span text:style-name="T3">PSUDT1</text:span><text:span text:style-name="T2">!(</text:span><text:span text:style-name="T3">RXDATE</text:span><text:span text:style-name="T2">&gt;</text:span><text:span text:style-name="T3">PSUDT2</text:span><text:span text:style-name="T2">) </text:span><text:span text:style-name="T5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PSUOP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PSRX(RXN,</text:p>
          </table:table-cell>
          <table:table-cell table:style-name="ce6" office:value-type="string" calcext:value-type="string">
            <text:p>PRESCRIPTION</text:p>
          </table:table-cell>
          <table:table-cell table:style-name="ce9" office:value-type="string" calcext:value-type="string">
            <text:p> <text:span text:style-name="T1">S </text:span><text:span text:style-name="T3">RX0</text:span><text:span text:style-name="T2">=^PSRX(</text:span><text:span text:style-name="T3">RXN</text:span><text:span text:style-name="T2">,0) </text:span><text:span text:style-name="T5">I </text:span><text:span text:style-name="T3">PSFILL </text:span><text:span text:style-name="T5">S </text:span><text:span text:style-name="T3">RX1</text:span><text:span text:style-name="T2">=^PSRX(</text:span><text:span text:style-name="T3">RXN</text:span><text:span text:style-name="T2">,1,</text:span><text:span text:style-name="T3">PSFILL</text:span><text:span text:style-name="T2">,0),</text:span><text:span text:style-name="T3">RXDATE</text:span><text:span text:style-name="T2">=</text:span><text:span text:style-name="T5">$P</text:span><text:span text:style-name="T2">(^(0),</text:span><text:span text:style-name="T3">U</text:span><text:span text:style-name="T2">,1) </text:span><text:span text:style-name="T5">I </text:span><text:span text:style-name="T3">RXDATE</text:span><text:span text:style-name="T2">&lt;</text:span><text:span text:style-name="T3">PSUDT1</text:span><text:span text:style-name="T2">!(</text:span><text:span text:style-name="T3">RXDATE</text:span><text:span text:style-name="T2">&gt;</text:span><text:span text:style-name="T3">PSUDT2</text:span><text:span text:style-name="T2">) </text:span><text:span text:style-name="T5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OP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PSDRUG(DRUG,</text:p>
          </table:table-cell>
          <table:table-cell table:style-name="ce6" office:value-type="string" calcext:value-type="string">
            <text:p>DRUG</text:p>
          </table:table-cell>
          <table:table-cell table:style-name="ce9" office:value-type="string" calcext:value-type="string">
            <text:p> <text:span text:style-name="T1">S </text:span><text:span text:style-name="T3">DRUG</text:span><text:span text:style-name="T2">=+</text:span><text:span text:style-name="T5">$P</text:span><text:span text:style-name="T2">(</text:span><text:span text:style-name="T3">RX0</text:span><text:span text:style-name="T2">,</text:span><text:span text:style-name="T4">"^"</text:span><text:span text:style-name="T2">,6) </text:span><text:span text:style-name="T5">Q</text:span><text:span text:style-name="T2">:'</text:span><text:span text:style-name="T5">$D</text:span><text:span text:style-name="T2">(^PSDRUG(</text:span><text:span text:style-name="T3">DRUG</text:span><text:span text:style-name="T2">,0)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OP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PSDRUG(DRUG,</text:p>
          </table:table-cell>
          <table:table-cell table:style-name="ce6" office:value-type="string" calcext:value-type="string">
            <text:p>DRUG</text:p>
          </table:table-cell>
          <table:table-cell table:style-name="ce9" office:value-type="string" calcext:value-type="string">
            <text:p> <text:span text:style-name="T1">K </text:span><text:span text:style-name="T3">RXDATE </text:span><text:span text:style-name="T5">S </text:span><text:span text:style-name="T3">COST</text:span><text:span text:style-name="T2">=</text:span><text:span text:style-name="T5">$S</text:span><text:span text:style-name="T2">(+</text:span><text:span text:style-name="T5">$P</text:span><text:span text:style-name="T2">(</text:span><text:span text:style-name="T3">RX0</text:span><text:span text:style-name="T2">,</text:span><text:span text:style-name="T4">"^"</text:span><text:span text:style-name="T2">,17):+</text:span><text:span text:style-name="T5">$P</text:span><text:span text:style-name="T2">(</text:span><text:span text:style-name="T3">RX0</text:span><text:span text:style-name="T2">,</text:span><text:span text:style-name="T4">"^"</text:span><text:span text:style-name="T2">,17),</text:span><text:span text:style-name="T5">$D</text:span><text:span text:style-name="T2">(^PSDRUG(</text:span><text:span text:style-name="T3">DRUG</text:span><text:span text:style-name="T2">,660)):+</text:span><text:span text:style-name="T5">$P</text:span><text:span text:style-name="T2">(^(660),</text:span><text:span text:style-name="T4">"^"</text:span><text:span text:style-name="T2">,6),1:0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OP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PSDRUG(DRUG,</text:p>
          </table:table-cell>
          <table:table-cell table:style-name="ce6" office:value-type="string" calcext:value-type="string">
            <text:p>DRUG</text:p>
          </table:table-cell>
          <table:table-cell table:style-name="ce9" office:value-type="string" calcext:value-type="string">
            <text:p> <text:span text:style-name="T1">K </text:span><text:span text:style-name="T3">RXDATE </text:span><text:span text:style-name="T5">S </text:span><text:span text:style-name="T3">COST</text:span><text:span text:style-name="T2">=</text:span><text:span text:style-name="T5">$S</text:span><text:span text:style-name="T2">(+</text:span><text:span text:style-name="T5">$P</text:span><text:span text:style-name="T2">(</text:span><text:span text:style-name="T3">RX0</text:span><text:span text:style-name="T2">,</text:span><text:span text:style-name="T4">"^"</text:span><text:span text:style-name="T2">,17):+</text:span><text:span text:style-name="T5">$P</text:span><text:span text:style-name="T2">(</text:span><text:span text:style-name="T3">RX0</text:span><text:span text:style-name="T2">,</text:span><text:span text:style-name="T4">"^"</text:span><text:span text:style-name="T2">,17),</text:span><text:span text:style-name="T5">$D</text:span><text:span text:style-name="T2">(^PSDRUG(</text:span><text:span text:style-name="T3">DRUG</text:span><text:span text:style-name="T2">,660)):+</text:span><text:span text:style-name="T5">$P</text:span><text:span text:style-name="T2">(^(660),</text:span><text:span text:style-name="T4">"^"</text:span><text:span text:style-name="T2">,6),1:0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PSUOP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PSDRUG(PSUY1,</text:p>
          </table:table-cell>
          <table:table-cell table:style-name="ce6" office:value-type="string" calcext:value-type="string">
            <text:p>DRUG</text:p>
          </table:table-cell>
          <table:table-cell table:style-name="ce9" office:value-type="string" calcext:value-type="string">
            <text:p> <text:span text:style-name="T1">S </text:span><text:span text:style-name="T2">(</text:span><text:span text:style-name="T3">PSUY</text:span><text:span text:style-name="T2">(1),</text:span><text:span text:style-name="T3">PSUY2</text:span><text:span text:style-name="T2">)=</text:span><text:span text:style-name="T5">$E</text:span><text:span text:style-name="T2">(</text:span><text:span text:style-name="T5">$P</text:span><text:span text:style-name="T2">(^PSDRUG(</text:span><text:span text:style-name="T3">PSUY1</text:span><text:span text:style-name="T2">,0),</text:span><text:span text:style-name="T3">U</text:span><text:span text:style-name="T2">,1),1,40),</text:span><text:span text:style-name="T3">DATA</text:span><text:span text:style-name="T2">=^TMP(</text:span><text:span text:style-name="T5">$J</text:span><text:span text:style-name="T2">,</text:span><text:span text:style-name="T4">"OP"</text:span><text:span text:style-name="T2">,</text:span><text:span text:style-name="T3">PSUY1</text:span><text:span text:style-name="T2">) </text:span><text:span text:style-name="T5">F </text:span><text:span text:style-name="T3">X</text:span><text:span text:style-name="T2">=2:1:5 </text:span><text:span text:style-name="T5">S </text:span><text:span text:style-name="T3">PSUY</text:span><text:span text:style-name="T2">(</text:span><text:span text:style-name="T3">X</text:span><text:span text:style-name="T2">)=</text:span><text:span text:style-name="T5">$P</text:span><text:span text:style-name="T2">(</text:span><text:span text:style-name="T3">DATA</text:span><text:span text:style-name="T2">,</text:span><text:span text:style-name="T3">U</text:span><text:span text:style-name="T2">,</text:span><text:span text:style-name="T3">X</text:span><text:span text:style-name="T2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PSUOP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PSDRUG(PSUY1,</text:p>
          </table:table-cell>
          <table:table-cell table:style-name="ce6" office:value-type="string" calcext:value-type="string">
            <text:p>DRUG</text:p>
          </table:table-cell>
          <table:table-cell table:style-name="ce9" office:value-type="string" calcext:value-type="string">
            <text:p> <text:span text:style-name="T1">S </text:span><text:span text:style-name="T3">PSUY</text:span><text:span text:style-name="T2">(8)=</text:span><text:span text:style-name="T5">$S</text:span><text:span text:style-name="T2">(</text:span><text:span text:style-name="T5">$P</text:span><text:span text:style-name="T2">(^PSDRUG(</text:span><text:span text:style-name="T3">PSUY1</text:span><text:span text:style-name="T2">,0),</text:span><text:span text:style-name="T3">U</text:span><text:span text:style-name="T2">,9)=</text:span><text:span text:style-name="T4">""</text:span><text:span text:style-name="T2">:</text:span><text:span text:style-name="T4">"   "</text:span><text:span text:style-name="T2">,1:</text:span><text:span text:style-name="T4">"N/F"</text:span><text:span text:style-name="T2">),</text:span><text:span text:style-name="T3">PSUY</text:span><text:span text:style-name="T2">(9)=</text:span><text:span text:style-name="T5">$S</text:span><text:span text:style-name="T2">('</text:span><text:span text:style-name="T5">$D</text:span><text:span text:style-name="T2">(^PSDRUG(</text:span><text:span text:style-name="T3">PSUY1</text:span><text:span text:style-name="T2">,660)):</text:span><text:span text:style-name="T4">"   "</text:span><text:span text:style-name="T2">,1:</text:span><text:span text:style-name="T5">$S</text:span><text:span text:style-name="T2">(</text:span><text:span text:style-name="T5">$P</text:span><text:span text:style-name="T2">(^PSDRUG(</text:span><text:span text:style-name="T3">PSUY1</text:span><text:span text:style-name="T2">,660),</text:span><text:span text:style-name="T3">U</text:span><text:span text:style-name="T2">,8)=</text:span><text:span text:style-name="T4">""</text:span><text:span text:style-name="T2">:</text:span><text:span text:style-name="T4">"   "</text:span><text:span text:style-name="T2">,1:</text:span><text:span text:style-name="T5">$P</text:span><text:span text:style-name="T2">(^PSDRUG(</text:span><text:span text:style-name="T3">PSUY1</text:span><text:span text:style-name="T2">,660),</text:span><text:span text:style-name="T3">U</text:span><text:span text:style-name="T2">,8))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7">
          <table:table-cell table:style-name="ce2" office:value-type="string" calcext:value-type="string">
            <text:p>PSUOP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PSDRUG(PSUY1,</text:p>
          </table:table-cell>
          <table:table-cell table:style-name="ce6" office:value-type="string" calcext:value-type="string">
            <text:p>DRUG</text:p>
          </table:table-cell>
          <table:table-cell table:style-name="ce9" office:value-type="string" calcext:value-type="string">
            <text:p> <text:span text:style-name="T1">S </text:span><text:span text:style-name="T3">PSUY</text:span><text:span text:style-name="T2">(8)=</text:span><text:span text:style-name="T5">$S</text:span><text:span text:style-name="T2">(</text:span><text:span text:style-name="T5">$P</text:span><text:span text:style-name="T2">(^PSDRUG(</text:span><text:span text:style-name="T3">PSUY1</text:span><text:span text:style-name="T2">,0),</text:span><text:span text:style-name="T3">U</text:span><text:span text:style-name="T2">,9)=</text:span><text:span text:style-name="T4">""</text:span><text:span text:style-name="T2">:</text:span><text:span text:style-name="T4">"   "</text:span><text:span text:style-name="T2">,1:</text:span><text:span text:style-name="T4">"N/F"</text:span><text:span text:style-name="T2">),</text:span><text:span text:style-name="T3">PSUY</text:span><text:span text:style-name="T2">(9)=</text:span><text:span text:style-name="T5">$S</text:span><text:span text:style-name="T2">('</text:span><text:span text:style-name="T5">$D</text:span><text:span text:style-name="T2">(^PSDRUG(</text:span><text:span text:style-name="T3">PSUY1</text:span><text:span text:style-name="T2">,660)):</text:span><text:span text:style-name="T4">"   "</text:span><text:span text:style-name="T2">,1:</text:span><text:span text:style-name="T5">$S</text:span><text:span text:style-name="T2">(</text:span><text:span text:style-name="T5">$P</text:span><text:span text:style-name="T2">(^PSDRUG(</text:span><text:span text:style-name="T3">PSUY1</text:span><text:span text:style-name="T2">,660),</text:span><text:span text:style-name="T3">U</text:span><text:span text:style-name="T2">,8)=</text:span><text:span text:style-name="T4">""</text:span><text:span text:style-name="T2">:</text:span><text:span text:style-name="T4">"   "</text:span><text:span text:style-name="T2">,1:</text:span><text:span text:style-name="T5">$P</text:span><text:span text:style-name="T2">(^PSDRUG(</text:span><text:span text:style-name="T3">PSUY1</text:span><text:span text:style-name="T2">,660),</text:span><text:span text:style-name="T3">U</text:span><text:span text:style-name="T2">,8)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PSUOP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PSDRUG(PSUY1,</text:p>
          </table:table-cell>
          <table:table-cell table:style-name="ce6" office:value-type="string" calcext:value-type="string">
            <text:p>DRUG</text:p>
          </table:table-cell>
          <table:table-cell table:style-name="ce9" office:value-type="string" calcext:value-type="string">
            <text:p> <text:span text:style-name="T1">S </text:span><text:span text:style-name="T3">PSUY</text:span><text:span text:style-name="T2">(10)=</text:span><text:span text:style-name="T5">$S</text:span><text:span text:style-name="T2">('</text:span><text:span text:style-name="T5">$D</text:span><text:span text:style-name="T2">(^PSDRUG(</text:span><text:span text:style-name="T3">PSUY1</text:span><text:span text:style-name="T2">,</text:span><text:span text:style-name="T4">"ND"</text:span><text:span text:style-name="T2">)):</text:span><text:span text:style-name="T4">" "</text:span><text:span text:style-name="T2">,1:</text:span><text:span text:style-name="T5">$S</text:span><text:span text:style-name="T2">(</text:span><text:span text:style-name="T5">$P</text:span><text:span text:style-name="T2">(^PSDRUG(</text:span><text:span text:style-name="T3">PSUY1</text:span><text:span text:style-name="T2">,</text:span><text:span text:style-name="T4">"ND"</text:span><text:span text:style-name="T2">),</text:span><text:span text:style-name="T3">U</text:span><text:span text:style-name="T2">,6)=</text:span><text:span text:style-name="T4">""</text:span><text:span text:style-name="T2">:</text:span><text:span text:style-name="T4">" "</text:span><text:span text:style-name="T2">,1:</text:span><text:span text:style-name="T5">$S</text:span><text:span text:style-name="T2">('</text:span><text:span text:style-name="T5">$D</text:span><text:span text:style-name="T2">(^PS(50.605,</text:span><text:span text:style-name="T5">$P</text:span><text:span text:style-name="T2">(^PSDRUG(</text:span><text:span text:style-name="T3">PSUY1</text:span><text:span text:style-name="T2">,</text:span><text:span text:style-name="T4">"ND"</text:span><text:span text:style-name="T2">),</text:span><text:span text:style-name="T3">U</text:span><text:span text:style-name="T2">,6))):</text:span><text:span text:style-name="T4">" "</text:span><text:span text:style-name="T2">,1:</text:span><text:span text:style-name="T5">$P</text:span><text:span text:style-name="T2">(^PS(50.605,</text:span><text:span text:style-name="T5">$P</text:span><text:span text:style-name="T2">(^PSDRUG(</text:span><text:span text:style-name="T3">PSUY1</text:span><text:span text:style-name="T2">,</text:span><text:span text:style-name="T4">"ND"</text:span><text:span text:style-name="T2">),</text:span><text:span text:style-name="T3">U</text:span><text:span text:style-name="T2">,6),0),</text:span><text:span text:style-name="T3">U</text:span><text:span text:style-name="T2">,1)))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7">
          <table:table-cell table:style-name="ce2" office:value-type="string" calcext:value-type="string">
            <text:p>PSUOP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PSDRUG(PSUY1,</text:p>
          </table:table-cell>
          <table:table-cell table:style-name="ce6" office:value-type="string" calcext:value-type="string">
            <text:p>DRUG</text:p>
          </table:table-cell>
          <table:table-cell table:style-name="ce9" office:value-type="string" calcext:value-type="string">
            <text:p> <text:span text:style-name="T1">S </text:span><text:span text:style-name="T3">PSUY</text:span><text:span text:style-name="T2">(10)=</text:span><text:span text:style-name="T5">$S</text:span><text:span text:style-name="T2">('</text:span><text:span text:style-name="T5">$D</text:span><text:span text:style-name="T2">(^PSDRUG(</text:span><text:span text:style-name="T3">PSUY1</text:span><text:span text:style-name="T2">,</text:span><text:span text:style-name="T4">"ND"</text:span><text:span text:style-name="T2">)):</text:span><text:span text:style-name="T4">" "</text:span><text:span text:style-name="T2">,1:</text:span><text:span text:style-name="T5">$S</text:span><text:span text:style-name="T2">(</text:span><text:span text:style-name="T5">$P</text:span><text:span text:style-name="T2">(^PSDRUG(</text:span><text:span text:style-name="T3">PSUY1</text:span><text:span text:style-name="T2">,</text:span><text:span text:style-name="T4">"ND"</text:span><text:span text:style-name="T2">),</text:span><text:span text:style-name="T3">U</text:span><text:span text:style-name="T2">,6)=</text:span><text:span text:style-name="T4">""</text:span><text:span text:style-name="T2">:</text:span><text:span text:style-name="T4">" "</text:span><text:span text:style-name="T2">,1:</text:span><text:span text:style-name="T5">$S</text:span><text:span text:style-name="T2">('</text:span><text:span text:style-name="T5">$D</text:span><text:span text:style-name="T2">(^PS(50.605,</text:span><text:span text:style-name="T5">$P</text:span><text:span text:style-name="T2">(^PSDRUG(</text:span><text:span text:style-name="T3">PSUY1</text:span><text:span text:style-name="T2">,</text:span><text:span text:style-name="T4">"ND"</text:span><text:span text:style-name="T2">),</text:span><text:span text:style-name="T3">U</text:span><text:span text:style-name="T2">,6))):</text:span><text:span text:style-name="T4">" "</text:span><text:span text:style-name="T2">,1:</text:span><text:span text:style-name="T5">$P</text:span><text:span text:style-name="T2">(^PS(50.605,</text:span><text:span text:style-name="T5">$P</text:span><text:span text:style-name="T2">(^PSDRUG(</text:span><text:span text:style-name="T3">PSUY1</text:span><text:span text:style-name="T2">,</text:span><text:span text:style-name="T4">"ND"</text:span><text:span text:style-name="T2">),</text:span><text:span text:style-name="T3">U</text:span><text:span text:style-name="T2">,6),0),</text:span><text:span text:style-name="T3">U</text:span><text:span text:style-name="T2">,1))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PSUOP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PSDRUG(PSUY1,</text:p>
          </table:table-cell>
          <table:table-cell table:style-name="ce6" office:value-type="string" calcext:value-type="string">
            <text:p>DRUG</text:p>
          </table:table-cell>
          <table:table-cell table:style-name="ce9" office:value-type="string" calcext:value-type="string">
            <text:p> <text:span text:style-name="T1">S </text:span><text:span text:style-name="T3">VPN</text:span><text:span text:style-name="T2">=</text:span><text:span text:style-name="T5">$S</text:span><text:span text:style-name="T2">('</text:span><text:span text:style-name="T5">$D</text:span><text:span text:style-name="T2">(^PSDRUG(</text:span><text:span text:style-name="T3">PSUY1</text:span><text:span text:style-name="T2">,</text:span><text:span text:style-name="T4">"ND"</text:span><text:span text:style-name="T2">)):0,1:</text:span><text:span text:style-name="T5">$S</text:span><text:span text:style-name="T2">(</text:span><text:span text:style-name="T5">$P</text:span><text:span text:style-name="T2">(^PSDRUG(</text:span><text:span text:style-name="T3">PSUY1</text:span><text:span text:style-name="T2">,</text:span><text:span text:style-name="T4">"ND"</text:span><text:span text:style-name="T2">),</text:span><text:span text:style-name="T3">U</text:span><text:span text:style-name="T2">,2)=</text:span><text:span text:style-name="T4">""</text:span><text:span text:style-name="T2">:0,1:</text:span><text:span text:style-name="T5">$P</text:span><text:span text:style-name="T2">(^PSDRUG(</text:span><text:span text:style-name="T3">PSUY1</text:span><text:span text:style-name="T2">,</text:span><text:span text:style-name="T4">"ND"</text:span><text:span text:style-name="T2">),</text:span><text:span text:style-name="T3">U</text:span><text:span text:style-name="T2">,2))),</text:span><text:span text:style-name="T3">VPN</text:span><text:span text:style-name="T2">=</text:span><text:span text:style-name="T5">$S</text:span><text:span text:style-name="T2">(</text:span><text:span text:style-name="T3">VPN</text:span><text:span text:style-name="T2">=0:</text:span><text:span text:style-name="T4">" "</text:span><text:span text:style-name="T2">,1:</text:span><text:span text:style-name="T5">$E</text:span><text:span text:style-name="T2">(</text:span><text:span text:style-name="T3">VPN</text:span><text:span text:style-name="T2">,1,65)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6">
          <table:table-cell table:style-name="ce2" office:value-type="string" calcext:value-type="string">
            <text:p>PSUOP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PSDRUG(PSUY1,</text:p>
          </table:table-cell>
          <table:table-cell table:style-name="ce6" office:value-type="string" calcext:value-type="string">
            <text:p>DRUG</text:p>
          </table:table-cell>
          <table:table-cell table:style-name="ce9" office:value-type="string" calcext:value-type="string">
            <text:p> <text:span text:style-name="T1">S </text:span><text:span text:style-name="T3">VPN</text:span><text:span text:style-name="T2">=</text:span><text:span text:style-name="T5">$S</text:span><text:span text:style-name="T2">('</text:span><text:span text:style-name="T5">$D</text:span><text:span text:style-name="T2">(^PSDRUG(</text:span><text:span text:style-name="T3">PSUY1</text:span><text:span text:style-name="T2">,</text:span><text:span text:style-name="T4">"ND"</text:span><text:span text:style-name="T2">)):0,1:</text:span><text:span text:style-name="T5">$S</text:span><text:span text:style-name="T2">(</text:span><text:span text:style-name="T5">$P</text:span><text:span text:style-name="T2">(^PSDRUG(</text:span><text:span text:style-name="T3">PSUY1</text:span><text:span text:style-name="T2">,</text:span><text:span text:style-name="T4">"ND"</text:span><text:span text:style-name="T2">),</text:span><text:span text:style-name="T3">U</text:span><text:span text:style-name="T2">,2)=</text:span><text:span text:style-name="T4">""</text:span><text:span text:style-name="T2">:0,1:</text:span><text:span text:style-name="T5">$P</text:span><text:span text:style-name="T2">(^PSDRUG(</text:span><text:span text:style-name="T3">PSUY1</text:span><text:span text:style-name="T2">,</text:span><text:span text:style-name="T4">"ND"</text:span><text:span text:style-name="T2">),</text:span><text:span text:style-name="T3">U</text:span><text:span text:style-name="T2">,2))),</text:span><text:span text:style-name="T3">VPN</text:span><text:span text:style-name="T2">=</text:span><text:span text:style-name="T5">$S</text:span><text:span text:style-name="T2">(</text:span><text:span text:style-name="T3">VPN</text:span><text:span text:style-name="T2">=0:</text:span><text:span text:style-name="T4">" "</text:span><text:span text:style-name="T2">,1:</text:span><text:span text:style-name="T5">$E</text:span><text:span text:style-name="T2">(</text:span><text:span text:style-name="T3">VPN</text:span><text:span text:style-name="T2">,1,65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PSUOP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DIC(9.4,</text:p>
          </table:table-cell>
          <table:table-cell table:style-name="ce6" office:value-type="string" calcext:value-type="string">
            <text:p>PACKAGE</text:p>
          </table:table-cell>
          <table:table-cell table:style-name="ce9" office:value-type="string" calcext:value-type="string">
            <text:p> <text:span text:style-name="T1">K </text:span><text:span text:style-name="T3">X1 </text:span><text:span text:style-name="T5">Q</text:span><text:span text:style-name="T2">:'</text:span><text:span text:style-name="T5">$D</text:span><text:span text:style-name="T2">(^DIC(9.4,</text:span><text:span text:style-name="T4">"B"</text:span><text:span text:style-name="T2">,</text:span><text:span text:style-name="T4">"OUTPATIENT PHARMACY"</text:span><text:span text:style-name="T2">))  </text:span><text:span text:style-name="T5">S </text:span><text:span text:style-name="T3">X1</text:span><text:span text:style-name="T2">=</text:span><text:span text:style-name="T5">$O</text:span><text:span text:style-name="T2">(^DIC(9.4,</text:span><text:span text:style-name="T4">"B"</text:span><text:span text:style-name="T2">,</text:span><text:span text:style-name="T4">"OUTPATIENT PHARMACY"</text:span><text:span text:style-name="T2">,0)) </text:span><text:span text:style-name="T5">Q</text:span><text:span text:style-name="T2">:'</text:span><text:span text:style-name="T5">$D</text:span><text:span text:style-name="T2">(^DIC(9.4,</text:span><text:span text:style-name="T3">X1</text:span><text:span text:style-name="T2">,</text:span><text:span text:style-name="T4">"VERSION"</text:span><text:span text:style-name="T2">))  </text:span><text:span text:style-name="T5">S </text:span><text:span text:style-name="T3">X2</text:span><text:span text:style-name="T2">=^DIC(9.4,</text:span><text:span text:style-name="T3">X1</text:span><text:span text:style-name="T2">,</text:span><text:span text:style-name="T4">"VERSION"</text:span><text:span text:style-name="T2">) </text:span><text:span text:style-name="T5">I $E</text:span><text:span text:style-name="T2">(</text:span><text:span text:style-name="T3">X2</text:span><text:span text:style-name="T2">)&lt;</text:span><text:span text:style-name="T4">"6" </text:span><text:span text:style-name="T5">G </text:span><text:span text:style-name="T6">OLDV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7">
          <table:table-cell table:style-name="ce2" office:value-type="string" calcext:value-type="string">
            <text:p>PSUOP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DIC(9.4,</text:p>
          </table:table-cell>
          <table:table-cell table:style-name="ce6" office:value-type="string" calcext:value-type="string">
            <text:p>PACKAGE</text:p>
          </table:table-cell>
          <table:table-cell table:style-name="ce9" office:value-type="string" calcext:value-type="string">
            <text:p> <text:span text:style-name="T1">K </text:span><text:span text:style-name="T3">X1 </text:span><text:span text:style-name="T5">Q</text:span><text:span text:style-name="T2">:'</text:span><text:span text:style-name="T5">$D</text:span><text:span text:style-name="T2">(^DIC(9.4,</text:span><text:span text:style-name="T4">"B"</text:span><text:span text:style-name="T2">,</text:span><text:span text:style-name="T4">"OUTPATIENT PHARMACY"</text:span><text:span text:style-name="T2">))  </text:span><text:span text:style-name="T5">S </text:span><text:span text:style-name="T3">X1</text:span><text:span text:style-name="T2">=</text:span><text:span text:style-name="T5">$O</text:span><text:span text:style-name="T2">(^DIC(9.4,</text:span><text:span text:style-name="T4">"B"</text:span><text:span text:style-name="T2">,</text:span><text:span text:style-name="T4">"OUTPATIENT PHARMACY"</text:span><text:span text:style-name="T2">,0)) </text:span><text:span text:style-name="T5">Q</text:span><text:span text:style-name="T2">:'</text:span><text:span text:style-name="T5">$D</text:span><text:span text:style-name="T2">(^DIC(9.4,</text:span><text:span text:style-name="T3">X1</text:span><text:span text:style-name="T2">,</text:span><text:span text:style-name="T4">"VERSION"</text:span><text:span text:style-name="T2">))  </text:span><text:span text:style-name="T5">S </text:span><text:span text:style-name="T3">X2</text:span><text:span text:style-name="T2">=^DIC(9.4,</text:span><text:span text:style-name="T3">X1</text:span><text:span text:style-name="T2">,</text:span><text:span text:style-name="T4">"VERSION"</text:span><text:span text:style-name="T2">) </text:span><text:span text:style-name="T5">I $E</text:span><text:span text:style-name="T2">(</text:span><text:span text:style-name="T3">X2</text:span><text:span text:style-name="T2">)&lt;</text:span><text:span text:style-name="T4">"6" </text:span><text:span text:style-name="T5">G </text:span><text:span text:style-name="T6">OLDV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7">
          <table:table-cell table:style-name="ce2" office:value-type="string" calcext:value-type="string">
            <text:p>PSUOP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DIC(9.4,</text:p>
          </table:table-cell>
          <table:table-cell table:style-name="ce6" office:value-type="string" calcext:value-type="string">
            <text:p>PACKAGE</text:p>
          </table:table-cell>
          <table:table-cell table:style-name="ce9" office:value-type="string" calcext:value-type="string">
            <text:p> <text:span text:style-name="T1">K </text:span><text:span text:style-name="T3">X1 </text:span><text:span text:style-name="T5">Q</text:span><text:span text:style-name="T2">:'</text:span><text:span text:style-name="T5">$D</text:span><text:span text:style-name="T2">(^DIC(9.4,</text:span><text:span text:style-name="T4">"B"</text:span><text:span text:style-name="T2">,</text:span><text:span text:style-name="T4">"OUTPATIENT PHARMACY"</text:span><text:span text:style-name="T2">))  </text:span><text:span text:style-name="T5">S </text:span><text:span text:style-name="T3">X1</text:span><text:span text:style-name="T2">=</text:span><text:span text:style-name="T5">$O</text:span><text:span text:style-name="T2">(^DIC(9.4,</text:span><text:span text:style-name="T4">"B"</text:span><text:span text:style-name="T2">,</text:span><text:span text:style-name="T4">"OUTPATIENT PHARMACY"</text:span><text:span text:style-name="T2">,0)) </text:span><text:span text:style-name="T5">Q</text:span><text:span text:style-name="T2">:'</text:span><text:span text:style-name="T5">$D</text:span><text:span text:style-name="T2">(^DIC(9.4,</text:span><text:span text:style-name="T3">X1</text:span><text:span text:style-name="T2">,</text:span><text:span text:style-name="T4">"VERSION"</text:span><text:span text:style-name="T2">))  </text:span><text:span text:style-name="T5">S </text:span><text:span text:style-name="T3">X2</text:span><text:span text:style-name="T2">=^DIC(9.4,</text:span><text:span text:style-name="T3">X1</text:span><text:span text:style-name="T2">,</text:span><text:span text:style-name="T4">"VERSION"</text:span><text:span text:style-name="T2">) </text:span><text:span text:style-name="T5">I $E</text:span><text:span text:style-name="T2">(</text:span><text:span text:style-name="T3">X2</text:span><text:span text:style-name="T2">)&lt;</text:span><text:span text:style-name="T4">"6" </text:span><text:span text:style-name="T5">G </text:span><text:span text:style-name="T6">OLDV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PSUOP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RX("AD",</text:p>
          </table:table-cell>
          <table:table-cell table:style-name="ce6" office:value-type="string" calcext:value-type="string">
            <text:p>PRESCRIPTION</text:p>
          </table:table-cell>
          <table:table-cell table:style-name="ce9" office:value-type="string" calcext:value-type="string">
            <text:p> <text:span text:style-name="T1">F </text:span><text:span text:style-name="T3">PSDT</text:span><text:span text:style-name="T2">=</text:span><text:span text:style-name="T3">PSUDT1</text:span><text:span text:style-name="T2">:0:</text:span><text:span text:style-name="T3">PSUDT2 </text:span><text:span text:style-name="T5">S </text:span><text:span text:style-name="T3">PSDT</text:span><text:span text:style-name="T2">=</text:span><text:span text:style-name="T5">$O</text:span><text:span text:style-name="T2">(^PSRX(</text:span><text:span text:style-name="T4">"AD"</text:span><text:span text:style-name="T2">,</text:span><text:span text:style-name="T3">PSDT</text:span><text:span text:style-name="T2">)) </text:span><text:span text:style-name="T5">G </text:span><text:span text:style-name="T6">DONE</text:span><text:span text:style-name="T2">:</text:span><text:span text:style-name="T3">PSDT</text:span><text:span text:style-name="T2">'&gt;0!(</text:span><text:span text:style-name="T3">PSDT</text:span><text:span text:style-name="T2">&gt;</text:span><text:span text:style-name="T3">PSUDT2</text:span><text:span text:style-name="T2">) </text:span><text:span text:style-name="T5">D </text:span><text:span text:style-name="T6">SRCH2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6">
          <table:table-cell table:style-name="ce2" office:value-type="string" calcext:value-type="string">
            <text:p>PSUOP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RX("AD",</text:p>
          </table:table-cell>
          <table:table-cell table:style-name="ce6" office:value-type="string" calcext:value-type="string">
            <text:p>PRESCRIPTION</text:p>
          </table:table-cell>
          <table:table-cell table:style-name="ce10" office:value-type="string" calcext:value-type="string">
            <text:p>SRCH2 <text:span text:style-name="T1">F </text:span><text:span text:style-name="T3">RXN</text:span><text:span text:style-name="T2">=0:0 </text:span><text:span text:style-name="T5">S </text:span><text:span text:style-name="T3">RXN</text:span><text:span text:style-name="T2">=</text:span><text:span text:style-name="T5">$O</text:span><text:span text:style-name="T2">(^PSRX(</text:span><text:span text:style-name="T4">"AD"</text:span><text:span text:style-name="T2">,</text:span><text:span text:style-name="T3">PSDT</text:span><text:span text:style-name="T2">,</text:span><text:span text:style-name="T3">RXN</text:span><text:span text:style-name="T2">)) </text:span><text:span text:style-name="T5">Q</text:span><text:span text:style-name="T2">:</text:span><text:span text:style-name="T3">RXN</text:span><text:span text:style-name="T2">'&gt;0  </text:span><text:span text:style-name="T5">F </text:span><text:span text:style-name="T3">PSFILL</text:span><text:span text:style-name="T2">=-1:0 </text:span><text:span text:style-name="T5">S </text:span><text:span text:style-name="T3">PSFILL</text:span><text:span text:style-name="T2">=</text:span><text:span text:style-name="T5">$O</text:span><text:span text:style-name="T2">(^PSRX(</text:span><text:span text:style-name="T4">"AD"</text:span><text:span text:style-name="T2">,</text:span><text:span text:style-name="T3">PSDT</text:span><text:span text:style-name="T2">,</text:span><text:span text:style-name="T3">RXN</text:span><text:span text:style-name="T2">,</text:span><text:span text:style-name="T3">PSFILL</text:span><text:span text:style-name="T2">)) </text:span><text:span text:style-name="T5">Q</text:span><text:span text:style-name="T2">:</text:span><text:span text:style-name="T3">PSFILL</text:span><text:span text:style-name="T2">=</text:span><text:span text:style-name="T4">""  </text:span><text:span text:style-name="T5">D </text:span><text:span text:style-name="T6">CHK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OP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RX("AD",</text:p>
          </table:table-cell>
          <table:table-cell table:style-name="ce6" office:value-type="string" calcext:value-type="string">
            <text:p>PRESCRIPTION</text:p>
          </table:table-cell>
          <table:table-cell table:style-name="ce9" office:value-type="string" calcext:value-type="string">
            <text:p> <text:span text:style-name="T1">F  S </text:span><text:span text:style-name="T3">PSUFDT</text:span><text:span text:style-name="T2">=</text:span><text:span text:style-name="T5">$O</text:span><text:span text:style-name="T2">(^PSRX(</text:span><text:span text:style-name="T4">"AD"</text:span><text:span text:style-name="T2">,</text:span><text:span text:style-name="T3">PSUFDT</text:span><text:span text:style-name="T2">)) </text:span><text:span text:style-name="T5">Q</text:span><text:span text:style-name="T2">:</text:span><text:span text:style-name="T3">PSUFDT</text:span><text:span text:style-name="T2">=</text:span><text:span text:style-name="T4">""</text:span><text:span text:style-name="T2">!(</text:span><text:span text:style-name="T3">PSUFDT</text:span><text:span text:style-name="T2">\1&gt;</text:span><text:span text:style-name="T3">PSUEDT</text:span><text:span text:style-name="T2">)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OP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RX("AD",</text:p>
          </table:table-cell>
          <table:table-cell table:style-name="ce6" office:value-type="string" calcext:value-type="string">
            <text:p>PRESCRIPTION</text:p>
          </table:table-cell>
          <table:table-cell table:style-name="ce9" office:value-type="string" calcext:value-type="string">
            <text:p> .<text:span text:style-name="T1">F  S </text:span><text:span text:style-name="T3">PSURXIEN</text:span><text:span text:style-name="T2">=</text:span><text:span text:style-name="T5">$O</text:span><text:span text:style-name="T2">(^PSRX(</text:span><text:span text:style-name="T4">"AD"</text:span><text:span text:style-name="T2">,</text:span><text:span text:style-name="T3">PSUFDT</text:span><text:span text:style-name="T2">,</text:span><text:span text:style-name="T3">PSURXIEN</text:span><text:span text:style-name="T2">)) </text:span><text:span text:style-name="T5">Q</text:span><text:span text:style-name="T2">:</text:span><text:span text:style-name="T3">PSURXIEN</text:span><text:span text:style-name="T2">=</text:span><text:span text:style-name="T4">""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OP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RX("AD",</text:p>
          </table:table-cell>
          <table:table-cell table:style-name="ce6" office:value-type="string" calcext:value-type="string">
            <text:p>PRESCRIPTION</text:p>
          </table:table-cell>
          <table:table-cell table:style-name="ce9" office:value-type="string" calcext:value-type="string">
            <text:p> ..<text:span text:style-name="T1">F  S </text:span><text:span text:style-name="T3">PSUFIL</text:span><text:span text:style-name="T2">=</text:span><text:span text:style-name="T5">$O</text:span><text:span text:style-name="T2">(^PSRX(</text:span><text:span text:style-name="T4">"AD"</text:span><text:span text:style-name="T2">,</text:span><text:span text:style-name="T3">PSUFDT</text:span><text:span text:style-name="T2">,</text:span><text:span text:style-name="T3">PSURXIEN</text:span><text:span text:style-name="T2">,</text:span><text:span text:style-name="T3">PSUFIL</text:span><text:span text:style-name="T2">)) </text:span><text:span text:style-name="T5">Q</text:span><text:span text:style-name="T2">:</text:span><text:span text:style-name="T3">PSUFIL</text:span><text:span text:style-name="T2">=</text:span><text:span text:style-name="T4">""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OP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PSRX(PSURXIEN,</text:p>
          </table:table-cell>
          <table:table-cell table:style-name="ce6" office:value-type="string" calcext:value-type="string">
            <text:p>PRESCRIPTION</text:p>
          </table:table-cell>
          <table:table-cell table:style-name="ce9" office:value-type="string" calcext:value-type="string">
            <text:p> ...<text:span text:style-name="T1">Q</text:span><text:span text:style-name="T2">:'</text:span><text:span text:style-name="T5">$D</text:span><text:span text:style-name="T2">(^PSRX(</text:span><text:span text:style-name="T3">PSURXIEN</text:span><text:span text:style-name="T2">,0)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OP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PSRX(PSURXIEN,</text:p>
          </table:table-cell>
          <table:table-cell table:style-name="ce6" office:value-type="string" calcext:value-type="string">
            <text:p>PRESCRIPTION</text:p>
          </table:table-cell>
          <table:table-cell table:style-name="ce9" office:value-type="string" calcext:value-type="string">
            <text:p> ...<text:span text:style-name="T1">I $D</text:span><text:span text:style-name="T2">(^PSRX(</text:span><text:span text:style-name="T3">PSURXIEN</text:span><text:span text:style-name="T2">,4,0)) </text:span><text:span text:style-name="T5">D </text:span><text:span text:style-name="T6">ARLOOP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OP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PSRX(PSURXIEN,</text:p>
          </table:table-cell>
          <table:table-cell table:style-name="ce6" office:value-type="string" calcext:value-type="string">
            <text:p>PRESCRIPTION</text:p>
          </table:table-cell>
          <table:table-cell table:style-name="ce9" office:value-type="string" calcext:value-type="string">
            <text:p> ..<text:span text:style-name="T1">I $D</text:span><text:span text:style-name="T2">(^PSRX(</text:span><text:span text:style-name="T3">PSURXIEN</text:span><text:span text:style-name="T2">,</text:span><text:span text:style-name="T4">"P"</text:span><text:span text:style-name="T2">,0)),'</text:span><text:span text:style-name="T5">$D</text:span><text:span text:style-name="T2">(^XTMP(</text:span><text:span text:style-name="T3">PSUOPSUB</text:span><text:span text:style-name="T2">,</text:span><text:span text:style-name="T4">"RXIEN"</text:span><text:span text:style-name="T2">,</text:span><text:span text:style-name="T3">PSURXIEN</text:span><text:span text:style-name="T2">)) </text:span><text:span text:style-name="T5">D </text:span><text:span text:style-name="T6">ADPLOOP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OP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RX(PSURXIEN,</text:p>
          </table:table-cell>
          <table:table-cell table:style-name="ce6" office:value-type="string" calcext:value-type="string">
            <text:p>PRESCRIPTION</text:p>
          </table:table-cell>
          <table:table-cell table:style-name="ce9" office:value-type="string" calcext:value-type="string">
            <text:p> <text:span text:style-name="T1">F  S </text:span><text:span text:style-name="T3">PSUPFN</text:span><text:span text:style-name="T2">=</text:span><text:span text:style-name="T5">$O</text:span><text:span text:style-name="T2">(^PSRX(</text:span><text:span text:style-name="T3">PSURXIEN</text:span><text:span text:style-name="T2">,</text:span><text:span text:style-name="T4">"P"</text:span><text:span text:style-name="T2">,</text:span><text:span text:style-name="T3">PSUPFN</text:span><text:span text:style-name="T2">)) </text:span><text:span text:style-name="T5">Q</text:span><text:span text:style-name="T2">:'</text:span><text:span text:style-name="T3">PSUPFN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OP1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RX("AR",</text:p>
          </table:table-cell>
          <table:table-cell table:style-name="ce6" office:value-type="string" calcext:value-type="string">
            <text:p>PRESCRIPTION</text:p>
          </table:table-cell>
          <table:table-cell table:style-name="ce9" office:value-type="string" calcext:value-type="string">
            <text:p> <text:span text:style-name="T1">F  S </text:span><text:span text:style-name="T3">PSUCDT</text:span><text:span text:style-name="T2">=</text:span><text:span text:style-name="T5">$O</text:span><text:span text:style-name="T2">(^PSRX(</text:span><text:span text:style-name="T4">"AR"</text:span><text:span text:style-name="T2">,</text:span><text:span text:style-name="T3">PSUCDT</text:span><text:span text:style-name="T2">)) </text:span><text:span text:style-name="T5">Q</text:span><text:span text:style-name="T2">:'</text:span><text:span text:style-name="T3">PSUCDT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OP1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RX("AR",</text:p>
          </table:table-cell>
          <table:table-cell table:style-name="ce6" office:value-type="string" calcext:value-type="string">
            <text:p>PRESCRIPTION</text:p>
          </table:table-cell>
          <table:table-cell table:style-name="ce9" office:value-type="string" calcext:value-type="string">
            <text:p> .<text:span text:style-name="T1">F  S </text:span><text:span text:style-name="T3">PSUCRX</text:span><text:span text:style-name="T2">=</text:span><text:span text:style-name="T5">$O</text:span><text:span text:style-name="T2">(^PSRX(</text:span><text:span text:style-name="T4">"AR"</text:span><text:span text:style-name="T2">,</text:span><text:span text:style-name="T3">PSUCDT</text:span><text:span text:style-name="T2">,</text:span><text:span text:style-name="T3">PSUCRX</text:span><text:span text:style-name="T2">)) </text:span><text:span text:style-name="T5">Q</text:span><text:span text:style-name="T2">:</text:span><text:span text:style-name="T3">PSUCRX</text:span><text:span text:style-name="T2">=</text:span><text:span text:style-name="T4">""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OP1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RX("AR",</text:p>
          </table:table-cell>
          <table:table-cell table:style-name="ce6" office:value-type="string" calcext:value-type="string">
            <text:p>PRESCRIPTION</text:p>
          </table:table-cell>
          <table:table-cell table:style-name="ce9" office:value-type="string" calcext:value-type="string">
            <text:p> ..<text:span text:style-name="T1">F  S </text:span><text:span text:style-name="T3">PSUCLN</text:span><text:span text:style-name="T2">=</text:span><text:span text:style-name="T5">$O</text:span><text:span text:style-name="T2">(^PSRX(</text:span><text:span text:style-name="T4">"AR"</text:span><text:span text:style-name="T2">,</text:span><text:span text:style-name="T3">PSUCDT</text:span><text:span text:style-name="T2">,</text:span><text:span text:style-name="T3">PSUCRX</text:span><text:span text:style-name="T2">,</text:span><text:span text:style-name="T3">PSUCLN</text:span><text:span text:style-name="T2">)) </text:span><text:span text:style-name="T5">Q</text:span><text:span text:style-name="T2">:</text:span><text:span text:style-name="T3">PSUCLN</text:span><text:span text:style-name="T2">=</text:span><text:span text:style-name="T4">""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OP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RX("AL",</text:p>
          </table:table-cell>
          <table:table-cell table:style-name="ce6" office:value-type="string" calcext:value-type="string">
            <text:p>PRESCRIPTION</text:p>
          </table:table-cell>
          <table:table-cell table:style-name="ce9" office:value-type="string" calcext:value-type="string">
            <text:p> <text:span text:style-name="T1">F  S </text:span><text:span text:style-name="T3">PSUFDT</text:span><text:span text:style-name="T2">=</text:span><text:span text:style-name="T5">$O</text:span><text:span text:style-name="T2">(^PSRX(</text:span><text:span text:style-name="T4">"AL"</text:span><text:span text:style-name="T2">,</text:span><text:span text:style-name="T3">PSUFDT</text:span><text:span text:style-name="T2">)) </text:span><text:span text:style-name="T5">Q</text:span><text:span text:style-name="T2">:</text:span><text:span text:style-name="T3">PSUFDT</text:span><text:span text:style-name="T2">=</text:span><text:span text:style-name="T4">""</text:span><text:span text:style-name="T2">!(</text:span><text:span text:style-name="T3">PSUFDT</text:span><text:span text:style-name="T2">&gt;</text:span><text:span text:style-name="T3">PSUEDTM</text:span><text:span text:style-name="T2">)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OP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RX("AL",</text:p>
          </table:table-cell>
          <table:table-cell table:style-name="ce6" office:value-type="string" calcext:value-type="string">
            <text:p>PRESCRIPTION</text:p>
          </table:table-cell>
          <table:table-cell table:style-name="ce9" office:value-type="string" calcext:value-type="string">
            <text:p> .<text:span text:style-name="T1">F  S </text:span><text:span text:style-name="T3">PSURXIEN</text:span><text:span text:style-name="T2">=</text:span><text:span text:style-name="T5">$O</text:span><text:span text:style-name="T2">(^PSRX(</text:span><text:span text:style-name="T4">"AL"</text:span><text:span text:style-name="T2">,</text:span><text:span text:style-name="T3">PSUFDT</text:span><text:span text:style-name="T2">,</text:span><text:span text:style-name="T3">PSURXIEN</text:span><text:span text:style-name="T2">)) </text:span><text:span text:style-name="T5">Q</text:span><text:span text:style-name="T2">:</text:span><text:span text:style-name="T3">PSURXIEN</text:span><text:span text:style-name="T2">=</text:span><text:span text:style-name="T4">""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OP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PSRX(PSURXIEN,</text:p>
          </table:table-cell>
          <table:table-cell table:style-name="ce6" office:value-type="string" calcext:value-type="string">
            <text:p>PRESCRIPTION</text:p>
          </table:table-cell>
          <table:table-cell table:style-name="ce9" office:value-type="string" calcext:value-type="string">
            <text:p> ..<text:span text:style-name="T1">Q</text:span><text:span text:style-name="T2">:'</text:span><text:span text:style-name="T5">$D</text:span><text:span text:style-name="T2">(^PSRX(</text:span><text:span text:style-name="T3">PSURXIEN</text:span><text:span text:style-name="T2">,0))  </text:span><text:span text:style-name="T4">; watch out for dangling pointers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OP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RX("AM",</text:p>
          </table:table-cell>
          <table:table-cell table:style-name="ce6" office:value-type="string" calcext:value-type="string">
            <text:p>PRESCRIPTION</text:p>
          </table:table-cell>
          <table:table-cell table:style-name="ce9" office:value-type="string" calcext:value-type="string">
            <text:p> <text:span text:style-name="T1">F  S </text:span><text:span text:style-name="T3">PSUFDT</text:span><text:span text:style-name="T2">=</text:span><text:span text:style-name="T5">$O</text:span><text:span text:style-name="T2">(^PSRX(</text:span><text:span text:style-name="T4">"AM"</text:span><text:span text:style-name="T2">,</text:span><text:span text:style-name="T3">PSUFDT</text:span><text:span text:style-name="T2">)) </text:span><text:span text:style-name="T5">Q</text:span><text:span text:style-name="T2">:</text:span><text:span text:style-name="T3">PSUFDT</text:span><text:span text:style-name="T2">=</text:span><text:span text:style-name="T4">""</text:span><text:span text:style-name="T2">!(</text:span><text:span text:style-name="T3">PSUFDT</text:span><text:span text:style-name="T2">&gt;</text:span><text:span text:style-name="T3">PSUEDTM</text:span><text:span text:style-name="T2">)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OP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RX("AM",</text:p>
          </table:table-cell>
          <table:table-cell table:style-name="ce6" office:value-type="string" calcext:value-type="string">
            <text:p>PRESCRIPTION</text:p>
          </table:table-cell>
          <table:table-cell table:style-name="ce9" office:value-type="string" calcext:value-type="string">
            <text:p> .<text:span text:style-name="T1">F  S </text:span><text:span text:style-name="T3">PSURXIEN</text:span><text:span text:style-name="T2">=</text:span><text:span text:style-name="T5">$O</text:span><text:span text:style-name="T2">(^PSRX(</text:span><text:span text:style-name="T4">"AM"</text:span><text:span text:style-name="T2">,</text:span><text:span text:style-name="T3">PSUFDT</text:span><text:span text:style-name="T2">,</text:span><text:span text:style-name="T3">PSURXIEN</text:span><text:span text:style-name="T2">)) </text:span><text:span text:style-name="T5">Q</text:span><text:span text:style-name="T2">:</text:span><text:span text:style-name="T3">PSURXIEN</text:span><text:span text:style-name="T2">=</text:span><text:span text:style-name="T4">""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OP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PSRX(PSURXIEN,</text:p>
          </table:table-cell>
          <table:table-cell table:style-name="ce6" office:value-type="string" calcext:value-type="string">
            <text:p>PRESCRIPTION</text:p>
          </table:table-cell>
          <table:table-cell table:style-name="ce9" office:value-type="string" calcext:value-type="string">
            <text:p> ..<text:span text:style-name="T1">Q</text:span><text:span text:style-name="T2">:'</text:span><text:span text:style-name="T5">$D</text:span><text:span text:style-name="T2">(^PSRX(</text:span><text:span text:style-name="T3">PSURXIEN</text:span><text:span text:style-name="T2">,0))  </text:span><text:span text:style-name="T4">; watch out for dangling pointers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OP2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PSRX("AR",</text:p>
          </table:table-cell>
          <table:table-cell table:style-name="ce6" office:value-type="string" calcext:value-type="string">
            <text:p>PRESCRIPTION</text:p>
          </table:table-cell>
          <table:table-cell table:style-name="ce9" office:value-type="string" calcext:value-type="string">
            <text:p> . <text:span text:style-name="T1">I </text:span><text:span text:style-name="T3">PSURELDT</text:span><text:span text:style-name="T2">,</text:span><text:span text:style-name="T5">$D</text:span><text:span text:style-name="T2">(^PSRX(</text:span><text:span text:style-name="T4">"AR"</text:span><text:span text:style-name="T2">,</text:span><text:span text:style-name="T3">PSURELDT</text:span><text:span text:style-name="T2">,</text:span><text:span text:style-name="T3">PSURXIEN</text:span><text:span text:style-name="T2">,</text:span><text:span text:style-name="T3">PSUFIL</text:span><text:span text:style-name="T2">)) </text:span><text:span text:style-name="T5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OP2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PSRX("AR",</text:p>
          </table:table-cell>
          <table:table-cell table:style-name="ce6" office:value-type="string" calcext:value-type="string">
            <text:p>PRESCRIPTION</text:p>
          </table:table-cell>
          <table:table-cell table:style-name="ce9" office:value-type="string" calcext:value-type="string">
            <text:p> <text:span text:style-name="T1">I </text:span><text:span text:style-name="T3">PSURELDT</text:span><text:span text:style-name="T2">,</text:span><text:span text:style-name="T5">$D</text:span><text:span text:style-name="T2">(^PSRX(</text:span><text:span text:style-name="T4">"AR"</text:span><text:span text:style-name="T2">,</text:span><text:span text:style-name="T3">PSURELDT</text:span><text:span text:style-name="T2">,</text:span><text:span text:style-name="T3">PSURXIEN</text:span><text:span text:style-name="T2">,</text:span><text:span text:style-name="T3">PSUFIL</text:span><text:span text:style-name="T2">)) </text:span><text:span text:style-name="T5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OP2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PSRX("AR",</text:p>
          </table:table-cell>
          <table:table-cell table:style-name="ce6" office:value-type="string" calcext:value-type="string">
            <text:p>PRESCRIPTION</text:p>
          </table:table-cell>
          <table:table-cell table:style-name="ce9" office:value-type="string" calcext:value-type="string">
            <text:p> <text:span text:style-name="T1">N </text:span><text:span text:style-name="T3">Y</text:span><text:span text:style-name="T2">,</text:span><text:span text:style-name="T3">I </text:span><text:span text:style-name="T5">S </text:span><text:span text:style-name="T3">Y</text:span><text:span text:style-name="T2">=</text:span><text:span text:style-name="T5">$P</text:span><text:span text:style-name="T2">(</text:span><text:span text:style-name="T3">%</text:span><text:span text:style-name="T2">,</text:span><text:span text:style-name="T3">U</text:span><text:span text:style-name="T2">,1),</text:span><text:span text:style-name="T3">I</text:span><text:span text:style-name="T2">=</text:span><text:span text:style-name="T5">$P</text:span><text:span text:style-name="T2">(</text:span><text:span text:style-name="T3">%</text:span><text:span text:style-name="T2">,</text:span><text:span text:style-name="T3">U</text:span><text:span text:style-name="T2">,2) </text:span><text:span text:style-name="T5">S </text:span><text:span text:style-name="T2">@</text:span><text:span text:style-name="T3">Y</text:span><text:span text:style-name="T2">=</text:span><text:span text:style-name="T5">$P</text:span><text:span text:style-name="T2">(</text:span><text:span text:style-name="T3">REC</text:span><text:span text:style-name="T2">,</text:span><text:span text:style-name="T3">DLM</text:span><text:span text:style-name="T2">,</text:span><text:span text:style-name="T3">I</text:span><text:span text:style-name="T2">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OP3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PSRX("AR",</text:p>
          </table:table-cell>
          <table:table-cell table:style-name="ce6" office:value-type="string" calcext:value-type="string">
            <text:p>PRESCRIPTION</text:p>
          </table:table-cell>
          <table:table-cell table:style-name="ce9" office:value-type="string" calcext:value-type="string">
            <text:p> <text:span text:style-name="T1">F </text:span><text:span text:style-name="T3">I</text:span><text:span text:style-name="T2">=1:1:5 </text:span><text:span text:style-name="T5">S </text:span><text:span text:style-name="T2">@</text:span><text:span text:style-name="T5">$P</text:span><text:span text:style-name="T2">(</text:span><text:span text:style-name="T3">PSUVARS</text:span><text:span text:style-name="T2">,</text:span><text:span text:style-name="T4">","</text:span><text:span text:style-name="T2">,</text:span><text:span text:style-name="T3">I</text:span><text:span text:style-name="T2">)=+</text:span><text:span text:style-name="T5">$P</text:span><text:span text:style-name="T2">(</text:span><text:span text:style-name="T3">PSUREC</text:span><text:span text:style-name="T2">,</text:span><text:span text:style-name="T3">U</text:span><text:span text:style-name="T2">,</text:span><text:span text:style-name="T3">I</text:span><text:span text:style-name="T2">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OP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SDT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S</text:span><text:span text:style-name="T2">=</text:span><text:span text:style-name="T3">Y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OP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SDT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S</text:span><text:span text:style-name="T2">=</text:span><text:span text:style-name="T3">Y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OP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EDT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E</text:span><text:span text:style-name="T2">=</text:span><text:span text:style-name="T3">Y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OP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EDT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E</text:span><text:span text:style-name="T2">=</text:span><text:span text:style-name="T3">Y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OP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W </text:span><text:span text:style-name="T2">@</text:span><text:span text:style-name="T3">IOF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OP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I $G</text:span><text:span text:style-name="T2">(</text:span><text:span text:style-name="T3">PSUFIRST</text:span><text:span text:style-name="T2">) </text:span><text:span text:style-name="T5">W </text:span><text:span text:style-name="T2">@</text:span><text:span text:style-name="T3">IOF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OP6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U </text:span><text:span text:style-name="T3">IO </text:span><text:span text:style-name="T5">W </text:span><text:span text:style-name="T2">@</text:span><text:span text:style-name="T3">IOF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OP6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U </text:span><text:span text:style-name="T3">IO </text:span><text:span text:style-name="T5">W </text:span><text:span text:style-name="T2">@</text:span><text:span text:style-name="T3">IOF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OP6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U </text:span><text:span text:style-name="T3">IO </text:span><text:span text:style-name="T5">W </text:span><text:span text:style-name="T2">@</text:span><text:span text:style-name="T3">IOF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OP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SDT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S</text:span><text:span text:style-name="T2">=</text:span><text:span text:style-name="T3">Y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OP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SDT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S</text:span><text:span text:style-name="T2">=</text:span><text:span text:style-name="T3">Y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OP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EDT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E</text:span><text:span text:style-name="T2">=</text:span><text:span text:style-name="T3">Y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OP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EDT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E</text:span><text:span text:style-name="T2">=</text:span><text:span text:style-name="T3">Y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PR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F </text:span><text:span text:style-name="T3">I</text:span><text:span text:style-name="T2">=1:1:</text:span><text:span text:style-name="T5">$L</text:span><text:span text:style-name="T2">(</text:span><text:span text:style-name="T3">PSUVARS</text:span><text:span text:style-name="T2">,</text:span><text:span text:style-name="T4">","</text:span><text:span text:style-name="T2">) </text:span><text:span text:style-name="T5">S </text:span><text:span text:style-name="T2">@</text:span><text:span text:style-name="T5">$P</text:span><text:span text:style-name="T2">(</text:span><text:span text:style-name="T3">PSUVARS</text:span><text:span text:style-name="T2">,</text:span><text:span text:style-name="T4">","</text:span><text:span text:style-name="T2">,</text:span><text:span text:style-name="T3">I</text:span><text:span text:style-name="T2">)=</text:span><text:span text:style-name="T5">$P</text:span><text:span text:style-name="T2">(^XTMP(</text:span><text:span text:style-name="T4">"PSU_"</text:span><text:span text:style-name="T2">_</text:span><text:span text:style-name="T3">PSUJOB</text:span><text:span text:style-name="T2">,1),</text:span><text:span text:style-name="T3">U</text:span><text:span text:style-name="T2">,</text:span><text:span text:style-name="T3">I</text:span><text:span text:style-name="T2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PR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F </text:span><text:span text:style-name="T3">I</text:span><text:span text:style-name="T2">=1:1 </text:span><text:span text:style-name="T5">S </text:span><text:span text:style-name="T3">Y</text:span><text:span text:style-name="T2">=</text:span><text:span text:style-name="T5">$P</text:span><text:span text:style-name="T2">(</text:span><text:span text:style-name="T3">X</text:span><text:span text:style-name="T2">,</text:span><text:span text:style-name="T4">","</text:span><text:span text:style-name="T2">,</text:span><text:span text:style-name="T3">I</text:span><text:span text:style-name="T2">) </text:span><text:span text:style-name="T5">Q</text:span><text:span text:style-name="T2">:</text:span><text:span text:style-name="T3">Y</text:span><text:span text:style-name="T2">=</text:span><text:span text:style-name="T4">""  </text:span><text:span text:style-name="T5">I $D</text:span><text:span text:style-name="T2">(@</text:span><text:span text:style-name="T3">Y</text:span><text:span text:style-name="T2">) </text:span><text:span text:style-name="T5">S </text:span><text:span text:style-name="T3">X</text:span><text:span text:style-name="T2">(</text:span><text:span text:style-name="T3">Y</text:span><text:span text:style-name="T2">)=@</text:span><text:span text:style-name="T3">Y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PR0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4">"" </text:span><text:span text:style-name="T5">F  S </text:span><text:span text:style-name="T3">Y</text:span><text:span text:style-name="T2">=</text:span><text:span text:style-name="T5">$O</text:span><text:span text:style-name="T2">(</text:span><text:span text:style-name="T3">X</text:span><text:span text:style-name="T2">(</text:span><text:span text:style-name="T3">Y</text:span><text:span text:style-name="T2">)) </text:span><text:span text:style-name="T5">Q</text:span><text:span text:style-name="T2">:</text:span><text:span text:style-name="T3">Y</text:span><text:span text:style-name="T2">=</text:span><text:span text:style-name="T4">""  </text:span><text:span text:style-name="T5">S </text:span><text:span text:style-name="T2">@</text:span><text:span text:style-name="T3">Y</text:span><text:span text:style-name="T2">=</text:span><text:span text:style-name="T3">X</text:span><text:span text:style-name="T2">(</text:span><text:span text:style-name="T3">Y</text:span><text:span text:style-name="T2">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PR0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IC(4,</text:p>
          </table:table-cell>
          <table:table-cell table:style-name="ce6" office:value-type="string" calcext:value-type="string">
            <text:p>INSTITUTION</text:p>
          </table:table-cell>
          <table:table-cell table:style-name="ce9" office:value-type="string" calcext:value-type="string">
            <text:p> <text:span text:style-name="T1">S </text:span><text:span text:style-name="T3">X</text:span><text:span text:style-name="T2">=</text:span><text:span text:style-name="T5">$P</text:span><text:span text:style-name="T2">(</text:span><text:span text:style-name="T5">$G</text:span><text:span text:style-name="T2">(^XMB(1,1,</text:span><text:span text:style-name="T4">"XUS"</text:span><text:span text:style-name="T2">)),</text:span><text:span text:style-name="T3">U</text:span><text:span text:style-name="T2">,17),</text:span><text:span text:style-name="T3">PSUSNDR</text:span><text:span text:style-name="T2">=+</text:span><text:span text:style-name="T5">$P</text:span><text:span text:style-name="T2">(^DIC(4,</text:span><text:span text:style-name="T3">X</text:span><text:span text:style-name="T2">,99),</text:span><text:span text:style-name="T3">U</text:span><text:span text:style-name="T2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PR0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DIC(4,</text:p>
          </table:table-cell>
          <table:table-cell table:style-name="ce6" office:value-type="string" calcext:value-type="string">
            <text:p>INSTITUTION</text:p>
          </table:table-cell>
          <table:table-cell table:style-name="ce9" office:value-type="string" calcext:value-type="string">
            <text:p> <text:span text:style-name="T1">S </text:span><text:span text:style-name="T3">X</text:span><text:span text:style-name="T2">=</text:span><text:span text:style-name="T5">$P</text:span><text:span text:style-name="T2">(</text:span><text:span text:style-name="T5">$G</text:span><text:span text:style-name="T2">(^XMB(1,1,</text:span><text:span text:style-name="T4">"XUS"</text:span><text:span text:style-name="T2">)),</text:span><text:span text:style-name="T3">U</text:span><text:span text:style-name="T2">,17),</text:span><text:span text:style-name="T3">PSUSNDR</text:span><text:span text:style-name="T2">=+</text:span><text:span text:style-name="T5">$P</text:span><text:span text:style-name="T2">(^DIC(4,</text:span><text:span text:style-name="T3">X</text:span><text:span text:style-name="T2">,99),</text:span><text:span text:style-name="T3">U</text:span><text:span text:style-name="T2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PSUPR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RC(442,</text:p>
          </table:table-cell>
          <table:table-cell table:style-name="ce6" office:value-type="string" calcext:value-type="string">
            <text:p>PROCUREMENT &amp; ACCOUNTING TRANSACTIONS</text:p>
          </table:table-cell>
          <table:table-cell table:style-name="ce9" office:value-type="string" calcext:value-type="string">
            <text:p> <text:span text:style-name="T1">F  S </text:span><text:span text:style-name="T3">PSUDT</text:span><text:span text:style-name="T2">=</text:span><text:span text:style-name="T5">$O</text:span><text:span text:style-name="T2">(^PRC(442,</text:span><text:span text:style-name="T4">"AB"</text:span><text:span text:style-name="T2">,</text:span><text:span text:style-name="T3">PSUDT</text:span><text:span text:style-name="T2">)) </text:span><text:span text:style-name="T5">Q</text:span><text:span text:style-name="T2">:</text:span><text:span text:style-name="T3">PSUDT</text:span><text:span text:style-name="T2">'&gt;0  </text:span><text:span text:style-name="T5">Q</text:span><text:span text:style-name="T2">:</text:span><text:span text:style-name="T3">PSUDT</text:span><text:span text:style-name="T2">&gt;</text:span><text:span text:style-name="T3">PSUPREDT  </text:span><text:span text:style-name="T5">D </text:span><text:span text:style-name="T6">PODAT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PSUPR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XMB(1,</text:p>
          </table:table-cell>
          <table:table-cell table:style-name="ce6" office:value-type="string" calcext:value-type="string">
            <text:p>MAILMAN SITE PARAMETERS</text:p>
          </table:table-cell>
          <table:table-cell table:style-name="ce9" office:value-type="string" calcext:value-type="string">
            <text:p> <text:span text:style-name="T1">S </text:span><text:span text:style-name="T3">X</text:span><text:span text:style-name="T2">=</text:span><text:span text:style-name="T5">$P</text:span><text:span text:style-name="T2">(</text:span><text:span text:style-name="T5">$G</text:span><text:span text:style-name="T2">(^XMB(1,1,</text:span><text:span text:style-name="T4">"XUS"</text:span><text:span text:style-name="T2">)),</text:span><text:span text:style-name="T3">U</text:span><text:span text:style-name="T2">,17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9">
          <table:table-cell table:style-name="ce2" office:value-type="string" calcext:value-type="string">
            <text:p>PSUPR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RC(442,</text:p>
          </table:table-cell>
          <table:table-cell table:style-name="ce6" office:value-type="string" calcext:value-type="string">
            <text:p>PROCUREMENT &amp; ACCOUNTING TRANSACTIONS</text:p>
          </table:table-cell>
          <table:table-cell table:style-name="ce9" office:value-type="string" calcext:value-type="string">
            <text:p> <text:span text:style-name="T1">F  S </text:span><text:span text:style-name="T3">PSUPODA</text:span><text:span text:style-name="T2">=</text:span><text:span text:style-name="T5">$O</text:span><text:span text:style-name="T2">(^PRC(442,</text:span><text:span text:style-name="T4">"AB"</text:span><text:span text:style-name="T2">,</text:span><text:span text:style-name="T3">PSUDT</text:span><text:span text:style-name="T2">,</text:span><text:span text:style-name="T3">PSUPODA</text:span><text:span text:style-name="T2">)) </text:span><text:span text:style-name="T5">Q</text:span><text:span text:style-name="T2">:'</text:span><text:span text:style-name="T3">PSUPODA  </text:span><text:span text:style-name="T5">D </text:span><text:span text:style-name="T6">PO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PR1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DRUG("AB",</text:p>
          </table:table-cell>
          <table:table-cell table:style-name="ce6" office:value-type="string" calcext:value-type="string">
            <text:p>DRUG</text:p>
          </table:table-cell>
          <table:table-cell table:style-name="ce9" office:value-type="string" calcext:value-type="string">
            <text:p> <text:span text:style-name="T1">S </text:span><text:span text:style-name="T3">PSUDRDA</text:span><text:span text:style-name="T2">=</text:span><text:span text:style-name="T5">$O</text:span><text:span text:style-name="T2">(^PSDRUG(</text:span><text:span text:style-name="T4">"AB"</text:span><text:span text:style-name="T2">,</text:span><text:span text:style-name="T3">PSUIT</text:span><text:span text:style-name="T2">(1.5),0)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PR1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PSDRUG("AB",</text:p>
          </table:table-cell>
          <table:table-cell table:style-name="ce6" office:value-type="string" calcext:value-type="string">
            <text:p>DRUG</text:p>
          </table:table-cell>
          <table:table-cell table:style-name="ce9" office:value-type="string" calcext:value-type="string">
            <text:p> . <text:span text:style-name="T1">S </text:span><text:span text:style-name="T3">PSUR</text:span><text:span text:style-name="T2">(5)=@</text:span><text:span text:style-name="T3">PSUG</text:span><text:span text:style-name="T2">@(21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PR1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PSDRUG("AB",</text:p>
          </table:table-cell>
          <table:table-cell table:style-name="ce6" office:value-type="string" calcext:value-type="string">
            <text:p>DRUG</text:p>
          </table:table-cell>
          <table:table-cell table:style-name="ce9" office:value-type="string" calcext:value-type="string">
            <text:p> . <text:span text:style-name="T1">S </text:span><text:span text:style-name="T3">PSUR</text:span><text:span text:style-name="T2">(7)=@</text:span><text:span text:style-name="T3">PSUG</text:span><text:span text:style-name="T2">@(.01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PR1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PSDRUG("AB",</text:p>
          </table:table-cell>
          <table:table-cell table:style-name="ce6" office:value-type="string" calcext:value-type="string">
            <text:p>DRUG</text:p>
          </table:table-cell>
          <table:table-cell table:style-name="ce9" office:value-type="string" calcext:value-type="string">
            <text:p> . <text:span text:style-name="T1">S </text:span><text:span text:style-name="T3">PSUR</text:span><text:span text:style-name="T2">(12)=@</text:span><text:span text:style-name="T3">PSUG</text:span><text:span text:style-name="T2">@(14.5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PR1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PSDRUG("AB",</text:p>
          </table:table-cell>
          <table:table-cell table:style-name="ce6" office:value-type="string" calcext:value-type="string">
            <text:p>DRUG</text:p>
          </table:table-cell>
          <table:table-cell table:style-name="ce9" office:value-type="string" calcext:value-type="string">
            <text:p> . <text:span text:style-name="T1">S </text:span><text:span text:style-name="T3">PSUR</text:span><text:span text:style-name="T2">(6)=@</text:span><text:span text:style-name="T3">PSUG</text:span><text:span text:style-name="T2">@(2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PSUPR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PSDRUG("AB",</text:p>
          </table:table-cell>
          <table:table-cell table:style-name="ce6" office:value-type="string" calcext:value-type="string">
            <text:p>DRUG</text:p>
          </table:table-cell>
          <table:table-cell table:style-name="ce9" office:value-type="string" calcext:value-type="string">
            <text:p> <text:span text:style-name="T1">S </text:span><text:span text:style-name="T3">PSURC</text:span><text:span text:style-name="T2">=</text:span><text:span text:style-name="T3">PSURC</text:span><text:span text:style-name="T2">+1,^XTMP(</text:span><text:span text:style-name="T3">PSUPRSUB</text:span><text:span text:style-name="T2">,</text:span><text:span text:style-name="T4">"RECORDS"</text:span><text:span text:style-name="T2">,</text:span><text:span text:style-name="T3">PSUSNDR</text:span><text:span text:style-name="T2">,</text:span><text:span text:style-name="T3">PSURC</text:span><text:span text:style-name="T2">)=</text:span><text:span text:style-name="T5">$E</text:span><text:span text:style-name="T2">(</text:span><text:span text:style-name="T3">PSUR</text:span><text:span text:style-name="T2">,1,240) </text:span><text:span text:style-name="T5">I $L</text:span><text:span text:style-name="T2">(</text:span><text:span text:style-name="T3">PSUR</text:span><text:span text:style-name="T2">)&gt;240 </text:span><text:span text:style-name="T5">S </text:span><text:span text:style-name="T2">^(</text:span><text:span text:style-name="T3">PSURC</text:span><text:span text:style-name="T2">,1)=</text:span><text:span text:style-name="T5">$E</text:span><text:span text:style-name="T2">(</text:span><text:span text:style-name="T3">PSUR</text:span><text:span text:style-name="T2">,241,999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PR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D(58.811,</text:p>
          </table:table-cell>
          <table:table-cell table:style-name="ce6" office:value-type="string" calcext:value-type="string">
            <text:p>DRUG ACCOUNTABILITY ORDER</text:p>
          </table:table-cell>
          <table:table-cell table:style-name="ce9" office:value-type="string" calcext:value-type="string">
            <text:p> <text:span text:style-name="T1">F  S </text:span><text:span text:style-name="T3">PSUDT</text:span><text:span text:style-name="T2">=</text:span><text:span text:style-name="T5">$O</text:span><text:span text:style-name="T2">(^PSD(58.811,</text:span><text:span text:style-name="T4">"ADATE"</text:span><text:span text:style-name="T2">,</text:span><text:span text:style-name="T3">PSUDT</text:span><text:span text:style-name="T2">)) </text:span><text:span text:style-name="T5">Q</text:span><text:span text:style-name="T2">:</text:span><text:span text:style-name="T3">PSUDT</text:span><text:span text:style-name="T2">&gt;</text:span><text:span text:style-name="T3">PSUEDT  </text:span><text:span text:style-name="T5">Q</text:span><text:span text:style-name="T2">:</text:span><text:span text:style-name="T3">PSUDT</text:span><text:span text:style-name="T2">'&gt;0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PR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D(58.811,</text:p>
          </table:table-cell>
          <table:table-cell table:style-name="ce6" office:value-type="string" calcext:value-type="string">
            <text:p>DRUG ACCOUNTABILITY ORDER</text:p>
          </table:table-cell>
          <table:table-cell table:style-name="ce9" office:value-type="string" calcext:value-type="string">
            <text:p> .  <text:span text:style-name="T1">S </text:span><text:span text:style-name="T3">PSUORDA</text:span><text:span text:style-name="T2">=0 </text:span><text:span text:style-name="T5">F  S </text:span><text:span text:style-name="T3">PSUORDA</text:span><text:span text:style-name="T2">=</text:span><text:span text:style-name="T5">$O</text:span><text:span text:style-name="T2">(^PSD(58.811,</text:span><text:span text:style-name="T4">"ADATE"</text:span><text:span text:style-name="T2">,</text:span><text:span text:style-name="T3">PSUDT</text:span><text:span text:style-name="T2">,</text:span><text:span text:style-name="T3">PSUORDA</text:span><text:span text:style-name="T2">)) </text:span><text:span text:style-name="T5">Q</text:span><text:span text:style-name="T2">:</text:span><text:span text:style-name="T3">PSUORDA</text:span><text:span text:style-name="T2">'&gt;0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PR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D(58.811,</text:p>
          </table:table-cell>
          <table:table-cell table:style-name="ce6" office:value-type="string" calcext:value-type="string">
            <text:p>DRUG ACCOUNTABILITY ORDER</text:p>
          </table:table-cell>
          <table:table-cell table:style-name="ce9" office:value-type="string" calcext:value-type="string">
            <text:p> .. <text:span text:style-name="T1">S </text:span><text:span text:style-name="T3">PSUINVDA</text:span><text:span text:style-name="T2">=0 </text:span><text:span text:style-name="T5">F  S </text:span><text:span text:style-name="T3">PSUINVDA</text:span><text:span text:style-name="T2">=</text:span><text:span text:style-name="T5">$O</text:span><text:span text:style-name="T2">(^PSD(58.811,</text:span><text:span text:style-name="T4">"ADATE"</text:span><text:span text:style-name="T2">,</text:span><text:span text:style-name="T3">PSUDT</text:span><text:span text:style-name="T2">,</text:span><text:span text:style-name="T3">PSUORDA</text:span><text:span text:style-name="T2">,</text:span><text:span text:style-name="T3">PSUINVDA</text:span><text:span text:style-name="T2">)) </text:span><text:span text:style-name="T5">Q</text:span><text:span text:style-name="T2">:</text:span><text:span text:style-name="T3">PSUINVDA</text:span><text:span text:style-name="T2">'&gt;0  </text:span><text:span text:style-name="T5">D </text:span><text:span text:style-name="T6">INVOIC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PR2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DRUG("C",</text:p>
          </table:table-cell>
          <table:table-cell table:style-name="ce6" office:value-type="string" calcext:value-type="string">
            <text:p>DRUG</text:p>
          </table:table-cell>
          <table:table-cell table:style-name="ce9" office:value-type="string" calcext:value-type="string">
            <text:p> . <text:span text:style-name="T1">S </text:span><text:span text:style-name="T3">X</text:span><text:span text:style-name="T2">=</text:span><text:span text:style-name="T5">$O</text:span><text:span text:style-name="T2">(^PSDRUG(</text:span><text:span text:style-name="T4">"C"</text:span><text:span text:style-name="T2">,</text:span><text:span text:style-name="T3">PSUIT</text:span><text:span text:style-name="T2">(13),</text:span><text:span text:style-name="T3">PSUDRDA</text:span><text:span text:style-name="T2">,</text:span><text:span text:style-name="T4">""</text:span><text:span text:style-name="T2">)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9">
          <table:table-cell table:style-name="ce2" office:value-type="string" calcext:value-type="string">
            <text:p>PSUPR2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D(58.8,</text:p>
          </table:table-cell>
          <table:table-cell table:style-name="ce6" office:value-type="string" calcext:value-type="string">
            <text:p>DRUG ACCOUNTABILITY STATS</text:p>
          </table:table-cell>
          <table:table-cell table:style-name="ce9" office:value-type="string" calcext:value-type="string">
            <text:p> <text:span text:style-name="T1">F  S </text:span><text:span text:style-name="T3">PSUNAM</text:span><text:span text:style-name="T2">=</text:span><text:span text:style-name="T5">$O</text:span><text:span text:style-name="T2">(^PSD(58.8,</text:span><text:span text:style-name="T4">"B"</text:span><text:span text:style-name="T2">,</text:span><text:span text:style-name="T3">PSUNAM</text:span><text:span text:style-name="T2">)) </text:span><text:span text:style-name="T5">Q</text:span><text:span text:style-name="T2">:</text:span><text:span text:style-name="T3">PSUNAM</text:span><text:span text:style-name="T2">=</text:span><text:span text:style-name="T4">""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9">
          <table:table-cell table:style-name="ce2" office:value-type="string" calcext:value-type="string">
            <text:p>PSUPR2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D(58.8,</text:p>
          </table:table-cell>
          <table:table-cell table:style-name="ce6" office:value-type="string" calcext:value-type="string">
            <text:p>DRUG ACCOUNTABILITY STATS</text:p>
          </table:table-cell>
          <table:table-cell table:style-name="ce9" office:value-type="string" calcext:value-type="string">
            <text:p> .<text:span text:style-name="T1">F  S </text:span><text:span text:style-name="T3">IEN</text:span><text:span text:style-name="T2">=</text:span><text:span text:style-name="T5">$O</text:span><text:span text:style-name="T2">(^PSD(58.8,</text:span><text:span text:style-name="T4">"B"</text:span><text:span text:style-name="T2">,</text:span><text:span text:style-name="T3">PSUNAM</text:span><text:span text:style-name="T2">,</text:span><text:span text:style-name="T3">IEN</text:span><text:span text:style-name="T2">)) </text:span><text:span text:style-name="T5">Q</text:span><text:span text:style-name="T2">:</text:span><text:span text:style-name="T3">IEN</text:span><text:span text:style-name="T2">=</text:span><text:span text:style-name="T4">""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PR2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PS(59.7,</text:p>
          </table:table-cell>
          <table:table-cell table:style-name="ce6" office:value-type="string" calcext:value-type="string">
            <text:p>PHARMACY SYSTEM</text:p>
          </table:table-cell>
          <table:table-cell table:style-name="ce9" office:value-type="string" calcext:value-type="string">
            <text:p> <text:span text:style-name="T1">I $G</text:span><text:span text:style-name="T2">(^PS(59.7,1,90.02,</text:span><text:span text:style-name="T3">IEN</text:span><text:span text:style-name="T2">,0)) </text:span><text:span text:style-name="T5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PR2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PS(59.7,</text:p>
          </table:table-cell>
          <table:table-cell table:style-name="ce6" office:value-type="string" calcext:value-type="string">
            <text:p>PHARMACY SYSTEM</text:p>
          </table:table-cell>
          <table:table-cell table:style-name="ce9" office:value-type="string" calcext:value-type="string">
            <text:p> <text:span text:style-name="T1">I $G</text:span><text:span text:style-name="T2">(^PS(59.7,1,90.03,</text:span><text:span text:style-name="T3">IEN</text:span><text:span text:style-name="T2">,0)) </text:span><text:span text:style-name="T5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PSUPR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D(58.81,</text:p>
          </table:table-cell>
          <table:table-cell table:style-name="ce6" office:value-type="string" calcext:value-type="string">
            <text:p>DRUG ACCOUNTABILITY TRANSACTION</text:p>
          </table:table-cell>
          <table:table-cell table:style-name="ce9" office:value-type="string" calcext:value-type="string">
            <text:p> <text:span text:style-name="T1">F  S </text:span><text:span text:style-name="T3">PSUDT</text:span><text:span text:style-name="T2">=</text:span><text:span text:style-name="T5">$O</text:span><text:span text:style-name="T2">(^PSD(58.81,</text:span><text:span text:style-name="T4">"AF"</text:span><text:span text:style-name="T2">,</text:span><text:span text:style-name="T3">PSUDT</text:span><text:span text:style-name="T2">)) </text:span><text:span text:style-name="T5">Q</text:span><text:span text:style-name="T2">:</text:span><text:span text:style-name="T3">PSUDT</text:span><text:span text:style-name="T2">'&gt;0  </text:span><text:span text:style-name="T5">Q</text:span><text:span text:style-name="T2">:</text:span><text:span text:style-name="T3">PSUDT</text:span><text:span text:style-name="T2">&gt;</text:span><text:span text:style-name="T3">PSUEDT  </text:span><text:span text:style-name="T5">D </text:span><text:span text:style-name="T6">LOC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PR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D(58.81,</text:p>
          </table:table-cell>
          <table:table-cell table:style-name="ce6" office:value-type="string" calcext:value-type="string">
            <text:p>DRUG ACCOUNTABILITY TRANSACTION</text:p>
          </table:table-cell>
          <table:table-cell table:style-name="ce9" office:value-type="string" calcext:value-type="string">
            <text:p> <text:span text:style-name="T1">S </text:span><text:span text:style-name="T3">PSULOC</text:span><text:span text:style-name="T2">=</text:span><text:span text:style-name="T4">"" </text:span><text:span text:style-name="T5">F  S </text:span><text:span text:style-name="T3">PSULOC</text:span><text:span text:style-name="T2">=</text:span><text:span text:style-name="T5">$O</text:span><text:span text:style-name="T2">(^PSD(58.81,</text:span><text:span text:style-name="T4">"AF"</text:span><text:span text:style-name="T2">,</text:span><text:span text:style-name="T3">PSUDT</text:span><text:span text:style-name="T2">,</text:span><text:span text:style-name="T3">PSULOC</text:span><text:span text:style-name="T2">)) </text:span><text:span text:style-name="T5">Q</text:span><text:span text:style-name="T2">:</text:span><text:span text:style-name="T3">PSULOC</text:span><text:span text:style-name="T2">=</text:span><text:span text:style-name="T4">""  </text:span><text:span text:style-name="T5">D </text:span><text:span text:style-name="T6">TYP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PR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D(58.81,</text:p>
          </table:table-cell>
          <table:table-cell table:style-name="ce6" office:value-type="string" calcext:value-type="string">
            <text:p>DRUG ACCOUNTABILITY TRANSACTION</text:p>
          </table:table-cell>
          <table:table-cell table:style-name="ce9" office:value-type="string" calcext:value-type="string">
            <text:p> <text:span text:style-name="T1">S </text:span><text:span text:style-name="T3">PSUTYP</text:span><text:span text:style-name="T2">=</text:span><text:span text:style-name="T4">"" </text:span><text:span text:style-name="T5">F  S </text:span><text:span text:style-name="T3">PSUTYP</text:span><text:span text:style-name="T2">=</text:span><text:span text:style-name="T5">$O</text:span><text:span text:style-name="T2">(^PSD(58.81,</text:span><text:span text:style-name="T4">"AF"</text:span><text:span text:style-name="T2">,</text:span><text:span text:style-name="T3">PSUDT</text:span><text:span text:style-name="T2">,</text:span><text:span text:style-name="T3">PSULOC</text:span><text:span text:style-name="T2">,</text:span><text:span text:style-name="T3">PSUTYP</text:span><text:span text:style-name="T2">)) </text:span><text:span text:style-name="T5">Q</text:span><text:span text:style-name="T2">:</text:span><text:span text:style-name="T3">PSUTYP</text:span><text:span text:style-name="T2">=</text:span><text:span text:style-name="T4">""  </text:span><text:span text:style-name="T5">D </text:span><text:span text:style-name="T6">TRAN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PR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D(58.81,</text:p>
          </table:table-cell>
          <table:table-cell table:style-name="ce6" office:value-type="string" calcext:value-type="string">
            <text:p>DRUG ACCOUNTABILITY TRANSACTION</text:p>
          </table:table-cell>
          <table:table-cell table:style-name="ce9" office:value-type="string" calcext:value-type="string">
            <text:p> <text:span text:style-name="T1">S </text:span><text:span text:style-name="T3">PSUTRDA</text:span><text:span text:style-name="T2">=0 </text:span><text:span text:style-name="T5">F  S </text:span><text:span text:style-name="T3">PSUTRDA</text:span><text:span text:style-name="T2">=</text:span><text:span text:style-name="T5">$O</text:span><text:span text:style-name="T2">(^PSD(58.81,</text:span><text:span text:style-name="T4">"AF"</text:span><text:span text:style-name="T2">,</text:span><text:span text:style-name="T3">PSUDT</text:span><text:span text:style-name="T2">,</text:span><text:span text:style-name="T3">PSULOC</text:span><text:span text:style-name="T2">,</text:span><text:span text:style-name="T3">PSUTYP</text:span><text:span text:style-name="T2">,</text:span><text:span text:style-name="T3">PSUTRDA</text:span><text:span text:style-name="T2">)) </text:span><text:span text:style-name="T5">Q</text:span><text:span text:style-name="T2">:</text:span><text:span text:style-name="T3">PSUTRDA</text:span><text:span text:style-name="T2">'&gt;0  </text:span><text:span text:style-name="T5">D </text:span><text:span text:style-name="T6">TRANDA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2">
          <table:table-cell table:style-name="ce2" office:value-type="string" calcext:value-type="string">
            <text:p>PSUPR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PSD(58.81,</text:p>
          </table:table-cell>
          <table:table-cell table:style-name="ce6" office:value-type="string" calcext:value-type="string">
            <text:p>DRUG ACCOUNTABILITY TRANSACTION</text:p>
          </table:table-cell>
          <table:table-cell table:style-name="ce9" office:value-type="string" calcext:value-type="string">
            <text:p> <text:span text:style-name="T1">F  S </text:span><text:span text:style-name="T3">PSUREC</text:span><text:span text:style-name="T2">=</text:span><text:span text:style-name="T5">$O</text:span><text:span text:style-name="T2">(^XTMP(</text:span><text:span text:style-name="T3">PSUPRSUB</text:span><text:span text:style-name="T2">,</text:span><text:span text:style-name="T4">"RECORDS"</text:span><text:span text:style-name="T2">,</text:span><text:span text:style-name="T3">PSUDIV</text:span><text:span text:style-name="T2">,</text:span><text:span text:style-name="T3">PSUREC</text:span><text:span text:style-name="T2">)) </text:span><text:span text:style-name="T5">Q</text:span><text:span text:style-name="T2">:</text:span><text:span text:style-name="T3">PSUREC</text:span><text:span text:style-name="T2">'&gt;0  </text:span><text:span text:style-name="T5">S </text:span><text:span text:style-name="T3">X</text:span><text:span text:style-name="T2">=^(</text:span><text:span text:style-name="T3">PSUREC</text:span><text:span text:style-name="T2">),</text:span><text:span text:style-name="T3">PSUTC</text:span><text:span text:style-name="T2">=</text:span><text:span text:style-name="T3">PSUTC</text:span><text:span text:style-name="T2">+</text:span><text:span text:style-name="T5">$P</text:span><text:span text:style-name="T2">(</text:span><text:span text:style-name="T3">X</text:span><text:span text:style-name="T2">,</text:span><text:span text:style-name="T3">U</text:span><text:span text:style-name="T2">,19) </text:span><text:span text:style-name="T5">S </text:span><text:span text:style-name="T3">PSUIT</text:span><text:span text:style-name="T2">=</text:span><text:span text:style-name="T5">$P</text:span><text:span text:style-name="T2">(</text:span><text:span text:style-name="T3">X</text:span><text:span text:style-name="T2">,</text:span><text:span text:style-name="T3">U</text:span><text:span text:style-name="T2">,8) </text:span><text:span text:style-name="T5">S</text:span><text:span text:style-name="T2">:</text:span><text:span text:style-name="T3">PSUIT</text:span><text:span text:style-name="T2">=</text:span><text:span text:style-name="T4">"" </text:span><text:span text:style-name="T3">PSUIT</text:span><text:span text:style-name="T2">=</text:span><text:span text:style-name="T5">$P</text:span><text:span text:style-name="T2">(</text:span><text:span text:style-name="T3">X</text:span><text:span text:style-name="T2">,</text:span><text:span text:style-name="T3">U</text:span><text:span text:style-name="T2">,7) </text:span><text:span text:style-name="T5">S</text:span><text:span text:style-name="T2">:</text:span><text:span text:style-name="T3">PSUIT</text:span><text:span text:style-name="T2">'=</text:span><text:span text:style-name="T4">"" </text:span><text:span text:style-name="T2">^TMP(</text:span><text:span text:style-name="T5">$J</text:span><text:span text:style-name="T2">,</text:span><text:span text:style-name="T4">"PSUITNM"</text:span><text:span text:style-name="T2">,</text:span><text:span text:style-name="T3">PSUIT</text:span><text:span text:style-name="T2">)=</text:span><text:span text:style-name="T4">""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PR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SDT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S</text:span><text:span text:style-name="T2">=</text:span><text:span text:style-name="T3">Y </text:span><text:span text:style-name="T4">;    start dat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PR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SDT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S</text:span><text:span text:style-name="T2">=</text:span><text:span text:style-name="T3">Y </text:span><text:span text:style-name="T4">;    start dat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PR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EDT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E</text:span><text:span text:style-name="T2">=</text:span><text:span text:style-name="T3">Y </text:span><text:span text:style-name="T4">;    end dat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PR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EDT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E</text:span><text:span text:style-name="T2">=</text:span><text:span text:style-name="T3">Y </text:span><text:span text:style-name="T4">;    end dat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PR5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F  S </text:span><text:span text:style-name="T3">PSUREC</text:span><text:span text:style-name="T2">=</text:span><text:span text:style-name="T5">$O</text:span><text:span text:style-name="T2">(^XTMP(</text:span><text:span text:style-name="T3">PSUPRSUB</text:span><text:span text:style-name="T2">,</text:span><text:span text:style-name="T4">"RECORDS"</text:span><text:span text:style-name="T2">,</text:span><text:span text:style-name="T3">PSUDIV</text:span><text:span text:style-name="T2">,</text:span><text:span text:style-name="T3">PSUREC</text:span><text:span text:style-name="T2">)) </text:span><text:span text:style-name="T5">Q</text:span><text:span text:style-name="T2">:</text:span><text:span text:style-name="T3">PSUREC</text:span><text:span text:style-name="T2">'&gt;0  </text:span><text:span text:style-name="T5">S </text:span><text:span text:style-name="T3">X</text:span><text:span text:style-name="T2">=^(</text:span><text:span text:style-name="T3">PSUREC</text:span><text:span text:style-name="T2">)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PR5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K </text:span><text:span text:style-name="T2">@</text:span><text:span text:style-name="T3">PSUG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1" table:content-validation-name="val1" office:value-type="float" office:value="1" calcext:value-type="float">
            <text:p>1</text:p>
          </table:table-cell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change to DIK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PR5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2">@</text:span><text:span text:style-name="T3">PSUG</text:span><text:span text:style-name="T2">@(1)=</text:span><text:span text:style-name="T4">"               Procurement Data Summary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PR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2">@</text:span><text:span text:style-name="T3">PSUG</text:span><text:span text:style-name="T2">@(2)=</text:span><text:span text:style-name="T4">"               "</text:span><text:span text:style-name="T2">_</text:span><text:span text:style-name="T3">PSUDTS</text:span><text:span text:style-name="T2">_</text:span><text:span text:style-name="T4">" through "</text:span><text:span text:style-name="T2">_</text:span><text:span text:style-name="T3">PSUDTE</text:span><text:span text:style-name="T2">_</text:span><text:span text:style-name="T4">" for "</text:span><text:span text:style-name="T2">_</text:span><text:span text:style-name="T3">PSUDIVNM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PR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2">@</text:span><text:span text:style-name="T3">PSUG</text:span><text:span text:style-name="T2">@(3)=</text:span><text:span text:style-name="T4">" 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PR5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2">@</text:span><text:span text:style-name="T3">PSUG</text:span><text:span text:style-name="T2">@(4)=</text:span><text:span text:style-name="T3">X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PR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2">@</text:span><text:span text:style-name="T3">PSUG</text:span><text:span text:style-name="T2">@(5)=</text:span><text:span text:style-name="T3">X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PR5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2">@</text:span><text:span text:style-name="T3">PSUG</text:span><text:span text:style-name="T2">@(6)=</text:span><text:span text:style-name="T3">X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PSUPR5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F  S </text:span><text:span text:style-name="T3">PSUNM</text:span><text:span text:style-name="T2">=</text:span><text:span text:style-name="T5">$O</text:span><text:span text:style-name="T2">(^XTMP(</text:span><text:span text:style-name="T3">PSUPRSUB</text:span><text:span text:style-name="T2">,</text:span><text:span text:style-name="T4">"DRUG"</text:span><text:span text:style-name="T2">,</text:span><text:span text:style-name="T3">PSUNM</text:span><text:span text:style-name="T2">)) </text:span><text:span text:style-name="T5">Q</text:span><text:span text:style-name="T2">:</text:span><text:span text:style-name="T3">PSUNM</text:span><text:span text:style-name="T2">=</text:span><text:span text:style-name="T4">""  </text:span><text:span text:style-name="T5">S </text:span><text:span text:style-name="T3">PSUTQ</text:span><text:span text:style-name="T2">=^XTMP(</text:span><text:span text:style-name="T3">PSUPRSUB</text:span><text:span text:style-name="T2">,</text:span><text:span text:style-name="T4">"DRUG"</text:span><text:span text:style-name="T2">,</text:span><text:span text:style-name="T3">PSUNM</text:span><text:span text:style-name="T2">,</text:span><text:span text:style-name="T4">"TQ"</text:span><text:span text:style-name="T2">),</text:span><text:span text:style-name="T3">PSUTC</text:span><text:span text:style-name="T2">=^(</text:span><text:span text:style-name="T4">"TC"</text:span><text:span text:style-name="T2">),</text:span><text:span text:style-name="T3">PSUDISP</text:span><text:span text:style-name="T2">=^(</text:span><text:span text:style-name="T4">"DISP"</text:span><text:span text:style-name="T2">)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PR5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. <text:span text:style-name="T1">S </text:span><text:span text:style-name="T2">@</text:span><text:span text:style-name="T3">PSUG</text:span><text:span text:style-name="T2">@(</text:span><text:span text:style-name="T3">PSULC</text:span><text:span text:style-name="T2">)=</text:span><text:span text:style-name="T3">X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PR5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2">@</text:span><text:span text:style-name="T3">PSUG</text:span><text:span text:style-name="T2">@(</text:span><text:span text:style-name="T3">PSULC</text:span><text:span text:style-name="T2">)=</text:span><text:span text:style-name="T3">X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PR5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2">@</text:span><text:span text:style-name="T3">PSUG</text:span><text:span text:style-name="T2">@(</text:span><text:span text:style-name="T3">PSULC</text:span><text:span text:style-name="T2">)=</text:span><text:span text:style-name="T3">X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PR5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2">@</text:span><text:span text:style-name="T3">PSUG</text:span><text:span text:style-name="T2">@(</text:span><text:span text:style-name="T3">PSULC</text:span><text:span text:style-name="T2">+1)=</text:span><text:span text:style-name="T4">"    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PR5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SDT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S</text:span><text:span text:style-name="T2">=</text:span><text:span text:style-name="T3">Y </text:span><text:span text:style-name="T4">;    start dat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PR5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SDT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S</text:span><text:span text:style-name="T2">=</text:span><text:span text:style-name="T3">Y </text:span><text:span text:style-name="T4">;    start dat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PR5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EDT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E</text:span><text:span text:style-name="T2">=</text:span><text:span text:style-name="T3">Y </text:span><text:span text:style-name="T4">;    end dat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PR5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EDT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E</text:span><text:span text:style-name="T2">=</text:span><text:span text:style-name="T3">Y </text:span><text:span text:style-name="T4">;    end dat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PR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I $Y</text:span><text:span text:style-name="T2">&gt;5 </text:span><text:span text:style-name="T5">U </text:span><text:span text:style-name="T3">IO </text:span><text:span text:style-name="T5">W </text:span><text:span text:style-name="T2">@</text:span><text:span text:style-name="T3">IOF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PR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L</text:span><text:span text:style-name="T2">=</text:span><text:span text:style-name="T4">"" </text:span><text:span text:style-name="T5">F  S </text:span><text:span text:style-name="T3">L</text:span><text:span text:style-name="T2">=</text:span><text:span text:style-name="T5">$O</text:span><text:span text:style-name="T2">(^XTMP(</text:span><text:span text:style-name="T3">PSUPRSUB</text:span><text:span text:style-name="T2">,</text:span><text:span text:style-name="T4">"REPORT1"</text:span><text:span text:style-name="T2">,</text:span><text:span text:style-name="T3">PSUDIV</text:span><text:span text:style-name="T2">,</text:span><text:span text:style-name="T3">L</text:span><text:span text:style-name="T2">)) </text:span><text:span text:style-name="T5">Q</text:span><text:span text:style-name="T2">:</text:span><text:span text:style-name="T3">L</text:span><text:span text:style-name="T2">=</text:span><text:span text:style-name="T4">""  </text:span><text:span text:style-name="T5">S </text:span><text:span text:style-name="T3">X</text:span><text:span text:style-name="T2">=^(</text:span><text:span text:style-name="T3">L</text:span><text:span text:style-name="T2">) </text:span><text:span text:style-name="T5">U </text:span><text:span text:style-name="T3">IO </text:span><text:span text:style-name="T5">W </text:span><text:span text:style-name="T2">!,</text:span><text:span text:style-name="T3">X </text:span><text:span text:style-name="T5">I </text:span><text:span text:style-name="T3">L</text:span><text:span text:style-name="T2">=2 </text:span><text:span text:style-name="T5">W </text:span><text:span text:style-name="T2">!,?60,</text:span><text:span text:style-name="T4">"PAGE: 1"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PR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U </text:span><text:span text:style-name="T3">IO </text:span><text:span text:style-name="T5">W </text:span><text:span text:style-name="T2">!!,@</text:span><text:span text:style-name="T3">IOF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PR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L</text:span><text:span text:style-name="T2">=6 </text:span><text:span text:style-name="T5">F  S </text:span><text:span text:style-name="T3">L</text:span><text:span text:style-name="T2">=</text:span><text:span text:style-name="T5">$O</text:span><text:span text:style-name="T2">(^XTMP(</text:span><text:span text:style-name="T3">PSUPRSUB</text:span><text:span text:style-name="T2">,</text:span><text:span text:style-name="T4">"REPORT2"</text:span><text:span text:style-name="T2">,</text:span><text:span text:style-name="T3">PSUDIV</text:span><text:span text:style-name="T2">,</text:span><text:span text:style-name="T3">L</text:span><text:span text:style-name="T2">)) </text:span><text:span text:style-name="T5">Q</text:span><text:span text:style-name="T2">:</text:span><text:span text:style-name="T3">L</text:span><text:span text:style-name="T2">=</text:span><text:span text:style-name="T4">""  </text:span><text:span text:style-name="T5">S </text:span><text:span text:style-name="T3">X</text:span><text:span text:style-name="T2">=^(</text:span><text:span text:style-name="T3">L</text:span><text:span text:style-name="T2">) </text:span><text:span text:style-name="T5">U </text:span><text:span text:style-name="T3">IO </text:span><text:span text:style-name="T5">W </text:span><text:span text:style-name="T2">!,</text:span><text:span text:style-name="T3">X </text:span><text:span text:style-name="T5">I $Y</text:span><text:span text:style-name="T2">+4&gt;</text:span><text:span text:style-name="T3">IOSL </text:span><text:span text:style-name="T5">D </text:span><text:span text:style-name="T6">PG </text:span><text:span text:style-name="T5">Q</text:span><text:span text:style-name="T2">:</text:span><text:span text:style-name="T5">$G</text:span><text:span text:style-name="T2">(</text:span><text:span text:style-name="T3">PSUQUIT</text:span><text:span text:style-name="T2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PR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W </text:span><text:span text:style-name="T2">@</text:span><text:span text:style-name="T3">IOF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PR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U </text:span><text:span text:style-name="T3">IO </text:span><text:span text:style-name="T5">W </text:span><text:span text:style-name="T2">@</text:span><text:span text:style-name="T3">IOF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PR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F </text:span><text:span text:style-name="T3">I</text:span><text:span text:style-name="T2">=3:1:6 </text:span><text:span text:style-name="T5">I $D</text:span><text:span text:style-name="T2">(^XTMP(</text:span><text:span text:style-name="T3">PSUPRSUB</text:span><text:span text:style-name="T2">,</text:span><text:span text:style-name="T4">"REPORT2"</text:span><text:span text:style-name="T2">,</text:span><text:span text:style-name="T3">PSUDIV</text:span><text:span text:style-name="T2">,</text:span><text:span text:style-name="T3">I</text:span><text:span text:style-name="T2">)) </text:span><text:span text:style-name="T5">W </text:span><text:span text:style-name="T2">!,^(</text:span><text:span text:style-name="T3">I</text:span><text:span text:style-name="T2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PRE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KILL</text:p>
          </table:table-cell>
          <table:table-cell table:style-name="ce6" office:value-type="string" calcext:value-type="string">
            <text:p>^DIC(9.4,</text:p>
          </table:table-cell>
          <table:table-cell table:style-name="ce6" office:value-type="string" calcext:value-type="string">
            <text:p>PACKAGE</text:p>
          </table:table-cell>
          <table:table-cell table:style-name="ce9" office:value-type="string" calcext:value-type="string">
            <text:p> <text:span text:style-name="T1">K </text:span><text:span text:style-name="T2">^DIC(9.4,+</text:span><text:span text:style-name="T3">Y</text:span><text:span text:style-name="T2">,1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1" table:content-validation-name="val1" office:value-type="float" office:value="1" calcext:value-type="float">
            <text:p>1</text:p>
          </table:table-cell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change to DIK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PRE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ET</text:p>
          </table:table-cell>
          <table:table-cell table:style-name="ce6" office:value-type="string" calcext:value-type="string">
            <text:p>^DIC(9.4,</text:p>
          </table:table-cell>
          <table:table-cell table:style-name="ce6" office:value-type="string" calcext:value-type="string">
            <text:p>PACKAGE</text:p>
          </table:table-cell>
          <table:table-cell table:style-name="ce9" office:value-type="string" calcext:value-type="string">
            <text:p> <text:span text:style-name="T1">S </text:span><text:span text:style-name="T2">^DIC(9.4,</text:span><text:span text:style-name="T3">DA</text:span><text:span text:style-name="T2">,1,0)=</text:span><text:span text:style-name="T4">"^^20^20^2980916^^^^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5"/>
          <table:table-cell table:number-columns-repeated="1011"/>
        </table:table-row>
        <table:table-row table:style-name="ro3">
          <table:table-cell table:style-name="ce2" office:value-type="string" calcext:value-type="string">
            <text:p>PSUPRE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*UNKNOWN</text:p>
          </table:table-cell>
          <table:table-cell table:style-name="ce6" office:value-type="string" calcext:value-type="string">
            <text:p>^DIC(9.4,</text:p>
          </table:table-cell>
          <table:table-cell table:style-name="ce6" office:value-type="string" calcext:value-type="string">
            <text:p>PACKAGE</text:p>
          </table:table-cell>
          <table:table-cell table:style-name="ce9" office:value-type="string" calcext:value-type="string">
            <text:p> <text:span text:style-name="T1">M </text:span><text:span text:style-name="T2">^DIC(9.4,</text:span><text:span text:style-name="T3">DA</text:span><text:span text:style-name="T2">,1)=</text:span><text:span text:style-name="T3">X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PRE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DD(9.4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DIC</text:span><text:span text:style-name="T2">(</text:span><text:span text:style-name="T4">"P"</text:span><text:span text:style-name="T2">)=</text:span><text:span text:style-name="T5">$P</text:span><text:span text:style-name="T2">(^DD(9.4,15007,0),</text:span><text:span text:style-name="T4">"^"</text:span><text:span text:style-name="T2">,2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UPRE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DD(9.4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DIC</text:span><text:span text:style-name="T2">(</text:span><text:span text:style-name="T4">"P"</text:span><text:span text:style-name="T2">)=</text:span><text:span text:style-name="T5">$P</text:span><text:span text:style-name="T2">(^DD(9.4,15007,0),</text:span><text:span text:style-name="T4">"^"</text:span><text:span text:style-name="T2">,2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1">
          <table:table-cell table:style-name="ce2" office:value-type="string" calcext:value-type="string">
            <text:p>PSURT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UDEM("B",</text:p>
          </table:table-cell>
          <table:table-cell table:style-name="ce6" office:value-type="string" calcext:value-type="string">
            <text:p>PBM PATIENT DEMOGRAPHICS</text:p>
          </table:table-cell>
          <table:table-cell table:style-name="ce9" office:value-type="string" calcext:value-type="string">
            <text:p> <text:span text:style-name="T1">S </text:span><text:span text:style-name="T3">SDT</text:span><text:span text:style-name="T2">=</text:span><text:span text:style-name="T5">$O</text:span><text:span text:style-name="T2">(^PSUDEM(</text:span><text:span text:style-name="T4">"B"</text:span><text:span text:style-name="T2">,</text:span><text:span text:style-name="T3">P</text:span><text:span text:style-name="T2">)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PSURT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UDEM("B",</text:p>
          </table:table-cell>
          <table:table-cell table:style-name="ce6" office:value-type="string" calcext:value-type="string">
            <text:p>PBM PATIENT DEMOGRAPHICS</text:p>
          </table:table-cell>
          <table:table-cell table:style-name="ce9" office:value-type="string" calcext:value-type="string">
            <text:p> <text:span text:style-name="T1">S </text:span><text:span text:style-name="T3">EDT</text:span><text:span text:style-name="T2">=</text:span><text:span text:style-name="T5">$O</text:span><text:span text:style-name="T2">(^PSUDEM(</text:span><text:span text:style-name="T4">"B"</text:span><text:span text:style-name="T2">,</text:span><text:span text:style-name="T3">P</text:span><text:span text:style-name="T2">),-1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RT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SDT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START</text:span><text:span text:style-name="T2">=</text:span><text:span text:style-name="T3">Y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RT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SDT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START</text:span><text:span text:style-name="T2">=</text:span><text:span text:style-name="T3">Y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RT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EDT</text:span><text:span text:style-name="T2">-1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STOP</text:span><text:span text:style-name="T2">=</text:span><text:span text:style-name="T3">Y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RT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EDT</text:span><text:span text:style-name="T2">-1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STOP</text:span><text:span text:style-name="T2">=</text:span><text:span text:style-name="T3">Y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RT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UDEM("B",</text:p>
          </table:table-cell>
          <table:table-cell table:style-name="ce6" office:value-type="string" calcext:value-type="string">
            <text:p>PBM PATIENT DEMOGRAPHICS</text:p>
          </table:table-cell>
          <table:table-cell table:style-name="ce9" office:value-type="string" calcext:value-type="string">
            <text:p> <text:span text:style-name="T1">F  S </text:span><text:span text:style-name="T3">START</text:span><text:span text:style-name="T2">=</text:span><text:span text:style-name="T5">$O</text:span><text:span text:style-name="T2">(^PSUDEM(</text:span><text:span text:style-name="T4">"B"</text:span><text:span text:style-name="T2">,</text:span><text:span text:style-name="T3">START</text:span><text:span text:style-name="T2">)) </text:span><text:span text:style-name="T5">Q</text:span><text:span text:style-name="T2">:</text:span><text:span text:style-name="T3">START</text:span><text:span text:style-name="T2">&gt;</text:span><text:span text:style-name="T3">LAST</text:span><text:span text:style-name="T2">!(</text:span><text:span text:style-name="T3">START</text:span><text:span text:style-name="T2">=</text:span><text:span text:style-name="T4">""</text:span><text:span text:style-name="T2">)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PSURT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UDEM("B",</text:p>
          </table:table-cell>
          <table:table-cell table:style-name="ce6" office:value-type="string" calcext:value-type="string">
            <text:p>PBM PATIENT DEMOGRAPHICS</text:p>
          </table:table-cell>
          <table:table-cell table:style-name="ce9" office:value-type="string" calcext:value-type="string">
            <text:p> . <text:span text:style-name="T1">S </text:span><text:span text:style-name="T3">I</text:span><text:span text:style-name="T2">=</text:span><text:span text:style-name="T5">$O</text:span><text:span text:style-name="T2">(^PSUDEM(</text:span><text:span text:style-name="T4">"B"</text:span><text:span text:style-name="T2">,</text:span><text:span text:style-name="T3">START</text:span><text:span text:style-name="T2">,</text:span><text:span text:style-name="T3">I</text:span><text:span text:style-name="T2">)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PSURT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PSUDEM(I,</text:p>
          </table:table-cell>
          <table:table-cell table:style-name="ce6" office:value-type="string" calcext:value-type="string">
            <text:p>PBM PATIENT DEMOGRAPHICS</text:p>
          </table:table-cell>
          <table:table-cell table:style-name="ce9" office:value-type="string" calcext:value-type="string">
            <text:p> . <text:span text:style-name="T1">S </text:span><text:span text:style-name="T3">DFN</text:span><text:span text:style-name="T2">=</text:span><text:span text:style-name="T5">$P</text:span><text:span text:style-name="T2">(^PSUDEM(</text:span><text:span text:style-name="T3">I</text:span><text:span text:style-name="T2">,0),</text:span><text:span text:style-name="T3">U</text:span><text:span text:style-name="T2">,2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1">
          <table:table-cell table:style-name="ce2" office:value-type="string" calcext:value-type="string">
            <text:p>PSURT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PSUDEM(I,</text:p>
          </table:table-cell>
          <table:table-cell table:style-name="ce6" office:value-type="string" calcext:value-type="string">
            <text:p>PBM PATIENT DEMOGRAPHICS</text:p>
          </table:table-cell>
          <table:table-cell table:style-name="ce9" office:value-type="string" calcext:value-type="string">
            <text:p> . <text:span text:style-name="T1">S </text:span><text:span text:style-name="T3">DFN</text:span><text:span text:style-name="T2">=</text:span><text:span text:style-name="T5">$P</text:span><text:span text:style-name="T2">(^PSUDEM(</text:span><text:span text:style-name="T3">I</text:span><text:span text:style-name="T2">,0),</text:span><text:span text:style-name="T3">U</text:span><text:span text:style-name="T2">,2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PSUSUM1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VA(200,</text:p>
          </table:table-cell>
          <table:table-cell table:style-name="ce6" office:value-type="string" calcext:value-type="string">
            <text:p>NEW PERSON</text:p>
          </table:table-cell>
          <table:table-cell table:style-name="ce9" office:value-type="string" calcext:value-type="string">
            <text:p> .<text:span text:style-name="T1">I $P</text:span><text:span text:style-name="T2">(</text:span><text:span text:style-name="T5">$G</text:span><text:span text:style-name="T2">(^VA(200,</text:span><text:span text:style-name="T3">PSUIP</text:span><text:span text:style-name="T2">,</text:span><text:span text:style-name="T4">"PS"</text:span><text:span text:style-name="T2">)),</text:span><text:span text:style-name="T4">"^"</text:span><text:span text:style-name="T2">,6)=4 </text:span><text:span text:style-name="T5">Q  </text:span><text:span text:style-name="T4">; Exclude if the provider type is "FEE BASIS" (PSU*4*12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TL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VA(200,</text:p>
          </table:table-cell>
          <table:table-cell table:style-name="ce6" office:value-type="string" calcext:value-type="string">
            <text:p>NEW PERSON</text:p>
          </table:table-cell>
          <table:table-cell table:style-name="ce9" office:value-type="string" calcext:value-type="string">
            <text:p> <text:span text:style-name="T1">M </text:span><text:span text:style-name="T2">@</text:span><text:span text:style-name="T3">PSUROOT</text:span><text:span text:style-name="T2">=^TMP(</text:span><text:span text:style-name="T4">"PSUDIQ"</text:span><text:span text:style-name="T2">,</text:span><text:span text:style-name="T5">$J</text:span><text:span text:style-name="T2">,</text:span><text:span text:style-name="T3">PSUFILE</text:span><text:span text:style-name="T2">,</text:span><text:span text:style-name="T3">PSUIEN</text:span><text:span text:style-name="T2">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PSUTL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VA(200,</text:p>
          </table:table-cell>
          <table:table-cell table:style-name="ce6" office:value-type="string" calcext:value-type="string">
            <text:p>NEW PERSON</text:p>
          </table:table-cell>
          <table:table-cell table:style-name="ce9" office:value-type="string" calcext:value-type="string">
            <text:p> <text:span text:style-name="T1">S </text:span><text:span text:style-name="T3">PSUIEN</text:span><text:span text:style-name="T2">=0 </text:span><text:span text:style-name="T5">F  S </text:span><text:span text:style-name="T3">PSUIEN</text:span><text:span text:style-name="T2">=</text:span><text:span text:style-name="T5">$O</text:span><text:span text:style-name="T2">(^TMP(</text:span><text:span text:style-name="T4">"PSUDIQ"</text:span><text:span text:style-name="T2">,</text:span><text:span text:style-name="T5">$J</text:span><text:span text:style-name="T2">,</text:span><text:span text:style-name="T3">PSUSUB</text:span><text:span text:style-name="T2">,</text:span><text:span text:style-name="T3">PSUIEN</text:span><text:span text:style-name="T2">))  </text:span><text:span text:style-name="T5">Q</text:span><text:span text:style-name="T2">:+</text:span><text:span text:style-name="T3">PSUIEN</text:span><text:span text:style-name="T2">'&gt;0  </text:span><text:span text:style-name="T5">M </text:span><text:span text:style-name="T2">@</text:span><text:span text:style-name="T3">PSUROOT</text:span><text:span text:style-name="T2">@(+</text:span><text:span text:style-name="T3">PSUIEN</text:span><text:span text:style-name="T2">)=^TMP(</text:span><text:span text:style-name="T4">"PSUDIQ"</text:span><text:span text:style-name="T2">,</text:span><text:span text:style-name="T5">$J</text:span><text:span text:style-name="T2">,</text:span><text:span text:style-name="T3">PSUSUB</text:span><text:span text:style-name="T2">,</text:span><text:span text:style-name="T3">PSUIEN</text:span><text:span text:style-name="T2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TL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VA(200,</text:p>
          </table:table-cell>
          <table:table-cell table:style-name="ce6" office:value-type="string" calcext:value-type="string">
            <text:p>NEW PERSON</text:p>
          </table:table-cell>
          <table:table-cell table:style-name="ce9" office:value-type="string" calcext:value-type="string">
            <text:p> <text:span text:style-name="T1">S </text:span><text:span text:style-name="T3">PSUIEN</text:span><text:span text:style-name="T2">=0 </text:span><text:span text:style-name="T5">F  S </text:span><text:span text:style-name="T3">PSUIEN</text:span><text:span text:style-name="T2">=</text:span><text:span text:style-name="T5">$O</text:span><text:span text:style-name="T2">(@</text:span><text:span text:style-name="T3">PSUROOT</text:span><text:span text:style-name="T2">@(</text:span><text:span text:style-name="T3">PSUIEN</text:span><text:span text:style-name="T2">)) </text:span><text:span text:style-name="T5">Q</text:span><text:span text:style-name="T2">:</text:span><text:span text:style-name="T3">PSUIEN</text:span><text:span text:style-name="T2">'&gt;0  </text:span><text:span text:style-name="T5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PSUTL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VA(200,</text:p>
          </table:table-cell>
          <table:table-cell table:style-name="ce6" office:value-type="string" calcext:value-type="string">
            <text:p>NEW PERSON</text:p>
          </table:table-cell>
          <table:table-cell table:style-name="ce9" office:value-type="string" calcext:value-type="string">
            <text:p> . <text:span text:style-name="T1">F  S </text:span><text:span text:style-name="T3">FLD</text:span><text:span text:style-name="T2">=</text:span><text:span text:style-name="T5">$O</text:span><text:span text:style-name="T2">(@</text:span><text:span text:style-name="T3">PSUROOT</text:span><text:span text:style-name="T2">@(</text:span><text:span text:style-name="T3">PSUIEN</text:span><text:span text:style-name="T2">,</text:span><text:span text:style-name="T3">FLD</text:span><text:span text:style-name="T2">)) </text:span><text:span text:style-name="T5">Q</text:span><text:span text:style-name="T2">:</text:span><text:span text:style-name="T3">FLD</text:span><text:span text:style-name="T2">'&gt;0  </text:span><text:span text:style-name="T5">I </text:span><text:span text:style-name="T2">'</text:span><text:span text:style-name="T5">$D</text:span><text:span text:style-name="T2">(</text:span><text:span text:style-name="T3">PSUFLDL</text:span><text:span text:style-name="T2">(</text:span><text:span text:style-name="T3">FLD</text:span><text:span text:style-name="T2">)) </text:span><text:span text:style-name="T5">K </text:span><text:span text:style-name="T2">@</text:span><text:span text:style-name="T3">PSUROOT</text:span><text:span text:style-name="T2">@(</text:span><text:span text:style-name="T3">PSUIEN</text:span><text:span text:style-name="T2">,</text:span><text:span text:style-name="T3">FLD</text:span><text:span text:style-name="T2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change to DIK API</text:p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PSUTL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VA(200,</text:p>
          </table:table-cell>
          <table:table-cell table:style-name="ce6" office:value-type="string" calcext:value-type="string">
            <text:p>NEW PERSON</text:p>
          </table:table-cell>
          <table:table-cell table:style-name="ce9" office:value-type="string" calcext:value-type="string">
            <text:p> <text:span text:style-name="T1">F </text:span><text:span text:style-name="T3">J</text:span><text:span text:style-name="T2">=0:1:</text:span><text:span text:style-name="T3">I</text:span><text:span text:style-name="T2">-1 </text:span><text:span text:style-name="T5">F  Q</text:span><text:span text:style-name="T2">:(</text:span><text:span text:style-name="T3">DA</text:span><text:span text:style-name="T2">(</text:span><text:span text:style-name="T3">J</text:span><text:span text:style-name="T2">)=+</text:span><text:span text:style-name="T3">DA</text:span><text:span text:style-name="T2">(</text:span><text:span text:style-name="T3">J</text:span><text:span text:style-name="T2">))  </text:span><text:span text:style-name="T5">S </text:span><text:span text:style-name="T3">DA</text:span><text:span text:style-name="T2">(</text:span><text:span text:style-name="T3">J</text:span><text:span text:style-name="T2">)=@(</text:span><text:span text:style-name="T3">DA</text:span><text:span text:style-name="T2">(</text:span><text:span text:style-name="T3">J</text:span><text:span text:style-name="T2">)) </text:span><text:span text:style-name="T5">S</text:span><text:span text:style-name="T2">:</text:span><text:span text:style-name="T3">DA</text:span><text:span text:style-name="T2">(</text:span><text:span text:style-name="T3">J</text:span><text:span text:style-name="T2">)=</text:span><text:span text:style-name="T4">"" </text:span><text:span text:style-name="T3">DA</text:span><text:span text:style-name="T2">(</text:span><text:span text:style-name="T3">J</text:span><text:span text:style-name="T2">)=0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PSUTL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VA(200,</text:p>
          </table:table-cell>
          <table:table-cell table:style-name="ce6" office:value-type="string" calcext:value-type="string">
            <text:p>NEW PERSON</text:p>
          </table:table-cell>
          <table:table-cell table:style-name="ce9" office:value-type="string" calcext:value-type="string">
            <text:p> <text:span text:style-name="T1">S </text:span><text:span text:style-name="T3">PSUFLD</text:span><text:span text:style-name="T2">=0 </text:span><text:span text:style-name="T5">F  S </text:span><text:span text:style-name="T3">PSUFLD</text:span><text:span text:style-name="T2">=</text:span><text:span text:style-name="T5">$O</text:span><text:span text:style-name="T2">(@</text:span><text:span text:style-name="T3">PSUREF</text:span><text:span text:style-name="T2">@(</text:span><text:span text:style-name="T3">PSUFLD</text:span><text:span text:style-name="T2">)) </text:span><text:span text:style-name="T5">Q</text:span><text:span text:style-name="T2">:</text:span><text:span text:style-name="T3">PSUFLD</text:span><text:span text:style-name="T2">'&gt;0  </text:span><text:span text:style-name="T5">S </text:span><text:span text:style-name="T2">@</text:span><text:span text:style-name="T3">PSUREF</text:span><text:span text:style-name="T2">@(</text:span><text:span text:style-name="T3">PSUFLD</text:span><text:span text:style-name="T2">)=</text:span><text:span text:style-name="T5">$G</text:span><text:span text:style-name="T2">(@</text:span><text:span text:style-name="T3">PSUREF</text:span><text:span text:style-name="T2">@(</text:span><text:span text:style-name="T3">PSUFLD</text:span><text:span text:style-name="T2">,</text:span><text:span text:style-name="T4">"I"</text:span><text:span text:style-name="T2">)) </text:span><text:span text:style-name="T5">K </text:span><text:span text:style-name="T2">@</text:span><text:span text:style-name="T3">PSUREF</text:span><text:span text:style-name="T2">@(</text:span><text:span text:style-name="T3">PSUFLD</text:span><text:span text:style-name="T2">,</text:span><text:span text:style-name="T4">"I"</text:span><text:span text:style-name="T2">)</text:span></text:p>
          </table:table-cell>
          <table:table-cell table:number-columns-repeated="4" table:style-name="ce11" table:content-validation-name="val1" office:value-type="float" office:value="1" calcext:value-type="float">
            <text:p>1</text:p>
          </table:table-cell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change to DIK API</text:p>
            <text:p>Possible DIQ API</text:p>
            <text:p>Fileman Set/Edit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TL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VA(200,</text:p>
          </table:table-cell>
          <table:table-cell table:style-name="ce6" office:value-type="string" calcext:value-type="string">
            <text:p>NEW PERSON</text:p>
          </table:table-cell>
          <table:table-cell table:style-name="ce9" office:value-type="string" calcext:value-type="string">
            <text:p> <text:span text:style-name="T1">S </text:span><text:span text:style-name="T3">PSUDA</text:span><text:span text:style-name="T2">=0 </text:span><text:span text:style-name="T5">F  S </text:span><text:span text:style-name="T3">PSUDA</text:span><text:span text:style-name="T2">=</text:span><text:span text:style-name="T5">$O</text:span><text:span text:style-name="T2">(@</text:span><text:span text:style-name="T3">PSUREF</text:span><text:span text:style-name="T2">@(</text:span><text:span text:style-name="T3">PSUDA</text:span><text:span text:style-name="T2">)) </text:span><text:span text:style-name="T5">Q</text:span><text:span text:style-name="T2">:</text:span><text:span text:style-name="T3">PSUDA</text:span><text:span text:style-name="T2">'&gt;0  </text:span><text:span text:style-name="T5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PSUTL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VA(200,</text:p>
          </table:table-cell>
          <table:table-cell table:style-name="ce6" office:value-type="string" calcext:value-type="string">
            <text:p>NEW PERSON</text:p>
          </table:table-cell>
          <table:table-cell table:style-name="ce9" office:value-type="string" calcext:value-type="string">
            <text:p> . <text:span text:style-name="T1">S </text:span><text:span text:style-name="T3">PSUFLD</text:span><text:span text:style-name="T2">=0 </text:span><text:span text:style-name="T5">F  S </text:span><text:span text:style-name="T3">PSUFLD</text:span><text:span text:style-name="T2">=</text:span><text:span text:style-name="T5">$O</text:span><text:span text:style-name="T2">(@</text:span><text:span text:style-name="T3">PSUREF</text:span><text:span text:style-name="T2">@(</text:span><text:span text:style-name="T3">PSUDA</text:span><text:span text:style-name="T2">,</text:span><text:span text:style-name="T3">PSUFLD</text:span><text:span text:style-name="T2">)) </text:span><text:span text:style-name="T5">Q</text:span><text:span text:style-name="T2">:</text:span><text:span text:style-name="T3">PSUFLD</text:span><text:span text:style-name="T2">'&gt;0  </text:span><text:span text:style-name="T5">S </text:span><text:span text:style-name="T2">@</text:span><text:span text:style-name="T3">PSUREF</text:span><text:span text:style-name="T2">@(</text:span><text:span text:style-name="T3">PSUDA</text:span><text:span text:style-name="T2">,</text:span><text:span text:style-name="T3">PSUFLD</text:span><text:span text:style-name="T2">)=@</text:span><text:span text:style-name="T3">PSUREF</text:span><text:span text:style-name="T2">@(</text:span><text:span text:style-name="T3">PSUDA</text:span><text:span text:style-name="T2">,</text:span><text:span text:style-name="T3">PSUFLD</text:span><text:span text:style-name="T2">,</text:span><text:span text:style-name="T4">"I"</text:span><text:span text:style-name="T2">) </text:span><text:span text:style-name="T5">K </text:span><text:span text:style-name="T2">@</text:span><text:span text:style-name="T3">PSUREF</text:span><text:span text:style-name="T2">@(</text:span><text:span text:style-name="T3">PSUDA</text:span><text:span text:style-name="T2">,</text:span><text:span text:style-name="T3">PSUFLD</text:span><text:span text:style-name="T2">,</text:span><text:span text:style-name="T4">"I"</text:span><text:span text:style-name="T2">)</text:span></text:p>
          </table:table-cell>
          <table:table-cell table:number-columns-repeated="4" table:style-name="ce11" table:content-validation-name="val1" office:value-type="float" office:value="1" calcext:value-type="float">
            <text:p>1</text:p>
          </table:table-cell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change to DIK API</text:p>
            <text:p>Possible DIQ API</text:p>
            <text:p>Fileman Set/Edit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PSUTL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VA(200,</text:p>
          </table:table-cell>
          <table:table-cell table:style-name="ce6" office:value-type="string" calcext:value-type="string">
            <text:p>NEW PERSON</text:p>
          </table:table-cell>
          <table:table-cell table:style-name="ce9" office:value-type="string" calcext:value-type="string">
            <text:p> <text:span text:style-name="T1">S </text:span><text:span text:style-name="T3">X</text:span><text:span text:style-name="T2">=</text:span><text:span text:style-name="T4">"" </text:span><text:span text:style-name="T5">F  S </text:span><text:span text:style-name="T3">X</text:span><text:span text:style-name="T2">=</text:span><text:span text:style-name="T5">$O</text:span><text:span text:style-name="T2">(^TMP(</text:span><text:span text:style-name="T4">"PSUVAR"</text:span><text:span text:style-name="T2">,</text:span><text:span text:style-name="T5">$J</text:span><text:span text:style-name="T2">,</text:span><text:span text:style-name="T3">X</text:span><text:span text:style-name="T2">)) </text:span><text:span text:style-name="T5">Q</text:span><text:span text:style-name="T2">:</text:span><text:span text:style-name="T3">X</text:span><text:span text:style-name="T2">=</text:span><text:span text:style-name="T4">""  </text:span><text:span text:style-name="T5">I $E</text:span><text:span text:style-name="T2">(</text:span><text:span text:style-name="T3">X</text:span><text:span text:style-name="T2">,1,3)=</text:span><text:span text:style-name="T4">"PSU"</text:span><text:span text:style-name="T2">,</text:span><text:span text:style-name="T3">X</text:span><text:span text:style-name="T2">'=</text:span><text:span text:style-name="T4">"PSU"</text:span><text:span text:style-name="T2">,(</text:span><text:span text:style-name="T5">$E</text:span><text:span text:style-name="T2">(</text:span><text:span text:style-name="T3">X</text:span><text:span text:style-name="T2">,1,6)'=</text:span><text:span text:style-name="T4">"PSUXMY"</text:span><text:span text:style-name="T2">),</text:span><text:span text:style-name="T3">X</text:span><text:span text:style-name="T2">'=</text:span><text:span text:style-name="T4">"PSUJOB" </text:span><text:span text:style-name="T5">K </text:span><text:span text:style-name="T2">@</text:span><text:span text:style-name="T3">X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1" table:content-validation-name="val1" office:value-type="float" office:value="1" calcext:value-type="float">
            <text:p>1</text:p>
          </table:table-cell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change to DIK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PSUUD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PS(57.6,</text:p>
          </table:table-cell>
          <table:table-cell table:style-name="ce6" office:value-type="string" calcext:value-type="string">
            <text:p>UNIT DOSE PICK LIST STATS</text:p>
          </table:table-cell>
          <table:table-cell table:style-name="ce10" office:value-type="string" calcext:value-type="string">
            <text:p>UD1 <text:span text:style-name="T1">S </text:span><text:span text:style-name="T3">PSUDT</text:span><text:span text:style-name="T2">=</text:span><text:span text:style-name="T5">$S</text:span><text:span text:style-name="T2">('</text:span><text:span text:style-name="T5">$D</text:span><text:span text:style-name="T2">(</text:span><text:span text:style-name="T3">PSUDT</text:span><text:span text:style-name="T2">):</text:span><text:span text:style-name="T3">PSUDT1</text:span><text:span text:style-name="T2">,1:</text:span><text:span text:style-name="T5">$O</text:span><text:span text:style-name="T2">(^PS(57.6,</text:span><text:span text:style-name="T3">PSUDT</text:span><text:span text:style-name="T2">))) </text:span><text:span text:style-name="T5">Q</text:span><text:span text:style-name="T2">:</text:span><text:span text:style-name="T3">PSUDT</text:span><text:span text:style-name="T2">'&gt;0  </text:span><text:span text:style-name="T5">Q</text:span><text:span text:style-name="T2">:</text:span><text:span text:style-name="T3">PSUDT</text:span><text:span text:style-name="T2">&gt;</text:span><text:span text:style-name="T3">PSUDT2  </text:span><text:span text:style-name="T5">K </text:span><text:span text:style-name="T3">PSU1</text:span><text:span text:style-name="T2">,</text:span><text:span text:style-name="T3">PSU2</text:span><text:span text:style-name="T2">,</text:span><text:span text:style-name="T3">PSU3 </text:span><text:span text:style-name="T5">I </text:span><text:span text:style-name="T2">'</text:span><text:span text:style-name="T5">$D</text:span><text:span text:style-name="T2">(^PS(57.6,</text:span><text:span text:style-name="T3">PSUDT</text:span><text:span text:style-name="T2">,1,0)) </text:span><text:span text:style-name="T5">G </text:span><text:span text:style-name="T6">UD1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6">
          <table:table-cell table:style-name="ce2" office:value-type="string" calcext:value-type="string">
            <text:p>PSUUD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(57.6,</text:p>
          </table:table-cell>
          <table:table-cell table:style-name="ce6" office:value-type="string" calcext:value-type="string">
            <text:p>UNIT DOSE PICK LIST STATS</text:p>
          </table:table-cell>
          <table:table-cell table:style-name="ce10" office:value-type="string" calcext:value-type="string">
            <text:p>UD1 <text:span text:style-name="T1">S </text:span><text:span text:style-name="T3">PSUDT</text:span><text:span text:style-name="T2">=</text:span><text:span text:style-name="T5">$S</text:span><text:span text:style-name="T2">('</text:span><text:span text:style-name="T5">$D</text:span><text:span text:style-name="T2">(</text:span><text:span text:style-name="T3">PSUDT</text:span><text:span text:style-name="T2">):</text:span><text:span text:style-name="T3">PSUDT1</text:span><text:span text:style-name="T2">,1:</text:span><text:span text:style-name="T5">$O</text:span><text:span text:style-name="T2">(^PS(57.6,</text:span><text:span text:style-name="T3">PSUDT</text:span><text:span text:style-name="T2">))) </text:span><text:span text:style-name="T5">Q</text:span><text:span text:style-name="T2">:</text:span><text:span text:style-name="T3">PSUDT</text:span><text:span text:style-name="T2">'&gt;0  </text:span><text:span text:style-name="T5">Q</text:span><text:span text:style-name="T2">:</text:span><text:span text:style-name="T3">PSUDT</text:span><text:span text:style-name="T2">&gt;</text:span><text:span text:style-name="T3">PSUDT2  </text:span><text:span text:style-name="T5">K </text:span><text:span text:style-name="T3">PSU1</text:span><text:span text:style-name="T2">,</text:span><text:span text:style-name="T3">PSU2</text:span><text:span text:style-name="T2">,</text:span><text:span text:style-name="T3">PSU3 </text:span><text:span text:style-name="T5">I </text:span><text:span text:style-name="T2">'</text:span><text:span text:style-name="T5">$D</text:span><text:span text:style-name="T2">(^PS(57.6,</text:span><text:span text:style-name="T3">PSUDT</text:span><text:span text:style-name="T2">,1,0)) </text:span><text:span text:style-name="T5">G </text:span><text:span text:style-name="T6">UD1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6">
          <table:table-cell table:style-name="ce2" office:value-type="string" calcext:value-type="string">
            <text:p>PSUUD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PS(57.6,</text:p>
          </table:table-cell>
          <table:table-cell table:style-name="ce6" office:value-type="string" calcext:value-type="string">
            <text:p>UNIT DOSE PICK LIST STATS</text:p>
          </table:table-cell>
          <table:table-cell table:style-name="ce10" office:value-type="string" calcext:value-type="string">
            <text:p>UD2 <text:span text:style-name="T1">S </text:span><text:span text:style-name="T3">PSU1</text:span><text:span text:style-name="T2">=</text:span><text:span text:style-name="T5">$S</text:span><text:span text:style-name="T2">('</text:span><text:span text:style-name="T5">$D</text:span><text:span text:style-name="T2">(</text:span><text:span text:style-name="T3">PSU1</text:span><text:span text:style-name="T2">):</text:span><text:span text:style-name="T5">$O</text:span><text:span text:style-name="T2">(^PS(57.6,</text:span><text:span text:style-name="T3">PSUDT</text:span><text:span text:style-name="T2">,1,0)),1:</text:span><text:span text:style-name="T5">$O</text:span><text:span text:style-name="T2">(^PS(57.6,</text:span><text:span text:style-name="T3">PSUDT</text:span><text:span text:style-name="T2">,1,</text:span><text:span text:style-name="T3">PSU1</text:span><text:span text:style-name="T2">))) </text:span><text:span text:style-name="T5">G </text:span><text:span text:style-name="T6">UD1</text:span><text:span text:style-name="T2">:</text:span><text:span text:style-name="T3">PSU1</text:span><text:span text:style-name="T2">'&gt;0 </text:span><text:span text:style-name="T5">K </text:span><text:span text:style-name="T3">PSU2 </text:span><text:span text:style-name="T5">I </text:span><text:span text:style-name="T2">'</text:span><text:span text:style-name="T5">$D</text:span><text:span text:style-name="T2">(^PS(57.6,</text:span><text:span text:style-name="T3">PSUDT</text:span><text:span text:style-name="T2">,1,</text:span><text:span text:style-name="T3">PSU1</text:span><text:span text:style-name="T2">,1)) </text:span><text:span text:style-name="T5">G </text:span><text:span text:style-name="T6">UD2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6">
          <table:table-cell table:style-name="ce2" office:value-type="string" calcext:value-type="string">
            <text:p>PSUUD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(57.6,</text:p>
          </table:table-cell>
          <table:table-cell table:style-name="ce6" office:value-type="string" calcext:value-type="string">
            <text:p>UNIT DOSE PICK LIST STATS</text:p>
          </table:table-cell>
          <table:table-cell table:style-name="ce10" office:value-type="string" calcext:value-type="string">
            <text:p>UD2 <text:span text:style-name="T1">S </text:span><text:span text:style-name="T3">PSU1</text:span><text:span text:style-name="T2">=</text:span><text:span text:style-name="T5">$S</text:span><text:span text:style-name="T2">('</text:span><text:span text:style-name="T5">$D</text:span><text:span text:style-name="T2">(</text:span><text:span text:style-name="T3">PSU1</text:span><text:span text:style-name="T2">):</text:span><text:span text:style-name="T5">$O</text:span><text:span text:style-name="T2">(^PS(57.6,</text:span><text:span text:style-name="T3">PSUDT</text:span><text:span text:style-name="T2">,1,0)),1:</text:span><text:span text:style-name="T5">$O</text:span><text:span text:style-name="T2">(^PS(57.6,</text:span><text:span text:style-name="T3">PSUDT</text:span><text:span text:style-name="T2">,1,</text:span><text:span text:style-name="T3">PSU1</text:span><text:span text:style-name="T2">))) </text:span><text:span text:style-name="T5">G </text:span><text:span text:style-name="T6">UD1</text:span><text:span text:style-name="T2">:</text:span><text:span text:style-name="T3">PSU1</text:span><text:span text:style-name="T2">'&gt;0 </text:span><text:span text:style-name="T5">K </text:span><text:span text:style-name="T3">PSU2 </text:span><text:span text:style-name="T5">I </text:span><text:span text:style-name="T2">'</text:span><text:span text:style-name="T5">$D</text:span><text:span text:style-name="T2">(^PS(57.6,</text:span><text:span text:style-name="T3">PSUDT</text:span><text:span text:style-name="T2">,1,</text:span><text:span text:style-name="T3">PSU1</text:span><text:span text:style-name="T2">,1)) </text:span><text:span text:style-name="T5">G </text:span><text:span text:style-name="T6">UD2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UD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(57.6,</text:p>
          </table:table-cell>
          <table:table-cell table:style-name="ce6" office:value-type="string" calcext:value-type="string">
            <text:p>UNIT DOSE PICK LIST STATS</text:p>
          </table:table-cell>
          <table:table-cell table:style-name="ce10" office:value-type="string" calcext:value-type="string">
            <text:p>UD3 <text:span text:style-name="T1">S </text:span><text:span text:style-name="T3">PSU2</text:span><text:span text:style-name="T2">=</text:span><text:span text:style-name="T5">$S</text:span><text:span text:style-name="T2">('</text:span><text:span text:style-name="T5">$D</text:span><text:span text:style-name="T2">(</text:span><text:span text:style-name="T3">PSU2</text:span><text:span text:style-name="T2">):</text:span><text:span text:style-name="T5">$O</text:span><text:span text:style-name="T2">(^PS(57.6,</text:span><text:span text:style-name="T3">PSUDT</text:span><text:span text:style-name="T2">,1,</text:span><text:span text:style-name="T3">PSU1</text:span><text:span text:style-name="T2">,1,0)),1:</text:span><text:span text:style-name="T5">$O</text:span><text:span text:style-name="T2">(^PS(57.6,</text:span><text:span text:style-name="T3">PSUDT</text:span><text:span text:style-name="T2">,1,</text:span><text:span text:style-name="T3">PSU1</text:span><text:span text:style-name="T2">,1,</text:span><text:span text:style-name="T3">PSU2</text:span><text:span text:style-name="T2">))) </text:span><text:span text:style-name="T5">G </text:span><text:span text:style-name="T6">UD2</text:span><text:span text:style-name="T2">:</text:span><text:span text:style-name="T3">PSU2</text:span><text:span text:style-name="T2">'&gt;0 </text:span><text:span text:style-name="T5">K </text:span><text:span text:style-name="T3">PSU3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6">
          <table:table-cell table:style-name="ce2" office:value-type="string" calcext:value-type="string">
            <text:p>PSUUD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(57.6,</text:p>
          </table:table-cell>
          <table:table-cell table:style-name="ce6" office:value-type="string" calcext:value-type="string">
            <text:p>UNIT DOSE PICK LIST STATS</text:p>
          </table:table-cell>
          <table:table-cell table:style-name="ce10" office:value-type="string" calcext:value-type="string">
            <text:p>UD4 <text:span text:style-name="T1">S </text:span><text:span text:style-name="T3">PSU3</text:span><text:span text:style-name="T2">=</text:span><text:span text:style-name="T5">$S</text:span><text:span text:style-name="T2">('</text:span><text:span text:style-name="T5">$D</text:span><text:span text:style-name="T2">(</text:span><text:span text:style-name="T3">PSU3</text:span><text:span text:style-name="T2">):</text:span><text:span text:style-name="T5">$O</text:span><text:span text:style-name="T2">(^PS(57.6,</text:span><text:span text:style-name="T3">PSUDT</text:span><text:span text:style-name="T2">,1,</text:span><text:span text:style-name="T3">PSU1</text:span><text:span text:style-name="T2">,1,</text:span><text:span text:style-name="T3">PSU2</text:span><text:span text:style-name="T2">,0)),1:</text:span><text:span text:style-name="T5">$O</text:span><text:span text:style-name="T2">(^PS(57.6,</text:span><text:span text:style-name="T3">PSUDT</text:span><text:span text:style-name="T2">,1,</text:span><text:span text:style-name="T3">PSU1</text:span><text:span text:style-name="T2">,1,</text:span><text:span text:style-name="T3">PSU2</text:span><text:span text:style-name="T2">,</text:span><text:span text:style-name="T3">PSU3</text:span><text:span text:style-name="T2">))) </text:span><text:span text:style-name="T5">G </text:span><text:span text:style-name="T6">UD3</text:span><text:span text:style-name="T2">:</text:span><text:span text:style-name="T3">PSU3</text:span><text:span text:style-name="T2">'&gt;0 </text:span><text:span text:style-name="T5">K </text:span><text:span text:style-name="T3">PSU4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6">
          <table:table-cell table:style-name="ce2" office:value-type="string" calcext:value-type="string">
            <text:p>PSUUD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(57.6,</text:p>
          </table:table-cell>
          <table:table-cell table:style-name="ce6" office:value-type="string" calcext:value-type="string">
            <text:p>UNIT DOSE PICK LIST STATS</text:p>
          </table:table-cell>
          <table:table-cell table:style-name="ce10" office:value-type="string" calcext:value-type="string">
            <text:p>UD5 <text:span text:style-name="T1">S </text:span><text:span text:style-name="T3">PSU4</text:span><text:span text:style-name="T2">=</text:span><text:span text:style-name="T5">$S</text:span><text:span text:style-name="T2">('</text:span><text:span text:style-name="T5">$D</text:span><text:span text:style-name="T2">(</text:span><text:span text:style-name="T3">PSU4</text:span><text:span text:style-name="T2">):</text:span><text:span text:style-name="T5">$O</text:span><text:span text:style-name="T2">(^PS(57.6,</text:span><text:span text:style-name="T3">PSUDT</text:span><text:span text:style-name="T2">,1,</text:span><text:span text:style-name="T3">PSU1</text:span><text:span text:style-name="T2">,1,</text:span><text:span text:style-name="T3">PSU2</text:span><text:span text:style-name="T2">,</text:span><text:span text:style-name="T3">PSU3</text:span><text:span text:style-name="T2">,0)),1:</text:span><text:span text:style-name="T5">$O</text:span><text:span text:style-name="T2">(^PS(57.6,</text:span><text:span text:style-name="T3">PSUDT</text:span><text:span text:style-name="T2">,1,</text:span><text:span text:style-name="T3">PSU1</text:span><text:span text:style-name="T2">,1,</text:span><text:span text:style-name="T3">PSU2</text:span><text:span text:style-name="T2">,</text:span><text:span text:style-name="T3">PSU3</text:span><text:span text:style-name="T2">,</text:span><text:span text:style-name="T3">PSU4</text:span><text:span text:style-name="T2">))) </text:span><text:span text:style-name="T5">G </text:span><text:span text:style-name="T6">UD4</text:span><text:span text:style-name="T2">:</text:span><text:span text:style-name="T3">PSU4</text:span><text:span text:style-name="T2">'&gt;0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UD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PS(57.6,</text:p>
          </table:table-cell>
          <table:table-cell table:style-name="ce6" office:value-type="string" calcext:value-type="string">
            <text:p>UNIT DOSE PICK LIST STATS</text:p>
          </table:table-cell>
          <table:table-cell table:style-name="ce9" office:value-type="string" calcext:value-type="string">
            <text:p> <text:span text:style-name="T1">S </text:span><text:span text:style-name="T3">PSU41</text:span><text:span text:style-name="T2">=^PS(57.6,</text:span><text:span text:style-name="T3">PSUDT</text:span><text:span text:style-name="T2">,1,</text:span><text:span text:style-name="T3">PSU1</text:span><text:span text:style-name="T2">,1,</text:span><text:span text:style-name="T3">PSU2</text:span><text:span text:style-name="T2">,</text:span><text:span text:style-name="T3">PSU3</text:span><text:span text:style-name="T2">,</text:span><text:span text:style-name="T3">PSU4</text:span><text:span text:style-name="T2">,0),</text:span><text:span text:style-name="T3">PSU5</text:span><text:span text:style-name="T2">=</text:span><text:span text:style-name="T5">$P</text:span><text:span text:style-name="T2">(</text:span><text:span text:style-name="T3">PSU41</text:span><text:span text:style-name="T2">,</text:span><text:span text:style-name="T3">U</text:span><text:span text:style-name="T2">,2),</text:span><text:span text:style-name="T3">PSU6</text:span><text:span text:style-name="T2">=</text:span><text:span text:style-name="T5">$P</text:span><text:span text:style-name="T2">(</text:span><text:span text:style-name="T3">PSU41</text:span><text:span text:style-name="T2">,</text:span><text:span text:style-name="T3">U</text:span><text:span text:style-name="T2">,3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PSUUD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PSDRUG(PSU4,</text:p>
          </table:table-cell>
          <table:table-cell table:style-name="ce6" office:value-type="string" calcext:value-type="string">
            <text:p>DRUG</text:p>
          </table:table-cell>
          <table:table-cell table:style-name="ce9" office:value-type="string" calcext:value-type="string">
            <text:p> <text:span text:style-name="T1">S </text:span><text:span text:style-name="T3">PSU51</text:span><text:span text:style-name="T2">=</text:span><text:span text:style-name="T5">$S</text:span><text:span text:style-name="T2">('</text:span><text:span text:style-name="T5">$D</text:span><text:span text:style-name="T2">(^PSDRUG(</text:span><text:span text:style-name="T3">PSU4</text:span><text:span text:style-name="T2">,0)):</text:span><text:span text:style-name="T4">"Unknown"</text:span><text:span text:style-name="T2">,1:</text:span><text:span text:style-name="T5">$E</text:span><text:span text:style-name="T2">(</text:span><text:span text:style-name="T5">$P</text:span><text:span text:style-name="T2">(^PSDRUG(</text:span><text:span text:style-name="T3">PSU4</text:span><text:span text:style-name="T2">,0),</text:span><text:span text:style-name="T3">U</text:span><text:span text:style-name="T2">,1),1,40)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UD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PSDRUG(PSU4,</text:p>
          </table:table-cell>
          <table:table-cell table:style-name="ce6" office:value-type="string" calcext:value-type="string">
            <text:p>DRUG</text:p>
          </table:table-cell>
          <table:table-cell table:style-name="ce9" office:value-type="string" calcext:value-type="string">
            <text:p> <text:span text:style-name="T1">S </text:span><text:span text:style-name="T3">PSU51</text:span><text:span text:style-name="T2">=</text:span><text:span text:style-name="T5">$S</text:span><text:span text:style-name="T2">('</text:span><text:span text:style-name="T5">$D</text:span><text:span text:style-name="T2">(^PSDRUG(</text:span><text:span text:style-name="T3">PSU4</text:span><text:span text:style-name="T2">,0)):</text:span><text:span text:style-name="T4">"Unknown"</text:span><text:span text:style-name="T2">,1:</text:span><text:span text:style-name="T5">$E</text:span><text:span text:style-name="T2">(</text:span><text:span text:style-name="T5">$P</text:span><text:span text:style-name="T2">(^PSDRUG(</text:span><text:span text:style-name="T3">PSU4</text:span><text:span text:style-name="T2">,0),</text:span><text:span text:style-name="T3">U</text:span><text:span text:style-name="T2">,1),1,40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PSUUD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PSDRUG(PSU4,</text:p>
          </table:table-cell>
          <table:table-cell table:style-name="ce6" office:value-type="string" calcext:value-type="string">
            <text:p>DRUG</text:p>
          </table:table-cell>
          <table:table-cell table:style-name="ce9" office:value-type="string" calcext:value-type="string">
            <text:p> <text:span text:style-name="T1">S </text:span><text:span text:style-name="T3">VPN</text:span><text:span text:style-name="T2">=</text:span><text:span text:style-name="T5">$S</text:span><text:span text:style-name="T2">('</text:span><text:span text:style-name="T5">$D</text:span><text:span text:style-name="T2">(^PSDRUG(</text:span><text:span text:style-name="T3">PSU4</text:span><text:span text:style-name="T2">,</text:span><text:span text:style-name="T4">"ND"</text:span><text:span text:style-name="T2">)):0,1:</text:span><text:span text:style-name="T5">$S</text:span><text:span text:style-name="T2">(</text:span><text:span text:style-name="T5">$P</text:span><text:span text:style-name="T2">(^PSDRUG(</text:span><text:span text:style-name="T3">PSU4</text:span><text:span text:style-name="T2">,</text:span><text:span text:style-name="T4">"ND"</text:span><text:span text:style-name="T2">),</text:span><text:span text:style-name="T3">U</text:span><text:span text:style-name="T2">,2)=</text:span><text:span text:style-name="T4">""</text:span><text:span text:style-name="T2">:0,1:</text:span><text:span text:style-name="T5">$P</text:span><text:span text:style-name="T2">(^PSDRUG(</text:span><text:span text:style-name="T3">PSU4</text:span><text:span text:style-name="T2">,</text:span><text:span text:style-name="T4">"ND"</text:span><text:span text:style-name="T2">),</text:span><text:span text:style-name="T3">U</text:span><text:span text:style-name="T2">,2))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UD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PSDRUG(PSU4,</text:p>
          </table:table-cell>
          <table:table-cell table:style-name="ce6" office:value-type="string" calcext:value-type="string">
            <text:p>DRUG</text:p>
          </table:table-cell>
          <table:table-cell table:style-name="ce9" office:value-type="string" calcext:value-type="string">
            <text:p> <text:span text:style-name="T1">S </text:span><text:span text:style-name="T3">VPN</text:span><text:span text:style-name="T2">=</text:span><text:span text:style-name="T5">$S</text:span><text:span text:style-name="T2">('</text:span><text:span text:style-name="T5">$D</text:span><text:span text:style-name="T2">(^PSDRUG(</text:span><text:span text:style-name="T3">PSU4</text:span><text:span text:style-name="T2">,</text:span><text:span text:style-name="T4">"ND"</text:span><text:span text:style-name="T2">)):0,1:</text:span><text:span text:style-name="T5">$S</text:span><text:span text:style-name="T2">(</text:span><text:span text:style-name="T5">$P</text:span><text:span text:style-name="T2">(^PSDRUG(</text:span><text:span text:style-name="T3">PSU4</text:span><text:span text:style-name="T2">,</text:span><text:span text:style-name="T4">"ND"</text:span><text:span text:style-name="T2">),</text:span><text:span text:style-name="T3">U</text:span><text:span text:style-name="T2">,2)=</text:span><text:span text:style-name="T4">""</text:span><text:span text:style-name="T2">:0,1:</text:span><text:span text:style-name="T5">$P</text:span><text:span text:style-name="T2">(^PSDRUG(</text:span><text:span text:style-name="T3">PSU4</text:span><text:span text:style-name="T2">,</text:span><text:span text:style-name="T4">"ND"</text:span><text:span text:style-name="T2">),</text:span><text:span text:style-name="T3">U</text:span><text:span text:style-name="T2">,2)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PSUUD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PSDRUG(PSU4,</text:p>
          </table:table-cell>
          <table:table-cell table:style-name="ce6" office:value-type="string" calcext:value-type="string">
            <text:p>DRUG</text:p>
          </table:table-cell>
          <table:table-cell table:style-name="ce9" office:value-type="string" calcext:value-type="string">
            <text:p> <text:span text:style-name="T1">S </text:span><text:span text:style-name="T3">VCL</text:span><text:span text:style-name="T2">=</text:span><text:span text:style-name="T5">$S</text:span><text:span text:style-name="T2">('</text:span><text:span text:style-name="T5">$D</text:span><text:span text:style-name="T2">(^PSDRUG(</text:span><text:span text:style-name="T3">PSU4</text:span><text:span text:style-name="T2">,</text:span><text:span text:style-name="T4">"ND"</text:span><text:span text:style-name="T2">)):0,1:</text:span><text:span text:style-name="T5">$S</text:span><text:span text:style-name="T2">(</text:span><text:span text:style-name="T5">$P</text:span><text:span text:style-name="T2">(^PSDRUG(</text:span><text:span text:style-name="T3">PSU4</text:span><text:span text:style-name="T2">,</text:span><text:span text:style-name="T4">"ND"</text:span><text:span text:style-name="T2">),</text:span><text:span text:style-name="T3">U</text:span><text:span text:style-name="T2">,6)=</text:span><text:span text:style-name="T4">""</text:span><text:span text:style-name="T2">:0,1:</text:span><text:span text:style-name="T5">$S</text:span><text:span text:style-name="T2">('</text:span><text:span text:style-name="T5">$D</text:span><text:span text:style-name="T2">(^PS(50.605,</text:span><text:span text:style-name="T5">$P</text:span><text:span text:style-name="T2">(^PSDRUG(</text:span><text:span text:style-name="T3">PSU4</text:span><text:span text:style-name="T2">,</text:span><text:span text:style-name="T4">"ND"</text:span><text:span text:style-name="T2">),</text:span><text:span text:style-name="T3">U</text:span><text:span text:style-name="T2">,6))):0,1:</text:span><text:span text:style-name="T5">$P</text:span><text:span text:style-name="T2">(^PS(50.605,</text:span><text:span text:style-name="T5">$P</text:span><text:span text:style-name="T2">(^PSDRUG(</text:span><text:span text:style-name="T3">PSU4</text:span><text:span text:style-name="T2">,</text:span><text:span text:style-name="T4">"ND"</text:span><text:span text:style-name="T2">),</text:span><text:span text:style-name="T3">U</text:span><text:span text:style-name="T2">,6),0),</text:span><text:span text:style-name="T3">U</text:span><text:span text:style-name="T2">,1)))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7">
          <table:table-cell table:style-name="ce2" office:value-type="string" calcext:value-type="string">
            <text:p>PSUUD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PSDRUG(PSU4,</text:p>
          </table:table-cell>
          <table:table-cell table:style-name="ce6" office:value-type="string" calcext:value-type="string">
            <text:p>DRUG</text:p>
          </table:table-cell>
          <table:table-cell table:style-name="ce9" office:value-type="string" calcext:value-type="string">
            <text:p> <text:span text:style-name="T1">S </text:span><text:span text:style-name="T3">VCL</text:span><text:span text:style-name="T2">=</text:span><text:span text:style-name="T5">$S</text:span><text:span text:style-name="T2">('</text:span><text:span text:style-name="T5">$D</text:span><text:span text:style-name="T2">(^PSDRUG(</text:span><text:span text:style-name="T3">PSU4</text:span><text:span text:style-name="T2">,</text:span><text:span text:style-name="T4">"ND"</text:span><text:span text:style-name="T2">)):0,1:</text:span><text:span text:style-name="T5">$S</text:span><text:span text:style-name="T2">(</text:span><text:span text:style-name="T5">$P</text:span><text:span text:style-name="T2">(^PSDRUG(</text:span><text:span text:style-name="T3">PSU4</text:span><text:span text:style-name="T2">,</text:span><text:span text:style-name="T4">"ND"</text:span><text:span text:style-name="T2">),</text:span><text:span text:style-name="T3">U</text:span><text:span text:style-name="T2">,6)=</text:span><text:span text:style-name="T4">""</text:span><text:span text:style-name="T2">:0,1:</text:span><text:span text:style-name="T5">$S</text:span><text:span text:style-name="T2">('</text:span><text:span text:style-name="T5">$D</text:span><text:span text:style-name="T2">(^PS(50.605,</text:span><text:span text:style-name="T5">$P</text:span><text:span text:style-name="T2">(^PSDRUG(</text:span><text:span text:style-name="T3">PSU4</text:span><text:span text:style-name="T2">,</text:span><text:span text:style-name="T4">"ND"</text:span><text:span text:style-name="T2">),</text:span><text:span text:style-name="T3">U</text:span><text:span text:style-name="T2">,6))):0,1:</text:span><text:span text:style-name="T5">$P</text:span><text:span text:style-name="T2">(^PS(50.605,</text:span><text:span text:style-name="T5">$P</text:span><text:span text:style-name="T2">(^PSDRUG(</text:span><text:span text:style-name="T3">PSU4</text:span><text:span text:style-name="T2">,</text:span><text:span text:style-name="T4">"ND"</text:span><text:span text:style-name="T2">),</text:span><text:span text:style-name="T3">U</text:span><text:span text:style-name="T2">,6),0),</text:span><text:span text:style-name="T3">U</text:span><text:span text:style-name="T2">,1))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UD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(55,</text:p>
          </table:table-cell>
          <table:table-cell table:style-name="ce6" office:value-type="string" calcext:value-type="string">
            <text:p>PHARMACY PATIENT</text:p>
          </table:table-cell>
          <table:table-cell table:style-name="ce10" office:value-type="string" calcext:value-type="string">
            <text:p>L1 <text:span text:style-name="T1">S </text:span><text:span text:style-name="T3">PSDATE</text:span><text:span text:style-name="T2">=</text:span><text:span text:style-name="T5">$O</text:span><text:span text:style-name="T2">(^PS(55,</text:span><text:span text:style-name="T4">"AUD"</text:span><text:span text:style-name="T2">,</text:span><text:span text:style-name="T3">PSDATE</text:span><text:span text:style-name="T2">)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UD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(55,</text:p>
          </table:table-cell>
          <table:table-cell table:style-name="ce6" office:value-type="string" calcext:value-type="string">
            <text:p>PHARMACY PATIENT</text:p>
          </table:table-cell>
          <table:table-cell table:style-name="ce9" office:value-type="string" calcext:value-type="string">
            <text:p> <text:span text:style-name="T1">S </text:span><text:span text:style-name="T3">PSPAT</text:span><text:span text:style-name="T2">=</text:span><text:span text:style-name="T5">$O</text:span><text:span text:style-name="T2">(^PS(55,</text:span><text:span text:style-name="T4">"AUD"</text:span><text:span text:style-name="T2">,</text:span><text:span text:style-name="T3">PSDATE</text:span><text:span text:style-name="T2">,</text:span><text:span text:style-name="T3">PSPAT</text:span><text:span text:style-name="T2">)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UD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(55,</text:p>
          </table:table-cell>
          <table:table-cell table:style-name="ce6" office:value-type="string" calcext:value-type="string">
            <text:p>PHARMACY PATIENT</text:p>
          </table:table-cell>
          <table:table-cell table:style-name="ce9" office:value-type="string" calcext:value-type="string">
            <text:p> <text:span text:style-name="T1">S </text:span><text:span text:style-name="T3">PSDOSE</text:span><text:span text:style-name="T2">=</text:span><text:span text:style-name="T5">$O</text:span><text:span text:style-name="T2">(^PS(55,</text:span><text:span text:style-name="T4">"AUD"</text:span><text:span text:style-name="T2">,</text:span><text:span text:style-name="T3">PSDATE</text:span><text:span text:style-name="T2">,</text:span><text:span text:style-name="T3">PSPAT</text:span><text:span text:style-name="T2">,</text:span><text:span text:style-name="T3">PSDOSE</text:span><text:span text:style-name="T2">)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UD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PS(55,</text:p>
          </table:table-cell>
          <table:table-cell table:style-name="ce6" office:value-type="string" calcext:value-type="string">
            <text:p>PHARMACY PATIENT</text:p>
          </table:table-cell>
          <table:table-cell table:style-name="ce9" office:value-type="string" calcext:value-type="string">
            <text:p> <text:span text:style-name="T1">I </text:span><text:span text:style-name="T2">'</text:span><text:span text:style-name="T5">$D</text:span><text:span text:style-name="T2">(^PS(55,</text:span><text:span text:style-name="T3">PSPAT</text:span><text:span text:style-name="T2">,5,</text:span><text:span text:style-name="T3">PSDOSE</text:span><text:span text:style-name="T2">,11)) </text:span><text:span text:style-name="T5">G </text:span><text:span text:style-name="T6">L3 </text:span><text:span text:style-name="T4">;*34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UD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(55,</text:p>
          </table:table-cell>
          <table:table-cell table:style-name="ce6" office:value-type="string" calcext:value-type="string">
            <text:p>PHARMACY PATIENT</text:p>
          </table:table-cell>
          <table:table-cell table:style-name="ce10" office:value-type="string" calcext:value-type="string">
            <text:p>DISDL1 <text:span text:style-name="T1">S </text:span><text:span text:style-name="T3">PSUDDX</text:span><text:span text:style-name="T2">=</text:span><text:span text:style-name="T5">$O</text:span><text:span text:style-name="T2">(^PS(55,</text:span><text:span text:style-name="T3">PSPAT</text:span><text:span text:style-name="T2">,5,</text:span><text:span text:style-name="T3">PSDOSE</text:span><text:span text:style-name="T2">,1,</text:span><text:span text:style-name="T3">PSUDDX</text:span><text:span text:style-name="T2">)) </text:span><text:span text:style-name="T5">G</text:span><text:span text:style-name="T2">:</text:span><text:span text:style-name="T3">PSUDDX</text:span><text:span text:style-name="T2">'?1</text:span><text:span text:style-name="T7">.N </text:span><text:span text:style-name="T6">DISDX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UD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(55,</text:p>
          </table:table-cell>
          <table:table-cell table:style-name="ce6" office:value-type="string" calcext:value-type="string">
            <text:p>PHARMACY PATIENT</text:p>
          </table:table-cell>
          <table:table-cell table:style-name="ce10" office:value-type="string" calcext:value-type="string">
            <text:p>DAL134 <text:span text:style-name="T1">S </text:span><text:span text:style-name="T3">PSUXX</text:span><text:span text:style-name="T2">=</text:span><text:span text:style-name="T5">$O</text:span><text:span text:style-name="T2">(^PS(55,</text:span><text:span text:style-name="T3">PSPAT</text:span><text:span text:style-name="T2">,5,</text:span><text:span text:style-name="T3">PSDOSE</text:span><text:span text:style-name="T2">,11,</text:span><text:span text:style-name="T4">"B"</text:span><text:span text:style-name="T2">,</text:span><text:span text:style-name="T3">PSUXX</text:span><text:span text:style-name="T2">)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UD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(55,</text:p>
          </table:table-cell>
          <table:table-cell table:style-name="ce6" office:value-type="string" calcext:value-type="string">
            <text:p>PHARMACY PATIENT</text:p>
          </table:table-cell>
          <table:table-cell table:style-name="ce9" office:value-type="string" calcext:value-type="string">
            <text:p> <text:span text:style-name="T1">F  S </text:span><text:span text:style-name="T3">DISPDA</text:span><text:span text:style-name="T2">=</text:span><text:span text:style-name="T5">$O</text:span><text:span text:style-name="T2">(^PS(55,</text:span><text:span text:style-name="T3">PSPAT</text:span><text:span text:style-name="T2">,5,</text:span><text:span text:style-name="T3">PSDOSE</text:span><text:span text:style-name="T2">,11,</text:span><text:span text:style-name="T4">"B"</text:span><text:span text:style-name="T2">,</text:span><text:span text:style-name="T3">PSUXX</text:span><text:span text:style-name="T2">,</text:span><text:span text:style-name="T3">DISPDA</text:span><text:span text:style-name="T2">)) </text:span><text:span text:style-name="T5">Q</text:span><text:span text:style-name="T2">:</text:span><text:span text:style-name="T3">DISPDA</text:span><text:span text:style-name="T2">'&gt;0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UD5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PS(55,</text:p>
          </table:table-cell>
          <table:table-cell table:style-name="ce6" office:value-type="string" calcext:value-type="string">
            <text:p>PHARMACY PATIENT</text:p>
          </table:table-cell>
          <table:table-cell table:style-name="ce9" office:value-type="string" calcext:value-type="string">
            <text:p> <text:span text:style-name="T1">W </text:span><text:span text:style-name="T2">@</text:span><text:span text:style-name="T3">IOF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UD5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PS(55,</text:p>
          </table:table-cell>
          <table:table-cell table:style-name="ce6" office:value-type="string" calcext:value-type="string">
            <text:p>PHARMACY PATIENT</text:p>
          </table:table-cell>
          <table:table-cell table:style-name="ce9" office:value-type="string" calcext:value-type="string">
            <text:p> <text:span text:style-name="T1">U </text:span><text:span text:style-name="T3">IO </text:span><text:span text:style-name="T5">W </text:span><text:span text:style-name="T2">@</text:span><text:span text:style-name="T3">IOF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UD5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PS(55,</text:p>
          </table:table-cell>
          <table:table-cell table:style-name="ce6" office:value-type="string" calcext:value-type="string">
            <text:p>PHARMACY PATIENT</text:p>
          </table:table-cell>
          <table:table-cell table:style-name="ce9" office:value-type="string" calcext:value-type="string">
            <text:p> <text:span text:style-name="T1">W </text:span><text:span text:style-name="T2">@</text:span><text:span text:style-name="T3">IOF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UD6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DGAM(334,</text:p>
          </table:table-cell>
          <table:table-cell table:style-name="ce6" office:value-type="string" calcext:value-type="string">
            <text:p>AMIS 334-341</text:p>
          </table:table-cell>
          <table:table-cell table:style-name="ce9" office:value-type="string" calcext:value-type="string">
            <text:p> .<text:span text:style-name="T1">I $D</text:span><text:span text:style-name="T2">(^DGAM(334,</text:span><text:span text:style-name="T4">"B"</text:span><text:span text:style-name="T2">,</text:span><text:span text:style-name="T3">PSUMT</text:span><text:span text:style-name="T2">)) </text:span><text:span text:style-name="T5">D </text:span><text:span text:style-name="T6">SPEC1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UD6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DGAM(345,</text:p>
          </table:table-cell>
          <table:table-cell table:style-name="ce6" office:value-type="string" calcext:value-type="string">
            <text:p>AMIS 345&amp;346</text:p>
          </table:table-cell>
          <table:table-cell table:style-name="ce9" office:value-type="string" calcext:value-type="string">
            <text:p> .<text:span text:style-name="T1">I $D</text:span><text:span text:style-name="T2">(^DGAM(345,</text:span><text:span text:style-name="T4">"B"</text:span><text:span text:style-name="T2">,</text:span><text:span text:style-name="T3">PSUMTH</text:span><text:span text:style-name="T2">)) </text:span><text:span text:style-name="T5">D </text:span><text:span text:style-name="T6">SPEC2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UD6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DGAM(334,</text:p>
          </table:table-cell>
          <table:table-cell table:style-name="ce6" office:value-type="string" calcext:value-type="string">
            <text:p>AMIS 334-341</text:p>
          </table:table-cell>
          <table:table-cell table:style-name="ce9" office:value-type="string" calcext:value-type="string">
            <text:p> <text:span text:style-name="T1">M </text:span><text:span text:style-name="T3">SPEC</text:span><text:span text:style-name="T2">(334,</text:span><text:span text:style-name="T3">PSUMT</text:span><text:span text:style-name="T2">)=^DGAM(334,</text:span><text:span text:style-name="T3">PSUMT</text:span><text:span text:style-name="T2">)    </text:span><text:span text:style-name="T4">;set node into array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UD6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DGAM(345,</text:p>
          </table:table-cell>
          <table:table-cell table:style-name="ce6" office:value-type="string" calcext:value-type="string">
            <text:p>AMIS 345&amp;346</text:p>
          </table:table-cell>
          <table:table-cell table:style-name="ce9" office:value-type="string" calcext:value-type="string">
            <text:p> <text:span text:style-name="T1">M </text:span><text:span text:style-name="T3">SPEC</text:span><text:span text:style-name="T2">(345,</text:span><text:span text:style-name="T3">PSUMTH</text:span><text:span text:style-name="T2">)=^DGAM(345,</text:span><text:span text:style-name="T3">PSUMTH</text:span><text:span text:style-name="T2">)    </text:span><text:span text:style-name="T4">;set node into array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UD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SDT</text:span><text:span text:style-name="T2">\1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S</text:span><text:span text:style-name="T2">=</text:span><text:span text:style-name="T3">Y </text:span><text:span text:style-name="T4">;    start dat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UD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SDT</text:span><text:span text:style-name="T2">\1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S</text:span><text:span text:style-name="T2">=</text:span><text:span text:style-name="T3">Y </text:span><text:span text:style-name="T4">;    start dat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UD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EDT</text:span><text:span text:style-name="T2">\1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E</text:span><text:span text:style-name="T2">=</text:span><text:span text:style-name="T3">Y </text:span><text:span text:style-name="T4">;    end dat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UD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EDT</text:span><text:span text:style-name="T2">\1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E</text:span><text:span text:style-name="T2">=</text:span><text:span text:style-name="T3">Y </text:span><text:span text:style-name="T4">;    end dat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V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(55,</text:p>
          </table:table-cell>
          <table:table-cell table:style-name="ce6" office:value-type="string" calcext:value-type="string">
            <text:p>PHARMACY PATIENT</text:p>
          </table:table-cell>
          <table:table-cell table:style-name="ce9" office:value-type="string" calcext:value-type="string">
            <text:p> <text:span text:style-name="T1">F  S </text:span><text:span text:style-name="T3">PSUIVDT</text:span><text:span text:style-name="T2">=</text:span><text:span text:style-name="T5">$O</text:span><text:span text:style-name="T2">(^PS(55,</text:span><text:span text:style-name="T4">"AIV"</text:span><text:span text:style-name="T2">,</text:span><text:span text:style-name="T3">PSUIVDT</text:span><text:span text:style-name="T2">)) </text:span><text:span text:style-name="T5">Q</text:span><text:span text:style-name="T2">:'</text:span><text:span text:style-name="T3">PSUIVDT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V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(55,</text:p>
          </table:table-cell>
          <table:table-cell table:style-name="ce6" office:value-type="string" calcext:value-type="string">
            <text:p>PHARMACY PATIENT</text:p>
          </table:table-cell>
          <table:table-cell table:style-name="ce9" office:value-type="string" calcext:value-type="string">
            <text:p> .<text:span text:style-name="T1">F  S </text:span><text:span text:style-name="T3">PSUPDA</text:span><text:span text:style-name="T2">=</text:span><text:span text:style-name="T5">$O</text:span><text:span text:style-name="T2">(^PS(55,</text:span><text:span text:style-name="T4">"AIV"</text:span><text:span text:style-name="T2">,</text:span><text:span text:style-name="T3">PSUIVDT</text:span><text:span text:style-name="T2">,</text:span><text:span text:style-name="T3">PSUPDA</text:span><text:span text:style-name="T2">)) </text:span><text:span text:style-name="T5">Q</text:span><text:span text:style-name="T2">:'</text:span><text:span text:style-name="T3">PSUPDA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V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(55,</text:p>
          </table:table-cell>
          <table:table-cell table:style-name="ce6" office:value-type="string" calcext:value-type="string">
            <text:p>PHARMACY PATIENT</text:p>
          </table:table-cell>
          <table:table-cell table:style-name="ce9" office:value-type="string" calcext:value-type="string">
            <text:p> ..<text:span text:style-name="T1">F  S </text:span><text:span text:style-name="T3">PSUODA</text:span><text:span text:style-name="T2">=</text:span><text:span text:style-name="T5">$O</text:span><text:span text:style-name="T2">(^PS(55,</text:span><text:span text:style-name="T4">"AIV"</text:span><text:span text:style-name="T2">,</text:span><text:span text:style-name="T3">PSUIVDT</text:span><text:span text:style-name="T2">,</text:span><text:span text:style-name="T3">PSUPDA</text:span><text:span text:style-name="T2">,</text:span><text:span text:style-name="T3">PSUODA</text:span><text:span text:style-name="T2">)) </text:span><text:span text:style-name="T5">Q</text:span><text:span text:style-name="T2">:'</text:span><text:span text:style-name="T3">PSUODA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V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DPT("SSN",</text:p>
          </table:table-cell>
          <table:table-cell table:style-name="ce6" office:value-type="string" calcext:value-type="string">
            <text:p>PATIENT</text:p>
          </table:table-cell>
          <table:table-cell table:style-name="ce9" office:value-type="string" calcext:value-type="string">
            <text:p> .<text:span text:style-name="T1">F  S </text:span><text:span text:style-name="T3">PSUPTN</text:span><text:span text:style-name="T2">=</text:span><text:span text:style-name="T5">$O</text:span><text:span text:style-name="T2">(^DPT(</text:span><text:span text:style-name="T4">"SSN"</text:span><text:span text:style-name="T2">,</text:span><text:span text:style-name="T3">PSUSSN</text:span><text:span text:style-name="T2">,</text:span><text:span text:style-name="T3">PSUPTN</text:span><text:span text:style-name="T2">)) </text:span><text:span text:style-name="T5">Q</text:span><text:span text:style-name="T2">:</text:span><text:span text:style-name="T3">PSUPTN</text:span><text:span text:style-name="T2">=</text:span><text:span text:style-name="T4">""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V1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(55,</text:p>
          </table:table-cell>
          <table:table-cell table:style-name="ce6" office:value-type="string" calcext:value-type="string">
            <text:p>PHARMACY PATIENT</text:p>
          </table:table-cell>
          <table:table-cell table:style-name="ce9" office:value-type="string" calcext:value-type="string">
            <text:p> <text:span text:style-name="T1">F  S </text:span><text:span text:style-name="T3">OCC</text:span><text:span text:style-name="T2">=</text:span><text:span text:style-name="T5">$O</text:span><text:span text:style-name="T2">(^PS(55,</text:span><text:span text:style-name="T3">PSUPDA</text:span><text:span text:style-name="T2">,</text:span><text:span text:style-name="T4">"IV"</text:span><text:span text:style-name="T2">,</text:span><text:span text:style-name="T3">PSUODA</text:span><text:span text:style-name="T2">,</text:span><text:span text:style-name="T4">"LAB"</text:span><text:span text:style-name="T2">,</text:span><text:span text:style-name="T3">OCC</text:span><text:span text:style-name="T2">)) </text:span><text:span text:style-name="T5">Q</text:span><text:span text:style-name="T2">:'</text:span><text:span text:style-name="T3">OCC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V1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(55,</text:p>
          </table:table-cell>
          <table:table-cell table:style-name="ce6" office:value-type="string" calcext:value-type="string">
            <text:p>PHARMACY PATIENT</text:p>
          </table:table-cell>
          <table:table-cell table:style-name="ce9" office:value-type="string" calcext:value-type="string">
            <text:p> <text:span text:style-name="T1">F  S </text:span><text:span text:style-name="T3">ADTIV</text:span><text:span text:style-name="T2">=</text:span><text:span text:style-name="T5">$O</text:span><text:span text:style-name="T2">(^PS(55,</text:span><text:span text:style-name="T3">PSUPDA</text:span><text:span text:style-name="T2">,</text:span><text:span text:style-name="T4">"IV"</text:span><text:span text:style-name="T2">,</text:span><text:span text:style-name="T3">PSUODA</text:span><text:span text:style-name="T2">,</text:span><text:span text:style-name="T4">"AD"</text:span><text:span text:style-name="T2">,</text:span><text:span text:style-name="T3">ADTIV</text:span><text:span text:style-name="T2">)) </text:span><text:span text:style-name="T5">Q</text:span><text:span text:style-name="T2">:'</text:span><text:span text:style-name="T3">ADTIV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V1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(55,</text:p>
          </table:table-cell>
          <table:table-cell table:style-name="ce6" office:value-type="string" calcext:value-type="string">
            <text:p>PHARMACY PATIENT</text:p>
          </table:table-cell>
          <table:table-cell table:style-name="ce9" office:value-type="string" calcext:value-type="string">
            <text:p> <text:span text:style-name="T1">S </text:span><text:span text:style-name="T2">(</text:span><text:span text:style-name="T3">PSUNITS</text:span><text:span text:style-name="T2">,</text:span><text:span text:style-name="T3">SOLDA</text:span><text:span text:style-name="T2">)=0 </text:span><text:span text:style-name="T5">F  S </text:span><text:span text:style-name="T3">SOLDA</text:span><text:span text:style-name="T2">=</text:span><text:span text:style-name="T5">$O</text:span><text:span text:style-name="T2">(^PS(55,</text:span><text:span text:style-name="T3">PSUPDA</text:span><text:span text:style-name="T2">,</text:span><text:span text:style-name="T4">"IV"</text:span><text:span text:style-name="T2">,</text:span><text:span text:style-name="T3">PSUODA</text:span><text:span text:style-name="T2">,</text:span><text:span text:style-name="T4">"SOL"</text:span><text:span text:style-name="T2">,</text:span><text:span text:style-name="T3">SOLDA</text:span><text:span text:style-name="T2">)) </text:span><text:span text:style-name="T5">Q</text:span><text:span text:style-name="T2">:'</text:span><text:span text:style-name="T3">SOLDA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V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SDT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S</text:span><text:span text:style-name="T2">=</text:span><text:span text:style-name="T3">Y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V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SDT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S</text:span><text:span text:style-name="T2">=</text:span><text:span text:style-name="T3">Y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V1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EDT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E</text:span><text:span text:style-name="T2">=</text:span><text:span text:style-name="T3">Y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V1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EDT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E</text:span><text:span text:style-name="T2">=</text:span><text:span text:style-name="T3">Y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V2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DPT("SSN",</text:p>
          </table:table-cell>
          <table:table-cell table:style-name="ce6" office:value-type="string" calcext:value-type="string">
            <text:p>PATIENT</text:p>
          </table:table-cell>
          <table:table-cell table:style-name="ce9" office:value-type="string" calcext:value-type="string">
            <text:p> .<text:span text:style-name="T1">F  S </text:span><text:span text:style-name="T3">PSUPTN</text:span><text:span text:style-name="T2">=</text:span><text:span text:style-name="T5">$O</text:span><text:span text:style-name="T2">(^DPT(</text:span><text:span text:style-name="T4">"SSN"</text:span><text:span text:style-name="T2">,</text:span><text:span text:style-name="T3">PSUSSN</text:span><text:span text:style-name="T2">,</text:span><text:span text:style-name="T3">PSUPTN</text:span><text:span text:style-name="T2">)) </text:span><text:span text:style-name="T5">Q</text:span><text:span text:style-name="T2">:</text:span><text:span text:style-name="T3">PSUPTN</text:span><text:span text:style-name="T2">=</text:span><text:span text:style-name="T4">""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V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SDT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S</text:span><text:span text:style-name="T2">=</text:span><text:span text:style-name="T3">Y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V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SDT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S</text:span><text:span text:style-name="T2">=</text:span><text:span text:style-name="T3">Y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V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EDT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E</text:span><text:span text:style-name="T2">=</text:span><text:span text:style-name="T3">Y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V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EDT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E</text:span><text:span text:style-name="T2">=</text:span><text:span text:style-name="T3">Y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V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SDT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S</text:span><text:span text:style-name="T2">=</text:span><text:span text:style-name="T3">Y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V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SDT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S</text:span><text:span text:style-name="T2">=</text:span><text:span text:style-name="T3">Y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V4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EDT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E</text:span><text:span text:style-name="T2">=</text:span><text:span text:style-name="T3">Y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V4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Y</text:span><text:span text:style-name="T2">=</text:span><text:span text:style-name="T3">PSUEDT </text:span><text:span text:style-name="T5">X </text:span><text:span text:style-name="T2">^DD(</text:span><text:span text:style-name="T4">"DD"</text:span><text:span text:style-name="T2">) </text:span><text:span text:style-name="T5">S </text:span><text:span text:style-name="T3">PSUDTE</text:span><text:span text:style-name="T2">=</text:span><text:span text:style-name="T3">Y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V5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U </text:span><text:span text:style-name="T3">IO </text:span><text:span text:style-name="T5">W </text:span><text:span text:style-name="T2">@</text:span><text:span text:style-name="T3">IOF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V5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W </text:span><text:span text:style-name="T2">@</text:span><text:span text:style-name="T3">IOF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VI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PS(50.8,</text:p>
          </table:table-cell>
          <table:table-cell table:style-name="ce6" office:value-type="string" calcext:value-type="string">
            <text:p>IV STATS</text:p>
          </table:table-cell>
          <table:table-cell table:style-name="ce10" office:value-type="string" calcext:value-type="string">
            <text:p>ROOM <text:span text:style-name="T1">S </text:span><text:span text:style-name="T3">PSU</text:span><text:span text:style-name="T2">=</text:span><text:span text:style-name="T5">$S</text:span><text:span text:style-name="T2">('</text:span><text:span text:style-name="T5">$D</text:span><text:span text:style-name="T2">(</text:span><text:span text:style-name="T3">PSU</text:span><text:span text:style-name="T2">):</text:span><text:span text:style-name="T5">$O</text:span><text:span text:style-name="T2">(^PS(50.8,0)),1:</text:span><text:span text:style-name="T5">$O</text:span><text:span text:style-name="T2">(^PS(50.8,</text:span><text:span text:style-name="T3">PSU</text:span><text:span text:style-name="T2">))) </text:span><text:span text:style-name="T5">G </text:span><text:span text:style-name="T6">Q</text:span><text:span text:style-name="T2">:</text:span><text:span text:style-name="T3">PSU</text:span><text:span text:style-name="T2">'&gt;0 </text:span><text:span text:style-name="T5">K </text:span><text:span text:style-name="T3">PSUDT </text:span><text:span text:style-name="T5">G </text:span><text:span text:style-name="T6">ROOM</text:span><text:span text:style-name="T2">:'</text:span><text:span text:style-name="T5">$D</text:span><text:span text:style-name="T2">(^PS(50.8,</text:span><text:span text:style-name="T3">PSU</text:span><text:span text:style-name="T2">,2)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VI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(50.8,</text:p>
          </table:table-cell>
          <table:table-cell table:style-name="ce6" office:value-type="string" calcext:value-type="string">
            <text:p>IV STATS</text:p>
          </table:table-cell>
          <table:table-cell table:style-name="ce10" office:value-type="string" calcext:value-type="string">
            <text:p>ROOM <text:span text:style-name="T1">S </text:span><text:span text:style-name="T3">PSU</text:span><text:span text:style-name="T2">=</text:span><text:span text:style-name="T5">$S</text:span><text:span text:style-name="T2">('</text:span><text:span text:style-name="T5">$D</text:span><text:span text:style-name="T2">(</text:span><text:span text:style-name="T3">PSU</text:span><text:span text:style-name="T2">):</text:span><text:span text:style-name="T5">$O</text:span><text:span text:style-name="T2">(^PS(50.8,0)),1:</text:span><text:span text:style-name="T5">$O</text:span><text:span text:style-name="T2">(^PS(50.8,</text:span><text:span text:style-name="T3">PSU</text:span><text:span text:style-name="T2">))) </text:span><text:span text:style-name="T5">G </text:span><text:span text:style-name="T6">Q</text:span><text:span text:style-name="T2">:</text:span><text:span text:style-name="T3">PSU</text:span><text:span text:style-name="T2">'&gt;0 </text:span><text:span text:style-name="T5">K </text:span><text:span text:style-name="T3">PSUDT </text:span><text:span text:style-name="T5">G </text:span><text:span text:style-name="T6">ROOM</text:span><text:span text:style-name="T2">:'</text:span><text:span text:style-name="T5">$D</text:span><text:span text:style-name="T2">(^PS(50.8,</text:span><text:span text:style-name="T3">PSU</text:span><text:span text:style-name="T2">,2)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7">
          <table:table-cell table:style-name="ce2" office:value-type="string" calcext:value-type="string">
            <text:p>PSUV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PS(50.8,</text:p>
          </table:table-cell>
          <table:table-cell table:style-name="ce6" office:value-type="string" calcext:value-type="string">
            <text:p>IV STATS</text:p>
          </table:table-cell>
          <table:table-cell table:style-name="ce10" office:value-type="string" calcext:value-type="string">
            <text:p>LOOPDT <text:span text:style-name="T1">S </text:span><text:span text:style-name="T3">PSUDT</text:span><text:span text:style-name="T2">=</text:span><text:span text:style-name="T5">$S</text:span><text:span text:style-name="T2">('</text:span><text:span text:style-name="T5">$D</text:span><text:span text:style-name="T2">(</text:span><text:span text:style-name="T3">PSUDT</text:span><text:span text:style-name="T2">):</text:span><text:span text:style-name="T3">PSUDT1</text:span><text:span text:style-name="T2">,1:</text:span><text:span text:style-name="T5">$O</text:span><text:span text:style-name="T2">(^PS(50.8,</text:span><text:span text:style-name="T3">PSU</text:span><text:span text:style-name="T2">,2,</text:span><text:span text:style-name="T3">PSUDT</text:span><text:span text:style-name="T2">))) </text:span><text:span text:style-name="T5">G </text:span><text:span text:style-name="T6">ROOM</text:span><text:span text:style-name="T2">:</text:span><text:span text:style-name="T3">PSUDT</text:span><text:span text:style-name="T2">=</text:span><text:span text:style-name="T4">"" </text:span><text:span text:style-name="T5">G </text:span><text:span text:style-name="T6">ROOM</text:span><text:span text:style-name="T2">:</text:span><text:span text:style-name="T3">PSUDT</text:span><text:span text:style-name="T2">&gt;</text:span><text:span text:style-name="T3">PSUDT2 </text:span><text:span text:style-name="T5">G </text:span><text:span text:style-name="T6">LOOPDT</text:span><text:span text:style-name="T2">:'</text:span><text:span text:style-name="T5">$D</text:span><text:span text:style-name="T2">(^PS(50.8,</text:span><text:span text:style-name="T3">PSU</text:span><text:span text:style-name="T2">,2,</text:span><text:span text:style-name="T3">PSUDT</text:span><text:span text:style-name="T2">,2)) </text:span><text:span text:style-name="T5">K </text:span><text:span text:style-name="T3">PSU1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7">
          <table:table-cell table:style-name="ce2" office:value-type="string" calcext:value-type="string">
            <text:p>PSUV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(50.8,</text:p>
          </table:table-cell>
          <table:table-cell table:style-name="ce6" office:value-type="string" calcext:value-type="string">
            <text:p>IV STATS</text:p>
          </table:table-cell>
          <table:table-cell table:style-name="ce10" office:value-type="string" calcext:value-type="string">
            <text:p>LOOPDT <text:span text:style-name="T1">S </text:span><text:span text:style-name="T3">PSUDT</text:span><text:span text:style-name="T2">=</text:span><text:span text:style-name="T5">$S</text:span><text:span text:style-name="T2">('</text:span><text:span text:style-name="T5">$D</text:span><text:span text:style-name="T2">(</text:span><text:span text:style-name="T3">PSUDT</text:span><text:span text:style-name="T2">):</text:span><text:span text:style-name="T3">PSUDT1</text:span><text:span text:style-name="T2">,1:</text:span><text:span text:style-name="T5">$O</text:span><text:span text:style-name="T2">(^PS(50.8,</text:span><text:span text:style-name="T3">PSU</text:span><text:span text:style-name="T2">,2,</text:span><text:span text:style-name="T3">PSUDT</text:span><text:span text:style-name="T2">))) </text:span><text:span text:style-name="T5">G </text:span><text:span text:style-name="T6">ROOM</text:span><text:span text:style-name="T2">:</text:span><text:span text:style-name="T3">PSUDT</text:span><text:span text:style-name="T2">=</text:span><text:span text:style-name="T4">"" </text:span><text:span text:style-name="T5">G </text:span><text:span text:style-name="T6">ROOM</text:span><text:span text:style-name="T2">:</text:span><text:span text:style-name="T3">PSUDT</text:span><text:span text:style-name="T2">&gt;</text:span><text:span text:style-name="T3">PSUDT2 </text:span><text:span text:style-name="T5">G </text:span><text:span text:style-name="T6">LOOPDT</text:span><text:span text:style-name="T2">:'</text:span><text:span text:style-name="T5">$D</text:span><text:span text:style-name="T2">(^PS(50.8,</text:span><text:span text:style-name="T3">PSU</text:span><text:span text:style-name="T2">,2,</text:span><text:span text:style-name="T3">PSUDT</text:span><text:span text:style-name="T2">,2)) </text:span><text:span text:style-name="T5">K </text:span><text:span text:style-name="T3">PSU1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6">
          <table:table-cell table:style-name="ce2" office:value-type="string" calcext:value-type="string">
            <text:p>PSUVI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(50.8,</text:p>
          </table:table-cell>
          <table:table-cell table:style-name="ce6" office:value-type="string" calcext:value-type="string">
            <text:p>IV STATS</text:p>
          </table:table-cell>
          <table:table-cell table:style-name="ce10" office:value-type="string" calcext:value-type="string">
            <text:p>DRUG <text:span text:style-name="T1">S </text:span><text:span text:style-name="T3">PSU1</text:span><text:span text:style-name="T2">=</text:span><text:span text:style-name="T5">$S</text:span><text:span text:style-name="T2">('</text:span><text:span text:style-name="T5">$D</text:span><text:span text:style-name="T2">(</text:span><text:span text:style-name="T3">PSU1</text:span><text:span text:style-name="T2">):</text:span><text:span text:style-name="T5">$O</text:span><text:span text:style-name="T2">(^PS(50.8,</text:span><text:span text:style-name="T3">PSU</text:span><text:span text:style-name="T2">,2,</text:span><text:span text:style-name="T3">PSUDT</text:span><text:span text:style-name="T2">,2,0)),1:</text:span><text:span text:style-name="T5">$O</text:span><text:span text:style-name="T2">(^PS(50.8,</text:span><text:span text:style-name="T3">PSU</text:span><text:span text:style-name="T2">,2,</text:span><text:span text:style-name="T3">PSUDT</text:span><text:span text:style-name="T2">,2,</text:span><text:span text:style-name="T3">PSU1</text:span><text:span text:style-name="T2">))) </text:span><text:span text:style-name="T5">G </text:span><text:span text:style-name="T6">LOOPDT</text:span><text:span text:style-name="T2">:</text:span><text:span text:style-name="T3">PSU1</text:span><text:span text:style-name="T2">'&gt;0 </text:span><text:span text:style-name="T5">S </text:span><text:span text:style-name="T3">PSUD</text:span><text:span text:style-name="T2">=^PS(50.8,</text:span><text:span text:style-name="T3">PSU</text:span><text:span text:style-name="T2">,2,</text:span><text:span text:style-name="T3">PSUDT</text:span><text:span text:style-name="T2">,2,</text:span><text:span text:style-name="T3">PSU1</text:span><text:span text:style-name="T2">,0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6">
          <table:table-cell table:style-name="ce2" office:value-type="string" calcext:value-type="string">
            <text:p>PSUVI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PS(50.8,</text:p>
          </table:table-cell>
          <table:table-cell table:style-name="ce6" office:value-type="string" calcext:value-type="string">
            <text:p>IV STATS</text:p>
          </table:table-cell>
          <table:table-cell table:style-name="ce10" office:value-type="string" calcext:value-type="string">
            <text:p>DRUG <text:span text:style-name="T1">S </text:span><text:span text:style-name="T3">PSU1</text:span><text:span text:style-name="T2">=</text:span><text:span text:style-name="T5">$S</text:span><text:span text:style-name="T2">('</text:span><text:span text:style-name="T5">$D</text:span><text:span text:style-name="T2">(</text:span><text:span text:style-name="T3">PSU1</text:span><text:span text:style-name="T2">):</text:span><text:span text:style-name="T5">$O</text:span><text:span text:style-name="T2">(^PS(50.8,</text:span><text:span text:style-name="T3">PSU</text:span><text:span text:style-name="T2">,2,</text:span><text:span text:style-name="T3">PSUDT</text:span><text:span text:style-name="T2">,2,0)),1:</text:span><text:span text:style-name="T5">$O</text:span><text:span text:style-name="T2">(^PS(50.8,</text:span><text:span text:style-name="T3">PSU</text:span><text:span text:style-name="T2">,2,</text:span><text:span text:style-name="T3">PSUDT</text:span><text:span text:style-name="T2">,2,</text:span><text:span text:style-name="T3">PSU1</text:span><text:span text:style-name="T2">))) </text:span><text:span text:style-name="T5">G </text:span><text:span text:style-name="T6">LOOPDT</text:span><text:span text:style-name="T2">:</text:span><text:span text:style-name="T3">PSU1</text:span><text:span text:style-name="T2">'&gt;0 </text:span><text:span text:style-name="T5">S </text:span><text:span text:style-name="T3">PSUD</text:span><text:span text:style-name="T2">=^PS(50.8,</text:span><text:span text:style-name="T3">PSU</text:span><text:span text:style-name="T2">,2,</text:span><text:span text:style-name="T3">PSUDT</text:span><text:span text:style-name="T2">,2,</text:span><text:span text:style-name="T3">PSU1</text:span><text:span text:style-name="T2">,0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PSUVI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(50.8,</text:p>
          </table:table-cell>
          <table:table-cell table:style-name="ce6" office:value-type="string" calcext:value-type="string">
            <text:p>IV STATS</text:p>
          </table:table-cell>
          <table:table-cell table:style-name="ce10" office:value-type="string" calcext:value-type="string">
            <text:p>LOOPAC <text:span text:style-name="T1">S </text:span><text:span text:style-name="T3">PSUAC</text:span><text:span text:style-name="T2">=</text:span><text:span text:style-name="T5">$S</text:span><text:span text:style-name="T2">('</text:span><text:span text:style-name="T5">$D</text:span><text:span text:style-name="T2">(</text:span><text:span text:style-name="T3">PSUAC</text:span><text:span text:style-name="T2">):</text:span><text:span text:style-name="T5">$O</text:span><text:span text:style-name="T2">(^PS(50.8,</text:span><text:span text:style-name="T3">PSU</text:span><text:span text:style-name="T2">,2,</text:span><text:span text:style-name="T3">PSUDT</text:span><text:span text:style-name="T2">,2,</text:span><text:span text:style-name="T4">"AC"</text:span><text:span text:style-name="T2">,</text:span><text:span text:style-name="T3">TYPE</text:span><text:span text:style-name="T2">,0)),1:</text:span><text:span text:style-name="T5">$O</text:span><text:span text:style-name="T2">(^PS(50.8,</text:span><text:span text:style-name="T3">PSU</text:span><text:span text:style-name="T2">,2,</text:span><text:span text:style-name="T3">PSUDT</text:span><text:span text:style-name="T2">,2,</text:span><text:span text:style-name="T4">"AC"</text:span><text:span text:style-name="T2">,</text:span><text:span text:style-name="T3">TYPE</text:span><text:span text:style-name="T2">,</text:span><text:span text:style-name="T3">PSUAC</text:span><text:span text:style-name="T2">))) </text:span><text:span text:style-name="T5">G </text:span><text:span text:style-name="T6">DONEAC</text:span><text:span text:style-name="T2">:</text:span><text:span text:style-name="T3">PSUAC</text:span><text:span text:style-name="T2">'&gt;0 </text:span><text:span text:style-name="T5">K </text:span><text:span text:style-name="T3">PSUAC1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7">
          <table:table-cell table:style-name="ce2" office:value-type="string" calcext:value-type="string">
            <text:p>PSUVI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(50.8,</text:p>
          </table:table-cell>
          <table:table-cell table:style-name="ce6" office:value-type="string" calcext:value-type="string">
            <text:p>IV STATS</text:p>
          </table:table-cell>
          <table:table-cell table:style-name="ce9" office:value-type="string" calcext:value-type="string">
            <text:p> <text:span text:style-name="T1">S </text:span><text:span text:style-name="T3">PSUAC1</text:span><text:span text:style-name="T2">=</text:span><text:span text:style-name="T5">$S</text:span><text:span text:style-name="T2">('</text:span><text:span text:style-name="T5">$D</text:span><text:span text:style-name="T2">(</text:span><text:span text:style-name="T3">PSUAC1</text:span><text:span text:style-name="T2">):</text:span><text:span text:style-name="T5">$O</text:span><text:span text:style-name="T2">(^PS(50.8,</text:span><text:span text:style-name="T3">PSU</text:span><text:span text:style-name="T2">,2,</text:span><text:span text:style-name="T3">PSUDT</text:span><text:span text:style-name="T2">,2,</text:span><text:span text:style-name="T4">"AC"</text:span><text:span text:style-name="T2">,</text:span><text:span text:style-name="T3">TYPE</text:span><text:span text:style-name="T2">,</text:span><text:span text:style-name="T3">PSUAC</text:span><text:span text:style-name="T2">,0)),1:</text:span><text:span text:style-name="T5">$O</text:span><text:span text:style-name="T2">(^PS(50.8,</text:span><text:span text:style-name="T3">PSU</text:span><text:span text:style-name="T2">,2,</text:span><text:span text:style-name="T3">PSUDT</text:span><text:span text:style-name="T2">,2,</text:span><text:span text:style-name="T4">"AC"</text:span><text:span text:style-name="T2">,</text:span><text:span text:style-name="T3">TYPE</text:span><text:span text:style-name="T2">,</text:span><text:span text:style-name="T3">PSUAC</text:span><text:span text:style-name="T2">,</text:span><text:span text:style-name="T3">PSUAC1</text:span><text:span text:style-name="T2">))) </text:span><text:span text:style-name="T5">G </text:span><text:span text:style-name="T6">LOOPAC</text:span><text:span text:style-name="T2">:</text:span><text:span text:style-name="T3">PSUAC1</text:span><text:span text:style-name="T2">'&gt;0 </text:span><text:span text:style-name="T5">I </text:span><text:span text:style-name="T3">PSUAC1</text:span><text:span text:style-name="T2">=</text:span><text:span text:style-name="T3">PSU1 </text:span><text:span text:style-name="T5">G </text:span><text:span text:style-name="T6">DONEAC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VI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PS(TYPE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XXX</text:span><text:span text:style-name="T2">=</text:span><text:span text:style-name="T5">$S</text:span><text:span text:style-name="T2">('</text:span><text:span text:style-name="T5">$D</text:span><text:span text:style-name="T2">(^PS(</text:span><text:span text:style-name="T3">TYPE</text:span><text:span text:style-name="T2">,</text:span><text:span text:style-name="T3">PSUAC</text:span><text:span text:style-name="T2">,0)):0,1:</text:span><text:span text:style-name="T5">$P</text:span><text:span text:style-name="T2">(^PS(</text:span><text:span text:style-name="T3">TYPE</text:span><text:span text:style-name="T2">,</text:span><text:span text:style-name="T3">PSUAC</text:span><text:span text:style-name="T2">,0),</text:span><text:span text:style-name="T3">U</text:span><text:span text:style-name="T2">,2)) </text:span><text:span text:style-name="T5">I </text:span><text:span text:style-name="T3">XXX</text:span><text:span text:style-name="T2">=0 </text:span><text:span text:style-name="T5">S </text:span><text:span text:style-name="T2">(</text:span><text:span text:style-name="T3">VPN</text:span><text:span text:style-name="T2">,</text:span><text:span text:style-name="T3">VCL</text:span><text:span text:style-name="T2">)=0 </text:span><text:span text:style-name="T5">G </text:span><text:span text:style-name="T6">PNTR1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VI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PS(TYPE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3">XXX</text:span><text:span text:style-name="T2">=</text:span><text:span text:style-name="T5">$S</text:span><text:span text:style-name="T2">('</text:span><text:span text:style-name="T5">$D</text:span><text:span text:style-name="T2">(^PS(</text:span><text:span text:style-name="T3">TYPE</text:span><text:span text:style-name="T2">,</text:span><text:span text:style-name="T3">PSUAC</text:span><text:span text:style-name="T2">,0)):0,1:</text:span><text:span text:style-name="T5">$P</text:span><text:span text:style-name="T2">(^PS(</text:span><text:span text:style-name="T3">TYPE</text:span><text:span text:style-name="T2">,</text:span><text:span text:style-name="T3">PSUAC</text:span><text:span text:style-name="T2">,0),</text:span><text:span text:style-name="T3">U</text:span><text:span text:style-name="T2">,2)) </text:span><text:span text:style-name="T5">I </text:span><text:span text:style-name="T3">XXX</text:span><text:span text:style-name="T2">=0 </text:span><text:span text:style-name="T5">S </text:span><text:span text:style-name="T2">(</text:span><text:span text:style-name="T3">VPN</text:span><text:span text:style-name="T2">,</text:span><text:span text:style-name="T3">VCL</text:span><text:span text:style-name="T2">)=0 </text:span><text:span text:style-name="T5">G </text:span><text:span text:style-name="T6">PNTR1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PSUVI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PSDRUG(XXX,</text:p>
          </table:table-cell>
          <table:table-cell table:style-name="ce6" office:value-type="string" calcext:value-type="string">
            <text:p>DRUG</text:p>
          </table:table-cell>
          <table:table-cell table:style-name="ce9" office:value-type="string" calcext:value-type="string">
            <text:p> <text:span text:style-name="T1">S </text:span><text:span text:style-name="T3">VPN</text:span><text:span text:style-name="T2">=</text:span><text:span text:style-name="T5">$S</text:span><text:span text:style-name="T2">('</text:span><text:span text:style-name="T5">$D</text:span><text:span text:style-name="T2">(^PSDRUG(</text:span><text:span text:style-name="T3">XXX</text:span><text:span text:style-name="T2">,</text:span><text:span text:style-name="T4">"ND"</text:span><text:span text:style-name="T2">)):0,1:</text:span><text:span text:style-name="T5">$S</text:span><text:span text:style-name="T2">(</text:span><text:span text:style-name="T5">$P</text:span><text:span text:style-name="T2">(^PSDRUG(</text:span><text:span text:style-name="T3">XXX</text:span><text:span text:style-name="T2">,</text:span><text:span text:style-name="T4">"ND"</text:span><text:span text:style-name="T2">),</text:span><text:span text:style-name="T3">U</text:span><text:span text:style-name="T2">,2)=</text:span><text:span text:style-name="T4">""</text:span><text:span text:style-name="T2">:0,1:</text:span><text:span text:style-name="T5">$P</text:span><text:span text:style-name="T2">(^PSDRUG(</text:span><text:span text:style-name="T3">XXX</text:span><text:span text:style-name="T2">,</text:span><text:span text:style-name="T4">"ND"</text:span><text:span text:style-name="T2">),</text:span><text:span text:style-name="T3">U</text:span><text:span text:style-name="T2">,2))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VI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PSDRUG(XXX,</text:p>
          </table:table-cell>
          <table:table-cell table:style-name="ce6" office:value-type="string" calcext:value-type="string">
            <text:p>DRUG</text:p>
          </table:table-cell>
          <table:table-cell table:style-name="ce9" office:value-type="string" calcext:value-type="string">
            <text:p> <text:span text:style-name="T1">S </text:span><text:span text:style-name="T3">VPN</text:span><text:span text:style-name="T2">=</text:span><text:span text:style-name="T5">$S</text:span><text:span text:style-name="T2">('</text:span><text:span text:style-name="T5">$D</text:span><text:span text:style-name="T2">(^PSDRUG(</text:span><text:span text:style-name="T3">XXX</text:span><text:span text:style-name="T2">,</text:span><text:span text:style-name="T4">"ND"</text:span><text:span text:style-name="T2">)):0,1:</text:span><text:span text:style-name="T5">$S</text:span><text:span text:style-name="T2">(</text:span><text:span text:style-name="T5">$P</text:span><text:span text:style-name="T2">(^PSDRUG(</text:span><text:span text:style-name="T3">XXX</text:span><text:span text:style-name="T2">,</text:span><text:span text:style-name="T4">"ND"</text:span><text:span text:style-name="T2">),</text:span><text:span text:style-name="T3">U</text:span><text:span text:style-name="T2">,2)=</text:span><text:span text:style-name="T4">""</text:span><text:span text:style-name="T2">:0,1:</text:span><text:span text:style-name="T5">$P</text:span><text:span text:style-name="T2">(^PSDRUG(</text:span><text:span text:style-name="T3">XXX</text:span><text:span text:style-name="T2">,</text:span><text:span text:style-name="T4">"ND"</text:span><text:span text:style-name="T2">),</text:span><text:span text:style-name="T3">U</text:span><text:span text:style-name="T2">,2)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PSUVI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PSDRUG(XXX,</text:p>
          </table:table-cell>
          <table:table-cell table:style-name="ce6" office:value-type="string" calcext:value-type="string">
            <text:p>DRUG</text:p>
          </table:table-cell>
          <table:table-cell table:style-name="ce9" office:value-type="string" calcext:value-type="string">
            <text:p> <text:span text:style-name="T1">S </text:span><text:span text:style-name="T3">VCL</text:span><text:span text:style-name="T2">=</text:span><text:span text:style-name="T5">$S</text:span><text:span text:style-name="T2">('</text:span><text:span text:style-name="T5">$D</text:span><text:span text:style-name="T2">(^PSDRUG(</text:span><text:span text:style-name="T3">XXX</text:span><text:span text:style-name="T2">,</text:span><text:span text:style-name="T4">"ND"</text:span><text:span text:style-name="T2">)):0,1:</text:span><text:span text:style-name="T5">$S</text:span><text:span text:style-name="T2">(</text:span><text:span text:style-name="T5">$P</text:span><text:span text:style-name="T2">(^PSDRUG(</text:span><text:span text:style-name="T3">XXX</text:span><text:span text:style-name="T2">,</text:span><text:span text:style-name="T4">"ND"</text:span><text:span text:style-name="T2">),</text:span><text:span text:style-name="T3">U</text:span><text:span text:style-name="T2">,6)=</text:span><text:span text:style-name="T4">""</text:span><text:span text:style-name="T2">:0,1:</text:span><text:span text:style-name="T5">$S</text:span><text:span text:style-name="T2">('</text:span><text:span text:style-name="T5">$D</text:span><text:span text:style-name="T2">(^PS(50.605,</text:span><text:span text:style-name="T5">$P</text:span><text:span text:style-name="T2">(^PSDRUG(</text:span><text:span text:style-name="T3">XXX</text:span><text:span text:style-name="T2">,</text:span><text:span text:style-name="T4">"ND"</text:span><text:span text:style-name="T2">),</text:span><text:span text:style-name="T3">U</text:span><text:span text:style-name="T2">,6))):0,1:</text:span><text:span text:style-name="T5">$P</text:span><text:span text:style-name="T2">(^PS(50.605,</text:span><text:span text:style-name="T5">$P</text:span><text:span text:style-name="T2">(^PSDRUG(</text:span><text:span text:style-name="T3">XXX</text:span><text:span text:style-name="T2">,</text:span><text:span text:style-name="T4">"ND"</text:span><text:span text:style-name="T2">),</text:span><text:span text:style-name="T3">U</text:span><text:span text:style-name="T2">,6),0),</text:span><text:span text:style-name="T3">U</text:span><text:span text:style-name="T2">,1)))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7">
          <table:table-cell table:style-name="ce2" office:value-type="string" calcext:value-type="string">
            <text:p>PSUVI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PSDRUG(XXX,</text:p>
          </table:table-cell>
          <table:table-cell table:style-name="ce6" office:value-type="string" calcext:value-type="string">
            <text:p>DRUG</text:p>
          </table:table-cell>
          <table:table-cell table:style-name="ce9" office:value-type="string" calcext:value-type="string">
            <text:p> <text:span text:style-name="T1">S </text:span><text:span text:style-name="T3">VCL</text:span><text:span text:style-name="T2">=</text:span><text:span text:style-name="T5">$S</text:span><text:span text:style-name="T2">('</text:span><text:span text:style-name="T5">$D</text:span><text:span text:style-name="T2">(^PSDRUG(</text:span><text:span text:style-name="T3">XXX</text:span><text:span text:style-name="T2">,</text:span><text:span text:style-name="T4">"ND"</text:span><text:span text:style-name="T2">)):0,1:</text:span><text:span text:style-name="T5">$S</text:span><text:span text:style-name="T2">(</text:span><text:span text:style-name="T5">$P</text:span><text:span text:style-name="T2">(^PSDRUG(</text:span><text:span text:style-name="T3">XXX</text:span><text:span text:style-name="T2">,</text:span><text:span text:style-name="T4">"ND"</text:span><text:span text:style-name="T2">),</text:span><text:span text:style-name="T3">U</text:span><text:span text:style-name="T2">,6)=</text:span><text:span text:style-name="T4">""</text:span><text:span text:style-name="T2">:0,1:</text:span><text:span text:style-name="T5">$S</text:span><text:span text:style-name="T2">('</text:span><text:span text:style-name="T5">$D</text:span><text:span text:style-name="T2">(^PS(50.605,</text:span><text:span text:style-name="T5">$P</text:span><text:span text:style-name="T2">(^PSDRUG(</text:span><text:span text:style-name="T3">XXX</text:span><text:span text:style-name="T2">,</text:span><text:span text:style-name="T4">"ND"</text:span><text:span text:style-name="T2">),</text:span><text:span text:style-name="T3">U</text:span><text:span text:style-name="T2">,6))):0,1:</text:span><text:span text:style-name="T5">$P</text:span><text:span text:style-name="T2">(^PS(50.605,</text:span><text:span text:style-name="T5">$P</text:span><text:span text:style-name="T2">(^PSDRUG(</text:span><text:span text:style-name="T3">XXX</text:span><text:span text:style-name="T2">,</text:span><text:span text:style-name="T4">"ND"</text:span><text:span text:style-name="T2">),</text:span><text:span text:style-name="T3">U</text:span><text:span text:style-name="T2">,6),0),</text:span><text:span text:style-name="T3">U</text:span><text:span text:style-name="T2">,1))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PSUVIT1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GMR(120.5,</text:p>
          </table:table-cell>
          <table:table-cell table:style-name="ce6" office:value-type="string" calcext:value-type="string">
            <text:p>GMRV VITAL MEASUREMENT</text:p>
          </table:table-cell>
          <table:table-cell table:style-name="ce9" office:value-type="string" calcext:value-type="string">
            <text:p> <text:span text:style-name="T1">F  S </text:span><text:span text:style-name="T3">PSUDATE</text:span><text:span text:style-name="T2">=</text:span><text:span text:style-name="T5">$O</text:span><text:span text:style-name="T2">(^GMR(120.5,</text:span><text:span text:style-name="T4">"B"</text:span><text:span text:style-name="T2">,</text:span><text:span text:style-name="T3">PSUDATE</text:span><text:span text:style-name="T2">)) </text:span><text:span text:style-name="T5">Q</text:span><text:span text:style-name="T2">:</text:span><text:span text:style-name="T3">PSUDATE</text:span><text:span text:style-name="T2">&gt;</text:span><text:span text:style-name="T3">EDATE</text:span><text:span text:style-name="T2">!('</text:span><text:span text:style-name="T3">PSUDATE</text:span><text:span text:style-name="T2">)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VIT1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GMR(120.5,</text:p>
          </table:table-cell>
          <table:table-cell table:style-name="ce6" office:value-type="string" calcext:value-type="string">
            <text:p>GMRV VITAL MEASUREMENT</text:p>
          </table:table-cell>
          <table:table-cell table:style-name="ce9" office:value-type="string" calcext:value-type="string">
            <text:p> . <text:span text:style-name="T1">F  S </text:span><text:span text:style-name="T3">PSUV</text:span><text:span text:style-name="T2">=</text:span><text:span text:style-name="T5">$O</text:span><text:span text:style-name="T2">(^GMR(120.5,</text:span><text:span text:style-name="T4">"B"</text:span><text:span text:style-name="T2">,</text:span><text:span text:style-name="T3">PSUDATE</text:span><text:span text:style-name="T2">,</text:span><text:span text:style-name="T3">PSUV</text:span><text:span text:style-name="T2">)) </text:span><text:span text:style-name="T5">Q</text:span><text:span text:style-name="T2">:</text:span><text:span text:style-name="T3">PSUV</text:span><text:span text:style-name="T2">=</text:span><text:span text:style-name="T4">""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VIT1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GMR(120.5,</text:p>
          </table:table-cell>
          <table:table-cell table:style-name="ce6" office:value-type="string" calcext:value-type="string">
            <text:p>GMRV VITAL MEASUREMENT</text:p>
          </table:table-cell>
          <table:table-cell table:style-name="ce9" office:value-type="string" calcext:value-type="string">
            <text:p> .. <text:span text:style-name="T1">Q</text:span><text:span text:style-name="T2">:</text:span><text:span text:style-name="T5">$P</text:span><text:span text:style-name="T2">(</text:span><text:span text:style-name="T5">$D</text:span><text:span text:style-name="T2">(^GMR(120.5,</text:span><text:span text:style-name="T3">PSUV</text:span><text:span text:style-name="T2">,2)),</text:span><text:span text:style-name="T3">U</text:span><text:span text:style-name="T2">)  </text:span><text:span text:style-name="T4">;** quit if vital entered in error **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VIT1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GMR(120.5,</text:p>
          </table:table-cell>
          <table:table-cell table:style-name="ce6" office:value-type="string" calcext:value-type="string">
            <text:p>GMRV VITAL MEASUREMENT</text:p>
          </table:table-cell>
          <table:table-cell table:style-name="ce9" office:value-type="string" calcext:value-type="string">
            <text:p> .. <text:span text:style-name="T1">S </text:span><text:span text:style-name="T3">PSUVREC</text:span><text:span text:style-name="T2">=</text:span><text:span text:style-name="T5">$G</text:span><text:span text:style-name="T2">(^GMR(120.5,</text:span><text:span text:style-name="T3">PSUV</text:span><text:span text:style-name="T2">,0)) </text:span><text:span text:style-name="T5">Q</text:span><text:span text:style-name="T2">:'</text:span><text:span text:style-name="T3">PSUVREC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VIT1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PT(PSUPTPTR,</text:p>
          </table:table-cell>
          <table:table-cell table:style-name="ce6" office:value-type="string" calcext:value-type="string">
            <text:p>PATIENT</text:p>
          </table:table-cell>
          <table:table-cell table:style-name="ce9" office:value-type="string" calcext:value-type="string">
            <text:p> .. <text:span text:style-name="T1">Q</text:span><text:span text:style-name="T2">:</text:span><text:span text:style-name="T5">$G</text:span><text:span text:style-name="T2">(^DPT(</text:span><text:span text:style-name="T3">PSUPTPTR</text:span><text:span text:style-name="T2">,0))=</text:span><text:span text:style-name="T4">""     ; ** quit if no patient record **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VIT1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DPT(PSUPTPTR,</text:p>
          </table:table-cell>
          <table:table-cell table:style-name="ce6" office:value-type="string" calcext:value-type="string">
            <text:p>PATIENT</text:p>
          </table:table-cell>
          <table:table-cell table:style-name="ce9" office:value-type="string" calcext:value-type="string">
            <text:p> .. <text:span text:style-name="T1">S </text:span><text:span text:style-name="T3">PSUPTREC</text:span><text:span text:style-name="T2">=^DPT(</text:span><text:span text:style-name="T3">PSUPTPTR</text:span><text:span text:style-name="T2">,0)   </text:span><text:span text:style-name="T4">; ** get patient record **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VIT1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GMRD(120.51,</text:p>
          </table:table-cell>
          <table:table-cell table:style-name="ce6" office:value-type="string" calcext:value-type="string">
            <text:p>GMRV VITAL TYPE</text:p>
          </table:table-cell>
          <table:table-cell table:style-name="ce9" office:value-type="string" calcext:value-type="string">
            <text:p> .. <text:span text:style-name="T1">S </text:span><text:span text:style-name="T3">PSUVTYPE</text:span><text:span text:style-name="T2">=</text:span><text:span text:style-name="T5">$P</text:span><text:span text:style-name="T2">(^GMRD(120.51,</text:span><text:span text:style-name="T3">PSUVPTR</text:span><text:span text:style-name="T2">,0),</text:span><text:span text:style-name="T3">U</text:span><text:span text:style-name="T2">)  </text:span><text:span text:style-name="T4">; ** get VITAL TYPE **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VIT1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GMRD(120.51,</text:p>
          </table:table-cell>
          <table:table-cell table:style-name="ce6" office:value-type="string" calcext:value-type="string">
            <text:p>GMRV VITAL TYPE</text:p>
          </table:table-cell>
          <table:table-cell table:style-name="ce9" office:value-type="string" calcext:value-type="string">
            <text:p> .. <text:span text:style-name="T1">S </text:span><text:span text:style-name="T3">PSUVTYPE</text:span><text:span text:style-name="T2">=</text:span><text:span text:style-name="T5">$P</text:span><text:span text:style-name="T2">(^GMRD(120.51,</text:span><text:span text:style-name="T3">PSUVPTR</text:span><text:span text:style-name="T2">,0),</text:span><text:span text:style-name="T3">U</text:span><text:span text:style-name="T2">)  </text:span><text:span text:style-name="T4">; ** get VITAL TYPE **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VIT1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GMR(120.5,</text:p>
          </table:table-cell>
          <table:table-cell table:style-name="ce6" office:value-type="string" calcext:value-type="string">
            <text:p>GMRV VITAL MEASUREMENT</text:p>
          </table:table-cell>
          <table:table-cell table:style-name="ce9" office:value-type="string" calcext:value-type="string">
            <text:p> .. <text:span text:style-name="T1">D</text:span><text:span text:style-name="T2">:</text:span><text:span text:style-name="T5">$D</text:span><text:span text:style-name="T2">(^GMR(120.5,</text:span><text:span text:style-name="T3">PSUV</text:span><text:span text:style-name="T2">,5,0))    </text:span><text:span text:style-name="T4">; ** get qualifiers **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VIT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GMR(120.5,</text:p>
          </table:table-cell>
          <table:table-cell table:style-name="ce6" office:value-type="string" calcext:value-type="string">
            <text:p>GMRV VITAL MEASUREMENT</text:p>
          </table:table-cell>
          <table:table-cell table:style-name="ce9" office:value-type="string" calcext:value-type="string">
            <text:p> ... <text:span text:style-name="T1">F  S </text:span><text:span text:style-name="T3">PSUQNUM</text:span><text:span text:style-name="T2">=</text:span><text:span text:style-name="T5">$O</text:span><text:span text:style-name="T2">(^GMR(120.5,</text:span><text:span text:style-name="T3">PSUV</text:span><text:span text:style-name="T2">,5,</text:span><text:span text:style-name="T3">PSUQNUM</text:span><text:span text:style-name="T2">)) </text:span><text:span text:style-name="T5">Q</text:span><text:span text:style-name="T2">:'+</text:span><text:span text:style-name="T3">PSUQNUM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VIT1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GMR(120.5,</text:p>
          </table:table-cell>
          <table:table-cell table:style-name="ce6" office:value-type="string" calcext:value-type="string">
            <text:p>GMRV VITAL MEASUREMENT</text:p>
          </table:table-cell>
          <table:table-cell table:style-name="ce9" office:value-type="string" calcext:value-type="string">
            <text:p> .... <text:span text:style-name="T1">S </text:span><text:span text:style-name="T3">PSUQPTR</text:span><text:span text:style-name="T2">=^GMR(120.5,</text:span><text:span text:style-name="T3">PSUV</text:span><text:span text:style-name="T2">,5,</text:span><text:span text:style-name="T3">PSUQNUM</text:span><text:span text:style-name="T2">,0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VIT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GMRD(120.52,</text:p>
          </table:table-cell>
          <table:table-cell table:style-name="ce6" office:value-type="string" calcext:value-type="string">
            <text:p>GMRV VITAL QUALIFIER</text:p>
          </table:table-cell>
          <table:table-cell table:style-name="ce9" office:value-type="string" calcext:value-type="string">
            <text:p> .... <text:span text:style-name="T1">S </text:span><text:span text:style-name="T2">@</text:span><text:span text:style-name="T3">QQ</text:span><text:span text:style-name="T2">=</text:span><text:span text:style-name="T5">$P</text:span><text:span text:style-name="T2">(^GMRD(120.52,</text:span><text:span text:style-name="T3">PSUQPTR</text:span><text:span text:style-name="T2">,0),</text:span><text:span text:style-name="T3">U</text:span><text:span text:style-name="T2">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VIT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GMRD(120.52,</text:p>
          </table:table-cell>
          <table:table-cell table:style-name="ce6" office:value-type="string" calcext:value-type="string">
            <text:p>GMRV VITAL QUALIFIER</text:p>
          </table:table-cell>
          <table:table-cell table:style-name="ce9" office:value-type="string" calcext:value-type="string">
            <text:p> .... <text:span text:style-name="T1">S </text:span><text:span text:style-name="T2">@</text:span><text:span text:style-name="T3">QQ</text:span><text:span text:style-name="T2">=</text:span><text:span text:style-name="T5">$P</text:span><text:span text:style-name="T2">(^GMRD(120.52,</text:span><text:span text:style-name="T3">PSUQPTR</text:span><text:span text:style-name="T2">,0),</text:span><text:span text:style-name="T3">U</text:span><text:span text:style-name="T2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VIT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GMRD(120.52,</text:p>
          </table:table-cell>
          <table:table-cell table:style-name="ce6" office:value-type="string" calcext:value-type="string">
            <text:p>GMRV VITAL QUALIFIER</text:p>
          </table:table-cell>
          <table:table-cell table:style-name="ce9" office:value-type="string" calcext:value-type="string">
            <text:p> .... <text:span text:style-name="T1">S </text:span><text:span text:style-name="T2">@</text:span><text:span text:style-name="T3">QQ</text:span><text:span text:style-name="T2">=</text:span><text:span text:style-name="T5">$P</text:span><text:span text:style-name="T2">(^GMRD(120.52,</text:span><text:span text:style-name="T3">PSUQPTR</text:span><text:span text:style-name="T2">,0),</text:span><text:span text:style-name="T3">U</text:span><text:span text:style-name="T2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VIT1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UPNVIMM(PSUINUM,</text:p>
          </table:table-cell>
          <table:table-cell table:style-name="ce6" office:value-type="string" calcext:value-type="string">
            <text:p>V IMMUNIZATION</text:p>
          </table:table-cell>
          <table:table-cell table:style-name="ce9" office:value-type="string" calcext:value-type="string">
            <text:p> <text:span text:style-name="T1">F  S </text:span><text:span text:style-name="T3">PSUINUM</text:span><text:span text:style-name="T2">=</text:span><text:span text:style-name="T5">$O</text:span><text:span text:style-name="T2">(^AUPNVIMM(</text:span><text:span text:style-name="T3">PSUINUM</text:span><text:span text:style-name="T2">)) </text:span><text:span text:style-name="T5">Q</text:span><text:span text:style-name="T2">:'</text:span><text:span text:style-name="T3">PSUINUM  </text:span><text:span text:style-name="T5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VIT1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AUPNVIMM(PSUINUM,</text:p>
          </table:table-cell>
          <table:table-cell table:style-name="ce6" office:value-type="string" calcext:value-type="string">
            <text:p>V IMMUNIZATION</text:p>
          </table:table-cell>
          <table:table-cell table:style-name="ce9" office:value-type="string" calcext:value-type="string">
            <text:p> . <text:span text:style-name="T1">S </text:span><text:span text:style-name="T3">PSUIDATE</text:span><text:span text:style-name="T2">=</text:span><text:span text:style-name="T5">$P</text:span><text:span text:style-name="T2">(</text:span><text:span text:style-name="T5">$G</text:span><text:span text:style-name="T2">(^AUPNVIMM(</text:span><text:span text:style-name="T3">PSUINUM</text:span><text:span text:style-name="T2">,12)),</text:span><text:span text:style-name="T4">"U"</text:span><text:span text:style-name="T2">)  </text:span><text:span text:style-name="T4">; ** get IMM date **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VIT1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AUPNVIMM(PSUINUM,</text:p>
          </table:table-cell>
          <table:table-cell table:style-name="ce6" office:value-type="string" calcext:value-type="string">
            <text:p>V IMMUNIZATION</text:p>
          </table:table-cell>
          <table:table-cell table:style-name="ce9" office:value-type="string" calcext:value-type="string">
            <text:p> . <text:span text:style-name="T1">S </text:span><text:span text:style-name="T3">PSUIREC</text:span><text:span text:style-name="T2">=^AUPNVIMM(</text:span><text:span text:style-name="T3">PSUINUM</text:span><text:span text:style-name="T2">,0)    </text:span><text:span text:style-name="T4">; ** get IMM record **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VIT1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DPT(PSUPTPTR,</text:p>
          </table:table-cell>
          <table:table-cell table:style-name="ce6" office:value-type="string" calcext:value-type="string">
            <text:p>PATIENT</text:p>
          </table:table-cell>
          <table:table-cell table:style-name="ce9" office:value-type="string" calcext:value-type="string">
            <text:p> . <text:span text:style-name="T1">S </text:span><text:span text:style-name="T3">PSUPTREC</text:span><text:span text:style-name="T2">=^DPT(</text:span><text:span text:style-name="T3">PSUPTPTR</text:span><text:span text:style-name="T2">,0)       </text:span><text:span text:style-name="T4">; ** get patient record **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VIT1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AUTTIMM(PSUIMPTR,</text:p>
          </table:table-cell>
          <table:table-cell table:style-name="ce6" office:value-type="string" calcext:value-type="string">
            <text:p>IMMUNIZATION</text:p>
          </table:table-cell>
          <table:table-cell table:style-name="ce9" office:value-type="string" calcext:value-type="string">
            <text:p> . <text:span text:style-name="T1">S </text:span><text:span text:style-name="T3">PSUIMM</text:span><text:span text:style-name="T2">=</text:span><text:span text:style-name="T5">$P</text:span><text:span text:style-name="T2">(^AUTTIMM(</text:span><text:span text:style-name="T3">PSUIMPTR</text:span><text:span text:style-name="T2">,0),</text:span><text:span text:style-name="T3">U</text:span><text:span text:style-name="T2">)  </text:span><text:span text:style-name="T4">; ** get IMM name **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VIT1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AUTTIMM(PSUIMPTR,</text:p>
          </table:table-cell>
          <table:table-cell table:style-name="ce6" office:value-type="string" calcext:value-type="string">
            <text:p>IMMUNIZATION</text:p>
          </table:table-cell>
          <table:table-cell table:style-name="ce9" office:value-type="string" calcext:value-type="string">
            <text:p> . <text:span text:style-name="T1">S </text:span><text:span text:style-name="T3">PSUIMM</text:span><text:span text:style-name="T2">=</text:span><text:span text:style-name="T5">$P</text:span><text:span text:style-name="T2">(^AUTTIMM(</text:span><text:span text:style-name="T3">PSUIMPTR</text:span><text:span text:style-name="T2">,0),</text:span><text:span text:style-name="T3">U</text:span><text:span text:style-name="T2">)  </text:span><text:span text:style-name="T4">; ** get IMM name **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PSUW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I(58.5,</text:p>
          </table:table-cell>
          <table:table-cell table:style-name="ce6" office:value-type="string" calcext:value-type="string">
            <text:p>AR/WS STATS FILE</text:p>
          </table:table-cell>
          <table:table-cell table:style-name="ce10" office:value-type="string" calcext:value-type="string">
            <text:p>PSUDT <text:span text:style-name="T1">S </text:span><text:span text:style-name="T3">PSUDT</text:span><text:span text:style-name="T2">=</text:span><text:span text:style-name="T5">$S</text:span><text:span text:style-name="T2">('</text:span><text:span text:style-name="T5">$D</text:span><text:span text:style-name="T2">(</text:span><text:span text:style-name="T3">PSUDT</text:span><text:span text:style-name="T2">):</text:span><text:span text:style-name="T3">PSUDT1</text:span><text:span text:style-name="T2">,1:</text:span><text:span text:style-name="T5">$O</text:span><text:span text:style-name="T2">(^PSI(58.5,</text:span><text:span text:style-name="T3">PSUDT</text:span><text:span text:style-name="T2">))) </text:span><text:span text:style-name="T5">Q</text:span><text:span text:style-name="T2">:</text:span><text:span text:style-name="T3">PSUDT</text:span><text:span text:style-name="T2">'&gt;0  </text:span><text:span text:style-name="T5">Q</text:span><text:span text:style-name="T2">:</text:span><text:span text:style-name="T3">PSUDT</text:span><text:span text:style-name="T2">&gt;</text:span><text:span text:style-name="T3">PSUDT2  </text:span><text:span text:style-name="T5">K </text:span><text:span text:style-name="T3">PSU1</text:span><text:span text:style-name="T2">,</text:span><text:span text:style-name="T3">PSU2</text:span><text:span text:style-name="T2">,</text:span><text:span text:style-name="T3">PSU3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W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PSI(58.5,</text:p>
          </table:table-cell>
          <table:table-cell table:style-name="ce6" office:value-type="string" calcext:value-type="string">
            <text:p>AR/WS STATS FILE</text:p>
          </table:table-cell>
          <table:table-cell table:style-name="ce9" office:value-type="string" calcext:value-type="string">
            <text:p> <text:span text:style-name="T1">I </text:span><text:span text:style-name="T2">'</text:span><text:span text:style-name="T5">$D</text:span><text:span text:style-name="T2">(^PSI(58.5,</text:span><text:span text:style-name="T3">PSUDT</text:span><text:span text:style-name="T2">,</text:span><text:span text:style-name="T4">"S"</text:span><text:span text:style-name="T2">,0)) </text:span><text:span text:style-name="T5">G </text:span><text:span text:style-name="T6">PSUDT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W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I(58.5,</text:p>
          </table:table-cell>
          <table:table-cell table:style-name="ce6" office:value-type="string" calcext:value-type="string">
            <text:p>AR/WS STATS FILE</text:p>
          </table:table-cell>
          <table:table-cell table:style-name="ce10" office:value-type="string" calcext:value-type="string">
            <text:p>WS1 <text:span text:style-name="T1">S </text:span><text:span text:style-name="T3">PSU1</text:span><text:span text:style-name="T2">=</text:span><text:span text:style-name="T5">$S</text:span><text:span text:style-name="T2">('</text:span><text:span text:style-name="T5">$D</text:span><text:span text:style-name="T2">(</text:span><text:span text:style-name="T3">PSU1</text:span><text:span text:style-name="T2">):</text:span><text:span text:style-name="T5">$O</text:span><text:span text:style-name="T2">(^PSI(58.5,</text:span><text:span text:style-name="T3">PSUDT</text:span><text:span text:style-name="T2">,</text:span><text:span text:style-name="T4">"S"</text:span><text:span text:style-name="T2">,0)),1:</text:span><text:span text:style-name="T5">$O</text:span><text:span text:style-name="T2">(^PSI(58.5,</text:span><text:span text:style-name="T3">PSUDT</text:span><text:span text:style-name="T2">,</text:span><text:span text:style-name="T4">"S"</text:span><text:span text:style-name="T2">,</text:span><text:span text:style-name="T3">PSU1</text:span><text:span text:style-name="T2">))) </text:span><text:span text:style-name="T5">G </text:span><text:span text:style-name="T6">PSUDT</text:span><text:span text:style-name="T2">:</text:span><text:span text:style-name="T3">PSU1</text:span><text:span text:style-name="T2">'&gt;0 </text:span><text:span text:style-name="T5">K </text:span><text:span text:style-name="T3">PSU2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W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PSI(58.5,</text:p>
          </table:table-cell>
          <table:table-cell table:style-name="ce6" office:value-type="string" calcext:value-type="string">
            <text:p>AR/WS STATS FILE</text:p>
          </table:table-cell>
          <table:table-cell table:style-name="ce9" office:value-type="string" calcext:value-type="string">
            <text:p> <text:span text:style-name="T1">I </text:span><text:span text:style-name="T2">'</text:span><text:span text:style-name="T5">$D</text:span><text:span text:style-name="T2">(^PSI(58.5,</text:span><text:span text:style-name="T3">PSUDT</text:span><text:span text:style-name="T2">,</text:span><text:span text:style-name="T4">"S"</text:span><text:span text:style-name="T2">,</text:span><text:span text:style-name="T3">PSU1</text:span><text:span text:style-name="T2">,</text:span><text:span text:style-name="T4">"DRG"</text:span><text:span text:style-name="T2">)) </text:span><text:span text:style-name="T5">G </text:span><text:span text:style-name="T6">WS1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6">
          <table:table-cell table:style-name="ce2" office:value-type="string" calcext:value-type="string">
            <text:p>PSUW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I(58.5,</text:p>
          </table:table-cell>
          <table:table-cell table:style-name="ce6" office:value-type="string" calcext:value-type="string">
            <text:p>AR/WS STATS FILE</text:p>
          </table:table-cell>
          <table:table-cell table:style-name="ce10" office:value-type="string" calcext:value-type="string">
            <text:p>WS2 <text:span text:style-name="T1">S </text:span><text:span text:style-name="T3">PSU2</text:span><text:span text:style-name="T2">=</text:span><text:span text:style-name="T5">$S</text:span><text:span text:style-name="T2">('</text:span><text:span text:style-name="T5">$D</text:span><text:span text:style-name="T2">(</text:span><text:span text:style-name="T3">PSU2</text:span><text:span text:style-name="T2">):</text:span><text:span text:style-name="T5">$O</text:span><text:span text:style-name="T2">(^PSI(58.5,</text:span><text:span text:style-name="T3">PSUDT</text:span><text:span text:style-name="T2">,</text:span><text:span text:style-name="T4">"S"</text:span><text:span text:style-name="T2">,</text:span><text:span text:style-name="T3">PSU1</text:span><text:span text:style-name="T2">,</text:span><text:span text:style-name="T4">"DRG"</text:span><text:span text:style-name="T2">,</text:span><text:span text:style-name="T4">"B"</text:span><text:span text:style-name="T2">,0)),1:</text:span><text:span text:style-name="T5">$O</text:span><text:span text:style-name="T2">(^PSI(58.5,</text:span><text:span text:style-name="T3">PSUDT</text:span><text:span text:style-name="T2">,</text:span><text:span text:style-name="T4">"S"</text:span><text:span text:style-name="T2">,</text:span><text:span text:style-name="T3">PSU1</text:span><text:span text:style-name="T2">,</text:span><text:span text:style-name="T4">"DRG"</text:span><text:span text:style-name="T2">,</text:span><text:span text:style-name="T4">"B"</text:span><text:span text:style-name="T2">,</text:span><text:span text:style-name="T3">PSU2</text:span><text:span text:style-name="T2">))) </text:span><text:span text:style-name="T5">G </text:span><text:span text:style-name="T6">WS1</text:span><text:span text:style-name="T2">:</text:span><text:span text:style-name="T3">PSU2</text:span><text:span text:style-name="T2">'&gt;0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SUWS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PSDRUG(PSU2,</text:p>
          </table:table-cell>
          <table:table-cell table:style-name="ce6" office:value-type="string" calcext:value-type="string">
            <text:p>DRUG</text:p>
          </table:table-cell>
          <table:table-cell table:style-name="ce9" office:value-type="string" calcext:value-type="string">
            <text:p> <text:span text:style-name="T1">I </text:span><text:span text:style-name="T2">'</text:span><text:span text:style-name="T5">$D</text:span><text:span text:style-name="T2">(^PSDRUG(</text:span><text:span text:style-name="T3">PSU2</text:span><text:span text:style-name="T2">,0)) </text:span><text:span text:style-name="T5">G </text:span><text:span text:style-name="T6">WS2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WS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I(58.5,</text:p>
          </table:table-cell>
          <table:table-cell table:style-name="ce6" office:value-type="string" calcext:value-type="string">
            <text:p>AR/WS STATS FILE</text:p>
          </table:table-cell>
          <table:table-cell table:style-name="ce9" office:value-type="string" calcext:value-type="string">
            <text:p> <text:span text:style-name="T1">S </text:span><text:span text:style-name="T3">PSU3</text:span><text:span text:style-name="T2">=</text:span><text:span text:style-name="T5">$O</text:span><text:span text:style-name="T2">(^PSI(58.5,</text:span><text:span text:style-name="T3">PSUDT</text:span><text:span text:style-name="T2">,</text:span><text:span text:style-name="T4">"S"</text:span><text:span text:style-name="T2">,</text:span><text:span text:style-name="T3">PSU1</text:span><text:span text:style-name="T2">,</text:span><text:span text:style-name="T4">"DRG"</text:span><text:span text:style-name="T2">,</text:span><text:span text:style-name="T4">"B"</text:span><text:span text:style-name="T2">,</text:span><text:span text:style-name="T3">PSU2</text:span><text:span text:style-name="T2">,0)) </text:span><text:span text:style-name="T5">K </text:span><text:span text:style-name="T3">PSU31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6">
          <table:table-cell table:style-name="ce2" office:value-type="string" calcext:value-type="string">
            <text:p>PSUWS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I(58.5,</text:p>
          </table:table-cell>
          <table:table-cell table:style-name="ce6" office:value-type="string" calcext:value-type="string">
            <text:p>AR/WS STATS FILE</text:p>
          </table:table-cell>
          <table:table-cell table:style-name="ce10" office:value-type="string" calcext:value-type="string">
            <text:p>WS3 <text:span text:style-name="T1">S </text:span><text:span text:style-name="T3">PSU31</text:span><text:span text:style-name="T2">=</text:span><text:span text:style-name="T5">$S</text:span><text:span text:style-name="T2">('</text:span><text:span text:style-name="T5">$D</text:span><text:span text:style-name="T2">(</text:span><text:span text:style-name="T3">PSU31</text:span><text:span text:style-name="T2">):</text:span><text:span text:style-name="T5">$O</text:span><text:span text:style-name="T2">(^PSI(58.5,</text:span><text:span text:style-name="T3">PSUDT</text:span><text:span text:style-name="T2">,</text:span><text:span text:style-name="T4">"S"</text:span><text:span text:style-name="T2">,</text:span><text:span text:style-name="T3">PSU1</text:span><text:span text:style-name="T2">,</text:span><text:span text:style-name="T4">"DRG"</text:span><text:span text:style-name="T2">,</text:span><text:span text:style-name="T3">PSU3</text:span><text:span text:style-name="T2">,</text:span><text:span text:style-name="T4">"CAT"</text:span><text:span text:style-name="T2">,0)),1:</text:span><text:span text:style-name="T5">$O</text:span><text:span text:style-name="T2">(^PSI(58.5,</text:span><text:span text:style-name="T3">PSUDT</text:span><text:span text:style-name="T2">,</text:span><text:span text:style-name="T4">"S"</text:span><text:span text:style-name="T2">,</text:span><text:span text:style-name="T3">PSU1</text:span><text:span text:style-name="T2">,</text:span><text:span text:style-name="T4">"DRG"</text:span><text:span text:style-name="T2">,</text:span><text:span text:style-name="T3">PSU3</text:span><text:span text:style-name="T2">,</text:span><text:span text:style-name="T4">"CAT"</text:span><text:span text:style-name="T2">,</text:span><text:span text:style-name="T3">PSU31</text:span><text:span text:style-name="T2">))) </text:span><text:span text:style-name="T5">G </text:span><text:span text:style-name="T6">WS2</text:span><text:span text:style-name="T2">:</text:span><text:span text:style-name="T3">PSU31</text:span><text:span text:style-name="T2">'&gt;0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PSUWS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PSI(58.5,</text:p>
          </table:table-cell>
          <table:table-cell table:style-name="ce6" office:value-type="string" calcext:value-type="string">
            <text:p>AR/WS STATS FILE</text:p>
          </table:table-cell>
          <table:table-cell table:style-name="ce9" office:value-type="string" calcext:value-type="string">
            <text:p> <text:span text:style-name="T1">S </text:span><text:span text:style-name="T3">PSU4</text:span><text:span text:style-name="T2">=</text:span><text:span text:style-name="T5">$P</text:span><text:span text:style-name="T2">(^PSI(58.5,</text:span><text:span text:style-name="T3">PSUDT</text:span><text:span text:style-name="T2">,</text:span><text:span text:style-name="T4">"S"</text:span><text:span text:style-name="T2">,</text:span><text:span text:style-name="T3">PSU1</text:span><text:span text:style-name="T2">,</text:span><text:span text:style-name="T4">"DRG"</text:span><text:span text:style-name="T2">,</text:span><text:span text:style-name="T3">PSU3</text:span><text:span text:style-name="T2">,</text:span><text:span text:style-name="T4">"CAT"</text:span><text:span text:style-name="T2">,</text:span><text:span text:style-name="T3">PSU31</text:span><text:span text:style-name="T2">,0),</text:span><text:span text:style-name="T3">U</text:span><text:span text:style-name="T2">,2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WS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PSI(58.5,</text:p>
          </table:table-cell>
          <table:table-cell table:style-name="ce6" office:value-type="string" calcext:value-type="string">
            <text:p>AR/WS STATS FILE</text:p>
          </table:table-cell>
          <table:table-cell table:style-name="ce9" office:value-type="string" calcext:value-type="string">
            <text:p> <text:span text:style-name="T1">S </text:span><text:span text:style-name="T3">PSU4</text:span><text:span text:style-name="T2">=</text:span><text:span text:style-name="T5">$P</text:span><text:span text:style-name="T2">(^PSI(58.5,</text:span><text:span text:style-name="T3">PSUDT</text:span><text:span text:style-name="T2">,</text:span><text:span text:style-name="T4">"S"</text:span><text:span text:style-name="T2">,</text:span><text:span text:style-name="T3">PSU1</text:span><text:span text:style-name="T2">,</text:span><text:span text:style-name="T4">"DRG"</text:span><text:span text:style-name="T2">,</text:span><text:span text:style-name="T3">PSU3</text:span><text:span text:style-name="T2">,</text:span><text:span text:style-name="T4">"CAT"</text:span><text:span text:style-name="T2">,</text:span><text:span text:style-name="T3">PSU31</text:span><text:span text:style-name="T2">,0),</text:span><text:span text:style-name="T3">U</text:span><text:span text:style-name="T2">,2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WS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PSDRUG(PSU2,</text:p>
          </table:table-cell>
          <table:table-cell table:style-name="ce6" office:value-type="string" calcext:value-type="string">
            <text:p>DRUG</text:p>
          </table:table-cell>
          <table:table-cell table:style-name="ce9" office:value-type="string" calcext:value-type="string">
            <text:p> <text:span text:style-name="T1">I </text:span><text:span text:style-name="T2">'</text:span><text:span text:style-name="T5">$D</text:span><text:span text:style-name="T2">(^PSDRUG(</text:span><text:span text:style-name="T3">PSU2</text:span><text:span text:style-name="T2">,</text:span><text:span text:style-name="T4">"PSG"</text:span><text:span text:style-name="T2">)) </text:span><text:span text:style-name="T5">S </text:span><text:span text:style-name="T2">(</text:span><text:span text:style-name="T3">PSU41</text:span><text:span text:style-name="T2">,</text:span><text:span text:style-name="T3">PSU42</text:span><text:span text:style-name="T2">)=1 </text:span><text:span text:style-name="T5">G </text:span><text:span text:style-name="T6">WS4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WS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PSDRUG(PSU2,</text:p>
          </table:table-cell>
          <table:table-cell table:style-name="ce6" office:value-type="string" calcext:value-type="string">
            <text:p>DRUG</text:p>
          </table:table-cell>
          <table:table-cell table:style-name="ce9" office:value-type="string" calcext:value-type="string">
            <text:p> <text:span text:style-name="T1">S </text:span><text:span text:style-name="T3">PSU41</text:span><text:span text:style-name="T2">=</text:span><text:span text:style-name="T5">$S</text:span><text:span text:style-name="T2">(</text:span><text:span text:style-name="T5">$P</text:span><text:span text:style-name="T2">(^PSDRUG(</text:span><text:span text:style-name="T3">PSU2</text:span><text:span text:style-name="T2">,</text:span><text:span text:style-name="T4">"PSG"</text:span><text:span text:style-name="T2">),</text:span><text:span text:style-name="T3">U</text:span><text:span text:style-name="T2">,3)=</text:span><text:span text:style-name="T4">""</text:span><text:span text:style-name="T2">:1,1:</text:span><text:span text:style-name="T5">$P</text:span><text:span text:style-name="T2">(^PSDRUG(</text:span><text:span text:style-name="T3">PSU2</text:span><text:span text:style-name="T2">,</text:span><text:span text:style-name="T4">"PSG"</text:span><text:span text:style-name="T2">),</text:span><text:span text:style-name="T3">U</text:span><text:span text:style-name="T2">,3)),</text:span><text:span text:style-name="T3">PSU42</text:span><text:span text:style-name="T2">=(</text:span><text:span text:style-name="T3">PSU4</text:span><text:span text:style-name="T2">*</text:span><text:span text:style-name="T3">PSU41</text:span><text:span text:style-name="T2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WS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PSI(58.5,</text:p>
          </table:table-cell>
          <table:table-cell table:style-name="ce6" office:value-type="string" calcext:value-type="string">
            <text:p>AR/WS STATS FILE</text:p>
          </table:table-cell>
          <table:table-cell table:style-name="ce10" office:value-type="string" calcext:value-type="string">
            <text:p>WS4 <text:span text:style-name="T1">S </text:span><text:span text:style-name="T3">PSU6</text:span><text:span text:style-name="T2">=</text:span><text:span text:style-name="T5">$P</text:span><text:span text:style-name="T2">(^PSI(58.5,</text:span><text:span text:style-name="T3">PSUDT</text:span><text:span text:style-name="T2">,</text:span><text:span text:style-name="T4">"S"</text:span><text:span text:style-name="T2">,</text:span><text:span text:style-name="T3">PSU1</text:span><text:span text:style-name="T2">,</text:span><text:span text:style-name="T4">"DRG"</text:span><text:span text:style-name="T2">,</text:span><text:span text:style-name="T3">PSU3</text:span><text:span text:style-name="T2">,</text:span><text:span text:style-name="T4">"CAT"</text:span><text:span text:style-name="T2">,</text:span><text:span text:style-name="T3">PSU31</text:span><text:span text:style-name="T2">,0),</text:span><text:span text:style-name="T3">U</text:span><text:span text:style-name="T2">,1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UWS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PSI(58.5,</text:p>
          </table:table-cell>
          <table:table-cell table:style-name="ce6" office:value-type="string" calcext:value-type="string">
            <text:p>AR/WS STATS FILE</text:p>
          </table:table-cell>
          <table:table-cell table:style-name="ce10" office:value-type="string" calcext:value-type="string">
            <text:p>WS4 <text:span text:style-name="T1">S </text:span><text:span text:style-name="T3">PSU6</text:span><text:span text:style-name="T2">=</text:span><text:span text:style-name="T5">$P</text:span><text:span text:style-name="T2">(^PSI(58.5,</text:span><text:span text:style-name="T3">PSUDT</text:span><text:span text:style-name="T2">,</text:span><text:span text:style-name="T4">"S"</text:span><text:span text:style-name="T2">,</text:span><text:span text:style-name="T3">PSU1</text:span><text:span text:style-name="T2">,</text:span><text:span text:style-name="T4">"DRG"</text:span><text:span text:style-name="T2">,</text:span><text:span text:style-name="T3">PSU3</text:span><text:span text:style-name="T2">,</text:span><text:span text:style-name="T4">"CAT"</text:span><text:span text:style-name="T2">,</text:span><text:span text:style-name="T3">PSU31</text:span><text:span text:style-name="T2">,0),</text:span><text:span text:style-name="T3">U</text:span><text:span text:style-name="T2">,1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PSUWS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PSDRUG(PSU2,</text:p>
          </table:table-cell>
          <table:table-cell table:style-name="ce6" office:value-type="string" calcext:value-type="string">
            <text:p>DRUG</text:p>
          </table:table-cell>
          <table:table-cell table:style-name="ce9" office:value-type="string" calcext:value-type="string">
            <text:p> <text:span text:style-name="T1">S </text:span><text:span text:style-name="T3">PSU7</text:span><text:span text:style-name="T2">=</text:span><text:span text:style-name="T5">$S</text:span><text:span text:style-name="T2">('</text:span><text:span text:style-name="T5">$D</text:span><text:span text:style-name="T2">(^PSDRUG(</text:span><text:span text:style-name="T3">PSU2</text:span><text:span text:style-name="T2">,0)):</text:span><text:span text:style-name="T4">"Unknown"</text:span><text:span text:style-name="T2">,1:</text:span><text:span text:style-name="T5">$E</text:span><text:span text:style-name="T2">(</text:span><text:span text:style-name="T5">$P</text:span><text:span text:style-name="T2">(^PSDRUG(</text:span><text:span text:style-name="T3">PSU2</text:span><text:span text:style-name="T2">,0),</text:span><text:span text:style-name="T3">U</text:span><text:span text:style-name="T2">,1),1,40)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WS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PSDRUG(PSU2,</text:p>
          </table:table-cell>
          <table:table-cell table:style-name="ce6" office:value-type="string" calcext:value-type="string">
            <text:p>DRUG</text:p>
          </table:table-cell>
          <table:table-cell table:style-name="ce9" office:value-type="string" calcext:value-type="string">
            <text:p> <text:span text:style-name="T1">S </text:span><text:span text:style-name="T3">PSU7</text:span><text:span text:style-name="T2">=</text:span><text:span text:style-name="T5">$S</text:span><text:span text:style-name="T2">('</text:span><text:span text:style-name="T5">$D</text:span><text:span text:style-name="T2">(^PSDRUG(</text:span><text:span text:style-name="T3">PSU2</text:span><text:span text:style-name="T2">,0)):</text:span><text:span text:style-name="T4">"Unknown"</text:span><text:span text:style-name="T2">,1:</text:span><text:span text:style-name="T5">$E</text:span><text:span text:style-name="T2">(</text:span><text:span text:style-name="T5">$P</text:span><text:span text:style-name="T2">(^PSDRUG(</text:span><text:span text:style-name="T3">PSU2</text:span><text:span text:style-name="T2">,0),</text:span><text:span text:style-name="T3">U</text:span><text:span text:style-name="T2">,1),1,40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PSUWS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PSDRUG(PSU2,</text:p>
          </table:table-cell>
          <table:table-cell table:style-name="ce6" office:value-type="string" calcext:value-type="string">
            <text:p>DRUG</text:p>
          </table:table-cell>
          <table:table-cell table:style-name="ce9" office:value-type="string" calcext:value-type="string">
            <text:p> <text:span text:style-name="T1">S </text:span><text:span text:style-name="T3">PSU8</text:span><text:span text:style-name="T2">=</text:span><text:span text:style-name="T5">$S</text:span><text:span text:style-name="T2">('</text:span><text:span text:style-name="T5">$D</text:span><text:span text:style-name="T2">(^PSDRUG(</text:span><text:span text:style-name="T3">PSU2</text:span><text:span text:style-name="T2">,</text:span><text:span text:style-name="T4">"PSG"</text:span><text:span text:style-name="T2">)):</text:span><text:span text:style-name="T4">"N/A"</text:span><text:span text:style-name="T2">,1:</text:span><text:span text:style-name="T5">$P</text:span><text:span text:style-name="T2">(^PSDRUG(</text:span><text:span text:style-name="T3">PSU2</text:span><text:span text:style-name="T2">,</text:span><text:span text:style-name="T4">"PSG"</text:span><text:span text:style-name="T2">),</text:span><text:span text:style-name="T3">U</text:span><text:span text:style-name="T2">,2)),</text:span><text:span text:style-name="T3">PSU9</text:span><text:span text:style-name="T2">=</text:span><text:span text:style-name="T3">PSU4</text:span><text:span text:style-name="T2">*(</text:span><text:span text:style-name="T5">$S</text:span><text:span text:style-name="T2">('</text:span><text:span text:style-name="T5">$D</text:span><text:span text:style-name="T2">(^PSDRUG(</text:span><text:span text:style-name="T3">PSU2</text:span><text:span text:style-name="T2">,660)):0,1:</text:span><text:span text:style-name="T5">$S</text:span><text:span text:style-name="T2">(</text:span><text:span text:style-name="T5">$P</text:span><text:span text:style-name="T2">(^PSDRUG(</text:span><text:span text:style-name="T3">PSU2</text:span><text:span text:style-name="T2">,660),</text:span><text:span text:style-name="T3">U</text:span><text:span text:style-name="T2">,6)=</text:span><text:span text:style-name="T4">""</text:span><text:span text:style-name="T2">:0,1:(</text:span><text:span text:style-name="T5">$P</text:span><text:span text:style-name="T2">(^PSDRUG(</text:span><text:span text:style-name="T3">PSU2</text:span><text:span text:style-name="T2">,660),</text:span><text:span text:style-name="T3">U</text:span><text:span text:style-name="T2">,6))))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7">
          <table:table-cell table:style-name="ce2" office:value-type="string" calcext:value-type="string">
            <text:p>PSUWS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PSDRUG(PSU2,</text:p>
          </table:table-cell>
          <table:table-cell table:style-name="ce6" office:value-type="string" calcext:value-type="string">
            <text:p>DRUG</text:p>
          </table:table-cell>
          <table:table-cell table:style-name="ce9" office:value-type="string" calcext:value-type="string">
            <text:p> <text:span text:style-name="T1">S </text:span><text:span text:style-name="T3">PSU8</text:span><text:span text:style-name="T2">=</text:span><text:span text:style-name="T5">$S</text:span><text:span text:style-name="T2">('</text:span><text:span text:style-name="T5">$D</text:span><text:span text:style-name="T2">(^PSDRUG(</text:span><text:span text:style-name="T3">PSU2</text:span><text:span text:style-name="T2">,</text:span><text:span text:style-name="T4">"PSG"</text:span><text:span text:style-name="T2">)):</text:span><text:span text:style-name="T4">"N/A"</text:span><text:span text:style-name="T2">,1:</text:span><text:span text:style-name="T5">$P</text:span><text:span text:style-name="T2">(^PSDRUG(</text:span><text:span text:style-name="T3">PSU2</text:span><text:span text:style-name="T2">,</text:span><text:span text:style-name="T4">"PSG"</text:span><text:span text:style-name="T2">),</text:span><text:span text:style-name="T3">U</text:span><text:span text:style-name="T2">,2)),</text:span><text:span text:style-name="T3">PSU9</text:span><text:span text:style-name="T2">=</text:span><text:span text:style-name="T3">PSU4</text:span><text:span text:style-name="T2">*(</text:span><text:span text:style-name="T5">$S</text:span><text:span text:style-name="T2">('</text:span><text:span text:style-name="T5">$D</text:span><text:span text:style-name="T2">(^PSDRUG(</text:span><text:span text:style-name="T3">PSU2</text:span><text:span text:style-name="T2">,660)):0,1:</text:span><text:span text:style-name="T5">$S</text:span><text:span text:style-name="T2">(</text:span><text:span text:style-name="T5">$P</text:span><text:span text:style-name="T2">(^PSDRUG(</text:span><text:span text:style-name="T3">PSU2</text:span><text:span text:style-name="T2">,660),</text:span><text:span text:style-name="T3">U</text:span><text:span text:style-name="T2">,6)=</text:span><text:span text:style-name="T4">""</text:span><text:span text:style-name="T2">:0,1:(</text:span><text:span text:style-name="T5">$P</text:span><text:span text:style-name="T2">(^PSDRUG(</text:span><text:span text:style-name="T3">PSU2</text:span><text:span text:style-name="T2">,660),</text:span><text:span text:style-name="T3">U</text:span><text:span text:style-name="T2">,6)))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PSUW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PSDRUG(PSU2,</text:p>
          </table:table-cell>
          <table:table-cell table:style-name="ce6" office:value-type="string" calcext:value-type="string">
            <text:p>DRUG</text:p>
          </table:table-cell>
          <table:table-cell table:style-name="ce9" office:value-type="string" calcext:value-type="string">
            <text:p> <text:span text:style-name="T1">S </text:span><text:span text:style-name="T3">PSU5</text:span><text:span text:style-name="T2">=</text:span><text:span text:style-name="T5">$S</text:span><text:span text:style-name="T2">('</text:span><text:span text:style-name="T5">$D</text:span><text:span text:style-name="T2">(^PSDRUG(</text:span><text:span text:style-name="T3">PSU2</text:span><text:span text:style-name="T2">,</text:span><text:span text:style-name="T4">"PSG"</text:span><text:span text:style-name="T2">)):0,1:</text:span><text:span text:style-name="T5">$P</text:span><text:span text:style-name="T2">(^PSDRUG(</text:span><text:span text:style-name="T3">PSU2</text:span><text:span text:style-name="T2">,</text:span><text:span text:style-name="T4">"PSG"</text:span><text:span text:style-name="T2">),</text:span><text:span text:style-name="T3">U</text:span><text:span text:style-name="T2">,2)),</text:span><text:span text:style-name="T3">PSU5</text:span><text:span text:style-name="T2">=</text:span><text:span text:style-name="T5">$S</text:span><text:span text:style-name="T2">(</text:span><text:span text:style-name="T3">PSU5</text:span><text:span text:style-name="T2">=0:</text:span><text:span text:style-name="T4">"03 or 04"</text:span><text:span text:style-name="T2">,</text:span><text:span text:style-name="T3">PSU5</text:span><text:span text:style-name="T2">=1:</text:span><text:span text:style-name="T4">"06 or 07"</text:span><text:span text:style-name="T2">,</text:span><text:span text:style-name="T3">PSU5</text:span><text:span text:style-name="T2">=2:</text:span><text:span text:style-name="T4">"17      "</text:span><text:span text:style-name="T2">,</text:span><text:span text:style-name="T3">PSU5</text:span><text:span text:style-name="T2">=3:</text:span><text:span text:style-name="T4">"22      "</text:span><text:span text:style-name="T2">,1:</text:span><text:span text:style-name="T4">"03 or 04"</text:span><text:span text:style-name="T2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7">
          <table:table-cell table:style-name="ce2" office:value-type="string" calcext:value-type="string">
            <text:p>PSUW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PSDRUG(PSU2,</text:p>
          </table:table-cell>
          <table:table-cell table:style-name="ce6" office:value-type="string" calcext:value-type="string">
            <text:p>DRUG</text:p>
          </table:table-cell>
          <table:table-cell table:style-name="ce9" office:value-type="string" calcext:value-type="string">
            <text:p> <text:span text:style-name="T1">S </text:span><text:span text:style-name="T3">PSU5</text:span><text:span text:style-name="T2">=</text:span><text:span text:style-name="T5">$S</text:span><text:span text:style-name="T2">('</text:span><text:span text:style-name="T5">$D</text:span><text:span text:style-name="T2">(^PSDRUG(</text:span><text:span text:style-name="T3">PSU2</text:span><text:span text:style-name="T2">,</text:span><text:span text:style-name="T4">"PSG"</text:span><text:span text:style-name="T2">)):0,1:</text:span><text:span text:style-name="T5">$P</text:span><text:span text:style-name="T2">(^PSDRUG(</text:span><text:span text:style-name="T3">PSU2</text:span><text:span text:style-name="T2">,</text:span><text:span text:style-name="T4">"PSG"</text:span><text:span text:style-name="T2">),</text:span><text:span text:style-name="T3">U</text:span><text:span text:style-name="T2">,2)),</text:span><text:span text:style-name="T3">PSU5</text:span><text:span text:style-name="T2">=</text:span><text:span text:style-name="T5">$S</text:span><text:span text:style-name="T2">(</text:span><text:span text:style-name="T3">PSU5</text:span><text:span text:style-name="T2">=0:</text:span><text:span text:style-name="T4">"03 or 04"</text:span><text:span text:style-name="T2">,</text:span><text:span text:style-name="T3">PSU5</text:span><text:span text:style-name="T2">=1:</text:span><text:span text:style-name="T4">"06 or 07"</text:span><text:span text:style-name="T2">,</text:span><text:span text:style-name="T3">PSU5</text:span><text:span text:style-name="T2">=2:</text:span><text:span text:style-name="T4">"17      "</text:span><text:span text:style-name="T2">,</text:span><text:span text:style-name="T3">PSU5</text:span><text:span text:style-name="T2">=3:</text:span><text:span text:style-name="T4">"22      "</text:span><text:span text:style-name="T2">,1:</text:span><text:span text:style-name="T4">"03 or 04"</text:span><text:span text:style-name="T2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PSUWS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PSDRUG(PSU2,</text:p>
          </table:table-cell>
          <table:table-cell table:style-name="ce6" office:value-type="string" calcext:value-type="string">
            <text:p>DRUG</text:p>
          </table:table-cell>
          <table:table-cell table:style-name="ce9" office:value-type="string" calcext:value-type="string">
            <text:p> <text:span text:style-name="T1">S </text:span><text:span text:style-name="T3">VPN</text:span><text:span text:style-name="T2">=</text:span><text:span text:style-name="T5">$S</text:span><text:span text:style-name="T2">('</text:span><text:span text:style-name="T5">$D</text:span><text:span text:style-name="T2">(^PSDRUG(</text:span><text:span text:style-name="T3">PSU2</text:span><text:span text:style-name="T2">,</text:span><text:span text:style-name="T4">"ND"</text:span><text:span text:style-name="T2">)):0,1:</text:span><text:span text:style-name="T5">$S</text:span><text:span text:style-name="T2">(</text:span><text:span text:style-name="T5">$P</text:span><text:span text:style-name="T2">(^PSDRUG(</text:span><text:span text:style-name="T3">PSU2</text:span><text:span text:style-name="T2">,</text:span><text:span text:style-name="T4">"ND"</text:span><text:span text:style-name="T2">),</text:span><text:span text:style-name="T3">U</text:span><text:span text:style-name="T2">,2)=</text:span><text:span text:style-name="T4">""</text:span><text:span text:style-name="T2">:0,1:</text:span><text:span text:style-name="T5">$P</text:span><text:span text:style-name="T2">(^PSDRUG(</text:span><text:span text:style-name="T3">PSU2</text:span><text:span text:style-name="T2">,</text:span><text:span text:style-name="T4">"ND"</text:span><text:span text:style-name="T2">),</text:span><text:span text:style-name="T3">U</text:span><text:span text:style-name="T2">,2))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2" office:value-type="string" calcext:value-type="string">
            <text:p>PSUWS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PSDRUG(PSU2,</text:p>
          </table:table-cell>
          <table:table-cell table:style-name="ce6" office:value-type="string" calcext:value-type="string">
            <text:p>DRUG</text:p>
          </table:table-cell>
          <table:table-cell table:style-name="ce9" office:value-type="string" calcext:value-type="string">
            <text:p> <text:span text:style-name="T1">S </text:span><text:span text:style-name="T3">VPN</text:span><text:span text:style-name="T2">=</text:span><text:span text:style-name="T5">$S</text:span><text:span text:style-name="T2">('</text:span><text:span text:style-name="T5">$D</text:span><text:span text:style-name="T2">(^PSDRUG(</text:span><text:span text:style-name="T3">PSU2</text:span><text:span text:style-name="T2">,</text:span><text:span text:style-name="T4">"ND"</text:span><text:span text:style-name="T2">)):0,1:</text:span><text:span text:style-name="T5">$S</text:span><text:span text:style-name="T2">(</text:span><text:span text:style-name="T5">$P</text:span><text:span text:style-name="T2">(^PSDRUG(</text:span><text:span text:style-name="T3">PSU2</text:span><text:span text:style-name="T2">,</text:span><text:span text:style-name="T4">"ND"</text:span><text:span text:style-name="T2">),</text:span><text:span text:style-name="T3">U</text:span><text:span text:style-name="T2">,2)=</text:span><text:span text:style-name="T4">""</text:span><text:span text:style-name="T2">:0,1:</text:span><text:span text:style-name="T5">$P</text:span><text:span text:style-name="T2">(^PSDRUG(</text:span><text:span text:style-name="T3">PSU2</text:span><text:span text:style-name="T2">,</text:span><text:span text:style-name="T4">"ND"</text:span><text:span text:style-name="T2">),</text:span><text:span text:style-name="T3">U</text:span><text:span text:style-name="T2">,2)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PSUWS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PSDRUG(PSU2,</text:p>
          </table:table-cell>
          <table:table-cell table:style-name="ce6" office:value-type="string" calcext:value-type="string">
            <text:p>DRUG</text:p>
          </table:table-cell>
          <table:table-cell table:style-name="ce9" office:value-type="string" calcext:value-type="string">
            <text:p> <text:span text:style-name="T1">S </text:span><text:span text:style-name="T3">VCL</text:span><text:span text:style-name="T2">=</text:span><text:span text:style-name="T5">$S</text:span><text:span text:style-name="T2">('</text:span><text:span text:style-name="T5">$D</text:span><text:span text:style-name="T2">(^PSDRUG(</text:span><text:span text:style-name="T3">PSU2</text:span><text:span text:style-name="T2">,</text:span><text:span text:style-name="T4">"ND"</text:span><text:span text:style-name="T2">)):0,1:</text:span><text:span text:style-name="T5">$S</text:span><text:span text:style-name="T2">(</text:span><text:span text:style-name="T5">$P</text:span><text:span text:style-name="T2">(^PSDRUG(</text:span><text:span text:style-name="T3">PSU2</text:span><text:span text:style-name="T2">,</text:span><text:span text:style-name="T4">"ND"</text:span><text:span text:style-name="T2">),</text:span><text:span text:style-name="T3">U</text:span><text:span text:style-name="T2">,6)=</text:span><text:span text:style-name="T4">""</text:span><text:span text:style-name="T2">:0,1:</text:span><text:span text:style-name="T5">$S</text:span><text:span text:style-name="T2">('</text:span><text:span text:style-name="T5">$D</text:span><text:span text:style-name="T2">(^PS(50.605,</text:span><text:span text:style-name="T5">$P</text:span><text:span text:style-name="T2">(^PSDRUG(</text:span><text:span text:style-name="T3">PSU2</text:span><text:span text:style-name="T2">,</text:span><text:span text:style-name="T4">"ND"</text:span><text:span text:style-name="T2">),</text:span><text:span text:style-name="T3">U</text:span><text:span text:style-name="T2">,6))):0,1:</text:span><text:span text:style-name="T5">$P</text:span><text:span text:style-name="T2">(^PS(50.605,</text:span><text:span text:style-name="T5">$P</text:span><text:span text:style-name="T2">(^PSDRUG(</text:span><text:span text:style-name="T3">PSU2</text:span><text:span text:style-name="T2">,</text:span><text:span text:style-name="T4">"ND"</text:span><text:span text:style-name="T2">),</text:span><text:span text:style-name="T3">U</text:span><text:span text:style-name="T2">,6),0),</text:span><text:span text:style-name="T3">U</text:span><text:span text:style-name="T2">,1)))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 table:number-columns-repeated="2"/>
          <table:table-cell table:number-columns-repeated="1011"/>
        </table:table-row>
        <table:table-row table:style-name="ro7">
          <table:table-cell table:style-name="ce2" office:value-type="string" calcext:value-type="string">
            <text:p>PSUWS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PSDRUG(PSU2,</text:p>
          </table:table-cell>
          <table:table-cell table:style-name="ce6" office:value-type="string" calcext:value-type="string">
            <text:p>DRUG</text:p>
          </table:table-cell>
          <table:table-cell table:style-name="ce9" office:value-type="string" calcext:value-type="string">
            <text:p> <text:span text:style-name="T1">S </text:span><text:span text:style-name="T3">VCL</text:span><text:span text:style-name="T2">=</text:span><text:span text:style-name="T5">$S</text:span><text:span text:style-name="T2">('</text:span><text:span text:style-name="T5">$D</text:span><text:span text:style-name="T2">(^PSDRUG(</text:span><text:span text:style-name="T3">PSU2</text:span><text:span text:style-name="T2">,</text:span><text:span text:style-name="T4">"ND"</text:span><text:span text:style-name="T2">)):0,1:</text:span><text:span text:style-name="T5">$S</text:span><text:span text:style-name="T2">(</text:span><text:span text:style-name="T5">$P</text:span><text:span text:style-name="T2">(^PSDRUG(</text:span><text:span text:style-name="T3">PSU2</text:span><text:span text:style-name="T2">,</text:span><text:span text:style-name="T4">"ND"</text:span><text:span text:style-name="T2">),</text:span><text:span text:style-name="T3">U</text:span><text:span text:style-name="T2">,6)=</text:span><text:span text:style-name="T4">""</text:span><text:span text:style-name="T2">:0,1:</text:span><text:span text:style-name="T5">$S</text:span><text:span text:style-name="T2">('</text:span><text:span text:style-name="T5">$D</text:span><text:span text:style-name="T2">(^PS(50.605,</text:span><text:span text:style-name="T5">$P</text:span><text:span text:style-name="T2">(^PSDRUG(</text:span><text:span text:style-name="T3">PSU2</text:span><text:span text:style-name="T2">,</text:span><text:span text:style-name="T4">"ND"</text:span><text:span text:style-name="T2">),</text:span><text:span text:style-name="T3">U</text:span><text:span text:style-name="T2">,6))):0,1:</text:span><text:span text:style-name="T5">$P</text:span><text:span text:style-name="T2">(^PS(50.605,</text:span><text:span text:style-name="T5">$P</text:span><text:span text:style-name="T2">(^PSDRUG(</text:span><text:span text:style-name="T3">PSU2</text:span><text:span text:style-name="T2">,</text:span><text:span text:style-name="T4">"ND"</text:span><text:span text:style-name="T2">),</text:span><text:span text:style-name="T3">U</text:span><text:span text:style-name="T2">,6),0),</text:span><text:span text:style-name="T3">U</text:span><text:span text:style-name="T2">,1))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5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10" table:number-rows-repeated="1047960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  <table:database-ranges>
        <table:database-range table:name="__Anonymous_Sheet_DB__0" table:target-range-address="PSU.A1:PSU.M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6:49:26.943391000</meta:creation-date>
    <dc:date>2016-01-31T16:49:39.087540000</dc:date>
    <meta:editing-duration>PT12S</meta:editing-duration>
    <meta:editing-cycles>1</meta:editing-cycles>
    <meta:document-statistic meta:table-count="1" meta:cell-count="5261" meta:object-count="0"/>
    <meta:generator>LibreOffice/5.0.4.2$MacOSX_X86_64 LibreOffice_project/2b9802c1994aa0b7dc6079e128979269cf95bc78</meta:generator>
  </office:meta>
</office:document-meta>
</file>